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 style:family="table-column">
      <style:table-column-properties fo:break-before="auto" style:column-width="5.0417in"/>
    </style:style>
    <style:style style:name="co3" style:family="table-column">
      <style:table-column-properties fo:break-before="auto" style:column-width="1.2709in"/>
    </style:style>
    <style:style style:name="co4" style:family="table-column">
      <style:table-column-properties fo:break-before="auto" style:column-width="2.5965in"/>
    </style:style>
    <style:style style:name="co5" style:family="table-column">
      <style:table-column-properties fo:break-before="auto" style:column-width="1.1543in"/>
    </style:style>
    <style:style style:name="co6"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4992in"/>
    </style:style>
    <style:style style:name="co11" style:family="table-column">
      <style:table-column-properties fo:break-before="auto" style:column-width="1.8437in"/>
    </style:style>
    <style:style style:name="co12" style:family="table-column">
      <style:table-column-properties fo:break-before="auto" style:column-width="0.7654in"/>
    </style:style>
    <style:style style:name="co13" style:family="table-column">
      <style:table-column-properties fo:break-before="auto" style:column-width="3.6354in"/>
    </style:style>
    <style:style style:name="co14" style:family="table-column">
      <style:table-column-properties fo:break-before="auto" style:column-width="0.9654in"/>
    </style:style>
    <style:style style:name="co15" style:family="table-column">
      <style:table-column-properties fo:break-before="auto" style:column-width="0.4661in"/>
    </style:style>
    <style:style style:name="co16" style:family="table-column">
      <style:table-column-properties fo:break-before="auto" style:column-width="0.8319in"/>
    </style:style>
    <style:style style:name="co17" style:family="table-column">
      <style:table-column-properties fo:break-before="auto" style:column-width="0.6319in"/>
    </style:style>
    <style:style style:name="co18" style:family="table-column">
      <style:table-column-properties fo:break-before="auto" style:column-width="0.8264in"/>
    </style:style>
    <style:style style:name="co19" style:family="table-column">
      <style:table-column-properties fo:break-before="auto" style:column-width="1.072in"/>
    </style:style>
    <style:style style:name="co20" style:family="table-column">
      <style:table-column-properties fo:break-before="auto" style:column-width="0.6925in"/>
    </style:style>
    <style:style style:name="co21" style:family="table-column">
      <style:table-column-properties fo:break-before="auto" style:column-width="0.748in"/>
    </style:style>
    <style:style style:name="co22" style:family="table-column">
      <style:table-column-properties fo:break-before="auto" style:column-width="1.9028in"/>
    </style:style>
    <style:style style:name="co23"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0.6098in"/>
    </style:style>
    <style:style style:name="co27" style:family="table-column">
      <style:table-column-properties fo:break-before="auto" style:column-width="2.1665in"/>
    </style:style>
    <style:style style:name="co28" style:family="table-column">
      <style:table-column-properties fo:break-before="auto" style:column-width="0.8925in"/>
    </style:style>
    <style:style style:name="co29" style:family="table-column">
      <style:table-column-properties fo:break-before="auto" style:column-width="2.6189in"/>
    </style:style>
    <style:style style:name="co30" style:family="table-column">
      <style:table-column-properties fo:break-before="auto" style:column-width="0.6984in"/>
    </style:style>
    <style:style style:name="co31" style:family="table-column">
      <style:table-column-properties fo:break-before="auto" style:column-width="3.6252in"/>
    </style:style>
    <style:style style:name="co32" style:family="table-column">
      <style:table-column-properties fo:break-before="auto" style:column-width="0.6543in"/>
    </style:style>
    <style:style style:name="co33" style:family="table-column">
      <style:table-column-properties fo:break-before="auto" style:column-width="0.5217in"/>
    </style:style>
    <style:style style:name="co34" style:family="table-column">
      <style:table-column-properties fo:break-before="auto" style:column-width="0.8209in"/>
    </style:style>
    <style:style style:name="co35" style:family="table-column">
      <style:table-column-properties fo:break-before="auto" style:column-width="0.6764in"/>
    </style:style>
    <style:style style:name="co36" style:family="table-column">
      <style:table-column-properties fo:break-before="auto" style:column-width="1.1252in"/>
    </style:style>
    <style:style style:name="co37" style:family="table-column">
      <style:table-column-properties fo:break-before="auto" style:column-width="1.4181in"/>
    </style:style>
    <style:style style:name="co38" style:family="table-column">
      <style:table-column-properties fo:break-before="auto" style:column-width="0.7083in"/>
    </style:style>
    <style:style style:name="co39" style:family="table-column">
      <style:table-column-properties fo:break-before="auto" style:column-width="1.8543in"/>
    </style:style>
    <style:style style:name="co40" style:family="table-column">
      <style:table-column-properties fo:break-before="auto" style:column-width="1.7201in"/>
    </style:style>
    <style:style style:name="co41" style:family="table-column">
      <style:table-column-properties fo:break-before="auto" style:column-width="0.9165in"/>
    </style:style>
    <style:style style:name="co42" style:family="table-column">
      <style:table-column-properties fo:break-before="auto" style:column-width="0.6772in"/>
    </style:style>
    <style:style style:name="co43" style:family="table-column">
      <style:table-column-properties fo:break-before="auto" style:column-width="2.0937in"/>
    </style:style>
    <style:style style:name="co44" style:family="table-column">
      <style:table-column-properties fo:break-before="auto" style:column-width="0.4772in"/>
    </style:style>
    <style:style style:name="co45" style:family="table-column">
      <style:table-column-properties fo:break-before="auto" style:column-width="2.3126in"/>
    </style:style>
    <style:style style:name="co46" style:family="table-column">
      <style:table-column-properties fo:break-before="auto" style:column-width="0.7098in"/>
    </style:style>
    <style:style style:name="co47" style:family="table-column">
      <style:table-column-properties fo:break-before="auto" style:column-width="1.9791in"/>
    </style:style>
    <style:style style:name="co48" style:family="table-column">
      <style:table-column-properties fo:break-before="auto" style:column-width="0.5874in"/>
    </style:style>
    <style:style style:name="co49" style:family="table-column">
      <style:table-column-properties fo:break-before="auto" style:column-width="0.5437in"/>
    </style:style>
    <style:style style:name="co50" style:family="table-column">
      <style:table-column-properties fo:break-before="auto" style:column-width="0.8098in"/>
    </style:style>
    <style:style style:name="co51" style:family="table-column">
      <style:table-column-properties fo:break-before="auto" style:column-width="0.7319in"/>
    </style:style>
    <style:style style:name="co52" style:family="table-column">
      <style:table-column-properties fo:break-before="auto" style:column-width="2.2118in"/>
    </style:style>
    <style:style style:name="co53" style:family="table-column">
      <style:table-column-properties fo:break-before="auto" style:column-width="2.1252in"/>
    </style:style>
    <style:style style:name="co54" style:family="table-column">
      <style:table-column-properties fo:break-before="auto" style:column-width="3.2291in"/>
    </style:style>
    <style:style style:name="co55" style:family="table-column">
      <style:table-column-properties fo:break-before="auto" style:column-width="0.6563in"/>
    </style:style>
    <style:style style:name="co56" style:family="table-column">
      <style:table-column-properties fo:break-before="auto" style:column-width="3.7819in"/>
    </style:style>
    <style:style style:name="co57" style:family="table-column">
      <style:table-column-properties fo:break-before="auto" style:column-width="0.8752in"/>
    </style:style>
    <style:style style:name="co58" style:family="table-column">
      <style:table-column-properties fo:break-before="auto" style:column-width="1.8563in"/>
    </style:style>
    <style:style style:name="co59" style:family="table-column">
      <style:table-column-properties fo:break-before="auto" style:column-width="1.7256in"/>
    </style:style>
    <style:style style:name="co60" style:family="table-column">
      <style:table-column-properties fo:break-before="auto" style:column-width="1.1043in"/>
    </style:style>
    <style:style style:name="co61" style:family="table-column">
      <style:table-column-properties fo:break-before="auto" style:column-width="0.6209in"/>
    </style:style>
    <style:style style:name="co62" style:family="table-column">
      <style:table-column-properties fo:break-before="auto" style:column-width="3.1665in"/>
    </style:style>
    <style:style style:name="co63" style:family="table-column">
      <style:table-column-properties fo:break-before="auto" style:column-width="0.4882in"/>
    </style:style>
    <style:style style:name="co64" style:family="table-column">
      <style:table-column-properties fo:break-before="auto" style:column-width="4.8228in"/>
    </style:style>
    <style:style style:name="co65" style:family="table-column">
      <style:table-column-properties fo:break-before="auto" style:column-width="3.6043in"/>
    </style:style>
    <style:style style:name="co66" style:family="table-column">
      <style:table-column-properties fo:break-before="auto" style:column-width="0.9874in"/>
    </style:style>
    <style:style style:name="co67" style:family="table-column">
      <style:table-column-properties fo:break-before="auto" style:column-width="0.75in"/>
    </style:style>
    <style:style style:name="co68" style:family="table-column">
      <style:table-column-properties fo:break-before="auto" style:column-width="1.8646in"/>
    </style:style>
    <style:style style:name="co69" style:family="table-column">
      <style:table-column-properties fo:break-before="auto" style:column-width="1.7236in"/>
    </style:style>
    <style:style style:name="co70" style:family="table-column">
      <style:table-column-properties fo:break-before="auto" style:column-width="1.4063in"/>
    </style:style>
    <style:style style:name="co71" style:family="table-column">
      <style:table-column-properties fo:break-before="auto" style:column-width="1.6043in"/>
    </style:style>
    <style:style style:name="co72" style:family="table-column">
      <style:table-column-properties fo:break-before="auto" style:column-width="0.4437in"/>
    </style:style>
    <style:style style:name="co73" style:family="table-column">
      <style:table-column-properties fo:break-before="auto" style:column-width="3.8854in"/>
    </style:style>
    <style:style style:name="co74" style:family="table-column">
      <style:table-column-properties fo:break-before="auto" style:column-width="0.6874in"/>
    </style:style>
    <style:style style:name="co75" style:family="table-column">
      <style:table-column-properties fo:break-before="auto" style:column-width="3.0728in"/>
    </style:style>
    <style:style style:name="co76" style:family="table-column">
      <style:table-column-properties fo:break-before="auto" style:column-width="1.0319in"/>
    </style:style>
    <style:style style:name="co77" style:family="table-column">
      <style:table-column-properties fo:break-before="auto" style:column-width="0.7984in"/>
    </style:style>
    <style:style style:name="co78" style:family="table-column">
      <style:table-column-properties fo:break-before="auto" style:column-width="0.8437in"/>
    </style:style>
    <style:style style:name="co79" style:family="table-column">
      <style:table-column-properties fo:break-before="auto" style:column-width="1.8736in"/>
    </style:style>
    <style:style style:name="co80" style:family="table-column">
      <style:table-column-properties fo:break-before="auto" style:column-width="1.7402in"/>
    </style:style>
    <style:style style:name="co81" style:family="table-column">
      <style:table-column-properties fo:break-before="auto" style:column-width="1.5835in"/>
    </style:style>
    <style:style style:name="co82" style:family="table-column">
      <style:table-column-properties fo:break-before="auto" style:column-width="0.5984in"/>
    </style:style>
    <style:style style:name="co83" style:family="table-column">
      <style:table-column-properties fo:break-before="auto" style:column-width="3.2811in"/>
    </style:style>
    <style:style style:name="co84" style:family="table-column">
      <style:table-column-properties fo:break-before="auto" style:column-width="2.8543in"/>
    </style:style>
    <style:style style:name="co85" style:family="table-column">
      <style:table-column-properties fo:break-before="auto" style:column-width="0.9429in"/>
    </style:style>
    <style:style style:name="co86" style:family="table-column">
      <style:table-column-properties fo:break-before="auto" style:column-width="0.6429in"/>
    </style:style>
    <style:style style:name="co87" style:family="table-column">
      <style:table-column-properties fo:break-before="auto" style:column-width="1.8547in"/>
    </style:style>
    <style:style style:name="co88" style:family="table-column">
      <style:table-column-properties fo:break-before="auto" style:column-width="1.7264in"/>
    </style:style>
    <style:style style:name="co89" style:family="table-column">
      <style:table-column-properties fo:break-before="auto" style:column-width="1.5937in"/>
    </style:style>
    <style:style style:name="co90" style:family="table-column">
      <style:table-column-properties fo:break-before="auto" style:column-width="0.7291in"/>
    </style:style>
    <style:style style:name="co91" style:family="table-column">
      <style:table-column-properties fo:break-before="auto" style:column-width="1.6252in"/>
    </style:style>
    <style:style style:name="co92" style:family="table-column">
      <style:table-column-properties fo:break-before="auto" style:column-width="3.0937in"/>
    </style:style>
    <style:style style:name="co93" style:family="table-column">
      <style:table-column-properties fo:break-before="auto" style:column-width="2.1638in"/>
    </style:style>
    <style:style style:name="co94" style:family="table-column">
      <style:table-column-properties fo:break-before="auto" style:column-width="0.9764in"/>
    </style:style>
    <style:style style:name="co95" style:family="table-column">
      <style:table-column-properties fo:break-before="auto" style:column-width="0.8543in"/>
    </style:style>
    <style:style style:name="co96" style:family="table-column">
      <style:table-column-properties fo:break-before="auto" style:column-width="1.198in"/>
    </style:style>
    <style:style style:name="co97" style:family="table-column">
      <style:table-column-properties fo:break-before="auto" style:column-width="0.7366in"/>
    </style:style>
    <style:style style:name="co98" style:family="table-column">
      <style:table-column-properties fo:break-before="auto" style:column-width="1.7244in"/>
    </style:style>
    <style:style style:name="co99" style:family="table-column">
      <style:table-column-properties fo:break-before="auto" style:column-width="0.8957in"/>
    </style:style>
    <style:style style:name="co100" style:family="table-column">
      <style:table-column-properties fo:break-before="auto" style:column-width="2.9165in"/>
    </style:style>
    <style:style style:name="co101" style:family="table-column">
      <style:table-column-properties fo:break-before="auto" style:column-width="0.9209in"/>
    </style:style>
    <style:style style:name="co102" style:family="table-column">
      <style:table-column-properties fo:break-before="auto" style:column-width="3.4583in"/>
    </style:style>
    <style:style style:name="co103" style:family="table-column">
      <style:table-column-properties fo:break-before="auto" style:column-width="2.2709in"/>
    </style:style>
    <style:style style:name="co104" style:family="table-column">
      <style:table-column-properties fo:break-before="auto" style:column-width="1.2354in"/>
    </style:style>
    <style:style style:name="co105" style:family="table-column">
      <style:table-column-properties fo:break-before="auto" style:column-width="1.1256in"/>
    </style:style>
    <style:style style:name="co106" style:family="table-column">
      <style:table-column-properties fo:break-before="auto" style:column-width="0.6839in"/>
    </style:style>
    <style:style style:name="co107" style:family="table-column">
      <style:table-column-properties fo:break-before="auto" style:column-width="0.7547in"/>
    </style:style>
    <style:style style:name="co108" style:family="table-column">
      <style:table-column-properties fo:break-before="auto" style:column-width="2.1874in"/>
    </style:style>
    <style:style style:name="co109" style:family="table-column">
      <style:table-column-properties fo:break-before="auto" style:column-width="2.0398in"/>
    </style:style>
    <style:style style:name="co110" style:family="table-column">
      <style:table-column-properties fo:break-before="auto" style:column-width="0.9598in"/>
    </style:style>
    <style:style style:name="co111" style:family="table-column">
      <style:table-column-properties fo:break-before="auto" style:column-width="1.6146in"/>
    </style:style>
    <style:style style:name="co112" style:family="table-column">
      <style:table-column-properties fo:break-before="auto" style:column-width="2.5728in"/>
    </style:style>
    <style:style style:name="co113" style:family="table-column">
      <style:table-column-properties fo:break-before="auto" style:column-width="1.861in"/>
    </style:style>
    <style:style style:name="co114" style:family="table-column">
      <style:table-column-properties fo:break-before="auto" style:column-width="1.7319in"/>
    </style:style>
    <style:style style:name="co115" style:family="table-column">
      <style:table-column-properties fo:break-before="auto" style:column-width="1.052in"/>
    </style:style>
    <style:style style:name="co116" style:family="table-column">
      <style:table-column-properties fo:break-before="auto" style:column-width="2.7709in"/>
    </style:style>
    <style:style style:name="co117" style:family="table-column">
      <style:table-column-properties fo:break-before="auto" style:column-width="2.9272in"/>
    </style:style>
    <style:style style:name="co118" style:family="table-column">
      <style:table-column-properties fo:break-before="auto" style:column-width="0.7209in"/>
    </style:style>
    <style:style style:name="co119" style:family="table-column">
      <style:table-column-properties fo:break-before="auto" style:column-width="2.9063in"/>
    </style:style>
    <style:style style:name="co120" style:family="table-column">
      <style:table-column-properties fo:break-before="auto" style:column-width="0.9984in"/>
    </style:style>
    <style:style style:name="co121" style:family="table-column">
      <style:table-column-properties fo:break-before="auto" style:column-width="0.8654in"/>
    </style:style>
    <style:style style:name="co122" style:family="table-column">
      <style:table-column-properties fo:break-before="auto" style:column-width="0.6654in"/>
    </style:style>
    <style:style style:name="co123" style:family="table-column">
      <style:table-column-properties fo:break-before="auto" style:column-width="0.1256in"/>
    </style:style>
    <style:style style:name="co124" style:family="table-column">
      <style:table-column-properties fo:break-before="auto" style:column-width="1.8583in"/>
    </style:style>
    <style:style style:name="co125" style:family="table-column">
      <style:table-column-properties fo:break-before="auto" style:column-width="1.7252in"/>
    </style:style>
    <style:style style:name="co126" style:family="table-column">
      <style:table-column-properties fo:break-before="auto" style:column-width="1.8854in"/>
    </style:style>
    <style:style style:name="co127" style:family="table-column">
      <style:table-column-properties fo:break-before="auto" style:column-width="2.8335in"/>
    </style:style>
    <style:style style:name="co128" style:family="table-column">
      <style:table-column-properties fo:break-before="auto" style:column-width="2.9374in"/>
    </style:style>
    <style:style style:name="co129" style:family="table-column">
      <style:table-column-properties fo:break-before="auto" style:column-width="0.6043in"/>
    </style:style>
    <style:style style:name="co130" style:family="table-column">
      <style:table-column-properties fo:break-before="auto" style:column-width="0.802in"/>
    </style:style>
    <style:style style:name="co131" style:family="table-column">
      <style:table-column-properties fo:break-before="auto" style:column-width="1.5201in"/>
    </style:style>
    <style:style style:name="co132" style:family="table-column">
      <style:table-column-properties fo:break-before="auto" style:column-width="1.6425in"/>
    </style:style>
    <style:style style:name="co133" style:family="table-column">
      <style:table-column-properties fo:break-before="auto" style:column-width="1.5756in"/>
    </style:style>
    <style:style style:name="co134" style:family="table-column">
      <style:table-column-properties fo:break-before="auto" style:column-width="1.2083in"/>
    </style:style>
    <style:style style:name="co135" style:family="table-column">
      <style:table-column-properties fo:break-before="auto" style:column-width="3.5102in"/>
    </style:style>
    <style:style style:name="co136" style:family="table-column">
      <style:table-column-properties fo:break-before="auto" style:column-width="1.6457in"/>
    </style:style>
    <style:style style:name="co137" style:family="table-column">
      <style:table-column-properties fo:break-before="auto" style:column-width="2.3752in"/>
    </style:style>
    <style:style style:name="co138" style:family="table-column">
      <style:table-column-properties fo:break-before="auto" style:column-width="2.3228in"/>
    </style:style>
    <style:style style:name="co139" style:family="table-column">
      <style:table-column-properties fo:break-before="auto" style:column-width="3.2917in"/>
    </style:style>
    <style:style style:name="co140" style:family="table-column">
      <style:table-column-properties fo:break-before="auto" style:column-width="0.5728in"/>
    </style:style>
    <style:style style:name="co141" style:family="table-column">
      <style:table-column-properties fo:break-before="auto" style:column-width="0.9063in"/>
    </style:style>
    <style:style style:name="co142" style:family="table-column">
      <style:table-column-properties fo:break-before="auto" style:column-width="0.7811in"/>
    </style:style>
    <style:style style:name="co143" style:family="table-column">
      <style:table-column-properties fo:break-before="auto" style:column-width="0.8984in"/>
    </style:style>
    <style:style style:name="co144" style:family="table-column">
      <style:table-column-properties fo:break-before="auto" style:column-width="1.6563in"/>
    </style:style>
    <style:style style:name="co145" style:family="table-column">
      <style:table-column-properties fo:break-before="auto" style:column-width="1.8228in"/>
    </style:style>
    <style:style style:name="co146" style:family="table-column">
      <style:table-column-properties fo:break-before="auto" style:column-width="2.2602in"/>
    </style:style>
    <style:style style:name="co147" style:family="table-column">
      <style:table-column-properties fo:break-before="auto" style:column-width="0.5547in"/>
    </style:style>
    <style:style style:name="co148" style:family="table-column">
      <style:table-column-properties fo:break-before="auto" style:column-width="1.2201in"/>
    </style:style>
    <style:style style:name="co149" style:family="table-column">
      <style:table-column-properties fo:break-before="auto" style:column-width="1.7752in"/>
    </style:style>
    <style:style style:name="co150" style:family="table-column">
      <style:table-column-properties fo:break-before="auto" style:column-width="2.4744in"/>
    </style:style>
    <style:style style:name="co151" style:family="table-column">
      <style:table-column-properties fo:break-before="auto" style:column-width="1.7862in"/>
    </style:style>
    <style:style style:name="co152" style:family="table-column">
      <style:table-column-properties fo:break-before="auto" style:column-width="1.9665in"/>
    </style:style>
    <style:style style:name="co153" style:family="table-column">
      <style:table-column-properties fo:break-before="auto" style:column-width="1.3681in"/>
    </style:style>
    <style:style style:name="co154" style:family="table-column">
      <style:table-column-properties fo:break-before="auto" style:column-width="1.6217in"/>
    </style:style>
    <style:style style:name="co155" style:family="table-column">
      <style:table-column-properties fo:break-before="auto" style:column-width="1.9752in"/>
    </style:style>
    <style:style style:name="co156" style:family="table-column">
      <style:table-column-properties fo:break-before="auto" style:column-width="1.6756in"/>
    </style:style>
    <style:style style:name="co157" style:family="table-column">
      <style:table-column-properties fo:break-before="auto" style:column-width="1.6535in"/>
    </style:style>
    <style:style style:name="co158" style:family="table-column">
      <style:table-column-properties fo:break-before="auto" style:column-width="2.8555in"/>
    </style:style>
    <style:style style:name="co159" style:family="table-column">
      <style:table-column-properties fo:break-before="auto" style:column-width="0.7146in"/>
    </style:style>
    <style:style style:name="co160" style:family="table-column">
      <style:table-column-properties fo:break-before="auto" style:column-width="1.6134in"/>
    </style:style>
    <style:style style:name="co161" style:family="table-column">
      <style:table-column-properties fo:break-before="auto" style:column-width="0.3264in"/>
    </style:style>
    <style:style style:name="co162" style:family="table-column">
      <style:table-column-properties fo:break-before="auto" style:column-width="3.522in"/>
    </style:style>
    <style:style style:name="co163" style:family="table-column">
      <style:table-column-properties fo:break-before="auto" style:column-width="2.6035in"/>
    </style:style>
    <style:style style:name="co164" style:family="table-column">
      <style:table-column-properties fo:break-before="auto" style:column-width="0.9689in"/>
    </style:style>
    <style:style style:name="co165" style:family="table-column">
      <style:table-column-properties fo:break-before="auto" style:column-width="0.8854in"/>
    </style:style>
    <style:style style:name="co166" style:family="table-column">
      <style:table-column-properties fo:break-before="auto" style:column-width="1.2827in"/>
    </style:style>
    <style:style style:name="co167" style:family="table-column">
      <style:table-column-properties fo:break-before="auto" style:column-width="1.1055in"/>
    </style:style>
    <style:style style:name="co168" style:family="table-column">
      <style:table-column-properties fo:break-before="auto" style:column-width="1.8882in"/>
    </style:style>
    <style:style style:name="co169" style:family="table-column">
      <style:table-column-properties fo:break-before="auto" style:column-width="1.6008in"/>
    </style:style>
    <style:style style:name="co170" style:family="table-column">
      <style:table-column-properties fo:break-before="auto" style:column-width="1.4626in"/>
    </style:style>
    <style:style style:name="ro1" style:family="table-row">
      <style:table-row-properties style:row-height="0.1953in" fo:break-before="auto" style:use-optimal-row-height="true"/>
    </style:style>
    <style:style style:name="ro2" style:family="table-row">
      <style:table-row-properties style:row-height="0.2118in" fo:break-before="auto" style:use-optimal-row-height="true"/>
    </style:style>
    <style:style style:name="ro3" style:family="table-row">
      <style:table-row-properties style:row-height="0.4146in" fo:break-before="auto" style:use-optimal-row-height="true"/>
    </style:style>
    <style:style style:name="ro4" style:family="table-row">
      <style:table-row-properties style:row-height="0.2173in" fo:break-before="auto" style:use-optimal-row-height="true"/>
    </style:style>
    <style:style style:name="ro5" style:family="table-row">
      <style:table-row-properties style:row-height="0.5965in" fo:break-before="auto" style:use-optimal-row-height="false"/>
    </style:style>
    <style:style style:name="ro6" style:family="table-row">
      <style:table-row-properties style:row-height="0.8472in" fo:break-before="auto" style:use-optimal-row-height="false"/>
    </style:style>
    <style:style style:name="ro7" style:family="table-row">
      <style:table-row-properties style:row-height="1.1937in" fo:break-before="auto" style:use-optimal-row-height="false"/>
    </style:style>
    <style:style style:name="ro8" style:family="table-row">
      <style:table-row-properties style:row-height="1.25in" fo:break-before="auto" style:use-optimal-row-height="false"/>
    </style:style>
    <style:style style:name="ro9" style:family="table-row">
      <style:table-row-properties style:row-height="1.2047in" fo:break-before="auto" style:use-optimal-row-height="false"/>
    </style:style>
    <style:style style:name="ro10" style:family="table-row">
      <style:table-row-properties style:row-height="1.17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3264in" fo:break-before="auto" style:use-optimal-row-height="true"/>
    </style:style>
    <style:style style:name="ro13" style:family="table-row">
      <style:table-row-properties style:row-height="1.8925in" fo:break-before="auto" style:use-optimal-row-height="false"/>
    </style:style>
    <style:style style:name="ro14" style:family="table-row">
      <style:table-row-properties style:row-height="0.9535in" fo:break-before="auto" style:use-optimal-row-height="true"/>
    </style:style>
    <style:style style:name="ro15" style:family="table-row">
      <style:table-row-properties style:row-height="1.5134in" fo:break-before="auto" style:use-optimal-row-height="true"/>
    </style:style>
    <style:style style:name="ro16" style:family="table-row">
      <style:table-row-properties style:row-height="1.7236in" fo:break-before="auto" style:use-optimal-row-height="false"/>
    </style:style>
    <style:style style:name="ro17" style:family="table-row">
      <style:table-row-properties style:row-height="0.9957in" fo:break-before="auto" style:use-optimal-row-height="false"/>
    </style:style>
    <style:style style:name="ro18" style:family="table-row">
      <style:table-row-properties style:row-height="1.9035in" fo:break-before="auto" style:use-optimal-row-height="false"/>
    </style:style>
    <style:style style:name="ro19" style:family="table-row">
      <style:table-row-properties style:row-height="1.1602in" fo:break-before="auto" style:use-optimal-row-height="false"/>
    </style:style>
    <style:style style:name="ro20" style:family="table-row">
      <style:table-row-properties style:row-height="2.0165in" fo:break-before="auto" style:use-optimal-row-height="false"/>
    </style:style>
    <style:style style:name="ro21" style:family="table-row">
      <style:table-row-properties style:row-height="0.5799in" fo:break-before="auto" style:use-optimal-row-height="true"/>
    </style:style>
    <style:style style:name="ro22" style:family="table-row">
      <style:table-row-properties style:row-height="0.5854in" fo:break-before="auto" style:use-optimal-row-height="false"/>
    </style:style>
    <style:style style:name="ro23" style:family="table-row">
      <style:table-row-properties style:row-height="0.3937in" fo:break-before="auto" style:use-optimal-row-height="true"/>
    </style:style>
    <style:style style:name="ro24" style:family="table-row">
      <style:table-row-properties style:row-height="0.7665in" fo:break-before="auto" style:use-optimal-row-height="true"/>
    </style:style>
    <style:style style:name="ro25" style:family="table-row">
      <style:table-row-properties style:row-height="1.502in" fo:break-before="auto" style:use-optimal-row-height="false"/>
    </style:style>
    <style:style style:name="ro26" style:family="table-row">
      <style:table-row-properties style:row-height="0.8063in" fo:break-before="auto" style:use-optimal-row-height="false"/>
    </style:style>
    <style:style style:name="ro27" style:family="table-row">
      <style:table-row-properties style:row-height="1.6992in" fo:break-before="auto" style:use-optimal-row-height="true"/>
    </style:style>
    <style:style style:name="ro28" style:family="table-row">
      <style:table-row-properties style:row-height="1.0457in" fo:break-before="auto" style:use-optimal-row-height="false"/>
    </style:style>
    <style:style style:name="ro29" style:family="table-row">
      <style:table-row-properties style:row-height="1.098in" fo:break-before="auto" style:use-optimal-row-height="false"/>
    </style:style>
    <style:style style:name="ro30" style:family="table-row">
      <style:table-row-properties style:row-height="1.5126in" fo:break-before="auto" style:use-optimal-row-height="false"/>
    </style:style>
    <style:style style:name="ro31" style:family="table-row">
      <style:table-row-properties style:row-height="2in" fo:break-before="auto" style:use-optimal-row-height="false"/>
    </style:style>
    <style:style style:name="ro32" style:family="table-row">
      <style:table-row-properties style:row-height="1.55in" fo:break-before="auto" style:use-optimal-row-height="false"/>
    </style:style>
    <style:style style:name="ro33" style:family="table-row">
      <style:table-row-properties style:row-height="1.2583in" fo:break-before="auto" style:use-optimal-row-height="false"/>
    </style:style>
    <style:style style:name="ro34" style:family="table-row">
      <style:table-row-properties style:row-height="1.3252in" fo:break-before="auto" style:use-optimal-row-height="false"/>
    </style:style>
    <style:style style:name="ro35" style:family="table-row">
      <style:table-row-properties style:row-height="1.2752in" fo:break-before="auto" style:use-optimal-row-height="false"/>
    </style:style>
    <style:style style:name="ro36" style:family="table-row">
      <style:table-row-properties style:row-height="1.3665in" fo:break-before="auto" style:use-optimal-row-height="false"/>
    </style:style>
    <style:style style:name="ro37" style:family="table-row">
      <style:table-row-properties style:row-height="1.4709in" fo:break-before="auto" style:use-optimal-row-height="false"/>
    </style:style>
    <style:style style:name="ro38" style:family="table-row">
      <style:table-row-properties style:row-height="1.8862in" fo:break-before="auto" style:use-optimal-row-height="true"/>
    </style:style>
    <style:style style:name="ro39" style:family="table-row">
      <style:table-row-properties style:row-height="1.4866in" fo:break-before="auto" style:use-optimal-row-height="false"/>
    </style:style>
    <style:style style:name="ro40" style:family="table-row">
      <style:table-row-properties style:row-height="1.2543in" fo:break-before="auto" style:use-optimal-row-height="false"/>
    </style:style>
    <style:style style:name="ro41" style:family="table-row">
      <style:table-row-properties style:row-height="2.248in" fo:break-before="auto" style:use-optimal-row-height="false"/>
    </style:style>
    <style:style style:name="ro42" style:family="table-row">
      <style:table-row-properties style:row-height="1.8083in" fo:break-before="auto" style:use-optimal-row-height="false"/>
    </style:style>
    <style:style style:name="ro43" style:family="table-row">
      <style:table-row-properties style:row-height="1.9835in" fo:break-before="auto" style:use-optimal-row-height="false"/>
    </style:style>
    <style:style style:name="ro44" style:family="table-row">
      <style:table-row-properties style:row-height="3.0055in" fo:break-before="auto" style:use-optimal-row-height="true"/>
    </style:style>
    <style:style style:name="ro45" style:family="table-row">
      <style:table-row-properties style:row-height="2.5909in" fo:break-before="auto" style:use-optimal-row-height="false"/>
    </style:style>
    <style:style style:name="ro46" style:family="table-row">
      <style:table-row-properties style:row-height="3.2252in" fo:break-before="auto" style:use-optimal-row-height="false"/>
    </style:style>
    <style:style style:name="ro47" style:family="table-row">
      <style:table-row-properties style:row-height="2.6327in" fo:break-before="auto" style:use-optimal-row-height="true"/>
    </style:style>
    <style:style style:name="ro48" style:family="table-row">
      <style:table-row-properties style:row-height="2.0728in" fo:break-before="auto" style:use-optimal-row-height="true"/>
    </style:style>
    <style:style style:name="ro49" style:family="table-row">
      <style:table-row-properties style:row-height="0.1917in" fo:break-before="auto" style:use-optimal-row-height="true"/>
    </style:style>
    <style:style style:name="ro50" style:family="table-row">
      <style:table-row-properties style:row-height="0.6756in" fo:break-before="auto" style:use-optimal-row-height="false"/>
    </style:style>
    <style:style style:name="ro51" style:family="table-row">
      <style:table-row-properties style:row-height="0.7661in" fo:break-before="auto" style:use-optimal-row-height="false"/>
    </style:style>
    <style:style style:name="ro52" style:family="table-row">
      <style:table-row-properties style:row-height="0.822in" fo:break-before="auto" style:use-optimal-row-height="false"/>
    </style:style>
    <style:style style:name="ro53" style:family="table-row">
      <style:table-row-properties style:row-height="0.7429in" fo:break-before="auto" style:use-optimal-row-height="false"/>
    </style:style>
    <style:style style:name="ro54" style:family="table-row">
      <style:table-row-properties style:row-height="0.7543in" fo:break-before="auto" style:use-optimal-row-height="false"/>
    </style:style>
    <style:style style:name="ro55" style:family="table-row">
      <style:table-row-properties style:row-height="0.7882in" fo:break-before="auto" style:use-optimal-row-height="false"/>
    </style:style>
    <style:style style:name="ro56" style:family="table-row">
      <style:table-row-properties style:row-height="0.811in" fo:break-before="auto" style:use-optimal-row-height="false"/>
    </style:style>
    <style:style style:name="ro57" style:family="table-row">
      <style:table-row-properties style:row-height="1.3634in" fo:break-before="auto" style:use-optimal-row-height="false"/>
    </style:style>
    <style:style style:name="ro58" style:family="table-row">
      <style:table-row-properties style:row-height="0.8362in" fo:break-before="auto" style:use-optimal-row-height="false"/>
    </style:style>
    <style:style style:name="ro59" style:family="table-row">
      <style:table-row-properties style:row-height="1in" fo:break-before="auto" style:use-optimal-row-height="false"/>
    </style:style>
    <style:style style:name="ro60" style:family="table-row">
      <style:table-row-properties style:row-height="0.5744in" fo:break-before="auto" style:use-optimal-row-height="false"/>
    </style:style>
    <style:style style:name="ro61" style:family="table-row">
      <style:table-row-properties style:row-height="1.078in" fo:break-before="auto" style:use-optimal-row-height="true"/>
    </style:style>
    <style:style style:name="ro62" style:family="table-row">
      <style:table-row-properties style:row-height="1.2535in" fo:break-before="auto" style:use-optimal-row-height="true"/>
    </style:style>
    <style:style style:name="ro63" style:family="table-row">
      <style:table-row-properties style:row-height="0.5492in" fo:break-before="auto" style:use-optimal-row-height="true"/>
    </style:style>
    <style:style style:name="ro64" style:family="table-row">
      <style:table-row-properties style:row-height="0.9016in" fo:break-before="auto" style:use-optimal-row-height="true"/>
    </style:style>
    <style:style style:name="ro65" style:family="table-row">
      <style:table-row-properties style:row-height="1.9583in" fo:break-before="auto" style:use-optimal-row-height="true"/>
    </style:style>
    <style:style style:name="ro66" style:family="table-row">
      <style:table-row-properties style:row-height="1.7827in" fo:break-before="auto" style:use-optimal-row-height="true"/>
    </style:style>
    <style:style style:name="ro67" style:family="table-row">
      <style:table-row-properties style:row-height="1.6063in" fo:break-before="auto" style:use-optimal-row-height="true"/>
    </style:style>
    <style:style style:name="ro68" style:family="table-row">
      <style:table-row-properties style:row-height="1.7752in" fo:break-before="auto" style:use-optimal-row-height="false"/>
    </style:style>
    <style:style style:name="ro69" style:family="table-row">
      <style:table-row-properties style:row-height="0.7252in" fo:break-before="auto" style:use-optimal-row-height="true"/>
    </style:style>
    <style:style style:name="ro70" style:family="table-row">
      <style:table-row-properties style:row-height="3.1925in" fo:break-before="auto" style:use-optimal-row-height="true"/>
    </style:style>
    <style:style style:name="ro71" style:family="table-row">
      <style:table-row-properties style:row-height="1.0354in" fo:break-before="auto" style:use-optimal-row-height="false"/>
    </style:style>
    <style:style style:name="ro72" style:family="table-row">
      <style:table-row-properties style:row-height="1.4299in" fo:break-before="auto" style:use-optimal-row-height="true"/>
    </style:style>
    <style:style style:name="ro73" style:family="table-row">
      <style:table-row-properties style:row-height="0.3728in" fo:break-before="auto" style:use-optimal-row-height="true"/>
    </style:style>
    <style:style style:name="ro74" style:family="table-row">
      <style:table-row-properties style:row-height="0.1965in" fo:break-before="auto" style:use-optimal-row-height="true"/>
    </style:style>
    <style:style style:name="ro75" style:family="table-row">
      <style:table-row-properties style:row-height="0.5634in" fo:break-before="auto" style:use-optimal-row-height="false"/>
    </style:style>
    <style:style style:name="ro76" style:family="table-row">
      <style:table-row-properties style:row-height="1.6417in" fo:break-before="auto" style:use-optimal-row-height="false"/>
    </style:style>
    <style:style style:name="ro77" style:family="table-row">
      <style:table-row-properties style:row-height="0.2071in" fo:break-before="auto" style:use-optimal-row-height="true"/>
    </style:style>
    <style:style style:name="ro78" style:family="table-row">
      <style:table-row-properties style:row-height="2.2591in" fo:break-before="auto" style:use-optimal-row-height="true"/>
    </style:style>
    <style:style style:name="ro79" style:family="table-row">
      <style:table-row-properties style:row-height="1.5319in" fo:break-before="auto" style:use-optimal-row-height="false"/>
    </style:style>
    <style:style style:name="ro80" style:family="table-row">
      <style:table-row-properties style:row-height="1.0791in" fo:break-before="auto" style:use-optimal-row-height="false"/>
    </style:style>
    <style:style style:name="ro81" style:family="table-row">
      <style:table-row-properties style:row-height="2.4457in" fo:break-before="auto" style:use-optimal-row-height="true"/>
    </style:style>
    <style:style style:name="ro82" style:family="table-row">
      <style:table-row-properties style:row-height="1.0917in" fo:break-before="auto" style:use-optimal-row-height="false"/>
    </style:style>
    <style:style style:name="ro83" style:family="table-row">
      <style:table-row-properties style:row-height="1.5236in" fo:break-before="auto" style:use-optimal-row-height="false"/>
    </style:style>
    <style:style style:name="ro84" style:family="table-row">
      <style:table-row-properties style:row-height="1.8957in" fo:break-before="auto" style:use-optimal-row-height="false"/>
    </style:style>
    <style:style style:name="ro85" style:family="table-row">
      <style:table-row-properties style:row-height="0.1957in" fo:break-before="auto" style:use-optimal-row-height="false"/>
    </style:style>
    <style:style style:name="ro86" style:family="table-row">
      <style:table-row-properties style:row-height="0.6193in" fo:break-before="auto" style:use-optimal-row-height="false"/>
    </style:style>
    <style:style style:name="ro87" style:family="table-row">
      <style:table-row-properties style:row-height="1.4in" fo:break-before="auto" style:use-optimal-row-height="false"/>
    </style:style>
    <style:style style:name="ro88" style:family="table-row">
      <style:table-row-properties style:row-height="1.5417in" fo:break-before="auto" style:use-optimal-row-height="false"/>
    </style:style>
    <style:style style:name="ro89" style:family="table-row">
      <style:table-row-properties style:row-height="1.4417in" fo:break-before="auto" style:use-optimal-row-height="false"/>
    </style:style>
    <style:style style:name="ro90" style:family="table-row">
      <style:table-row-properties style:row-height="1.6083in" fo:break-before="auto" style:use-optimal-row-height="false"/>
    </style:style>
    <style:style style:name="ro91" style:family="table-row">
      <style:table-row-properties style:row-height="1.9in" fo:break-before="auto" style:use-optimal-row-height="false"/>
    </style:style>
    <style:style style:name="ro92" style:family="table-row">
      <style:table-row-properties style:row-height="1.3354in" fo:break-before="auto" style:use-optimal-row-height="false"/>
    </style:style>
    <style:style style:name="ro93" style:family="table-row">
      <style:table-row-properties style:row-height="1.002in" fo:break-before="auto" style:use-optimal-row-height="false"/>
    </style:style>
    <style:style style:name="ro94" style:family="table-row">
      <style:table-row-properties style:row-height="1.6165in" fo:break-before="auto" style:use-optimal-row-height="false"/>
    </style:style>
    <style:style style:name="ro95" style:family="table-row">
      <style:table-row-properties style:row-height="1.5272in" fo:break-before="auto" style:use-optimal-row-height="false"/>
    </style:style>
    <style:style style:name="ro96" style:family="table-row">
      <style:table-row-properties style:row-height="2.75in" fo:break-before="auto" style:use-optimal-row-height="false"/>
    </style:style>
    <style:style style:name="ro97" style:family="table-row">
      <style:table-row-properties style:row-height="0.6307in" fo:break-before="auto" style:use-optimal-row-height="false"/>
    </style:style>
    <style:style style:name="ro98" style:family="table-row">
      <style:table-row-properties style:row-height="2.8083in" fo:break-before="auto" style:use-optimal-row-height="false"/>
    </style:style>
    <style:style style:name="ro99" style:family="table-row">
      <style:table-row-properties style:row-height="2.6425in" fo:break-before="auto" style:use-optimal-row-height="false"/>
    </style:style>
    <style:style style:name="ro100" style:family="table-row">
      <style:table-row-properties style:row-height="2.4457in" fo:break-before="auto" style:use-optimal-row-height="false"/>
    </style:style>
    <style:style style:name="ro101" style:family="table-row">
      <style:table-row-properties style:row-height="3.0161in" fo:break-before="auto" style:use-optimal-row-height="false"/>
    </style:style>
    <style:style style:name="ro102" style:family="table-row">
      <style:table-row-properties style:row-height="3.3783in" fo:break-before="auto" style:use-optimal-row-height="true"/>
    </style:style>
    <style:style style:name="ro103" style:family="table-row">
      <style:table-row-properties style:row-height="2.2902in" fo:break-before="auto" style:use-optimal-row-height="false"/>
    </style:style>
    <style:style style:name="ro104" style:family="table-row">
      <style:table-row-properties style:row-height="3.7516in" fo:break-before="auto" style:use-optimal-row-height="true"/>
    </style:style>
    <style:style style:name="ro105" style:family="table-row">
      <style:table-row-properties style:row-height="3.7311in" fo:break-before="auto" style:use-optimal-row-height="false"/>
    </style:style>
    <style:style style:name="ro106" style:family="table-row">
      <style:table-row-properties style:row-height="4.1252in" fo:break-before="auto" style:use-optimal-row-height="true"/>
    </style:style>
    <style:style style:name="ro107" style:family="table-row">
      <style:table-row-properties style:row-height="2.3217in" fo:break-before="auto" style:use-optimal-row-height="false"/>
    </style:style>
    <style:style style:name="ro108" style:family="table-row">
      <style:table-row-properties style:row-height="0.3717in" fo:break-before="auto" style:use-optimal-row-height="false"/>
    </style:style>
    <style:style style:name="ro109" style:family="table-row">
      <style:table-row-properties style:row-height="1.3583in" fo:break-before="auto" style:use-optimal-row-height="false"/>
    </style:style>
    <style:style style:name="ro110" style:family="table-row">
      <style:table-row-properties style:row-height="1.252in" fo:break-before="auto" style:use-optimal-row-height="false"/>
    </style:style>
    <style:style style:name="ro111" style:family="table-row">
      <style:table-row-properties style:row-height="0.1583in" fo:break-before="auto" style:use-optimal-row-height="false"/>
    </style:style>
    <style:style style:name="ro112" style:family="table-row">
      <style:table-row-properties style:row-height="1.5209in" fo:break-before="auto" style:use-optimal-row-height="false"/>
    </style:style>
    <style:style style:name="ro113" style:family="table-row">
      <style:table-row-properties style:row-height="1.7083in" fo:break-before="auto" style:use-optimal-row-height="false"/>
    </style:style>
    <style:style style:name="ro114" style:family="table-row">
      <style:table-row-properties style:row-height="1.3854in" fo:break-before="auto" style:use-optimal-row-height="false"/>
    </style:style>
    <style:style style:name="ro115" style:family="table-row">
      <style:table-row-properties style:row-height="0.5102in" fo:break-before="auto" style:use-optimal-row-height="false"/>
    </style:style>
    <style:style style:name="ro116" style:family="table-row">
      <style:table-row-properties style:row-height="0.75in" fo:break-before="auto" style:use-optimal-row-height="false"/>
    </style:style>
    <style:style style:name="ro117" style:family="table-row">
      <style:table-row-properties style:row-height="0.9583in" fo:break-before="auto" style:use-optimal-row-height="false"/>
    </style:style>
    <style:style style:name="ro118" style:family="table-row">
      <style:table-row-properties style:row-height="1.0209in" fo:break-before="auto" style:use-optimal-row-height="false"/>
    </style:style>
    <style:style style:name="ro119" style:family="table-row">
      <style:table-row-properties style:row-height="0.8854in" fo:break-before="auto" style:use-optimal-row-height="false"/>
    </style:style>
    <style:style style:name="ro120" style:family="table-row">
      <style:table-row-properties style:row-height="0.9063in" fo:break-before="auto" style:use-optimal-row-height="false"/>
    </style:style>
    <style:style style:name="ro121" style:family="table-row">
      <style:table-row-properties style:row-height="2.8189in" fo:break-before="auto" style:use-optimal-row-height="true"/>
    </style:style>
    <style:style style:name="ro122" style:family="table-row">
      <style:table-row-properties style:row-height="2.4965in" fo:break-before="auto" style:use-optimal-row-height="false"/>
    </style:style>
    <style:style style:name="ro123" style:family="table-row">
      <style:table-row-properties style:row-height="2.6661in" fo:break-before="auto" style:use-optimal-row-height="false"/>
    </style:style>
    <style:style style:name="ro124" style:family="table-row">
      <style:table-row-properties style:row-height="2.2425in" fo:break-before="auto" style:use-optimal-row-height="false"/>
    </style:style>
    <style:style style:name="ro125" style:family="table-row">
      <style:table-row-properties style:row-height="2.1764in" fo:break-before="auto" style:use-optimal-row-height="false"/>
    </style:style>
    <style:style style:name="ro126" style:family="table-row">
      <style:table-row-properties style:row-height="1.3161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style:style style:name="ta5"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8" style:family="table-cell" style:parent-style-name="Default" style:data-style-name="N0">
      <style:table-cell-properties fo:background-color="#cccccc"/>
    </style:style>
    <style:style style:name="ce19"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0" style:family="table-cell" style:parent-style-name="Default" style:data-style-name="N0">
      <style:table-cell-properties fo:background-color="#00ffff"/>
    </style:style>
    <style:style style:name="ce21" style:family="table-cell" style:parent-style-name="Default" style:data-style-name="N0">
      <style:table-cell-properties fo:background-color="transparent"/>
    </style:style>
    <style:style style:name="ce22"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fo:font-size="12pt" style:font-name-asian="Calibri" style:font-size-asian="12pt" style:font-name-complex="Calibri" style:font-size-complex="12pt"/>
    </style:style>
    <style:style style:name="ce24"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5" style:family="table-cell" style:parent-style-name="Default" style:data-style-name="N0"/>
    <style:style style:name="ce2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table-cell-properties style:text-align-source="fix" style:repeat-content="false"/>
      <style:paragraph-properties fo:text-align="center" fo:margin-left="0in"/>
    </style:style>
    <style:style style:name="ce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3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5"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37"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Default" style:data-style-name="N0">
      <style:table-cell-properties style:text-align-source="fix" style:repeat-content="false" fo:background-color="transparent" style:vertical-align="automatic"/>
      <style:paragraph-properties fo:text-align="justify"/>
    </style:style>
    <style:style style:name="ce42" style:family="table-cell" style:parent-style-name="Default" style:data-style-name="N0">
      <style:table-cell-properties fo:background-color="#ff0000" style:text-align-source="fix" style:repeat-content="false" style:vertical-align="automatic"/>
      <style:paragraph-properties fo:text-align="justify"/>
    </style:style>
    <style:style style:name="ce4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7"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8"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9"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0"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1"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52"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4"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5"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56" style:family="table-cell" style:parent-style-name="Default">
      <style:table-cell-properties style:text-align-source="fix" style:repeat-content="false"/>
      <style:paragraph-properties fo:text-align="start" fo:margin-left="0in"/>
    </style:style>
    <style:style style:name="ce57" style:family="table-cell" style:parent-style-name="Default">
      <style:table-cell-properties fo:background-color="transparent"/>
    </style:style>
    <style:style style:name="ce58" style:family="table-cell" style:parent-style-name="Default">
      <style:table-cell-properties fo:background-color="#cccccc"/>
    </style:style>
    <style:style style:name="ce59" style:family="table-cell" style:parent-style-name="Default">
      <style:table-cell-properties fo:background-color="#ffcc99"/>
    </style:style>
    <style:style style:name="ce60" style:family="table-cell" style:parent-style-name="Default">
      <style:table-cell-properties fo:background-color="#ff0000"/>
    </style:style>
    <style:style style:name="ce6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3"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7"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8" style:family="table-cell" style:parent-style-name="Default" style:data-style-name="N0">
      <style:table-cell-properties style:text-align-source="fix" style:repeat-content="false" style:vertical-align="automatic"/>
      <style:paragraph-properties fo:text-align="start" fo:margin-left="0in"/>
    </style:style>
    <style:style style:name="ce69"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70" style:family="table-cell" style:parent-style-name="Default" style:data-style-name="N0">
      <style:table-cell-properties fo:background-color="#ffffff" style:text-align-source="fix" style:repeat-content="false" style:vertical-align="automatic"/>
      <style:paragraph-properties fo:text-align="justify"/>
    </style:style>
    <style:style style:name="ce71" style:family="table-cell" style:parent-style-name="Default" style:data-style-name="N0">
      <style:table-cell-properties style:text-align-source="fix" style:repeat-content="false" style:vertical-align="automatic"/>
      <style:paragraph-properties fo:text-align="justify"/>
    </style:style>
    <style:style style:name="ce72" style:family="table-cell" style:parent-style-name="Default" style:data-style-name="N0">
      <style:table-cell-properties fo:background-color="#cccccc" style:text-align-source="fix" style:repeat-content="false" style:vertical-align="automatic"/>
      <style:paragraph-properties fo:text-align="justify"/>
    </style:style>
    <style:style style:name="ce73"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5"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7"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8" style:family="table-cell" style:parent-style-name="Excel_20_Built-in_20_Normal">
      <style:table-cell-properties fo:background-color="#ff0000"/>
      <style:text-properties fo:color="#000000"/>
    </style:style>
    <style:style style:name="ce79" style:family="table-cell" style:parent-style-name="Excel_20_Built-in_20_Normal">
      <style:table-cell-properties fo:background-color="#ff0000"/>
    </style:style>
    <style:style style:name="ce80" style:family="table-cell" style:parent-style-name="Excel_20_Built-in_20_Normal">
      <style:table-cell-properties fo:background-color="transparent"/>
    </style:style>
    <style:style style:name="ce81" style:family="table-cell" style:parent-style-name="Excel_20_Built-in_20_Normal">
      <style:table-cell-properties fo:background-color="#cccccc"/>
    </style:style>
    <style:style style:name="ce82" style:family="table-cell" style:parent-style-name="Excel_20_Built-in_20_Normal">
      <style:table-cell-properties style:text-align-source="fix" style:repeat-content="false"/>
      <style:paragraph-properties fo:text-align="justify" fo:margin-left="0in"/>
    </style:style>
    <style:style style:name="ce83" style:family="table-cell" style:parent-style-name="Default">
      <style:table-cell-properties fo:background-color="#cccccc"/>
      <style:text-properties style:font-name="Calibri5"/>
    </style:style>
    <style:style style:name="ce84" style:family="table-cell" style:parent-style-name="Default">
      <style:table-cell-properties fo:background-color="transparent"/>
      <style:text-properties style:font-name="Calibri5"/>
    </style:style>
    <style:style style:name="ce85"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0000"/>
      <style:text-properties fo:color="#000000"/>
    </style:style>
    <style:style style:name="ce87" style:family="table-cell" style:parent-style-name="Default" style:data-style-name="N0">
      <style:table-cell-properties fo:background-color="#ff0000"/>
    </style:style>
    <style:style style:name="ce88" style:family="table-cell" style:parent-style-name="Default" style:data-style-name="N0">
      <style:table-cell-properties fo:background-color="#ffffff"/>
    </style:style>
    <style:style style:name="ce89" style:family="table-cell" style:parent-style-name="Default" style:data-style-name="N0">
      <style:table-cell-properties style:text-align-source="fix" style:repeat-content="false"/>
      <style:paragraph-properties fo:text-align="justify" fo:margin-left="0in"/>
    </style:style>
    <style:style style:name="ce90"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4"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96"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7"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99"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00"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2" style:family="table-cell" style:parent-style-name="Excel_20_Built-in_20_Normal_20_1">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3"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4" style:family="table-cell" style:parent-style-name="Excel_20_Built-in_20_Normal_20_1">
      <style:table-cell-properties style:text-align-source="fix" style:repeat-content="false"/>
      <style:paragraph-properties fo:text-align="justify" fo:margin-left="0in"/>
    </style:style>
    <style:style style:name="ce105"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6"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7"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8"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0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0"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1" style:family="table-cell" style:parent-style-name="Default" style:data-style-name="N0">
      <style:table-cell-properties style:vertical-align="automatic"/>
      <style:text-properties style:font-name="Calibri" style:font-name-asian="Calibri" style:font-name-complex="Calibri"/>
    </style:style>
    <style:style style:name="ce112"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13" style:family="table-cell" style:parent-style-name="Default" style:data-style-name="N0">
      <style:table-cell-properties style:text-align-source="fix" style:repeat-content="false"/>
      <style:paragraph-properties fo:text-align="start" fo:margin-left="0in"/>
    </style:style>
    <style:style style:name="ce114" style:family="table-cell" style:parent-style-name="Default" style:data-style-name="N0">
      <style:table-cell-properties fo:background-color="#ffff66"/>
    </style:style>
    <style:style style:name="ce115"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6"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7"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8" style:family="table-cell" style:parent-style-name="Excel_20_Built-in_20_Normal">
      <style:table-cell-properties fo:background-color="#ffcc99"/>
    </style:style>
    <style:style style:name="ce119" style:family="table-cell" style:parent-style-name="Excel_20_Built-in_20_Normal">
      <style:table-cell-properties fo:background-color="#ffffff"/>
    </style:style>
    <style:style style:name="ce120" style:family="table-cell" style:parent-style-name="Default">
      <style:table-cell-properties fo:background-color="#ffffff"/>
    </style:style>
    <style:style style:name="ce121"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22"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23"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24" style:family="table-cell" style:parent-style-name="Default" style:data-style-name="N0">
      <style:table-cell-properties fo:background-color="#ffcc99"/>
    </style:style>
    <style:style style:name="ce12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 fo:font-size="11pt" style:font-name-asian="Calibri" style:font-size-asian="11pt" style:font-name-complex="Calibri" style:font-size-complex="11pt"/>
    </style:style>
    <style:style style:name="ce12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Arial" fo:font-size="11pt" style:font-name-asian="Calibri" style:font-size-asian="11pt" style:font-name-complex="Calibri" style:font-size-complex="11pt"/>
    </style:style>
    <style:style style:name="ce12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2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29"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0" style:family="table-cell" style:parent-style-name="Default">
      <style:text-properties style:font-name="Arial" fo:font-size="11pt" style:font-size-asian="11pt" style:font-size-complex="11pt"/>
    </style:style>
    <style:style style:name="ce131" style:family="table-cell" style:parent-style-name="Default">
      <style:table-cell-properties style:text-align-source="fix" style:repeat-content="false"/>
      <style:paragraph-properties fo:text-align="justify" fo:margin-left="0in"/>
      <style:text-properties style:font-name="Arial" fo:font-size="11pt" style:font-size-asian="11pt" style:font-size-complex="11pt"/>
    </style:style>
    <style:style style:name="ce13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3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34" style:family="table-cell" style:parent-style-name="Default">
      <style:table-cell-properties style:text-align-source="fix" style:repeat-content="false"/>
      <style:paragraph-properties fo:text-align="justify" fo:margin-left="0in"/>
      <style:text-properties fo:color="#000000" style:font-name="Arial" fo:font-size="11pt" style:font-size-asian="11pt" style:font-size-complex="11pt"/>
    </style:style>
    <style:style style:name="ce135" style:family="table-cell" style:parent-style-name="Default">
      <style:table-cell-properties style:text-align-source="fix" style:repeat-content="false"/>
      <style:paragraph-properties fo:text-align="justify" fo:margin-left="0in"/>
      <style:text-properties style:use-window-font-color="true" style:font-name="Arial" fo:font-size="11pt" style:font-size-asian="11pt" style:font-size-complex="11pt"/>
    </style:style>
    <style:style style:name="ce136" style:family="table-cell" style:parent-style-name="Default" style:data-style-name="N0">
      <style:table-cell-properties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7"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8"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fo:font-size="11pt" style:font-name-asian="Calibri" style:font-size-asian="11pt" style:font-name-complex="Calibri" style:font-size-complex="11pt"/>
    </style:style>
    <style:style style:name="ce140"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Arial" fo:font-size="11pt" style:font-name-asian="Calibri" style:font-size-asian="11pt" style:font-name-complex="Calibri" style:font-size-complex="11pt"/>
    </style:style>
    <style:style style:name="ce141"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Arial" fo:font-size="11pt" style:font-name-asian="Calibri" style:font-size-asian="11pt" style:font-name-complex="Calibri" style:font-size-complex="11pt"/>
    </style:style>
    <style:style style:name="ce142" style:family="table-cell" style:parent-style-name="Excel_20_Built-in_20_Normal">
      <style:table-cell-properties style:text-align-source="fix" style:repeat-content="false"/>
      <style:paragraph-properties fo:text-align="justify" fo:margin-left="0in"/>
      <style:text-properties style:font-name="Arial" fo:font-size="11pt" style:font-size-asian="11pt" style:font-size-complex="11pt"/>
    </style:style>
    <style:style style:name="ce143" style:family="table-cell" style:parent-style-name="Excel_20_Built-in_20_Normal">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44"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fo:font-size="11pt" style:font-name-asian="Calibri" style:font-size-asian="11pt" style:font-name-complex="Calibri" style:font-size-complex="11pt"/>
    </style:style>
    <style:style style:name="ce145"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4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 fo:font-size="11pt" style:font-name-asian="Calibri" style:font-size-asian="11pt" style:font-name-complex="Calibri" style:font-size-complex="11pt"/>
    </style:style>
    <style:style style:name="ce147"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48"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49" style:family="table-cell" style:parent-style-name="Default" style:data-style-name="N0">
      <style:table-cell-properties style:text-align-source="fix" style:repeat-content="false" style:vertical-align="automatic"/>
      <style:paragraph-properties fo:text-align="justify"/>
      <style:text-properties style:font-name="Arial" fo:font-size="11pt" style:font-size-asian="11pt" style:font-size-complex="11pt"/>
    </style:style>
    <style:style style:name="ce150"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size-asian="11pt" style:font-size-complex="11pt"/>
    </style:style>
    <style:style style:name="ce151" style:family="table-cell" style:parent-style-name="Default" style:data-style-name="N0">
      <style:table-cell-properties fo:background-color="#cccccc" style:text-align-source="fix" style:repeat-content="false" style:vertical-align="automatic"/>
      <style:paragraph-properties fo:text-align="justify"/>
      <style:text-properties style:font-name="Arial" fo:font-size="11pt" style:font-size-asian="11pt" style:font-size-complex="11pt"/>
    </style:style>
    <style:style style:name="ce152" style:family="table-cell" style:parent-style-name="Default" style:data-style-name="N0">
      <style:table-cell-properties fo:background-color="#bfbfbf" style:text-align-source="fix" style:repeat-content="false" style:vertical-align="automatic"/>
      <style:paragraph-properties fo:text-align="justify"/>
      <style:text-properties style:font-name="Arial" fo:font-size="11pt" style:font-size-asian="11pt" style:font-size-complex="11pt"/>
    </style:style>
    <style:style style:name="ce153" style:family="table-cell" style:parent-style-name="Default" style:data-style-name="N0">
      <style:table-cell-properties style:text-align-source="fix" style:repeat-content="false" fo:background-color="transparent" style:vertical-align="automatic"/>
      <style:paragraph-properties fo:text-align="justify"/>
      <style:text-properties style:font-name="Arial" fo:font-size="11pt" style:font-size-asian="11pt" style:font-size-complex="11pt"/>
    </style:style>
    <style:style style:name="ce154" style:family="table-cell" style:parent-style-name="Default" style:data-style-name="N0">
      <style:table-cell-properties fo:background-color="#ff0000" style:text-align-source="fix" style:repeat-content="false"/>
      <style:paragraph-properties fo:text-align="justify"/>
      <style:text-properties style:font-name="Arial" fo:font-size="11pt" style:font-size-asian="11pt" style:font-size-complex="11pt"/>
    </style:style>
    <style:style style:name="ce155"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56"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57"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8"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59"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60"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16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62"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63"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164" style:family="table-cell" style:parent-style-name="Excel_20_Built-in_20_Normal">
      <style:table-cell-properties fo:background-color="#ff0000" style:text-align-source="fix" style:repeat-content="false"/>
      <style:paragraph-properties fo:text-align="justify" fo:margin-left="0in"/>
    </style:style>
    <style:style style:name="ce165" style:family="table-cell" style:parent-style-name="Excel_20_Built-in_20_Normal">
      <style:table-cell-properties fo:background-color="#ccffff" style:text-align-source="fix" style:repeat-content="false"/>
      <style:paragraph-properties fo:text-align="justify" fo:margin-left="0in"/>
    </style:style>
    <style:style style:name="ce166" style:family="table-cell" style:parent-style-name="Excel_20_Built-in_20_Normal">
      <style:table-cell-properties style:text-align-source="fix" style:repeat-content="false" fo:background-color="transparent"/>
      <style:paragraph-properties fo:text-align="justify" fo:margin-left="0in"/>
    </style:style>
    <style:style style:name="ce167"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168"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69" style:family="table-cell" style:parent-style-name="Default" style:data-style-name="N0">
      <style:table-cell-properties fo:background-color="#ff0000" style:vertical-align="automatic"/>
      <style:text-properties style:font-name="Calibri" style:font-name-asian="Calibri" style:font-name-complex="Calibri"/>
    </style:style>
    <style:style style:name="ce170"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71"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72"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73" style:family="table-cell" style:parent-style-name="Default" style:data-style-name="N0">
      <style:table-cell-properties fo:background-color="#ccffff"/>
    </style:style>
    <style:style style:name="ce17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7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76"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77" style:family="table-cell" style:parent-style-name="Excel_20_Built-in_20_Normal">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8" style:family="table-cell" style:parent-style-name="Excel_20_Built-in_20_Normal">
      <style:table-cell-properties style:text-align-source="fix" style:repeat-content="false"/>
      <style:paragraph-properties fo:text-align="justify" fo:margin-left="0in"/>
      <style:text-properties style:font-name="Calibri5"/>
    </style:style>
    <style:style style:name="ce179"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0" style:family="table-cell" style:parent-style-name="Excel_20_Built-in_20_Normal">
      <style:table-cell-properties fo:wrap-option="wrap"/>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82"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5" style:font-name-asian="Calibri" style:font-name-complex="Calibri"/>
    </style:style>
    <style:style style:name="ce1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5" style:font-name-asian="Calibri" style:font-name-complex="Calibri"/>
    </style:style>
    <style:style style:name="ce184" style:family="table-cell" style:parent-style-name="Default" style:data-style-name="N0">
      <style:table-cell-properties fo:background-color="transparent"/>
      <style:text-properties style:font-name="Calibri5" style:font-name-asian="Arial2" style:font-name-complex="Arial2"/>
    </style:style>
    <style:style style:name="ce185" style:family="table-cell" style:parent-style-name="Default" style:data-style-name="N0">
      <style:table-cell-properties fo:background-color="#ff0000"/>
      <style:text-properties style:font-name="Calibri5" style:font-name-asian="Arial2" style:font-name-complex="Arial2"/>
    </style:style>
    <style:style style:name="ce186" style:family="table-cell" style:parent-style-name="Default" style:data-style-name="N0">
      <style:table-cell-properties fo:background-color="#ff0000"/>
      <style:text-properties style:use-window-font-color="true" style:font-name="Calibri5" style:font-name-asian="Arial2" style:font-name-complex="Arial2"/>
    </style:style>
    <style:style style:name="ce187" style:family="table-cell" style:parent-style-name="Default" style:data-style-name="N0">
      <style:text-properties style:font-name="Calibri5" style:font-name-asian="Arial2" style:font-name-complex="Arial2"/>
    </style:style>
    <style:style style:name="ce188"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8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90"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91" style:family="table-cell" style:parent-style-name="Default">
      <style:table-cell-properties fo:background-color="#ff0000"/>
      <style:text-properties style:font-name="Calibri5"/>
    </style:style>
    <style:style style:name="ce192"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9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5" style:font-name-asian="Calibri" style:font-name-complex="Calibri"/>
    </style:style>
    <style:style style:name="ce194" style:family="table-cell" style:parent-style-name="Default" style:data-style-name="N0">
      <style:table-cell-properties fo:background-color="transparent" style:vertical-align="automatic"/>
      <style:text-properties style:font-name="Calibri5" style:font-name-asian="Calibri" style:font-name-complex="Calibri"/>
    </style:style>
    <style:style style:name="ce195" style:family="table-cell" style:parent-style-name="Default" style:data-style-name="N0">
      <style:table-cell-properties fo:background-color="#ff0000" style:vertical-align="automatic"/>
      <style:text-properties style:font-name="Calibri5" style:font-name-asian="Calibri" style:font-name-complex="Calibri"/>
    </style:style>
    <style:style style:name="ce196" style:family="table-cell" style:parent-style-name="Default" style:data-style-name="N0">
      <style:table-cell-properties fo:background-color="#cccccc" style:vertical-align="automatic"/>
      <style:text-properties style:font-name="Calibri5" style:font-name-asian="Calibri" style:font-name-complex="Calibri"/>
    </style:style>
    <style:style style:name="ce197" style:family="table-cell" style:parent-style-name="Default" style:data-style-name="N0">
      <style:table-cell-properties fo:background-color="#e6e6e6" style:vertical-align="automatic"/>
      <style:text-properties style:font-name="Calibri5" style:font-name-asian="Calibri" style:font-name-complex="Calibri"/>
    </style:style>
    <style:style style:name="ce198" style:family="table-cell" style:parent-style-name="Default" style:data-style-name="N0">
      <style:table-cell-properties fo:background-color="#ffff66" style:vertical-align="automatic"/>
      <style:text-properties style:font-name="Calibri5" style:font-name-asian="Calibri" style:font-name-complex="Calibri"/>
    </style:style>
    <style:style style:name="ce199" style:family="table-cell" style:parent-style-name="Default">
      <style:table-cell-properties style:text-align-source="fix" style:repeat-content="false"/>
      <style:paragraph-properties fo:text-align="justify" fo:margin-left="0in"/>
      <style:text-properties style:font-name="Calibri5"/>
    </style:style>
    <style:style style:name="ce200" style:family="table-cell" style:parent-style-name="Default" style:data-style-name="N0">
      <style:table-cell-properties fo:background-color="#cccccc"/>
      <style:text-properties style:font-name="Calibri5" style:font-name-asian="Arial2" style:font-name-complex="Arial2"/>
    </style:style>
    <style:style style:name="ce201" style:family="table-cell" style:parent-style-name="Default" style:data-style-name="N0">
      <style:table-cell-properties fo:background-color="#e6e6e6"/>
      <style:text-properties style:font-name="Calibri5" style:font-name-asian="Arial2" style:font-name-complex="Arial2"/>
    </style:style>
    <style:style style:name="ce202" style:family="table-cell" style:parent-style-name="Default" style:data-style-name="N0">
      <style:table-cell-properties fo:background-color="#ffff66"/>
      <style:text-properties style:font-name="Calibri5" style:font-name-asian="Arial2" style:font-name-complex="Arial2"/>
    </style:style>
    <style:style style:name="ce203" style:family="table-cell" style:parent-style-name="Default">
      <style:text-properties style:font-name="Calibri5"/>
    </style:style>
    <style:style style:name="ce204"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05"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20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07"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08" style:family="table-cell" style:parent-style-name="Default">
      <style:table-cell-properties style:text-align-source="fix" style:repeat-content="false"/>
      <style:paragraph-properties fo:text-align="justify" fo:margin-left="0in"/>
    </style:style>
    <style:style style:name="ce209"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210"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11"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212" style:family="table-cell" style:parent-style-name="Default" style:data-style-name="N0">
      <style:table-cell-properties style:text-align-source="fix" style:repeat-content="false" fo:background-color="transparent"/>
      <style:paragraph-properties fo:text-align="start" fo:margin-left="0in"/>
    </style:style>
    <style:style style:name="ce213"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214"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15"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216"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217"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218"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2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fo:font-size="11pt" style:font-name-asian="Calibri" style:font-size-asian="11pt" style:font-name-complex="Calibri" style:font-size-complex="11pt"/>
    </style:style>
    <style:style style:name="ce228" style:family="table-cell" style:parent-style-name="Default" style:data-style-name="N0">
      <style:text-properties style:font-name="Calibri5" fo:font-size="11pt" style:font-size-asian="11pt" style:font-size-complex="11pt"/>
    </style:style>
    <style:style style:name="ce229" style:family="table-cell" style:parent-style-name="Default" style:data-style-name="N0">
      <style:table-cell-properties style:text-align-source="fix" style:repeat-content="false"/>
      <style:paragraph-properties fo:text-align="justify" fo:margin-left="0in"/>
      <style:text-properties style:font-name="Calibri5" fo:font-size="11pt" style:font-size-asian="11pt" style:font-size-complex="11pt"/>
    </style:style>
    <style:style style:name="ce230" style:family="table-cell" style:parent-style-name="Default" style:data-style-name="N0">
      <style:table-cell-properties style:text-align-source="fix" style:repeat-content="false"/>
      <style:paragraph-properties fo:text-align="justify" fo:margin-left="0in"/>
      <style:text-properties style:font-name="Calibri5" fo:font-size="11pt" style:font-name-asian="Arial21" style:font-size-asian="11pt" style:font-name-complex="Arial21" style:font-size-complex="11pt"/>
    </style:style>
    <style:style style:name="ce231" style:family="table-cell" style:parent-style-name="Excel_20_Built-in_20_Normal" style:data-style-name="N5000">
      <style:table-cell-properties fo:background-color="transparent" style:vertical-align="automatic"/>
      <style:text-properties style:font-name="Calibri5" fo:font-size="11pt" style:font-name-asian="Calibri" style:font-size-asian="11pt" style:font-name-complex="Calibri" style:font-size-complex="11pt"/>
    </style:style>
    <style:style style:name="ce23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5" fo:font-size="11pt" style:font-name-asian="Calibri" style:font-size-asian="11pt" style:font-name-complex="Calibri" style:font-size-complex="11pt"/>
    </style:style>
    <style:style style:name="ce233"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5" fo:font-size="11pt" style:font-name-asian="Calibri" style:font-size-asian="11pt" style:font-name-complex="Calibri" style:font-size-complex="11pt"/>
    </style:style>
    <style:style style:name="ce234" style:family="table-cell" style:parent-style-name="Excel_20_Built-in_20_Normal">
      <style:table-cell-properties style:text-align-source="fix" style:repeat-content="false" fo:wrap-option="wrap"/>
      <style:paragraph-properties fo:text-align="justify" fo:margin-left="0in"/>
      <style:text-properties style:text-outline="false" style:text-line-through-style="none" style:font-name="Calibri5"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35" style:family="table-cell" style:parent-style-name="Excel_20_Built-in_20_Normal" style:data-style-name="N5000">
      <style:table-cell-properties fo:background-color="transparent" fo:wrap-option="wrap" style:vertical-align="automatic"/>
      <style:text-properties style:font-name="Calibri5" fo:font-size="11pt" style:font-name-asian="Calibri" style:font-size-asian="11pt" style:font-name-complex="Calibri" style:font-size-complex="11pt"/>
    </style:style>
    <style:style style:name="ce236" style:family="table-cell" style:parent-style-name="Excel_20_Built-in_20_Normal">
      <style:table-cell-properties fo:wrap-option="wrap"/>
      <style:text-properties style:text-outline="false" style:text-line-through-style="none" style:font-name="Calibri5"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37"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5" fo:font-size="11pt" style:font-name-asian="Calibri" style:font-size-asian="11pt" style:font-name-complex="Calibri" style:font-size-complex="11pt"/>
    </style:style>
    <style:style style:name="ce238" style:family="table-cell" style:parent-style-name="Default">
      <style:text-properties style:font-name="Calibri5" fo:font-size="11pt" style:font-size-asian="11pt" style:font-size-complex="11pt"/>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5"/>
    </style:style>
    <style:style style:name="T3" style:family="text">
      <style:text-properties fo:font-weight="normal" style:font-weight-asian="normal" style:font-weight-complex="normal"/>
    </style:style>
    <style:style style:name="T4" style:family="text">
      <style:text-properties style:font-name="Arial"/>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2" table:default-cell-style-name="ce1"/>
        <table:table-column table:style-name="co1" table:default-cell-style-name="ce1"/>
        <table:table-column table:style-name="co3" table:default-cell-style-name="ce1"/>
        <table:table-column table:style-name="co1" table:number-columns-repeated="7" table:default-cell-style-name="ce1"/>
        <table:table-column table:style-name="co4"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2">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2">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Channels_Login.B2:.B150];&quot;L0&quot;)" office:value-type="float" office:value="5">
            <text:p>5</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Channels_Login.B2:.B150];&quot;L1&quot;)" office:value-type="float" office:value="6">
            <text:p>6</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7"/>
          <table:table-cell table:number-columns-repeated="1011"/>
        </table:table-row>
        <table:table-row table:style-name="ro2">
          <table:table-cell/>
          <table:table-cell table:style-name="ce2" table:number-columns-repeated="2"/>
          <table:table-cell table:style-name="ce2" office:value-type="string">
            <text:p>L4</text:p>
          </table:table-cell>
          <table:table-cell table:style-name="ce9" table:formula="of:=COUNTIF([Channels_Login.B2:.B150];&quot;L4&quot;)" office:value-type="float" office:value="6">
            <text:p>6</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2">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8"/>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Home_Page.B2:.B151];&quot;L0&quot;)" office:value-type="float" office:value="23">
            <text:p>23</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19"/>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Home_Page.B2:.B151];&quot;L1&quot;)" office:value-type="float" office:value="18">
            <text:p>18</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0"/>
          <table:table-cell table:style-name="ce25" table:number-columns-repeated="3"/>
          <table:table-cell table:number-columns-repeated="1008"/>
        </table:table-row>
        <table:table-row table:style-name="ro2">
          <table:table-cell/>
          <table:table-cell table:style-name="ce2" table:number-columns-repeated="2"/>
          <table:table-cell table:style-name="ce2" office:value-type="string">
            <text:p>L2</text:p>
          </table:table-cell>
          <table:table-cell table:style-name="ce9" table:formula="of:=COUNTIF([Home_Page.B2:.B151];&quot;L2&quot;)" office:value-type="float" office:value="16">
            <text:p>16</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table:table-cell table:style-name="ce21"/>
          <table:table-cell table:style-name="ce25" table:number-columns-repeated="3"/>
          <table:table-cell/>
          <table:table-cell table:style-name="ce33" office:value-type="string">
            <text:p>Internet Explorer</text:p>
          </table:table-cell>
          <table:table-cell/>
          <table:table-cell table:style-name="ce33" office:value-type="string">
            <text:p>Mozilla Firefox</text:p>
          </table:table-cell>
          <table:table-cell/>
          <table:table-cell table:style-name="ce33" office:value-type="string">
            <text:p>Google Chrome</text:p>
          </table:table-cell>
          <table:table-cell table:number-columns-repeated="1002"/>
        </table:table-row>
        <table:table-row table:style-name="ro2">
          <table:table-cell/>
          <table:table-cell table:style-name="ce2" table:number-columns-repeated="2"/>
          <table:table-cell table:style-name="ce2" office:value-type="string">
            <text:p>L3</text:p>
          </table:table-cell>
          <table:table-cell table:style-name="ce9" table:formula="of:=COUNTIF([Home_Page.B2:.B151];&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2" office:value-type="string">
            <text:p>Category</text:p>
          </table:table-cell>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28" office:value-type="string">
            <text:p>Automated</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Home_Page.B2:.B151];&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Login</text:p>
          </table:table-cell>
          <table:table-cell table:style-name="ce9" table:formula="of:=COUNTA([Channels_Login.A2:.A51])" office:value-type="float" office:value="25">
            <text:p>25</text:p>
          </table:table-cell>
          <table:table-cell table:style-name="ce9" table:formula="of:=COUNTIF([Channels_Login.I2:.I29];&quot;PASS&quot;)" office:value-type="float" office:value="18">
            <text:p>18</text:p>
          </table:table-cell>
          <table:table-cell table:style-name="ce9" table:formula="of:=COUNTIF([Channels_Login.I2:.I37];&quot;FAIL&quot;)" office:value-type="float" office:value="7">
            <text:p>7</text:p>
          </table:table-cell>
          <table:table-cell table:style-name="ce29" table:formula="of:=COUNTIF([Channels_Login.J1:.J108];&quot;YES&quot;)" office:value-type="float" office:value="11">
            <text:p>11</text:p>
          </table:table-cell>
          <table:table-cell table:formula="of:=COUNTIF([Channels_Login.R1:.R95];&quot;YES&quot;)" office:value-type="float" office:value="18">
            <text:p>18</text:p>
          </table:table-cell>
          <table:table-cell table:formula="of:=COUNTIF([Channels_Login.R1:.R101];&quot;No&quot;)" office:value-type="float" office:value="7">
            <text:p>7</text:p>
          </table:table-cell>
          <table:table-cell table:formula="of:=COUNTIF([Channels_Login.S1:.S95];&quot;YES&quot;)" office:value-type="float" office:value="17">
            <text:p>17</text:p>
          </table:table-cell>
          <table:table-cell table:formula="of:=COUNTIF([Channels_Login.S1:.S101];&quot;No&quot;)" office:value-type="float" office:value="8">
            <text:p>8</text:p>
          </table:table-cell>
          <table:table-cell table:formula="of:=COUNTIF([Channels_Login.T1:.T95];&quot;YES&quot;)" office:value-type="float" office:value="17">
            <text:p>17</text:p>
          </table:table-cell>
          <table:table-cell table:formula="of:=COUNTIF([Channels_Login.T1:.T101];&quot;No&quot;)" office:value-type="float" office:value="8">
            <text:p>8</text:p>
          </table:table-cell>
          <table:table-cell table:number-columns-repeated="1001"/>
        </table:table-row>
        <table:table-row table:style-name="ro2">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Home Page</text:p>
          </table:table-cell>
          <table:table-cell table:style-name="ce9" table:formula="of:=COUNTA([Home_Page.A1:.A86])" office:value-type="float" office:value="57">
            <text:p>57</text:p>
          </table:table-cell>
          <table:table-cell table:style-name="ce9" table:formula="of:=COUNTIF([Home_Page.I1:.I118];&quot;PASS&quot;)" office:value-type="float" office:value="31">
            <text:p>31</text:p>
          </table:table-cell>
          <table:table-cell table:style-name="ce9" table:formula="of:=COUNTIF([Home_Page.I1:.I81];&quot;FAIL&quot;)" office:value-type="float" office:value="26">
            <text:p>26</text:p>
          </table:table-cell>
          <table:table-cell table:style-name="ce30" table:formula="of:=COUNTIF([Home_Page.J1:.J120];&quot;YES&quot;)" office:value-type="float" office:value="24">
            <text:p>24</text:p>
          </table:table-cell>
          <table:table-cell table:formula="of:=COUNTIF([Home_Page.R2:.R78];&quot;YES&quot;)" office:value-type="float" office:value="28">
            <text:p>28</text:p>
          </table:table-cell>
          <table:table-cell table:formula="of:=COUNTIF([Home_Page.R1:.R121];&quot;NO&quot;)" office:value-type="float" office:value="28">
            <text:p>28</text:p>
          </table:table-cell>
          <table:table-cell table:formula="of:=COUNTIF([Home_Page.S2:.S78];&quot;YES&quot;)" office:value-type="float" office:value="28">
            <text:p>28</text:p>
          </table:table-cell>
          <table:table-cell table:formula="of:=COUNTIF([Home_Page.S1:.S121];&quot;NO&quot;)" office:value-type="float" office:value="28">
            <text:p>28</text:p>
          </table:table-cell>
          <table:table-cell table:formula="of:=COUNTIF([Home_Page.T2:.T78];&quot;YES&quot;)" office:value-type="float" office:value="28">
            <text:p>28</text:p>
          </table:table-cell>
          <table:table-cell table:formula="of:=COUNTIF([Home_Page.T1:.T121];&quot;NO&quot;)" office:value-type="float" office:value="28">
            <text:p>28</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Channels_Admin.B2:.B150];&quot;L0&quot;)" office:value-type="float" office:value="12">
            <text:p>12</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Admin</text:p>
          </table:table-cell>
          <table:table-cell table:style-name="ce9" table:formula="of:=COUNTA([Channels_Admin.A2:.A93])" office:value-type="float" office:value="36">
            <text:p>36</text:p>
          </table:table-cell>
          <table:table-cell table:style-name="ce9" table:formula="of:=COUNTIF([Channels_Admin.I2:.I80];&quot;PASS&quot;)" office:value-type="float" office:value="27">
            <text:p>27</text:p>
          </table:table-cell>
          <table:table-cell table:style-name="ce9" table:formula="of:=COUNTIF([Channels_Admin.I2:.I80];&quot;FAIL&quot;)" office:value-type="float" office:value="9">
            <text:p>9</text:p>
          </table:table-cell>
          <table:table-cell table:style-name="ce30" table:formula="of:=COUNTIF([Channels_Admin.J1:.J120];&quot;YES&quot;)" office:value-type="float" office:value="23">
            <text:p>23</text:p>
          </table:table-cell>
          <table:table-cell table:formula="of:=COUNTIF([Channels_Admin.R2:.R78];&quot;YES&quot;)" office:value-type="float" office:value="25">
            <text:p>25</text:p>
          </table:table-cell>
          <table:table-cell table:formula="of:=COUNTIF([Channels_Admin.R1:.R121];&quot;NO&quot;)" office:value-type="float" office:value="11">
            <text:p>11</text:p>
          </table:table-cell>
          <table:table-cell table:formula="of:=COUNTIF([Channels_Admin.S2:.S78];&quot;YES&quot;)" office:value-type="float" office:value="25">
            <text:p>25</text:p>
          </table:table-cell>
          <table:table-cell table:formula="of:=COUNTIF([Channels_Admin.S1:.S121];&quot;NO&quot;)" office:value-type="float" office:value="11">
            <text:p>11</text:p>
          </table:table-cell>
          <table:table-cell table:formula="of:=COUNTIF([Channels_Admin.T2:.T78];&quot;YES&quot;)" office:value-type="float" office:value="24">
            <text:p>24</text:p>
          </table:table-cell>
          <table:table-cell table:formula="of:=COUNTIF([Channels_Admin.T1:.T121];&quot;NO&quot;)" office:value-type="float" office:value="12">
            <text:p>12</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Channels_Admin.B2:.B150];&quot;L1&quot;)" office:value-type="float" office:value="6">
            <text:p>6</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Display Control</text:p>
          </table:table-cell>
          <table:table-cell table:style-name="ce9" table:formula="of:=COUNTA([Display_Control.A2:.A33])" office:value-type="float" office:value="8">
            <text:p>8</text:p>
          </table:table-cell>
          <table:table-cell table:style-name="ce9" table:formula="of:=COUNTIF([Display_Control.I2:.I44];&quot;PASS&quot;)" office:value-type="float" office:value="7">
            <text:p>7</text:p>
          </table:table-cell>
          <table:table-cell table:style-name="ce9" table:formula="of:=COUNTIF([Display_Control.I2:.I38];&quot;FAIL&quot;)" office:value-type="float" office:value="1">
            <text:p>1</text:p>
          </table:table-cell>
          <table:table-cell table:style-name="ce30" table:formula="of:=COUNTIF([Display_Control.J1:.J120];&quot;YES&quot;)" office:value-type="float" office:value="7">
            <text:p>7</text:p>
          </table:table-cell>
          <table:table-cell table:formula="of:=COUNTIF([Display_Control.R2:.R78];&quot;YES&quot;)" office:value-type="float" office:value="7">
            <text:p>7</text:p>
          </table:table-cell>
          <table:table-cell table:formula="of:=COUNTIF([Display_Control.R1:.R121];&quot;NO&quot;)" office:value-type="float" office:value="1">
            <text:p>1</text:p>
          </table:table-cell>
          <table:table-cell table:formula="of:=COUNTIF([Display_Control.S2:.S78];&quot;YES&quot;)" office:value-type="float" office:value="7">
            <text:p>7</text:p>
          </table:table-cell>
          <table:table-cell table:formula="of:=COUNTIF([Display_Control.S1:.S121];&quot;NO&quot;)" office:value-type="float" office:value="1">
            <text:p>1</text:p>
          </table:table-cell>
          <table:table-cell table:formula="of:=COUNTIF([Display_Control.T2:.T78];&quot;YES&quot;)" office:value-type="float" office:value="7">
            <text:p>7</text:p>
          </table:table-cell>
          <table:table-cell table:formula="of:=COUNTIF([Display_Control.T1:.T121];&quot;NO&quot;)" office:value-type="float" office:value="1">
            <text:p>1</text:p>
          </table:table-cell>
          <table:table-cell table:number-columns-repeated="1001"/>
        </table:table-row>
        <table:table-row table:style-name="ro2">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Command</text:p>
          </table:table-cell>
          <table:table-cell table:style-name="ce9" table:formula="of:=COUNTA([Channels_Command_Execution.A2:.A69])" office:value-type="float" office:value="40">
            <text:p>40</text:p>
          </table:table-cell>
          <table:table-cell table:style-name="ce9" table:formula="of:=COUNTIF([Channels_Command_Execution.I1:.I87];&quot;PASS&quot;)" office:value-type="float" office:value="35">
            <text:p>35</text:p>
          </table:table-cell>
          <table:table-cell table:style-name="ce9" table:formula="of:=COUNTIF([Channels_Command_Execution.I1:.I81];&quot;FAIL&quot;)" office:value-type="float" office:value="5">
            <text:p>5</text:p>
          </table:table-cell>
          <table:table-cell table:style-name="ce30" table:formula="of:=COUNTIF([Channels_Command_Execution.J1:.J84];&quot;YES&quot;)" office:value-type="float" office:value="29">
            <text:p>29</text:p>
          </table:table-cell>
          <table:table-cell table:formula="of:=COUNTIF([Channels_Command_Execution.R2:.R78];&quot;YES&quot;)" office:value-type="float" office:value="28">
            <text:p>28</text:p>
          </table:table-cell>
          <table:table-cell table:formula="of:=COUNTIF([Channels_Command_Execution.R1:.R121];&quot;NO&quot;)" office:value-type="float" office:value="12">
            <text:p>12</text:p>
          </table:table-cell>
          <table:table-cell table:formula="of:=COUNTIF([Channels_Command_Execution.S2:.S78];&quot;YES&quot;)" office:value-type="float" office:value="28">
            <text:p>28</text:p>
          </table:table-cell>
          <table:table-cell table:formula="of:=COUNTIF([Channels_Command_Execution.S1:.S121];&quot;NO&quot;)" office:value-type="float" office:value="12">
            <text:p>12</text:p>
          </table:table-cell>
          <table:table-cell table:formula="of:=COUNTIF([Channels_Command_Execution.T2:.T78];&quot;YES&quot;)" office:value-type="float" office:value="28">
            <text:p>28</text:p>
          </table:table-cell>
          <table:table-cell table:formula="of:=COUNTIF([Channels_Command_Execution.T1:.T121];&quot;NO&quot;)" office:value-type="float" office:value="12">
            <text:p>12</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ollaboration Panel</text:p>
          </table:table-cell>
          <table:table-cell table:style-name="ce9" table:formula="of:=COUNTA([Collaboration_Panel.A2:.A54])" office:value-type="float" office:value="27">
            <text:p>27</text:p>
          </table:table-cell>
          <table:table-cell table:style-name="ce9" table:formula="of:=COUNTIF([Collaboration_Panel.I2:.I66];&quot;PASS&quot;)" office:value-type="float" office:value="20">
            <text:p>20</text:p>
          </table:table-cell>
          <table:table-cell table:style-name="ce9" table:formula="of:=COUNTIF([Collaboration_Panel.I2:.I49];&quot;FAIL&quot;)" office:value-type="float" office:value="7">
            <text:p>7</text:p>
          </table:table-cell>
          <table:table-cell table:style-name="ce30" table:formula="of:=COUNTIF([Collaboration_Panel.J1:.J84];&quot;YES&quot;)" office:value-type="float" office:value="12">
            <text:p>12</text:p>
          </table:table-cell>
          <table:table-cell table:formula="of:=COUNTIF([Collaboration_Panel.R2:.R78];&quot;YES&quot;)" office:value-type="float" office:value="20">
            <text:p>20</text:p>
          </table:table-cell>
          <table:table-cell table:formula="of:=COUNTIF([Collaboration_Panel.R1:.R121];&quot;NO&quot;)" office:value-type="float" office:value="7">
            <text:p>7</text:p>
          </table:table-cell>
          <table:table-cell table:formula="of:=COUNTIF([Collaboration_Panel.S2:.S78];&quot;YES&quot;)" office:value-type="float" office:value="20">
            <text:p>20</text:p>
          </table:table-cell>
          <table:table-cell table:formula="of:=COUNTIF([Collaboration_Panel.S1:.S121];&quot;NO&quot;)" office:value-type="float" office:value="7">
            <text:p>7</text:p>
          </table:table-cell>
          <table:table-cell table:formula="of:=COUNTIF([Collaboration_Panel.T2:.T78];&quot;YES&quot;)" office:value-type="float" office:value="20">
            <text:p>20</text:p>
          </table:table-cell>
          <table:table-cell table:formula="of:=COUNTIF([Collaboration_Panel.T1:.T121];&quot;NO&quot;)" office:value-type="float" office:value="7">
            <text:p>7</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Plan and Segment Bar</text:p>
          </table:table-cell>
          <table:table-cell table:style-name="ce9" table:formula="of:=COUNTA([Plan_and_Segment_Bar.A2:.A168])" office:value-type="float" office:value="146">
            <text:p>146</text:p>
          </table:table-cell>
          <table:table-cell table:style-name="ce9" table:formula="of:=COUNTIF([Plan_and_Segment_Bar.I2:.I154];&quot;PASS&quot;)" office:value-type="float" office:value="118">
            <text:p>118</text:p>
          </table:table-cell>
          <table:table-cell table:style-name="ce9" table:formula="of:=COUNTIF([Plan_and_Segment_Bar.I1:.I196];&quot;FAIL&quot;)" office:value-type="float" office:value="11">
            <text:p>11</text:p>
          </table:table-cell>
          <table:table-cell table:style-name="ce30" table:formula="of:=COUNTIF([Plan_and_Segment_Bar.J1:.J84];&quot;YES&quot;)" office:value-type="float" office:value="36">
            <text:p>36</text:p>
          </table:table-cell>
          <table:table-cell table:formula="of:=COUNTIF([Plan_and_Segment_Bar.R1:.R174];&quot;YES&quot;)" office:value-type="float" office:value="111">
            <text:p>111</text:p>
          </table:table-cell>
          <table:table-cell table:formula="of:=COUNTIF([Plan_and_Segment_Bar.R1:.R192];&quot;NO&quot;)" office:value-type="float" office:value="11">
            <text:p>11</text:p>
          </table:table-cell>
          <table:table-cell table:formula="of:=COUNTIF([Plan_and_Segment_Bar.S1:.S174];&quot;YES&quot;)" office:value-type="float" office:value="111">
            <text:p>111</text:p>
          </table:table-cell>
          <table:table-cell table:formula="of:=COUNTIF([Plan_and_Segment_Bar.S1:.S192];&quot;NO&quot;)" office:value-type="float" office:value="11">
            <text:p>11</text:p>
          </table:table-cell>
          <table:table-cell table:formula="of:=COUNTIF([Plan_and_Segment_Bar.T1:.T174];&quot;YES&quot;)" office:value-type="float" office:value="111">
            <text:p>111</text:p>
          </table:table-cell>
          <table:table-cell table:formula="of:=COUNTIF([Plan_and_Segment_Bar.T1:.T192];&quot;NO&quot;)" office:value-type="float" office:value="11">
            <text:p>11</text:p>
          </table:table-cell>
          <table:table-cell table:number-columns-repeated="1001"/>
        </table:table-row>
        <table:table-row table:style-name="ro2">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Task and Flow Panel</text:p>
          </table:table-cell>
          <table:table-cell table:style-name="ce9" table:formula="of:=COUNTA([Task_and_Flow_Panel.A2:.A159])" office:value-type="float" office:value="111">
            <text:p>111</text:p>
          </table:table-cell>
          <table:table-cell table:style-name="ce9" table:formula="of:=COUNTIF([Task_and_Flow_Panel.I2:.I158];&quot;PASS&quot;)" office:value-type="float" office:value="97">
            <text:p>97</text:p>
          </table:table-cell>
          <table:table-cell table:style-name="ce9" table:formula="of:=COUNTIF([Task_and_Flow_Panel.I1:.I183];&quot;FAIL&quot;)" office:value-type="float" office:value="14">
            <text:p>14</text:p>
          </table:table-cell>
          <table:table-cell table:style-name="ce30" table:formula="of:=COUNTIF([Task_and_Flow_Panel.J1:.J84];&quot;YES&quot;)" office:value-type="float" office:value="70">
            <text:p>70</text:p>
          </table:table-cell>
          <table:table-cell table:formula="of:=COUNTIF([Task_and_Flow_Panel.R2:.R171];&quot;YES&quot;)" office:value-type="float" office:value="97">
            <text:p>97</text:p>
          </table:table-cell>
          <table:table-cell table:formula="of:=COUNTIF([Task_and_Flow_Panel.R1:.R150];&quot;NO&quot;)" office:value-type="float" office:value="14">
            <text:p>14</text:p>
          </table:table-cell>
          <table:table-cell table:formula="of:=COUNTIF([Task_and_Flow_Panel.S2:.S171];&quot;YES&quot;)" office:value-type="float" office:value="97">
            <text:p>97</text:p>
          </table:table-cell>
          <table:table-cell table:formula="of:=COUNTIF([Task_and_Flow_Panel.S1:.S150];&quot;NO&quot;)" office:value-type="float" office:value="14">
            <text:p>14</text:p>
          </table:table-cell>
          <table:table-cell table:formula="of:=COUNTIF([Task_and_Flow_Panel.T2:.T171];&quot;YES&quot;)" office:value-type="float" office:value="97">
            <text:p>97</text:p>
          </table:table-cell>
          <table:table-cell table:formula="of:=COUNTIF([Task_and_Flow_Panel.T1:.T150];&quot;NO&quot;)" office:value-type="float" office:value="14">
            <text:p>14</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Display_Control.B2:.B150];&quot;L0&quot;)" office:value-type="float" office:value="8">
            <text:p>8</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Entities</text:p>
          </table:table-cell>
          <table:table-cell table:style-name="ce9" table:formula="of:=COUNTA([Entities.A2:.A256])" office:value-type="float" office:value="198">
            <text:p>198</text:p>
          </table:table-cell>
          <table:table-cell table:style-name="ce9" table:formula="of:=COUNTIF([Entities.I2:.I250];&quot;PASS&quot;)" office:value-type="float" office:value="164">
            <text:p>164</text:p>
          </table:table-cell>
          <table:table-cell table:style-name="ce9" table:formula="of:=COUNTIF([Entities.I1:.I253];&quot;FAIL&quot;)" office:value-type="float" office:value="34">
            <text:p>34</text:p>
          </table:table-cell>
          <table:table-cell table:style-name="ce31" table:formula="of:=COUNTIF([Entities.J1:.J84];&quot;YES&quot;)" office:value-type="float" office:value="63">
            <text:p>63</text:p>
          </table:table-cell>
          <table:table-cell table:formula="of:=COUNTIF([Entities.M1:.M252];&quot;YES&quot;)" office:value-type="float" office:value="164">
            <text:p>164</text:p>
          </table:table-cell>
          <table:table-cell table:formula="of:=COUNTIF([Entities.M1:.M308];&quot;NO&quot;)" office:value-type="float" office:value="34">
            <text:p>34</text:p>
          </table:table-cell>
          <table:table-cell table:formula="of:=COUNTIF([Entities.N1:.N252];&quot;YES&quot;)" office:value-type="float" office:value="164">
            <text:p>164</text:p>
          </table:table-cell>
          <table:table-cell table:formula="of:=COUNTIF([Entities.N1:.N308];&quot;NO&quot;)" office:value-type="float" office:value="34">
            <text:p>34</text:p>
          </table:table-cell>
          <table:table-cell table:formula="of:=COUNTIF([Entities.O1:.O252];&quot;YES&quot;)" office:value-type="float" office:value="164">
            <text:p>164</text:p>
          </table:table-cell>
          <table:table-cell table:formula="of:=COUNTIF([Entities.O1:.O308];&quot;NO&quot;)" office:value-type="float" office:value="34">
            <text:p>34</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Information Flow Map</text:p>
          </table:table-cell>
          <table:table-cell table:style-name="ce9" table:formula="of:=COUNTA([Information_Flow_Map.A2:.A42])" office:value-type="float" office:value="10">
            <text:p>10</text:p>
          </table:table-cell>
          <table:table-cell table:style-name="ce9" table:formula="of:=COUNTIF([Information_Flow_Map.I2:.I39];&quot;PASS&quot;)" office:value-type="float" office:value="10">
            <text:p>10</text:p>
          </table:table-cell>
          <table:table-cell table:style-name="ce9" table:formula="of:=COUNTIF([Information_Flow_Map.I1:.I82];&quot;FAIL&quot;)" office:value-type="float" office:value="0">
            <text:p>0</text:p>
          </table:table-cell>
          <table:table-cell table:style-name="ce30" table:formula="of:=COUNTIF([Information_Flow_Map.J1:.J84];&quot;YES&quot;)" office:value-type="float" office:value="0">
            <text:p>0</text:p>
          </table:table-cell>
          <table:table-cell table:formula="of:=COUNTIF([Information_Flow_Map.R2:.R78];&quot;YES&quot;)" office:value-type="float" office:value="10">
            <text:p>10</text:p>
          </table:table-cell>
          <table:table-cell table:formula="of:=COUNTIF([Information_Flow_Map.R1:.R121];&quot;NO&quot;)" office:value-type="float" office:value="0">
            <text:p>0</text:p>
          </table:table-cell>
          <table:table-cell table:formula="of:=COUNTIF([Information_Flow_Map.S2:.S78];&quot;YES&quot;)" office:value-type="float" office:value="10">
            <text:p>10</text:p>
          </table:table-cell>
          <table:table-cell table:formula="of:=COUNTIF([Information_Flow_Map.S1:.S121];&quot;NO&quot;)" office:value-type="float" office:value="0">
            <text:p>0</text:p>
          </table:table-cell>
          <table:table-cell table:formula="of:=COUNTIF([Information_Flow_Map.T2:.T78];&quot;YES&quot;)" office:value-type="float" office:value="10">
            <text:p>10</text:p>
          </table:table-cell>
          <table:table-cell table:formula="of:=COUNTIF([Information_Flow_Map.T1:.T121];&quot;NO&quot;)" office:value-type="float" office:value="0">
            <text:p>0</text:p>
          </table:table-cell>
          <table:table-cell table:number-columns-repeated="1001"/>
        </table:table-row>
        <table:table-row table:style-name="ro3">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3" office:value-type="string">
            <text:p>Information Sharing Guidelines for all Participants( Admin &amp; Planner )</text:p>
          </table:table-cell>
          <table:table-cell table:style-name="ce9" table:formula="of:=COUNTA([Information_Sharing_Guidelines_to_all_Participants.A2:.A32])" office:value-type="float" office:value="14">
            <text:p>14</text:p>
          </table:table-cell>
          <table:table-cell table:style-name="ce9" table:formula="of:=COUNTIF([Information_Sharing_Guidelines_to_all_Participants.I2:.I40];&quot;PASS&quot;)" office:value-type="float" office:value="12">
            <text:p>12</text:p>
          </table:table-cell>
          <table:table-cell table:style-name="ce9" table:formula="of:=COUNTIF([Information_Sharing_Guidelines_to_all_Participants.I1:.I64];&quot;FAIL&quot;)" office:value-type="float" office:value="2">
            <text:p>2</text:p>
          </table:table-cell>
          <table:table-cell table:style-name="ce30" table:formula="of:=COUNTIF([Information_Sharing_Guidelines_to_all_Participants.J1:.J84];&quot;YES&quot;)" office:value-type="float" office:value="3">
            <text:p>3</text:p>
          </table:table-cell>
          <table:table-cell table:formula="of:=COUNTIF([Information_Sharing_Guidelines_to_all_Participants.N2:.N13];&quot;YES&quot;)" office:value-type="float" office:value="11">
            <text:p>11</text:p>
          </table:table-cell>
          <table:table-cell table:formula="of:=COUNTIF([Information_Sharing_Guidelines_to_all_Participants.N1:.N70];&quot;NO&quot;)" office:value-type="float" office:value="1">
            <text:p>1</text:p>
          </table:table-cell>
          <table:table-cell table:formula="of:=COUNTIF([Information_Sharing_Guidelines_to_all_Participants.O2:.O13];&quot;YES&quot;)" office:value-type="float" office:value="11">
            <text:p>11</text:p>
          </table:table-cell>
          <table:table-cell table:formula="of:=COUNTIF([Information_Sharing_Guidelines_to_all_Participants.O1:.O70];&quot;NO&quot;)" office:value-type="float" office:value="1">
            <text:p>1</text:p>
          </table:table-cell>
          <table:table-cell table:formula="of:=COUNTIF([Information_Sharing_Guidelines_to_all_Participants.P2:.P13];&quot;YES&quot;)" office:value-type="float" office:value="11">
            <text:p>11</text:p>
          </table:table-cell>
          <table:table-cell table:formula="of:=COUNTIF([Information_Sharing_Guidelines_to_all_Participants.P1:.P70];&quot;NO&quot;)" office:value-type="float" office:value="1">
            <text:p>1</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Assignments &amp; Commitments</text:p>
          </table:table-cell>
          <table:table-cell table:style-name="ce9" table:formula="of:=COUNTA([Assignments_And_Commitments.A2:.A40])" office:value-type="float" office:value="9">
            <text:p>9</text:p>
          </table:table-cell>
          <table:table-cell table:style-name="ce9" table:formula="of:=COUNTIF([Assignments_And_Commitments.I2:.I41];&quot;PASS&quot;)" office:value-type="float" office:value="7">
            <text:p>7</text:p>
          </table:table-cell>
          <table:table-cell table:style-name="ce9" table:formula="of:=COUNTIF([Assignments_And_Commitments.I1:.I55];&quot;FAIL&quot;)" office:value-type="float" office:value="2">
            <text:p>2</text:p>
          </table:table-cell>
          <table:table-cell table:style-name="ce30" table:formula="of:=COUNTIF([Assignments_And_Commitments.J1:.J84];&quot;YES&quot;)" office:value-type="float" office:value="0">
            <text:p>0</text:p>
          </table:table-cell>
          <table:table-cell table:formula="of:=COUNTIF([Assignments_And_Commitments.N1:.N56];&quot;YES&quot;)" office:value-type="float" office:value="7">
            <text:p>7</text:p>
          </table:table-cell>
          <table:table-cell table:formula="of:=COUNTIF([Assignments_And_Commitments.N1:.N188];&quot;NO&quot;)" office:value-type="float" office:value="2">
            <text:p>2</text:p>
          </table:table-cell>
          <table:table-cell table:formula="of:=COUNTIF([Assignments_And_Commitments.O1:.O56];&quot;YES&quot;)" office:value-type="float" office:value="7">
            <text:p>7</text:p>
          </table:table-cell>
          <table:table-cell table:formula="of:=COUNTIF([Assignments_And_Commitments.O1:.O188];&quot;NO&quot;)" office:value-type="float" office:value="2">
            <text:p>2</text:p>
          </table:table-cell>
          <table:table-cell table:formula="of:=COUNTIF([Assignments_And_Commitments.P1:.P56];&quot;YES&quot;)" office:value-type="float" office:value="7">
            <text:p>7</text:p>
          </table:table-cell>
          <table:table-cell table:formula="of:=COUNTIF([Assignments_And_Commitments.P1:.P188];&quot;NO&quot;)" office:value-type="float" office:value="2">
            <text:p>2</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Lock Functionality</text:p>
          </table:table-cell>
          <table:table-cell table:style-name="ce9" table:formula="of:=COUNTA([Lock_functionality.A2:.A45])" office:value-type="float" office:value="14">
            <text:p>14</text:p>
          </table:table-cell>
          <table:table-cell table:style-name="ce27" table:formula="of:=COUNTIF([Lock_functionality.I2:.I43];&quot;PASS&quot;)" office:value-type="float" office:value="14">
            <text:p>14</text:p>
          </table:table-cell>
          <table:table-cell table:style-name="ce27" table:formula="of:=COUNTIF([Lock_functionality.I1:.I83];&quot;FAIL&quot;)" office:value-type="float" office:value="0">
            <text:p>0</text:p>
          </table:table-cell>
          <table:table-cell table:style-name="ce30" table:formula="of:=COUNTIF([Lock_functionality.J1:.J84];&quot;YES&quot;)" office:value-type="float" office:value="0">
            <text:p>0</text:p>
          </table:table-cell>
          <table:table-cell table:formula="of:=COUNTIF([Lock_functionality.R2:.R78];&quot;YES&quot;)" office:value-type="float" office:value="14">
            <text:p>14</text:p>
          </table:table-cell>
          <table:table-cell table:formula="of:=COUNTIF([Lock_functionality.R1:.R121];&quot;NO&quot;)" office:value-type="float" office:value="0">
            <text:p>0</text:p>
          </table:table-cell>
          <table:table-cell table:formula="of:=COUNTIF([Lock_functionality.S2:.S78];&quot;YES&quot;)" office:value-type="float" office:value="14">
            <text:p>14</text:p>
          </table:table-cell>
          <table:table-cell table:formula="of:=COUNTIF([Lock_functionality.S1:.S121];&quot;NO&quot;)" office:value-type="float" office:value="0">
            <text:p>0</text:p>
          </table:table-cell>
          <table:table-cell table:formula="of:=COUNTIF([Lock_functionality.T2:.T78];&quot;YES&quot;)" office:value-type="float" office:value="14">
            <text:p>14</text:p>
          </table:table-cell>
          <table:table-cell table:formula="of:=COUNTIF([Lock_functionality.T1:.T121];&quot;NO&quot;)" office:value-type="float" office:value="0">
            <text:p>0</text:p>
          </table:table-cell>
          <table:table-cell table:number-columns-repeated="1001"/>
        </table:table-row>
        <table:table-row table:style-name="ro2">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My Information Sharing Guidelines ( User )</text:p>
          </table:table-cell>
          <table:table-cell table:style-name="ce9" table:formula="of:=COUNTA(['My_Information_Sharing_Guidelines(User)'.A3:.A27])" office:value-type="float" office:value="5">
            <text:p>5</text:p>
          </table:table-cell>
          <table:table-cell table:style-name="ce9" table:formula="of:=COUNTIF(['My_Information_Sharing_Guidelines(User)'.I3:.I32];&quot;PASS&quot;)" office:value-type="float" office:value="5">
            <text:p>5</text:p>
          </table:table-cell>
          <table:table-cell table:style-name="ce9" table:formula="of:=COUNTIF(['My_Information_Sharing_Guidelines(User)'.I1:.I65];&quot;FAIL&quot;)" office:value-type="float" office:value="0">
            <text:p>0</text:p>
          </table:table-cell>
          <table:table-cell table:style-name="ce30" table:formula="of:=COUNTIF(['My_Information_Sharing_Guidelines(User)'.J3:.J35];&quot;YES&quot;)" office:value-type="float" office:value="4">
            <text:p>4</text:p>
          </table:table-cell>
          <table:table-cell table:formula="of:=COUNTIF(['My_Information_Sharing_Guidelines(User)'.R1:.R50];&quot;YES&quot;)" office:value-type="float" office:value="5">
            <text:p>5</text:p>
          </table:table-cell>
          <table:table-cell table:formula="of:=COUNTIF(['My_Information_Sharing_Guidelines(User)'.R1:.R31];&quot;NO&quot;)" office:value-type="float" office:value="0">
            <text:p>0</text:p>
          </table:table-cell>
          <table:table-cell table:formula="of:=COUNTIF(['My_Information_Sharing_Guidelines(User)'.S1:.S50];&quot;YES&quot;)" office:value-type="float" office:value="5">
            <text:p>5</text:p>
          </table:table-cell>
          <table:table-cell table:formula="of:=COUNTIF(['My_Information_Sharing_Guidelines(User)'.S1:.S31];&quot;NO&quot;)" office:value-type="float" office:value="0">
            <text:p>0</text:p>
          </table:table-cell>
          <table:table-cell table:formula="of:=COUNTIF(['My_Information_Sharing_Guidelines(User)'.T1:.T50];&quot;YES&quot;)" office:value-type="float" office:value="5">
            <text:p>5</text:p>
          </table:table-cell>
          <table:table-cell table:formula="of:=COUNTIF(['My_Information_Sharing_Guidelines(User)'.T1:.T31];&quot;NO&quot;)" office:value-type="float" office:value="0">
            <text:p>0</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Channels_Command_Execution.B2:.B158];&quot;L0&quot;)" office:value-type="float" office:value="30">
            <text:p>30</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Issue Summary Report</text:p>
          </table:table-cell>
          <table:table-cell table:style-name="ce9" table:formula="of:=COUNTA([Issue_Summary_Report.A2:.A35])" office:value-type="float" office:value="3">
            <text:p>3</text:p>
          </table:table-cell>
          <table:table-cell table:style-name="ce9" table:formula="of:=COUNTIF([Issue_Summary_Report.I2:.I33];&quot;PASS&quot;)" office:value-type="float" office:value="3">
            <text:p>3</text:p>
          </table:table-cell>
          <table:table-cell table:style-name="ce9" table:formula="of:=COUNTIF([Issue_Summary_Report.I1:.I30];&quot;FAIL&quot;)" office:value-type="float" office:value="0">
            <text:p>0</text:p>
          </table:table-cell>
          <table:table-cell table:style-name="ce30" table:formula="of:=COUNTIF([Issue_Summary_Report.J1:.J84];&quot;YES&quot;)" office:value-type="float" office:value="3">
            <text:p>3</text:p>
          </table:table-cell>
          <table:table-cell table:formula="of:=COUNTIF([Issue_Summary_Report.R2:.R78];&quot;YES&quot;)" office:value-type="float" office:value="3">
            <text:p>3</text:p>
          </table:table-cell>
          <table:table-cell table:formula="of:=COUNTIF([Issue_Summary_Report.R1:.R121];&quot;NO&quot;)" office:value-type="float" office:value="0">
            <text:p>0</text:p>
          </table:table-cell>
          <table:table-cell table:formula="of:=COUNTIF([Issue_Summary_Report.S2:.S78];&quot;YES&quot;)" office:value-type="float" office:value="3">
            <text:p>3</text:p>
          </table:table-cell>
          <table:table-cell table:formula="of:=COUNTIF([Issue_Summary_Report.S1:.S121];&quot;NO&quot;)" office:value-type="float" office:value="0">
            <text:p>0</text:p>
          </table:table-cell>
          <table:table-cell table:formula="of:=COUNTIF([Issue_Summary_Report.T2:.T78];&quot;YES&quot;)" office:value-type="float" office:value="3">
            <text:p>3</text:p>
          </table:table-cell>
          <table:table-cell table:formula="of:=COUNTIF([Issue_Summary_Report.T1:.T121];&quot;NO&quot;)" office:value-type="float" office:value="0">
            <text:p>0</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Channels_Command_Execution.B2:.B158];&quot;L1&quot;)"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 office:value-type="string">
            <text:p>Survey And Questionnaire</text:p>
          </table:table-cell>
          <table:table-cell table:style-name="Default" table:number-columns-repeated="10"/>
          <table:table-cell table:number-columns-repeated="1001"/>
        </table:table-row>
        <table:table-row table:style-name="ro2">
          <table:table-cell/>
          <table:table-cell table:style-name="ce2" table:number-columns-repeated="2"/>
          <table:table-cell table:style-name="ce2" office:value-type="string">
            <text:p>L2</text:p>
          </table:table-cell>
          <table:table-cell table:style-name="ce9" table:formula="of:=COUNTIF([Channels_Command_Execution.B2:.B158];&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4" office:value-type="string">
            <text:p>Total</text:p>
          </table:table-cell>
          <table:table-cell table:style-name="ce26" table:formula="of:=SUM([.N16:.N30])" office:value-type="float" office:value="703">
            <text:p>703</text:p>
          </table:table-cell>
          <table:table-cell table:style-name="ce26" table:formula="of:=SUM([.O16:.O30])" office:value-type="float" office:value="568">
            <text:p>568</text:p>
          </table:table-cell>
          <table:table-cell table:style-name="ce26" table:formula="of:=SUM([.P16:.P30])" office:value-type="float" office:value="118">
            <text:p>118</text:p>
          </table:table-cell>
          <table:table-cell table:style-name="ce32" table:formula="of:=SUM([.Q16:.Q30])" office:value-type="float" office:value="285">
            <text:p>285</text:p>
          </table:table-cell>
          <table:table-cell table:style-name="ce35" table:formula="of:=SUM([.R16:.R30])" office:value-type="float" office:value="548">
            <text:p>548</text:p>
          </table:table-cell>
          <table:table-cell table:style-name="ce35" table:formula="of:=SUM([.S16:.S30])" office:value-type="float" office:value="128">
            <text:p>128</text:p>
          </table:table-cell>
          <table:table-cell table:style-name="ce35" table:formula="of:=SUM([.T16:.T30])" office:value-type="float" office:value="547">
            <text:p>547</text:p>
          </table:table-cell>
          <table:table-cell table:style-name="ce35" table:formula="of:=SUM([.U16:.U30])" office:value-type="float" office:value="129">
            <text:p>129</text:p>
          </table:table-cell>
          <table:table-cell table:style-name="ce35" table:formula="of:=SUM([.V16:.V30])" office:value-type="float" office:value="546">
            <text:p>546</text:p>
          </table:table-cell>
          <table:table-cell table:style-name="ce35" table:formula="of:=SUM([.W16:.W30])" office:value-type="float" office:value="130">
            <text:p>130</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Channels_Command_Execution.B2:.B15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hannels_Command_Execution.B2:.B15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Plan_and_Segment_Bar.B2:.B180];&quot;L0&quot;)" office:value-type="float" office:value="81">
            <text:p>81</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Plan_and_Segment_Bar.B2:.B180];&quot;L1&quot;)" office:value-type="float" office:value="38">
            <text:p>38</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Plan_and_Segment_Bar.B2:.B180];&quot;L2&quot;)" office:value-type="float" office:value="4">
            <text:p>4</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Plan_and_Segment_Bar.B2:.B18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Plan_and_Segment_Bar.B2:.B18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Task_and_Flow_Panel.B2:.B156];&quot;L0&quot;)" office:value-type="float" office:value="11">
            <text:p>11</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Task_and_Flow_Panel.B2:.B156];&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Task_and_Flow_Panel.B2:.B156];&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Task_and_Flow_Panel.B2:.B1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Task_and_Flow_Panel.B2:.B156];&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Entities.B2:.B303];&quot;L0&quot;)" office:value-type="float" office:value="29">
            <text:p>29</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Entities.B2:.B303];&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Entities.B2:.B303];&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Entities.B2:.B303];&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Entities.B2:.B303];&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Flow_Map.B2:.B299];&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Flow_Map.B2:.B299];&quot;L1&quot;)"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Flow_Map.B2:.B299];&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Flow_Map.B2:.B299];&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Flow_Map.B2:.B299];&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Sharing_Guidelines_t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Sharing_Guidelines_to_all_Participants.B2:.B300];&quot;L1&quot;)"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Sharing_Guidelines_t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Sharing_Guidelines_t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Sharing_Guidelines_t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Assignments_And_Commitments.B2:.B296];&quot;L0&quot;)" office:value-type="float" office:value="6">
            <text:p>6</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Assignments_And_Commitments.B2:.B296];&quot;L1&quot;)" office:value-type="float" office:value="2">
            <text:p>2</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Assignments_And_Commitments.B2:.B296];&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Assignments_And_Commitments.B2:.B29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Assignments_And_Commitments.B2:.B29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4">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2">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My_Information_Sharing_Guidelines(User)'.B3:.B301];&quot;L0&quot;)" office:value-type="float" office:value="5">
            <text:p>5</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My_Information_Sharing_Guidelines(User)'.B3:.B301];&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My_Information_Sharing_Guidelines(User)'.B3:.B301];&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My_Information_Sharing_Guidelines(User)'.B3:.B301];&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My_Information_Sharing_Guidelines(User)'.B3:.B301];&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number-columns-repeated="8"/>
          <table:table-cell table:number-columns-repeated="1015"/>
        </table:table-row>
        <table:table-row table:style-name="ro1">
          <table:table-cell table:number-columns-repeated="3"/>
          <table:table-cell table:style-name="ce6" office:value-type="string">
            <text:p>Total </text:p>
          </table:table-cell>
          <table:table-cell table:style-name="ce11" table:formula="of:=SUM([.E6:.E94])" office:value-type="float" office:value="660">
            <text:p>660</text:p>
          </table:table-cell>
          <table:table-cell table:number-columns-repeated="1019"/>
        </table:table-row>
        <table:table-row table:style-name="ro1">
          <table:table-cell table:number-columns-repeated="3"/>
          <table:table-cell table:style-name="ce6"/>
          <table:table-cell table:style-name="ce11"/>
          <table:table-cell table:number-columns-repeated="1019"/>
        </table:table-row>
        <table:table-row table:style-name="ro1">
          <table:table-cell table:number-columns-repeated="3"/>
          <table:table-cell table:style-name="ce6" office:value-type="string">
            <text:p>L0</text:p>
          </table:table-cell>
          <table:table-cell table:style-name="ce11" table:formula="of:=SUM([.E6];[.E12];[.E18];[.E24];[.E30];[.E36];[.E42];[.E48];[.E54];[.E60];[.E66];[.E72];[.E78];[.E84];[.E90])" office:value-type="float" office:value="247">
            <text:p>247</text:p>
          </table:table-cell>
          <table:table-cell table:number-columns-repeated="1019"/>
        </table:table-row>
        <table:table-row table:style-name="ro1">
          <table:table-cell table:number-columns-repeated="3"/>
          <table:table-cell table:style-name="ce6" office:value-type="string">
            <text:p>L1</text:p>
          </table:table-cell>
          <table:table-cell table:style-name="ce11" table:formula="of:=SUM([.E7];[.E13];[.E19];[.E25];[.E31];[.E37];[.E43];[.E49];[.E55];[.E61];[.E67];[.E73];[.E79];[.E85];[.E91])" office:value-type="float" office:value="332">
            <text:p>332</text:p>
          </table:table-cell>
          <table:table-cell table:number-columns-repeated="1019"/>
        </table:table-row>
        <table:table-row table:style-name="ro1">
          <table:table-cell table:number-columns-repeated="3"/>
          <table:table-cell table:style-name="ce6" office:value-type="string">
            <text:p>L2</text:p>
          </table:table-cell>
          <table:table-cell table:style-name="ce11" table:formula="of:=SUM([.E8];[.E14];[.E20];[.E26];[.E32];[.E38];[.E44];[.E50];[.E56];[.E62];[.E68];[.E74];[.E80];[.E86];[.E92])" office:value-type="float" office:value="74">
            <text:p>74</text:p>
          </table:table-cell>
          <table:table-cell table:number-columns-repeated="1019"/>
        </table:table-row>
        <table:table-row table:style-name="ro1">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6" office:value-type="string">
            <text:p>L4</text:p>
          </table:table-cell>
          <table:table-cell table:style-name="ce11" table:formula="of:=SUM([.E10];[.E16];[.E22];[.E28];[.E34];[.E40];[.E46];[.E52];[.E58];[.E64];[.E70];[.E76];[.E82];[.E88];[.E94])" office:value-type="float" office:value="7">
            <text:p>7</text:p>
          </table:table-cell>
          <table:table-cell table:number-columns-repeated="1019"/>
        </table:table-row>
        <table:table-row table:style-name="ro1">
          <table:table-cell table:number-columns-repeated="4"/>
          <table:table-cell table:style-name="ce11" table:formula="of:=SUM([.E98:.E102])" office:value-type="float" office:value="660">
            <text:p>660</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4"/>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visibility="collapse" table:default-cell-style-name="ce37"/>
        <table:table-column table:style-name="co20" table:visibility="collapse" table:default-cell-style-name="ce1"/>
        <table:table-column table:style-name="co21" table:visibility="collapse" table:default-cell-style-name="ce1"/>
        <table:table-column table:style-name="co18" table:visibility="collapse" table:default-cell-style-name="ce1"/>
        <table:table-column table:style-name="co1" table:visibility="collapse"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43"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55"/>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May 2, 2012</text:p>
            <text:p>REVISION: 3955</text:p>
            <text:p>BROWSER: Chrome</text:p>
          </table:table-cell>
          <table:table-cell table:style-name="ce55" table:number-columns-repeated="1001"/>
          <table:table-cell table:style-name="ce56" table:number-columns-repeated="3"/>
        </table:table-row>
        <table:table-row table:style-name="ro6">
          <table:table-cell table:style-name="ce37" office:value-type="string">
            <text:p>CL001_LoginPage</text:p>
          </table:table-cell>
          <table:table-cell table:style-name="ce37" office:value-type="string">
            <text:p>L0</text:p>
          </table:table-cell>
          <table:table-cell table:style-name="ce37" office:value-type="string">
            <text:p>Channels Login Page Title</text:p>
          </table:table-cell>
          <table:table-cell table:style-name="ce37"/>
          <table:table-cell office:value-type="string">
            <text:p>1. Enter URL-http://192.168.4.127:8081/channels/login.html</text:p>
          </table:table-cell>
          <table:table-cell table:style-name="ce37"/>
          <table:table-cell table:style-name="ce37" office:value-type="string">
            <text:p>1. Verify that login page render with <text:s/>title "Channels Information Sharing Planning"</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57" table:number-columns-repeated="3"/>
        </table:table-row>
        <table:table-row table:style-name="ro7">
          <table:table-cell table:style-name="ce38" office:value-type="string">
            <text:p>CL002_ValidUserName</text:p>
          </table:table-cell>
          <table:table-cell table:style-name="ce38" office:value-type="string">
            <text:p>L1</text:p>
          </table:table-cell>
          <table:table-cell table:style-name="ce38" office:value-type="string">
            <text:p>Login to Channels with Valid Username &amp; password at First Attempt</text:p>
          </table:table-cell>
          <table:table-cell table:style-name="ce38"/>
          <table:table-cell table:style-name="ce45" office:value-type="string">
            <text:p>1. Enter URL-http://192.168.4.127:8081/channels/login.html</text:p>
            <text:p>2. Enter Valid Username &amp; Password</text:p>
            <text:p>3. Click on 'Sign In' Button</text:p>
          </table:table-cell>
          <table:table-cell table:style-name="ce38"/>
          <table:table-cell table:style-name="ce51"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65</text:p>
          </table:table-cell>
          <table:table-cell table:style-name="ce38" office:value-type="string">
            <text:p>Closed</text:p>
          </table:table-cell>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1"/>
          <table:table-cell table:style-name="ce58" table:number-columns-repeated="3"/>
        </table:table-row>
        <table:table-row table:style-name="ro8">
          <table:table-cell table:style-name="ce37" office:value-type="string">
            <text:p>CL003_LoginValidUserName</text:p>
          </table:table-cell>
          <table:table-cell table:style-name="ce37" office:value-type="string">
            <text:p>L1</text:p>
          </table:table-cell>
          <table:table-cell table:style-name="ce37" office:value-type="string">
            <text:p>Login to Channels with Valid Username &amp; password</text:p>
          </table:table-cell>
          <table:table-cell table:style-name="ce37"/>
          <table:table-cell office:value-type="string">
            <text:p>1. Enter URL-http://192.168.4.127:8081/channels/login.html</text:p>
            <text:p>2. Enter Valid Username &amp; Password</text:p>
            <text:p>3. Click on 'Sign In' Button</text:p>
          </table:table-cell>
          <table:table-cell table:style-name="ce37"/>
          <table:table-cell table:style-name="ce37" office:value-type="string">
            <text:p>1. Verify that user is able to sign in to channels successfully</text:p>
            <text:p>2.Verify that greeting message is <text:s/>displayed to the user on home page as Welcome &lt;user name&gt;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9" office:value-type="string">
            <text:p>CL004</text:p>
          </table:table-cell>
          <table:table-cell table:style-name="ce39" office:value-type="string">
            <text:p>L1</text:p>
          </table:table-cell>
          <table:table-cell table:style-name="ce39" office:value-type="string">
            <text:p>Ajax response some time when user logged in</text:p>
          </table:table-cell>
          <table:table-cell table:style-name="ce39"/>
          <table:table-cell table:style-name="ce46" office:value-type="string">
            <text:p>1. Enter URL-http://192.168.4.127:8081/channels/login.html</text:p>
            <text:p>2. Enter Valid Username &amp; Password</text:p>
            <text:p>3. Click on 'Sign In' Button</text:p>
          </table:table-cell>
          <table:table-cell table:style-name="ce39"/>
          <table:table-cell table:style-name="ce39" office:value-type="string">
            <text:p>1. Verify that user is able to sign in to channels successfully.</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63</text:p>
          </table:table-cell>
          <table:table-cell table:style-name="ce39" office:value-type="string">
            <text:p>Invalid. Refer Test Case Id CL001_LoginPage for resolving this issue</text:p>
          </table:table-cell>
          <table:table-cell table:style-name="ce39"/>
          <table:table-cell table:style-name="ce53" office:value-type="string">
            <text:p>NO</text:p>
          </table:table-cell>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0">
          <table:table-cell table:style-name="ce37" office:value-type="string">
            <text:p>CL005_InvalidPassword</text:p>
          </table:table-cell>
          <table:table-cell table:style-name="ce37" office:value-type="string">
            <text:p>L2</text:p>
          </table:table-cell>
          <table:table-cell table:style-name="ce37" office:value-type="string">
            <text:p>Login to Channels with Valid Username &amp; Invalid Password</text:p>
          </table:table-cell>
          <table:table-cell table:style-name="ce37"/>
          <table:table-cell office:value-type="string">
            <text:p>1. Enter URL-http://192.168.4.127:8081/channels/login.html</text:p>
            <text:p>2. Enter Valid Username &amp; Invalid Password</text:p>
            <text:p>3. Click on 'Sign In' Button</text:p>
          </table:table-cell>
          <table:table-cell table:style-name="ce37"/>
          <table:table-cell table:style-name="ce37" office:value-type="string">
            <text:p>1. Verify that user is not able to sign in to channels <text:s text:c="12"/><text:s text:c="2"/></text:p>
            <text:p>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7" office:value-type="string">
            <text:p>CL006_InvalidUserName</text:p>
          </table:table-cell>
          <table:table-cell table:style-name="ce37" office:value-type="string">
            <text:p>L2</text:p>
          </table:table-cell>
          <table:table-cell table:style-name="ce37" office:value-type="string">
            <text:p>Login to Channels with InValid Username &amp; valid Password</text:p>
          </table:table-cell>
          <table:table-cell table:style-name="ce37"/>
          <table:table-cell office:value-type="string">
            <text:p>1. Enter URL-http://192.168.4.127:8081/channels/login.html</text:p>
            <text:p>2. Enter Invalid Username &amp; Valid Password</text:p>
            <text:p>3. Click on 'Sign In' Button</text:p>
          </table:table-cell>
          <table:table-cell table:style-name="ce37"/>
          <table:table-cell table:style-name="ce37" office:value-type="string">
            <text:p>1. Verify that user is not able to sign in to channels <text:s text:c="12"/><text:s text:c="2"/>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7" office:value-type="string">
            <text:p>CL007_InvalidUserNamePassword</text:p>
          </table:table-cell>
          <table:table-cell table:style-name="ce37" office:value-type="string">
            <text:p>L2</text:p>
          </table:table-cell>
          <table:table-cell table:style-name="ce37" office:value-type="string">
            <text:p>Login to Channels with InValid Username &amp; Invalid Password</text:p>
          </table:table-cell>
          <table:table-cell table:style-name="ce37"/>
          <table:table-cell office:value-type="string">
            <text:p>1. Enter URL-http://192.168.4.127:8081/channels/login.html</text:p>
            <text:p>2. Enter Invalid Username &amp; Password</text:p>
            <text:p>3. Click on 'Sign In' Button</text:p>
          </table:table-cell>
          <table:table-cell table:style-name="ce37"/>
          <table:table-cell table:style-name="ce37" office:value-type="string">
            <text:p>1. Verify that user is not able to sign in to channels <text:s text:c="12"/><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7" office:value-type="string">
            <text:p>CL008_BlankUserNamePassword</text:p>
          </table:table-cell>
          <table:table-cell table:style-name="ce37" office:value-type="string">
            <text:p>L2</text:p>
          </table:table-cell>
          <table:table-cell table:style-name="ce37" office:value-type="string">
            <text:p>Login to Channels with blank Username &amp; Password</text:p>
          </table:table-cell>
          <table:table-cell table:style-name="ce37"/>
          <table:table-cell office:value-type="string">
            <text:p>1. Enter URL-http://192.168.4.127:8081/channels/login.html</text:p>
            <text:p>2. Enter blank Username &amp; Password</text:p>
            <text:p>3. Click on 'Sign In' Button</text:p>
          </table:table-cell>
          <table:table-cell table:style-name="ce37"/>
          <table:table-cell table:style-name="ce37" office:value-type="string">
            <text:p>1. Verify that user is not able to sign in to channels <text:s text:c="12"/><text:s text:c="2"/></text:p>
            <text:p>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0" office:value-type="string">
            <text:p>CL009</text:p>
          </table:table-cell>
          <table:table-cell table:style-name="ce40" office:value-type="string">
            <text:p>L0</text:p>
          </table:table-cell>
          <table:table-cell table:style-name="ce40" office:value-type="string">
            <text:p>Stay Sign in</text:p>
          </table:table-cell>
          <table:table-cell table:style-name="ce40"/>
          <table:table-cell table:style-name="ce47" office:value-type="string">
            <text:p>1. Enter URL-http1. Enter URL-http://192.168.4.127:8081/channels/login.html</text:p>
            <text:p>2. Enter Valid Username &amp; Password</text:p>
            <text:p>3. Check the check box 'Check the check box 'Stay Sign in''</text:p>
            <text:p>4. Click on 'Sign In' Button <text:s text:c="6"/></text:p>
          </table:table-cell>
          <table:table-cell table:style-name="ce40"/>
          <table:table-cell table:style-name="ce40" office:value-type="string">
            <text:p>1. Verify that user is able to sign in to channels successfully</text:p>
            <text:p>2. Verify that on entering the Username , password is automatically taken for that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3"/>
          <table:table-cell table:style-name="ce54" office:value-type="string">
            <text:p>YES</text:p>
          </table:table-cell>
          <table:table-cell table:style-name="ce54"/>
          <table:table-cell table:style-name="ce54" office:value-type="string">
            <text:p>YES</text:p>
          </table:table-cell>
          <table:table-cell table:style-name="ce54"/>
          <table:table-cell table:style-name="ce54" office:value-type="string">
            <text:p>YES</text:p>
          </table:table-cell>
          <table:table-cell table:style-name="ce54" office:value-type="string">
            <text:p>NO</text:p>
          </table:table-cell>
          <table:table-cell table:style-name="ce54" office:value-type="string">
            <text:p>NO</text:p>
          </table:table-cell>
          <table:table-cell table:style-name="ce54" table:number-columns-repeated="1001"/>
          <table:table-cell table:style-name="ce59" table:number-columns-repeated="3"/>
        </table:table-row>
        <table:table-row table:style-name="ro14">
          <table:table-cell table:style-name="ce37" office:value-type="string">
            <text:p>CL010_ForgotUserIDPasswordLink</text:p>
          </table:table-cell>
          <table:table-cell table:style-name="ce37" office:value-type="string">
            <text:p>L0</text:p>
          </table:table-cell>
          <table:table-cell table:style-name="ce37" office:value-type="string">
            <text:p>“Can't access your account” Link</text:p>
          </table:table-cell>
          <table:table-cell table:style-name="ce41"/>
          <table:table-cell office:value-type="string">
            <text:p>1. Enter URL-http://192.168.4.127:8081/channels/login.html</text:p>
            <text:p>2. Click on 'Can't access your account' Link</text:p>
          </table:table-cell>
          <table:table-cell table:style-name="ce41"/>
          <table:table-cell table:style-name="ce37" office:value-type="string">
            <text:p>1. Verify that new page is displayed to user with title 'Channels New password request'</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5">
          <table:table-cell table:style-name="ce39" office:value-type="string">
            <text:p>CL011_RecoverPasswordUsingUserId</text:p>
          </table:table-cell>
          <table:table-cell table:style-name="ce39" office:value-type="string">
            <text:p>L1</text:p>
          </table:table-cell>
          <table:table-cell table:style-name="ce39" office:value-type="string">
            <text:p>Recover password using valid “User id”</text:p>
          </table:table-cell>
          <table:table-cell table:style-name="ce42"/>
          <table:table-cell table:style-name="ce48" office:value-type="string">
            <text:p>1. Enter URL-http://192.168.4.127:8081/channels/login.html</text:p>
            <text:p>2. Click on 'Can't access your account' Link</text:p>
            <text:p>3. Enter valid user id 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style-name="ce39"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5">
          <table:table-cell table:style-name="ce39" office:value-type="string">
            <text:p>CL012_RecoverPwd_EmailId</text:p>
          </table:table-cell>
          <table:table-cell table:style-name="ce39" office:value-type="string">
            <text:p>L1</text:p>
          </table:table-cell>
          <table:table-cell table:style-name="ce39" office:value-type="string">
            <text:p>Recover password using valid “Email id”</text:p>
          </table:table-cell>
          <table:table-cell table:style-name="ce42"/>
          <table:table-cell table:style-name="ce48" office:value-type="string">
            <text:p>1. Enter URL-http://192.168.4.127:8081/channels/login.html</text:p>
            <text:p>2. Click on 'Can't access your account' Link</text:p>
            <text:p>3. Enter valid email id <text:s/>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style-name="ce39"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5">
          <table:table-cell table:style-name="ce37" office:value-type="string">
            <text:p>CL013_RecoverInvalidUserID</text:p>
          </table:table-cell>
          <table:table-cell table:style-name="ce37" office:value-type="string">
            <text:p>L2</text:p>
          </table:table-cell>
          <table:table-cell table:style-name="ce37" office:value-type="string">
            <text:p>Recover password using Invalid “User id”</text:p>
          </table:table-cell>
          <table:table-cell table:style-name="ce41"/>
          <table:table-cell office:value-type="string">
            <text:p>1. Enter URL-http://192.168.4.127:8081/channels/login.html</text:p>
            <text:p>2. Click on 'Can't access your account' Link</text:p>
            <text:p>3. Enter invalid user id <text:s/>and press 'Request new password' button</text:p>
          </table:table-cell>
          <table:table-cell table:style-name="ce41"/>
          <table:table-cell table:style-name="ce37" office:value-type="string">
            <text:p>1.Verify that error message is displayed to the user as 'Unrecognized user name'</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7" office:value-type="string">
            <text:p>CL014_RecoverInvalidEmailID</text:p>
          </table:table-cell>
          <table:table-cell table:style-name="ce37" office:value-type="string">
            <text:p>L2</text:p>
          </table:table-cell>
          <table:table-cell table:style-name="ce37" office:value-type="string">
            <text:p>Recover password using Invalid “Email id”</text:p>
          </table:table-cell>
          <table:table-cell table:style-name="ce41"/>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41"/>
          <table:table-cell table:style-name="ce37" office:value-type="string">
            <text:p>1.Verify that error message is displayed to the user as 'Unrecognized email address'</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37" office:value-type="string">
            <text:p>CL015_RecoverPasswordFromBlankUserId</text:p>
          </table:table-cell>
          <table:table-cell table:style-name="ce37" office:value-type="string">
            <text:p>L2</text:p>
          </table:table-cell>
          <table:table-cell table:style-name="ce37" office:value-type="string">
            <text:p>Recover password using blank “user id” and blank “email id”</text:p>
          </table:table-cell>
          <table:table-cell table:style-name="ce41"/>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41"/>
          <table:table-cell table:style-name="ce37" office:value-type="string">
            <text:p>1.Verify that error message is displayed to the user as 'Provide a user name or email address'</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
          <table:table-cell table:style-name="ce39" office:value-type="string">
            <text:p>CL016</text:p>
          </table:table-cell>
          <table:table-cell table:style-name="ce39" office:value-type="string">
            <text:p>L0</text:p>
          </table:table-cell>
          <table:table-cell table:style-name="ce39" office:value-type="string">
            <text:p>"Request New Password" button should be disabled until &amp; unless the response is not returned from the server</text:p>
          </table:table-cell>
          <table:table-cell table:style-name="ce42"/>
          <table:table-cell table:style-name="ce49" office:value-type="string">
            <text:p>1. Enter URL-http://192.168.4.127:8081/channels/login.html</text:p>
            <text:p>2. Enter Valid Username &amp; Password</text:p>
            <text:p>3. Click on 'Sign In' Button</text:p>
          </table:table-cell>
          <table:table-cell table:style-name="ce42"/>
          <table:table-cell table:style-name="ce39" office:value-type="string">
            <text:p>1. Verify that “Request New Password” should be disabled until &amp; unless the response is not returned from the server</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151</text:p>
          </table:table-cell>
          <table:table-cell table:style-name="ce39" table:number-columns-repeated="2"/>
          <table:table-cell table:style-name="ce53" office:value-type="string">
            <text:p>NO</text:p>
          </table:table-cell>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8">
          <table:table-cell table:style-name="ce39" office:value-type="string">
            <text:p>CL017_BackToLogin</text:p>
          </table:table-cell>
          <table:table-cell table:style-name="ce39" office:value-type="string">
            <text:p>L0</text:p>
          </table:table-cell>
          <table:table-cell table:style-name="ce39" office:value-type="string">
            <text:p>“Back to login” Link on forgot password window</text:p>
          </table:table-cell>
          <table:table-cell table:style-name="ce42"/>
          <table:table-cell table:style-name="ce48" office:value-type="string">
            <text:p>1. Enter URL-http://192.168.4.127:8081/channels/login.html</text:p>
            <text:p>2. Click on 'I forgot my user id or my password' Link</text:p>
            <text:p>3. Enter valid user id and press 'Request new password' button </text:p>
            <text:p><text:s/>4. Click on 'Back to login' Link</text:p>
          </table:table-cell>
          <table:table-cell table:style-name="ce42"/>
          <table:table-cell table:style-name="ce39" office:value-type="string">
            <text:p>1. Verify that new password is emailed to the user <text:s text:c="12"/><text:s text:c="2"/>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2"/>
          <table:table-cell table:style-name="ce39" office:value-type="string">
            <text:p>FAIL</text:p>
          </table:table-cell>
          <table:table-cell table:style-name="ce39" office:value-type="string">
            <text:p>YES</text:p>
          </table:table-cell>
          <table:table-cell table:style-name="ce39" office:value-type="string">
            <text:p>#151</text:p>
          </table:table-cell>
          <table:table-cell table:style-name="ce39"/>
          <table:table-cell table:style-name="ce39"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style-name="ce60" table:number-columns-repeated="3"/>
        </table:table-row>
        <table:table-row table:style-name="ro19">
          <table:table-cell table:style-name="ce39" office:value-type="string">
            <text:p>CL018</text:p>
          </table:table-cell>
          <table:table-cell table:style-name="ce39" office:value-type="string">
            <text:p>L4</text:p>
          </table:table-cell>
          <table:table-cell table:style-name="ce39" office:value-type="string">
            <text:p>Grammatically correct message should be displayed to the user after password recovery</text:p>
          </table:table-cell>
          <table:table-cell table:style-name="ce42"/>
          <table:table-cell table:style-name="ce49"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2"/>
          <table:table-cell table:style-name="ce39" office:value-type="string">
            <text:p>1. Verify that a message is displayed to the user as 'A new password is emailed to you' <text:s text:c="50"/></text:p>
          </table:table-cell>
          <table:table-cell table:style-name="ce42"/>
          <table:table-cell table:style-name="ce39" office:value-type="string">
            <text:p>FAIL</text:p>
          </table:table-cell>
          <table:table-cell table:style-name="ce39"/>
          <table:table-cell table:style-name="ce39" office:value-type="string">
            <text:p>#149</text:p>
          </table:table-cell>
          <table:table-cell table:style-name="ce39" table:number-columns-repeated="2"/>
          <table:table-cell table:style-name="ce53" office:value-type="string">
            <text:p>NO</text:p>
          </table:table-cell>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20">
          <table:table-cell table:style-name="ce37" office:value-type="string">
            <text:p>CL019</text:p>
          </table:table-cell>
          <table:table-cell table:style-name="ce37" office:value-type="string">
            <text:p>L1</text:p>
          </table:table-cell>
          <table:table-cell table:style-name="ce37" office:value-type="string">
            <text:p>Login Page Tab Sequence and Key board usability</text:p>
          </table:table-cell>
          <table:table-cell table:style-name="ce37"/>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37"/>
          <table:table-cell table:style-name="ce37"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0</text:p>
          </table:table-cell>
          <table:table-cell table:style-name="ce37" office:value-type="string">
            <text:p>L4</text:p>
          </table:table-cell>
          <table:table-cell table:style-name="ce37" office:value-type="string">
            <text:p>Login page Cosmetic consistencies with other pages</text:p>
          </table:table-cell>
          <table:table-cell table:style-name="ce37"/>
          <table:table-cell office:value-type="string">
            <text:p>1. Enter URL-http://192.168.4.127:8081/channels/login.html</text:p>
          </table:table-cell>
          <table:table-cell table:style-name="ce37"/>
          <table:table-cell table:style-name="ce37" office:value-type="string">
            <text:p>1. Verify the screen look, feel, and design should match with the other screens.</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table:style-name="ce48" office:value-type="string">
            <text:p>1. Enter URL-http://192.168.4.127:8081/channels/login.html</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FAIL</text:p>
          </table:table-cell>
          <table:table-cell table:style-name="ce39" table:number-columns-repeated="4"/>
          <table:table-cell table:style-name="ce53" table:number-columns-repeated="4"/>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style-name="ce60" table:number-columns-repeated="3"/>
        </table:table-row>
        <table:table-row table:style-name="ro14">
          <table:table-cell table:style-name="ce37" office:value-type="string">
            <text:p>CL022</text:p>
          </table:table-cell>
          <table:table-cell table:style-name="ce37" office:value-type="string">
            <text:p>Screen Font Type on login page</text:p>
          </table:table-cell>
          <table:table-cell table:style-name="ce37" office:value-type="string">
            <text:p>Screen Font Type on login page</text:p>
          </table:table-cell>
          <table:table-cell table:style-name="ce37"/>
          <table:table-cell office:value-type="string">
            <text:p>1. Enter URL-http://192.168.4.127:8081/channels/login.html</text:p>
          </table:table-cell>
          <table:table-cell table:style-name="ce37"/>
          <table:table-cell table:style-name="ce37"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3</text:p>
          </table:table-cell>
          <table:table-cell table:style-name="ce37" office:value-type="string">
            <text:p>L4</text:p>
          </table:table-cell>
          <table:table-cell table:style-name="ce37" office:value-type="string">
            <text:p>Screen Font Sizes on login page</text:p>
          </table:table-cell>
          <table:table-cell table:style-name="ce37"/>
          <table:table-cell office:value-type="string">
            <text:p>1. Enter URL-http://192.168.4.127:8081/channels/login.html</text:p>
          </table:table-cell>
          <table:table-cell table:style-name="ce37"/>
          <table:table-cell table:style-name="ce37" office:value-type="string">
            <text:p>1. Verify that the screen font sizes match from screen to screen.</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4</text:p>
          </table:table-cell>
          <table:table-cell table:style-name="ce37" office:value-type="string">
            <text:p>L4</text:p>
          </table:table-cell>
          <table:table-cell table:style-name="ce37" office:value-type="string">
            <text:p>Colors of text and controls on login page</text:p>
          </table:table-cell>
          <table:table-cell table:style-name="ce37"/>
          <table:table-cell office:value-type="string">
            <text:p>1. Enter URL-http://192.168.4.127:8081/channels/login.html</text:p>
          </table:table-cell>
          <table:table-cell table:style-name="ce37"/>
          <table:table-cell table:style-name="ce37" office:value-type="string">
            <text:p>1. Verify that screens do not use different color sets as to cause an inconsistent and poorly thought-out user interface design..</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5</text:p>
          </table:table-cell>
          <table:table-cell table:style-name="ce37" office:value-type="string">
            <text:p>L4</text:p>
          </table:table-cell>
          <table:table-cell table:style-name="ce37" office:value-type="string">
            <text:p>Icons consistency with other pages</text:p>
          </table:table-cell>
          <table:table-cell table:style-name="ce37"/>
          <table:table-cell office:value-type="string">
            <text:p>1. Enter URL-http://192.168.4.127:8081/channels/login.html</text:p>
          </table:table-cell>
          <table:table-cell table:style-name="ce37"/>
          <table:table-cell table:style-name="ce37" office:value-type="string">
            <text:p>1. Verify that icons are consistent throughout your application by using a common icon set.</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1" table:number-rows-repeated="46">
          <table:table-cell table:number-columns-repeated="1024"/>
        </table:table-row>
        <table:table-row table:style-name="ro1" table:number-rows-repeated="7">
          <table:table-cell/>
          <table:table-cell table:style-name="ce25" table:number-columns-repeated="3"/>
          <table:table-cell table:style-name="ce50"/>
          <table:table-cell table:style-name="ce25"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5" table:number-columns-repeated="3"/>
          <table:table-cell table:style-name="ce50"/>
          <table:table-cell table:style-name="ce25"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5" table:default-cell-style-name="ce37"/>
        <table:table-column table:style-name="co26" table:default-cell-style-name="ce37"/>
        <table:table-column table:style-name="co27" table:default-cell-style-name="ce1"/>
        <table:table-column table:style-name="co28" table:default-cell-style-name="ce37"/>
        <table:table-column table:style-name="co29" table:default-cell-style-name="ce37"/>
        <table:table-column table:style-name="co30" table:default-cell-style-name="ce37"/>
        <table:table-column table:style-name="co31" table:default-cell-style-name="ce37"/>
        <table:table-column table:style-name="co32" table:default-cell-style-name="ce37"/>
        <table:table-column table:style-name="co33" table:default-cell-style-name="ce37"/>
        <table:table-column table:style-name="co34" table:default-cell-style-name="ce37"/>
        <table:table-column table:style-name="co35" table:default-cell-style-name="ce37"/>
        <table:table-column table:style-name="co36" table:default-cell-style-name="ce37"/>
        <table:table-column table:style-name="co28" table:visibility="collapse" table:default-cell-style-name="ce37"/>
        <table:table-column table:style-name="co37" table:visibility="collapse" table:default-cell-style-name="ce37"/>
        <table:table-column table:style-name="co28" table:visibility="collapse" table:number-columns-repeated="2" table:default-cell-style-name="ce37"/>
        <table:table-column table:style-name="co38" table:visibility="collapse" table:default-cell-style-name="ce37"/>
        <table:table-column table:style-name="co39" table:default-cell-style-name="Excel_20_Built-in_20_Normal"/>
        <table:table-column table:style-name="co40" table:default-cell-style-name="ce37"/>
        <table:table-column table:style-name="co24" table:default-cell-style-name="ce37"/>
        <table:table-column table:style-name="co38" table:number-columns-repeated="1002" table:default-cell-style-name="ce37"/>
        <table:table-column table:style-name="co38" table:default-cell-style-name="ce25"/>
        <table:table-column table:style-name="co41" table:default-cell-style-name="ce25"/>
        <table:table-row table:style-name="ro22">
          <table:table-cell table:style-name="ce61" office:value-type="string">
            <text:p>TEST CASE ID</text:p>
          </table:table-cell>
          <table:table-cell table:style-name="ce61" office:value-type="string">
            <text:p>PRIORITY</text:p>
          </table:table-cell>
          <table:table-cell table:style-name="ce61" office:value-type="string">
            <text:p>TITLE</text:p>
          </table:table-cell>
          <table:table-cell table:style-name="ce61" office:value-type="string">
            <text:p>SET UP</text:p>
          </table:table-cell>
          <table:table-cell table:style-name="ce61" office:value-type="string">
            <text:p>STEPS</text:p>
          </table:table-cell>
          <table:table-cell table:style-name="ce61" office:value-type="string">
            <text:p>TEST DATA</text:p>
          </table:table-cell>
          <table:table-cell table:style-name="ce61" office:value-type="string">
            <text:p>EXPECTED RESULTS</text:p>
          </table:table-cell>
          <table:table-cell table:style-name="ce61" office:value-type="string">
            <text:p>ACTUAL RESULT</text:p>
          </table:table-cell>
          <table:table-cell table:style-name="ce61" office:value-type="string">
            <text:p>RESULT</text:p>
          </table:table-cell>
          <table:table-cell table:style-name="ce61" office:value-type="string">
            <text:p>AUTOMATED</text:p>
          </table:table-cell>
          <table:table-cell table:style-name="ce61" office:value-type="string">
            <text:p>TICKET ID</text:p>
          </table:table-cell>
          <table:table-cell table:style-name="ce61"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23">
          <table:table-cell office:value-type="string">
            <text:p>HP001_HomePage</text:p>
          </table:table-cell>
          <table:table-cell office:value-type="string">
            <text:p>L0</text:p>
          </table:table-cell>
          <table:table-cell table:style-name="ce37"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02_UserName</text:p>
          </table:table-cell>
          <table:table-cell office:value-type="string">
            <text:p>L0</text:p>
          </table:table-cell>
          <table:table-cell table:style-name="ce37"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03_PlansAvailable</text:p>
          </table:table-cell>
          <table:table-cell office:value-type="string">
            <text:p>L0</text:p>
          </table:table-cell>
          <table:table-cell table:style-name="ce37"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4">
          <table:table-cell table:style-name="ce62" office:value-type="string">
            <text:p>HP004_MIndAllianceWebSite</text:p>
          </table:table-cell>
          <table:table-cell table:style-name="ce62" office:value-type="string">
            <text:p>L1</text:p>
          </table:table-cell>
          <table:table-cell table:style-name="ce62" office:value-type="string">
            <text:p>Navigating to Mind-Alliance website</text:p>
          </table:table-cell>
          <table:table-cell table:style-name="ce62"/>
          <table:table-cell table:style-name="ce62" office:value-type="string">
            <text:p>1. Login to channels with valid credentials</text:p>
            <text:p>2. Click on "by Mind-Alliance Systems" link</text:p>
          </table:table-cell>
          <table:table-cell table:style-name="ce62"/>
          <table:table-cell table:style-name="ce62" office:value-type="string">
            <text:p>1. Verify that Mind-Alliance website opens</text:p>
          </table:table-cell>
          <table:table-cell table:style-name="ce62"/>
          <table:table-cell table:style-name="ce62" office:value-type="string">
            <text:p>FAIL</text:p>
          </table:table-cell>
          <table:table-cell table:style-name="ce62" office:value-type="string">
            <text:p>NO</text:p>
          </table:table-cell>
          <table:table-cell table:style-name="ce62"/>
          <table:table-cell table:style-name="ce62" office:value-type="string">
            <text:p>Invalid. Functionality Removed from Channels</text:p>
          </table:table-cell>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62" table:number-columns-repeated="1002"/>
          <table:table-cell table:style-name="ce86" table:number-columns-repeated="2"/>
        </table:table-row>
        <table:table-row table:style-name="ro23">
          <table:table-cell office:value-type="string">
            <text:p>HP005_PlanNameOwnerName</text:p>
          </table:table-cell>
          <table:table-cell office:value-type="string">
            <text:p>L0</text:p>
          </table:table-cell>
          <table:table-cell table:style-name="ce37"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4">
          <table:table-cell office:value-type="string">
            <text:p>HP006_ChannelsAdminLink</text:p>
          </table:table-cell>
          <table:table-cell office:value-type="string">
            <text:p>L0</text:p>
          </table:table-cell>
          <table:table-cell table:style-name="ce37"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7"/>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7" table:number-columns-repeated="1002"/>
          <table:table-cell table:number-columns-repeated="2"/>
        </table:table-row>
        <table:table-row table:style-name="ro24">
          <table:table-cell table:style-name="ce63" office:value-type="string">
            <text:p>HP007_InformationSharingModelLink</text:p>
          </table:table-cell>
          <table:table-cell office:value-type="string">
            <text:p>L0</text:p>
          </table:table-cell>
          <table:table-cell table:style-name="ce37"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table:style-name="ce39" office:value-type="string">
            <text:p>HP008_AssignmentsCommitmentsLink</text:p>
          </table:table-cell>
          <table:table-cell table:style-name="ce39" office:value-type="string">
            <text:p>L0</text:p>
          </table:table-cell>
          <table:table-cell table:style-name="ce39" office:value-type="string">
            <text:p>Assignments and Commitments Link</text:p>
          </table:table-cell>
          <table:table-cell table:style-name="ce39"/>
          <table:table-cell table:style-name="ce39" office:value-type="string">
            <text:p>1. Login to channels with valid credentials</text:p>
            <text:p>2. Click on 'Assignments &amp; Commitments' Link</text:p>
          </table:table-cell>
          <table:table-cell table:style-name="ce39"/>
          <table:table-cell table:style-name="ce39" office:value-type="string">
            <text:p>1. Verify that “Assignments &amp; Commitments” link is accessible to admin &amp; planner only</text:p>
            <text:p>2.Verify that page with All Procedures in &lt;Plan name&gt; opens</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et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39" table:number-columns-repeated="1002"/>
          <table:table-cell table:style-name="ce87" table:number-columns-repeated="2"/>
        </table:table-row>
        <table:table-row table:style-name="ro24">
          <table:table-cell office:value-type="string">
            <text:p>HP009_InformationSharingForParticipnats</text:p>
          </table:table-cell>
          <table:table-cell office:value-type="string">
            <text:p>L0</text:p>
          </table:table-cell>
          <table:table-cell table:style-name="ce37" office:value-type="string">
            <text:p>Information Sharing Guidelines for all Participants”</text:p>
          </table:table-cell>
          <table:table-cell/>
          <table:table-cell office:value-type="string">
            <text:p>1. Login to channels with valid credentials</text:p>
            <text:p>2. Click on 'IS Guidelines for all Participants' Link</text:p>
          </table:table-cell>
          <table:table-cell/>
          <table:table-cell office:value-type="string">
            <text:p>1. Verify that “IS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10_SendFeedBack</text:p>
          </table:table-cell>
          <table:table-cell table:style-name="ce41" office:value-type="string">
            <text:p>L0</text:p>
          </table:table-cell>
          <table:table-cell table:style-name="ce37"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39" office:value-type="string">
            <text:p>HP011_SendFeedbackQuestion</text:p>
          </table:table-cell>
          <table:table-cell table:style-name="ce42" office:value-type="string">
            <text:p>L1</text:p>
          </table:table-cell>
          <table:table-cell table:style-name="ce39" office:value-type="string">
            <text:p>Sending feedback “As a question without urgent flag”</text:p>
          </table:table-cell>
          <table:table-cell table:style-name="ce42"/>
          <table:table-cell table:style-name="ce39"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2"/>
          <table:table-cell table:style-name="ce39"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85" table:number-columns-repeated="1002"/>
          <table:table-cell table:style-name="ce87" table:number-columns-repeated="2"/>
        </table:table-row>
        <table:table-row table:style-name="ro12">
          <table:table-cell table:style-name="ce39" office:value-type="string">
            <text:p>HP012_SendFeedbackProblem</text:p>
          </table:table-cell>
          <table:table-cell table:style-name="ce42" office:value-type="string">
            <text:p>L1</text:p>
          </table:table-cell>
          <table:table-cell table:style-name="ce39" office:value-type="string">
            <text:p>Sending feedback “ As a problem without urgent flag”</text:p>
          </table:table-cell>
          <table:table-cell table:style-name="ce42"/>
          <table:table-cell table:style-name="ce39"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2"/>
          <table:table-cell table:style-name="ce39" office:value-type="string">
            <text:p>1. Verify that feedback can be sent to the email address as a problem</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2">
          <table:table-cell table:style-name="ce39" office:value-type="string">
            <text:p>HP013_SendFeedbackSuggestion</text:p>
          </table:table-cell>
          <table:table-cell table:style-name="ce42" office:value-type="string">
            <text:p>L1</text:p>
          </table:table-cell>
          <table:table-cell table:style-name="ce39" office:value-type="string">
            <text:p>Sending feedback “ As a suggestion without urgent flag”</text:p>
          </table:table-cell>
          <table:table-cell table:style-name="ce42"/>
          <table:table-cell table:style-name="ce39"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2"/>
          <table:table-cell table:style-name="ce39" office:value-type="string">
            <text:p>1. Verify that feedback can be sent to the email address as a suggestion</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5">
          <table:table-cell table:style-name="ce39" office:value-type="string">
            <text:p>HP014_SendFeedbackQuestionasUrgent</text:p>
          </table:table-cell>
          <table:table-cell table:style-name="ce42" office:value-type="string">
            <text:p>L1</text:p>
          </table:table-cell>
          <table:table-cell table:style-name="ce39" office:value-type="string">
            <text:p>Sending feedback “ As a question with urgent flag”</text:p>
          </table:table-cell>
          <table:table-cell table:style-name="ce42"/>
          <table:table-cell table:style-name="ce39"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question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HP015_SendFeedbackProblemasUrgent</text:p>
          </table:table-cell>
          <table:table-cell table:style-name="ce42" office:value-type="string">
            <text:p>L1</text:p>
          </table:table-cell>
          <table:table-cell table:style-name="ce39" office:value-type="string">
            <text:p>Sending feedback <text:s/>“ As a problem with urgent flag”</text:p>
          </table:table-cell>
          <table:table-cell table:style-name="ce42"/>
          <table:table-cell table:style-name="ce39"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problem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HP016_SendFeedbackSuggestionasUrgent</text:p>
          </table:table-cell>
          <table:table-cell table:style-name="ce42" office:value-type="string">
            <text:p>L1</text:p>
          </table:table-cell>
          <table:table-cell table:style-name="ce39" office:value-type="string">
            <text:p>Sending feedback “ As a suggestion with urgent flag”</text:p>
          </table:table-cell>
          <table:table-cell table:style-name="ce42"/>
          <table:table-cell table:style-name="ce39"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suggestion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4">
          <table:table-cell table:style-name="ce39" office:value-type="string">
            <text:p>HP017</text:p>
          </table:table-cell>
          <table:table-cell table:style-name="ce42" office:value-type="string">
            <text:p>L0</text:p>
          </table:table-cell>
          <table:table-cell table:style-name="ce39" office:value-type="string">
            <text:p>Validation / notification require if feedback send to invalid email or email that does not exists]</text:p>
          </table:table-cell>
          <table:table-cell table:style-name="ce42"/>
          <table:table-cell table:style-name="ce39" office:value-type="string">
            <text:p>1. Login to channels with valid credentials</text:p>
            <text:p>2. Go to Home page</text:p>
            <text:p>3. Click on “Send feedback” button</text:p>
            <text:p>4. Send the feedback</text:p>
          </table:table-cell>
          <table:table-cell table:style-name="ce42"/>
          <table:table-cell table:style-name="ce39" office:value-type="string">
            <text:p>1. Proper error message should be displayed to ther user as <text:s/>“Enter Valid Email Address”</text:p>
          </table:table-cell>
          <table:table-cell table:style-name="ce42"/>
          <table:table-cell table:style-name="ce39" office:value-type="string">
            <text:p>FAIL</text:p>
          </table:table-cell>
          <table:table-cell table:style-name="ce42" office:value-type="string">
            <text:p>NO</text:p>
          </table:table-cell>
          <table:table-cell table:style-name="ce42" office:value-type="string">
            <text:p>#120</text:p>
          </table:table-cell>
          <table:table-cell table:style-name="ce42"/>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4">
          <table:table-cell table:style-name="ce64" office:value-type="string">
            <text:p>HP018_CancelFeedback</text:p>
          </table:table-cell>
          <table:table-cell table:style-name="ce67" office:value-type="string">
            <text:p>L1</text:p>
          </table:table-cell>
          <table:table-cell table:style-name="ce64" office:value-type="string">
            <text:p>Send Feedback – Cancel Operation</text:p>
          </table:table-cell>
          <table:table-cell table:style-name="ce70"/>
          <table:table-cell table:style-name="ce64" office:value-type="string">
            <text:p>1. Login to channels with valid credentials</text:p>
            <text:p>2. Click on 'Send Feedback' Button</text:p>
            <text:p>3. Click on 'Cancel' Button</text:p>
          </table:table-cell>
          <table:table-cell table:style-name="ce70"/>
          <table:table-cell table:style-name="ce64" office:value-type="string">
            <text:p>1. Verify that Send Feedback window gets displayed</text:p>
            <text:p>2. Verify that Send Feedback window gets disappeared</text:p>
          </table:table-cell>
          <table:table-cell table:style-name="ce70"/>
          <table:table-cell table:style-name="ce64" office:value-type="string">
            <text:p>PASS</text:p>
          </table:table-cell>
          <table:table-cell table:style-name="ce76" office:value-type="string">
            <text:p>YES</text:p>
          </table:table-cell>
          <table:table-cell table:style-name="ce70"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4" table:number-columns-repeated="1002"/>
          <table:table-cell table:style-name="ce88" table:number-columns-repeated="2"/>
        </table:table-row>
        <table:table-row table:style-name="ro21">
          <table:table-cell office:value-type="string">
            <text:p>HP019_MessageTab</text:p>
          </table:table-cell>
          <table:table-cell table:style-name="ce68" office:value-type="string">
            <text:p>L0</text:p>
          </table:table-cell>
          <table:table-cell table:style-name="ce37" office:value-type="string">
            <text:p>Message Tab Option</text:p>
          </table:table-cell>
          <table:table-cell table:style-name="ce71"/>
          <table:table-cell office:value-type="string">
            <text:p>1. Login to channels with valid credentials</text:p>
            <text:p>2. Click on the “Message” tab</text:p>
          </table:table-cell>
          <table:table-cell table:style-name="ce71"/>
          <table:table-cell office:value-type="string">
            <text:p>1. Verify that “Message” tab is accessible to admin and planner only</text:p>
          </table:table-cell>
          <table:table-cell table:style-name="ce71"/>
          <table:table-cell office:value-type="string">
            <text:p>PASS</text:p>
          </table:table-cell>
          <table:table-cell table:style-name="ce71" office:value-type="string">
            <text:p>YES</text:p>
          </table:table-cell>
          <table:table-cell table:style-name="ce71"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20</text:p>
          </table:table-cell>
          <table:table-cell office:value-type="string">
            <text:p>L0</text:p>
          </table:table-cell>
          <table:table-cell table:style-name="ce37"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4"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39" office:value-type="string">
            <text:p>HP021</text:p>
          </table:table-cell>
          <table:table-cell table:style-name="ce39" office:value-type="string">
            <text:p>L0</text:p>
          </table:table-cell>
          <table:table-cell table:style-name="ce39" office:value-type="string">
            <text:p>Send message to everyone</text:p>
          </table:table-cell>
          <table:table-cell table:style-name="ce39"/>
          <table:table-cell table:style-name="ce39" office:value-type="string">
            <text:p>1. Login to channels with valid credentials</text:p>
            <text:p>2. Under the Message tab select option 'Everyone' from the list</text:p>
            <text:p>3. Enter the message in message body</text:p>
            <text:p>4. Click on 'Send' Button</text:p>
          </table:table-cell>
          <table:table-cell table:style-name="ce39"/>
          <table:table-cell table:style-name="ce39" office:value-type="string">
            <text:p>1. Verify that message is send every user</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22</text:p>
          </table:table-cell>
          <table:table-cell table:style-name="ce39" office:value-type="string">
            <text:p>L0</text:p>
          </table:table-cell>
          <table:table-cell table:style-name="ce39" office:value-type="string">
            <text:p>Send message to All Planners</text:p>
          </table:table-cell>
          <table:table-cell table:style-name="ce39"/>
          <table:table-cell table:style-name="ce39" office:value-type="string">
            <text:p>1. Login to channels with valid credentials</text:p>
            <text:p>2. Under the Message tab select option 'All Planners' from the list</text:p>
            <text:p>3. Enter the message in message body</text:p>
            <text:p>4. Click on 'Send' Button</text:p>
          </table:table-cell>
          <table:table-cell table:style-name="ce39"/>
          <table:table-cell table:style-name="ce39" office:value-type="string">
            <text:p>1. Verify that message is send to all the planners</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23</text:p>
          </table:table-cell>
          <table:table-cell table:style-name="ce39" office:value-type="string">
            <text:p>L0</text:p>
          </table:table-cell>
          <table:table-cell table:style-name="ce39" office:value-type="string">
            <text:p>Send Message &amp; email <text:s/>to individual</text:p>
          </table:table-cell>
          <table:table-cell table:style-name="ce39"/>
          <table:table-cell table:style-name="ce39" office:value-type="string">
            <text:p>1. Login to channels with valid credentials</text:p>
            <text:p>2. Under the Message tab select the user from the list</text:p>
            <text:p>3. Enter the message in message body</text:p>
            <text:p>4. Click on 'Send &amp; Email' Button</text:p>
          </table:table-cell>
          <table:table-cell table:style-name="ce39"/>
          <table:table-cell table:style-name="ce39" office:value-type="string">
            <text:p>1. Verify that message &amp; email <text:s/>is send to the selected recipient</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24</text:p>
          </table:table-cell>
          <table:table-cell table:style-name="ce39" office:value-type="string">
            <text:p>L0</text:p>
          </table:table-cell>
          <table:table-cell table:style-name="ce39" office:value-type="string">
            <text:p>Send message &amp; email <text:s/>to everyone</text:p>
          </table:table-cell>
          <table:table-cell table:style-name="ce39"/>
          <table:table-cell table:style-name="ce39"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9"/>
          <table:table-cell table:style-name="ce39" office:value-type="string">
            <text:p>1. Verify that message &amp; email <text:s/>is send every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6">
          <table:table-cell table:style-name="ce39" office:value-type="string">
            <text:p>HP025</text:p>
          </table:table-cell>
          <table:table-cell table:style-name="ce39" office:value-type="string">
            <text:p>L0</text:p>
          </table:table-cell>
          <table:table-cell table:style-name="ce39" office:value-type="string">
            <text:p>Send message &amp; email All Planners</text:p>
          </table:table-cell>
          <table:table-cell table:style-name="ce39"/>
          <table:table-cell table:style-name="ce39"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9"/>
          <table:table-cell table:style-name="ce39" office:value-type="string">
            <text:p>1. Verify that message &amp; email <text:s/>is send to all the planner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office:value-type="string">
            <text:p>HP026_SendBlankMessage</text:p>
          </table:table-cell>
          <table:table-cell office:value-type="string">
            <text:p>L2</text:p>
          </table:table-cell>
          <table:table-cell table:style-name="ce37"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27">
          <table:table-cell table:style-name="ce38" office:value-type="string">
            <text:p>HP027_SendMessageAsBlankSpace</text:p>
          </table:table-cell>
          <table:table-cell table:style-name="ce38" office:value-type="string">
            <text:p>L2</text:p>
          </table:table-cell>
          <table:table-cell table:style-name="ce38" office:value-type="string">
            <text:p>Sent Message as Blank Spaces</text:p>
          </table:table-cell>
          <table:table-cell table:style-name="ce38"/>
          <table:table-cell table:style-name="ce3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8"/>
          <table:table-cell table:style-name="ce38" office:value-type="string">
            <text:p>1. Proper error message should be displayed to the user as <text:s/>“Message is empty. Not sent”</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12</text:p>
          </table:table-cell>
          <table:table-cell table:style-name="ce38" office:value-type="string">
            <text:p>Closed</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8" table:number-columns-repeated="1002"/>
          <table:table-cell table:style-name="ce18" table:number-columns-repeated="2"/>
        </table:table-row>
        <table:table-row table:style-name="ro28">
          <table:table-cell table:style-name="ce38" office:value-type="string">
            <text:p>HP028_SendMessageAndEmailAsBlankSpace</text:p>
          </table:table-cell>
          <table:table-cell table:style-name="ce38" office:value-type="string">
            <text:p>L2</text:p>
          </table:table-cell>
          <table:table-cell table:style-name="ce38" office:value-type="string">
            <text:p>Sent &amp; Email Message as Blank Spaces</text:p>
          </table:table-cell>
          <table:table-cell table:style-name="ce38"/>
          <table:table-cell table:style-name="ce3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8"/>
          <table:table-cell table:style-name="ce38" office:value-type="string">
            <text:p>1. Proper error message should be displayed to the user as <text:s/>“Message is empty. Not sent”</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11</text:p>
          </table:table-cell>
          <table:table-cell table:style-name="ce38" office:value-type="string">
            <text:p>Closed</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8" table:number-columns-repeated="1002"/>
          <table:table-cell table:style-name="ce18" table:number-columns-repeated="2"/>
        </table:table-row>
        <table:table-row table:style-name="ro11">
          <table:table-cell office:value-type="string">
            <text:p>HP029_SendBlankMessageAndEmail</text:p>
          </table:table-cell>
          <table:table-cell office:value-type="string">
            <text:p>L2</text:p>
          </table:table-cell>
          <table:table-cell table:style-name="ce37"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29">
          <table:table-cell office:value-type="string">
            <text:p>HP030_ResetMessage</text:p>
          </table:table-cell>
          <table:table-cell office:value-type="string">
            <text:p>L1</text:p>
          </table:table-cell>
          <table:table-cell table:style-name="ce37"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30">
          <table:table-cell office:value-type="string">
            <text:p>HP031</text:p>
          </table:table-cell>
          <table:table-cell office:value-type="string">
            <text:p>L1</text:p>
          </table:table-cell>
          <table:table-cell table:style-name="ce37"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table:style-name="ce39" office:value-type="string">
            <text:p>HP032_ResendEmail</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channels with valid credentials</text:p>
            <text:p>2. Under the Message tab click on 'show sent' Link</text:p>
            <text:p>3. Click on 'Email this Message' option under 'more' pop up menu</text:p>
            <text:p/>
          </table:table-cell>
          <table:table-cell table:style-name="ce39"/>
          <table:table-cell table:style-name="ce39" office:value-type="string">
            <text:p>1. Verify that an email is sen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2">
          <table:table-cell office:value-type="string">
            <text:p>HP033_MessageReceivedLink</text:p>
          </table:table-cell>
          <table:table-cell office:value-type="string">
            <text:p>L1</text:p>
          </table:table-cell>
          <table:table-cell table:style-name="ce37"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65" office:value-type="string">
            <text:p>HP034_HideBroadCast</text:p>
          </table:table-cell>
          <table:table-cell table:style-name="ce64" office:value-type="string">
            <text:p>L1</text:p>
          </table:table-cell>
          <table:table-cell table:style-name="ce64" office:value-type="string">
            <text:p>“Show all messages” Link</text:p>
          </table:table-cell>
          <table:table-cell table:style-name="ce64"/>
          <table:table-cell table:style-name="ce64" office:value-type="string">
            <text:p>1. Login to channels with valid credentials</text:p>
            <text:p>2. Under the Message tab click on 'Show all messages' Link</text:p>
            <text:p/>
            <text:p/>
          </table:table-cell>
          <table:table-cell table:style-name="ce64"/>
          <table:table-cell table:style-name="ce64" office:value-type="string">
            <text:p>1. Verify that the all the messages are displayed to the user</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4" table:number-columns-repeated="1002"/>
          <table:table-cell table:style-name="ce88" table:number-columns-repeated="2"/>
        </table:table-row>
        <table:table-row table:style-name="ro21">
          <table:table-cell table:style-name="ce39" office:value-type="string">
            <text:p>HP035_SurveyTab</text:p>
          </table:table-cell>
          <table:table-cell table:style-name="ce39" office:value-type="string">
            <text:p>L0</text:p>
          </table:table-cell>
          <table:table-cell table:style-name="ce39" office:value-type="string">
            <text:p>Survey Tab</text:p>
          </table:table-cell>
          <table:table-cell table:style-name="ce39"/>
          <table:table-cell table:style-name="ce39" office:value-type="string">
            <text:p>1. Login to channels with valid credentials</text:p>
            <text:p>2. Click on the 'Surveys' tab</text:p>
          </table:table-cell>
          <table:table-cell table:style-name="ce39"/>
          <table:table-cell table:style-name="ce39" office:value-type="string">
            <text:p>1. Verify that survey details can be seen to the user</text:p>
            <text:p>2. Verify that Surveys tab is accessible to admin , planner and user</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36_HideCompleted</text:p>
          </table:table-cell>
          <table:table-cell table:style-name="ce39" office:value-type="string">
            <text:p>L1</text:p>
          </table:table-cell>
          <table:table-cell table:style-name="ce39" office:value-type="string">
            <text:p>“hide completed” Link</text:p>
          </table:table-cell>
          <table:table-cell table:style-name="ce39"/>
          <table:table-cell table:style-name="ce39" office:value-type="string">
            <text:p>1. Login to channels with valid credentials</text:p>
            <text:p>2. Click on the 'Surveys' tab</text:p>
            <text:p>3. Under Surveys tab click on 'Hide Completed' Link</text:p>
            <text:p/>
          </table:table-cell>
          <table:table-cell table:style-name="ce39"/>
          <table:table-cell table:style-name="ce39" office:value-type="string">
            <text:p>1. Verify that the completed surveys should be hidden</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2">
          <table:table-cell table:style-name="ce39" office:value-type="string">
            <text:p>HP037_ShowAllSurvey</text:p>
          </table:table-cell>
          <table:table-cell table:style-name="ce39" office:value-type="string">
            <text:p>L1</text:p>
          </table:table-cell>
          <table:table-cell table:style-name="ce39" office:value-type="string">
            <text:p>“show all” Link</text:p>
          </table:table-cell>
          <table:table-cell table:style-name="ce39"/>
          <table:table-cell table:style-name="ce39" office:value-type="string">
            <text:p>1. Login to channels with valid credentials</text:p>
            <text:p>2. Click on the 'Surveys' tab</text:p>
            <text:p>3. Under Surveys tab click on 'Hide Completed' Link</text:p>
            <text:p>4. Under Surveys tab click on 'show all' Link</text:p>
            <text:p/>
          </table:table-cell>
          <table:table-cell table:style-name="ce39"/>
          <table:table-cell table:style-name="ce39" office:value-type="string">
            <text:p>1. Verify that completed hidden surveys should be shown</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3">
          <table:table-cell office:value-type="string">
            <text:p>HP038_CalendarTab</text:p>
          </table:table-cell>
          <table:table-cell office:value-type="string">
            <text:p>L0</text:p>
          </table:table-cell>
          <table:table-cell table:style-name="ce37"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table:style-name="ce38" office:value-type="string">
            <text:p>HP039</text:p>
          </table:table-cell>
          <table:table-cell table:style-name="ce38" office:value-type="string">
            <text:p>L1</text:p>
          </table:table-cell>
          <table:table-cell table:style-name="ce38" office:value-type="string">
            <text:p>Print Calendar Details</text:p>
          </table:table-cell>
          <table:table-cell table:style-name="ce38"/>
          <table:table-cell table:style-name="ce38" office:value-type="string">
            <text:p>1. Login to channels with valid credentials</text:p>
            <text:p>2. Click on the 'Calendar' tab</text:p>
            <text:p>3. Click on the 'Print' Link</text:p>
            <text:p/>
          </table:table-cell>
          <table:table-cell table:style-name="ce38"/>
          <table:table-cell table:style-name="ce38" office:value-type="string">
            <text:p>1. Verify that the calendar details can be print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85</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NO</text:p>
          </table:table-cell>
          <table:table-cell table:style-name="ce38"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8" table:number-columns-repeated="1002"/>
          <table:table-cell table:style-name="ce18" table:number-columns-repeated="2"/>
        </table:table-row>
        <table:table-row table:style-name="ro35">
          <table:table-cell table:style-name="ce39" office:value-type="string">
            <text:p>HP040</text:p>
          </table:table-cell>
          <table:table-cell table:style-name="ce39" office:value-type="string">
            <text:p>L1</text:p>
          </table:table-cell>
          <table:table-cell table:style-name="ce39" office:value-type="string">
            <text:p>Show Today's Details</text:p>
          </table:table-cell>
          <table:table-cell table:style-name="ce39"/>
          <table:table-cell table:style-name="ce39" office:value-type="string">
            <text:p>1. Login to channels with valid credentials</text:p>
            <text:p>2. Click on the 'Calendar' tab</text:p>
            <text:p>3. Click on Today button</text:p>
            <text:p/>
          </table:table-cell>
          <table:table-cell table:style-name="ce39"/>
          <table:table-cell table:style-name="ce39" office:value-type="string">
            <text:p>1. Verify that Today's date and details can be seen</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85</text:p>
          </table:table-cell>
          <table:table-cell table:style-name="ce39" office:value-type="string">
            <text:p>Closed</text:p>
          </table:table-cell>
          <table:table-cell table:style-name="ce39"/>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4">
          <table:table-cell office:value-type="string">
            <text:p>HP041_AboutMeTab</text:p>
          </table:table-cell>
          <table:table-cell office:value-type="string">
            <text:p>L0</text:p>
          </table:table-cell>
          <table:table-cell table:style-name="ce37"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39" office:value-type="string">
            <text:p>HP043</text:p>
          </table:table-cell>
          <table:table-cell table:style-name="ce39" office:value-type="string">
            <text:p>L0</text:p>
          </table:table-cell>
          <table:table-cell table:style-name="ce39" office:value-type="string">
            <text:p>Valid “email” in My Identity</text:p>
          </table:table-cell>
          <table:table-cell table:style-name="ce39"/>
          <table:table-cell table:style-name="ce39" office:value-type="string">
            <text:p>1. Login to channels with valid credentials</text:p>
            <text:p>2. Click on About me Tab</text:p>
            <text:p>3. Enter 'Name' <text:s/>&amp; Valid 'Private email'</text:p>
            <text:p>4. Click on 'Apply' Button</text:p>
          </table:table-cell>
          <table:table-cell table:style-name="ce39"/>
          <table:table-cell table:style-name="ce39" office:value-type="string">
            <text:p>1. Verify that message is displayed on home page</text:p>
            <text:p>as Welcome &lt;username&gt; !</text:p>
            <text:p>2. Verify that 'name' &amp; 'Personal email' gets changed</text:p>
            <text:p>In 'Channel Administration' Page</text:p>
            <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office:value-type="string">
            <text:p>HP044_InvalidEmailId</text:p>
          </table:table-cell>
          <table:table-cell office:value-type="string">
            <text:p>L2</text:p>
          </table:table-cell>
          <table:table-cell table:style-name="ce37"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user unable to update email id with Invalid email details </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11">
          <table:table-cell office:value-type="string">
            <text:p>HP045_BlankEmailId</text:p>
          </table:table-cell>
          <table:table-cell office:value-type="string">
            <text:p>L2</text:p>
          </table:table-cell>
          <table:table-cell table:style-name="ce37"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 text:c="8"/></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11">
          <table:table-cell office:value-type="string">
            <text:p>HP046_BlankName</text:p>
          </table:table-cell>
          <table:table-cell office:value-type="string">
            <text:p>L2</text:p>
          </table:table-cell>
          <table:table-cell table:style-name="ce37"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36">
          <table:table-cell table:style-name="ce39" office:value-type="string">
            <text:p>HP047_BlankNameAndEmailId</text:p>
          </table:table-cell>
          <table:table-cell table:style-name="ce39" office:value-type="string">
            <text:p>L2</text:p>
          </table:table-cell>
          <table:table-cell table:style-name="ce39" office:value-type="string">
            <text:p>Blank “Name” &amp; “Private Email” in My Identity</text:p>
          </table:table-cell>
          <table:table-cell table:style-name="ce39"/>
          <table:table-cell table:style-name="ce39" office:value-type="string">
            <text:p>1. Login to channels with valid credentials</text:p>
            <text:p>2. Click on About me Tab</text:p>
            <text:p>3. Enter blank <text:s/>'Name' &amp; 'Private email'</text:p>
            <text:p>4. Click on 'Apply' Button</text:p>
            <text:p/>
          </table:table-cell>
          <table:table-cell table:style-name="ce39"/>
          <table:table-cell table:style-name="ce39"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style-name="ce39"/>
          <table:table-cell table:style-name="ce39" office:value-type="string">
            <text:p>FAIL</text:p>
          </table:table-cell>
          <table:table-cell table:style-name="ce39" office:value-type="string">
            <text:p>YES</text:p>
          </table:table-cell>
          <table:table-cell table:style-name="ce39"/>
          <table:table-cell table:style-name="ce39" office:value-type="string">
            <text:p>absolut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7">
          <table:table-cell table:style-name="ce39" office:value-type="string">
            <text:p>HP048</text:p>
          </table:table-cell>
          <table:table-cell table:style-name="ce39" office:value-type="string">
            <text:p>L0</text:p>
          </table:table-cell>
          <table:table-cell table:style-name="ce39" office:value-type="string">
            <text:p>Valid “Current Password” , “New Password” &amp; “Confirm” in My Password</text:p>
          </table:table-cell>
          <table:table-cell table:style-name="ce42"/>
          <table:table-cell table:style-name="ce39"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style-name="ce39"/>
          <table:table-cell table:style-name="ce39"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42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8">
          <table:table-cell table:style-name="ce39" office:value-type="string">
            <text:p>HP049</text:p>
          </table:table-cell>
          <table:table-cell table:style-name="ce39" office:value-type="string">
            <text:p>L2</text:p>
          </table:table-cell>
          <table:table-cell table:style-name="ce39" office:value-type="string">
            <text:p>“New Password” and “Confirm” <text:s/>fields Mismatch in My Password</text:p>
          </table:table-cell>
          <table:table-cell table:style-name="ce42"/>
          <table:table-cell table:style-name="ce39"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style-name="ce39"/>
          <table:table-cell table:style-name="ce39"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42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5">
          <table:table-cell table:style-name="ce38" office:value-type="string">
            <text:p>HP050</text:p>
          </table:table-cell>
          <table:table-cell table:style-name="ce38" office:value-type="string">
            <text:p>L2</text:p>
          </table:table-cell>
          <table:table-cell table:style-name="ce38" office:value-type="string">
            <text:p>Blank “New Password” &amp; “Confirm” fields in My Password</text:p>
          </table:table-cell>
          <table:table-cell table:style-name="ce72"/>
          <table:table-cell table:style-name="ce38"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38"/>
          <table:table-cell table:style-name="ce38" office:value-type="string">
            <text:p>1. Verify that on clicking 'Apply' button message should be displayed as ' New Password &amp; Again fields must not be blank'</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29</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8" table:number-columns-repeated="1002"/>
          <table:table-cell table:style-name="ce18" table:number-columns-repeated="2"/>
        </table:table-row>
        <table:table-row table:style-name="ro25">
          <table:table-cell table:style-name="ce38" office:value-type="string">
            <text:p>HP051</text:p>
          </table:table-cell>
          <table:table-cell table:style-name="ce38" office:value-type="string">
            <text:p>L2</text:p>
          </table:table-cell>
          <table:table-cell table:style-name="ce38" office:value-type="string">
            <text:p>“'Confirm” field blank in My Password</text:p>
          </table:table-cell>
          <table:table-cell table:style-name="ce72"/>
          <table:table-cell table:style-name="ce38"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38"/>
          <table:table-cell table:style-name="ce38" office:value-type="string">
            <text:p>1. Verify that on clicking 'Apply' button message should be displayed as 'Your password was NOT changed (new password not confirm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30</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8" table:number-columns-repeated="1002"/>
          <table:table-cell table:style-name="ce18" table:number-columns-repeated="2"/>
        </table:table-row>
        <table:table-row table:style-name="ro39">
          <table:table-cell table:style-name="ce38" office:value-type="string">
            <text:p>HP052</text:p>
          </table:table-cell>
          <table:table-cell table:style-name="ce38" office:value-type="string">
            <text:p>L2</text:p>
          </table:table-cell>
          <table:table-cell table:style-name="ce38" office:value-type="string">
            <text:p>“New Password” Field blank in My Password</text:p>
          </table:table-cell>
          <table:table-cell table:style-name="ce38"/>
          <table:table-cell table:style-name="ce38"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38"/>
          <table:table-cell table:style-name="ce38" office:value-type="string">
            <text:p>1. Verify that on clicking 'Apply' button message should be displayed as 'New Password field must not be blank'</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31</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8" table:number-columns-repeated="1002"/>
          <table:table-cell table:style-name="ce18" table:number-columns-repeated="2"/>
        </table:table-row>
        <table:table-row table:style-name="ro39">
          <table:table-cell office:value-type="string">
            <text:p>HP053</text:p>
          </table:table-cell>
          <table:table-cell office:value-type="string">
            <text:p>L2</text:p>
          </table:table-cell>
          <table:table-cell table:style-name="ce37" office:value-type="string">
            <text:p>Enter password with less than 6 characters</text:p>
          </table:table-cell>
          <table:table-cell/>
          <table:table-cell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table-cell office:value-type="string">
            <text:p>1. Verify that message is displayed that password too small.</text:p>
            <text:p>2. Verify that password should not changed.</text:p>
          </table:table-cell>
          <table:table-cell/>
          <table:table-cell office:value-type="string">
            <text:p>FAIL</text:p>
          </table:table-cell>
          <table:table-cell office:value-type="string">
            <text:p>NO</text:p>
          </table:table-cell>
          <table:table-cell table:number-columns-repeated="7"/>
          <table:table-cell table:style-name="ce80" table:number-columns-repeated="2"/>
          <table:table-cell table:style-name="ce84"/>
          <table:table-cell table:number-columns-repeated="1002"/>
          <table:table-cell table:style-name="ce21" table:number-columns-repeated="2"/>
        </table:table-row>
        <table:table-row table:style-name="ro40">
          <table:table-cell table:style-name="ce39" office:value-type="string">
            <text:p>HP054</text:p>
          </table:table-cell>
          <table:table-cell table:style-name="ce39" office:value-type="string">
            <text:p>L1</text:p>
          </table:table-cell>
          <table:table-cell table:style-name="ce39" office:value-type="string">
            <text:p><text:s/>Tab Sequencing in My Password</text:p>
          </table:table-cell>
          <table:table-cell table:style-name="ce42"/>
          <table:table-cell table:style-name="ce39" office:value-type="string">
            <text:p>1. Login to channels with valid credentials</text:p>
            <text:p>2. Click on About me Tab</text:p>
            <text:p>3. Enter the value of <text:s/>'Current Password' &amp; press enter/tab key</text:p>
            <text:p>4. Enter tab key <text:s text:c="46"/></text:p>
          </table:table-cell>
          <table:table-cell table:style-name="ce39"/>
          <table:table-cell table:style-name="ce39" office:value-type="string">
            <text:p>1. Verify that on pressing enter/tab key control moves to the 'New Password' Field</text:p>
            <text:p>2. Verify that on pressing tab key <text:s/>control moves to the 'Again' fiel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2</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8">
          <table:table-cell office:value-type="string">
            <text:p>HP055</text:p>
          </table:table-cell>
          <table:table-cell office:value-type="string">
            <text:p>L2</text:p>
          </table:table-cell>
          <table:table-cell table:style-name="ce37" office:value-type="string">
            <text:p>Filling all information except “Confirm” field blank under My Identity &amp; My Password Tabs</text:p>
          </table:table-cell>
          <table:table-cell table:style-name="ce41"/>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9" office:value-type="string">
            <text:p>HP056</text:p>
          </table:table-cell>
          <table:table-cell office:value-type="string">
            <text:p>L2</text:p>
          </table:table-cell>
          <table:table-cell table:style-name="ce37" office:value-type="string">
            <text:p>Filling all information except “Name” field blank under My Identity &amp; My Password Tabs</text:p>
          </table:table-cell>
          <table:table-cell table:style-name="ce41"/>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table:style-name="ce66" office:value-type="string">
            <text:p>HP057</text:p>
          </table:table-cell>
          <table:table-cell table:style-name="ce39" office:value-type="string">
            <text:p>L2</text:p>
          </table:table-cell>
          <table:table-cell table:style-name="ce69" office:value-type="string">
            <text:p>Current Password field accepts new password and logins with that current password in social panel</text:p>
          </table:table-cell>
          <table:table-cell table:style-name="ce39"/>
          <table:table-cell table:style-name="ce49"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73"/>
          <table:table-cell table:style-name="ce39" office:value-type="string">
            <text:p>1. Verify that error message should be displayed as 'Enter Values in New Password &amp; Confirm field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6</text:p>
          </table:table-cell>
          <table:table-cell table:style-name="ce39"/>
          <table:table-cell table:style-name="ce39" office:value-type="string">
            <text:p>FAIL</text:p>
          </table:table-cell>
          <table:table-cell table:style-name="ce39" office:value-type="string">
            <text:p>FAIL</text:p>
          </table:table-cell>
          <table:table-cell table:style-name="ce39"/>
          <table:table-cell table:style-name="ce39" office:value-type="string">
            <text:p>FAIL</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4">
          <table:table-cell/>
          <table:table-cell table:style-name="ce66" office:value-type="string">
            <text:p>L0</text:p>
          </table:table-cell>
          <table:table-cell table:style-name="ce66" office:value-type="string">
            <text:p>Information Needs of All Participants' Link</text:p>
          </table:table-cell>
          <table:table-cell table:style-name="ce66"/>
          <table:table-cell table:style-name="ce66" office:value-type="string">
            <text:p>1. Login to channels with valid credentials</text:p>
            <text:p>2. Click on 'Information Needs of All Participants' Link</text:p>
          </table:table-cell>
          <table:table-cell table:style-name="ce66"/>
          <table:table-cell table:style-name="ce66"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7"/>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66" table:number-columns-repeated="1002"/>
          <table:table-cell table:style-name="ce89" table:number-columns-repeated="2"/>
        </table:table-row>
        <table:table-row table:style-name="ro1" table:number-rows-repeated="45">
          <table:table-cell table:number-columns-repeated="18"/>
          <table:table-cell table:style-name="Excel_20_Built-in_20_Normal" table:number-columns-repeated="2"/>
          <table:table-cell table:number-columns-repeated="1004"/>
        </table:table-row>
        <table:table-row table:style-name="ro1" table:number-rows-repeated="65432">
          <table:table-cell table:number-columns-repeated="1024"/>
        </table:table-row>
        <table:table-row table:style-name="ro1">
          <table:table-cell table:number-columns-repeated="1024"/>
        </table:table-row>
      </table:table>
      <table:table table:name="Channels_Admin" table:style-name="ta1">
        <table:table-column table:style-name="co7" table:default-cell-style-name="ce64"/>
        <table:table-column table:style-name="co42" table:default-cell-style-name="ce64"/>
        <table:table-column table:style-name="co43" table:default-cell-style-name="ce64"/>
        <table:table-column table:style-name="co44" table:default-cell-style-name="ce94"/>
        <table:table-column table:style-name="co45" table:default-cell-style-name="ce94"/>
        <table:table-column table:style-name="co46" table:default-cell-style-name="ce94"/>
        <table:table-column table:style-name="co47" table:default-cell-style-name="ce64"/>
        <table:table-column table:style-name="co48" table:default-cell-style-name="ce64"/>
        <table:table-column table:style-name="co49" table:default-cell-style-name="ce64"/>
        <table:table-column table:style-name="co50" table:default-cell-style-name="ce64"/>
        <table:table-column table:style-name="co17" table:default-cell-style-name="ce64"/>
        <table:table-column table:style-name="co51" table:default-cell-style-name="ce64"/>
        <table:table-column table:style-name="co1" table:visibility="collapse" table:number-columns-repeated="5" table:default-cell-style-name="ce64"/>
        <table:table-column table:style-name="co39" table:default-cell-style-name="ce64"/>
        <table:table-column table:style-name="co40" table:default-cell-style-name="ce64"/>
        <table:table-column table:style-name="co24" table:default-cell-style-name="ce64"/>
        <table:table-column table:style-name="co1" table:number-columns-repeated="1002" table:default-cell-style-name="ce64"/>
        <table:table-column table:style-name="co1" table:default-cell-style-name="ce25"/>
        <table:table-column table:style-name="co41" table:default-cell-style-name="ce25"/>
        <table:table-row table:style-name="ro22">
          <table:table-cell table:style-name="ce61" office:value-type="string">
            <text:p>TEST CASE ID</text:p>
          </table:table-cell>
          <table:table-cell table:style-name="ce61" office:value-type="string">
            <text:p>PRIORITY</text:p>
          </table:table-cell>
          <table:table-cell table:style-name="ce61" office:value-type="string">
            <text:p>TITLE</text:p>
          </table:table-cell>
          <table:table-cell table:style-name="ce61" office:value-type="string">
            <text:p>SET UP</text:p>
          </table:table-cell>
          <table:table-cell table:style-name="ce61" office:value-type="string">
            <text:p>STEPS</text:p>
          </table:table-cell>
          <table:table-cell table:style-name="ce61" office:value-type="string">
            <text:p>TEST DATA</text:p>
          </table:table-cell>
          <table:table-cell table:style-name="ce61" office:value-type="string">
            <text:p>EXPECTED RESULTS</text:p>
          </table:table-cell>
          <table:table-cell table:style-name="ce61" office:value-type="string">
            <text:p>ACTUAL RESULT</text:p>
          </table:table-cell>
          <table:table-cell table:style-name="ce61" office:value-type="string">
            <text:p>RESULT</text:p>
          </table:table-cell>
          <table:table-cell table:style-name="ce61" office:value-type="string">
            <text:p>AUTOMATED</text:p>
          </table:table-cell>
          <table:table-cell table:style-name="ce61" office:value-type="string">
            <text:p>TICKET ID</text:p>
          </table:table-cell>
          <table:table-cell table:style-name="ce61"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11">
          <table:table-cell table:style-name="ce37" office:value-type="string">
            <text:p>CA001_HomePage</text:p>
          </table:table-cell>
          <table:table-cell table:style-name="ce37" office:value-type="string">
            <text:p>L1</text:p>
          </table:table-cell>
          <table:table-cell table:style-name="ce37" office:value-type="string">
            <text:p>Home Page Link</text:p>
            <text:p>Navigate To Home Page</text:p>
          </table:table-cell>
          <table:table-cell table:style-name="ce92"/>
          <table:table-cell table:style-name="ce92" office:value-type="string">
            <text:p>1. Login to channels with valid credentials</text:p>
            <text:p>2. Click on the Channels Administration Link</text:p>
            <text:p>3. Click on the Home Link</text:p>
            <text:p/>
          </table:table-cell>
          <table:table-cell table:style-name="ce37"/>
          <table:table-cell table:style-name="ce37" office:value-type="string">
            <text:p>1. Verify that user get navigated to Home Page after clicking Home Link</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7" office:value-type="string">
            <text:p>CA002_Logout</text:p>
          </table:table-cell>
          <table:table-cell table:style-name="ce37" office:value-type="string">
            <text:p>L1</text:p>
          </table:table-cell>
          <table:table-cell table:style-name="ce92" office:value-type="string">
            <text:p>Channels Administration – Logout Link</text:p>
          </table:table-cell>
          <table:table-cell table:style-name="ce92"/>
          <table:table-cell table:style-name="ce92" office:value-type="string">
            <text:p>1. Login to channels with valid credentials</text:p>
            <text:p>2. Click on the Channels Administration Link</text:p>
            <text:p>3. Click on Logout&lt;username&gt; Link</text:p>
            <text:p/>
          </table:table-cell>
          <table:table-cell table:style-name="ce37"/>
          <table:table-cell table:style-name="ce37" office:value-type="string">
            <text:p>1. Verify that user get logged out of channels successfully</text:p>
            <text:p>2. Verify that user get navigated to the Channels login pag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7" office:value-type="string">
            <text:p>CA003_CreateNewPlan</text:p>
          </table:table-cell>
          <table:table-cell table:style-name="ce37" office:value-type="string">
            <text:p>L1</text:p>
          </table:table-cell>
          <table:table-cell table:style-name="ce37" office:value-type="string">
            <text:p>Create New Plan with "New Plan URI" and "owned by" field</text:p>
          </table:table-cell>
          <table:table-cell table:style-name="ce37"/>
          <table:table-cell table:style-name="ce37" office:value-type="string">
            <text:p>1. Login to channels with valid credentials</text:p>
            <text:p>2. Click on the Channels Administration Link</text:p>
            <text:p>3. Enter Valid "New Plan URI" &amp; "Owned By" Fields</text:p>
            <text:p>4. Click on Submit Button</text:p>
            <text:p/>
          </table:table-cell>
          <table:table-cell table:style-name="ce37"/>
          <table:table-cell table:style-name="ce37" office:value-type="string">
            <text:p>1. Verify that plan Created Successfully</text:p>
            <text:p>2. Verify that plan is created with default name "New Plan v.1 ( dev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A004</text:p>
          </table:table-cell>
          <table:table-cell table:style-name="ce39" office:value-type="string">
            <text:p>L2</text:p>
          </table:table-cell>
          <table:table-cell table:style-name="ce39" office:value-type="string">
            <text:p>Create Plan <text:s/>with more than 1000 characters </text:p>
          </table:table-cell>
          <table:table-cell table:style-name="ce39"/>
          <table:table-cell table:style-name="ce39" office:value-type="string">
            <text:p>1. Login to the Channels.</text:p>
            <text:p>2. Create plan with more than 1000 characters.</text:p>
            <text:p>3. Go to Home page.</text:p>
            <text:p>4. Switch to plan.</text:p>
            <text:p>5. Click on Information sharing model.</text:p>
          </table:table-cell>
          <table:table-cell table:style-name="ce39"/>
          <table:table-cell table:style-name="ce39" office:value-type="string">
            <text:p>1. Verify that plan get added</text:p>
            <text:p>2. Proper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7</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27">
          <table:table-cell table:style-name="ce37" office:value-type="string">
            <text:p>CA005_CreatePlanWithExistingURI</text:p>
          </table:table-cell>
          <table:table-cell table:style-name="ce37" office:value-type="string">
            <text:p>L2</text:p>
          </table:table-cell>
          <table:table-cell table:style-name="ce37" office:value-type="string">
            <text:p>Create New Plan With existing "New Plan URI"</text:p>
          </table:table-cell>
          <table:table-cell table:style-name="ce93"/>
          <table:table-cell table:style-name="ce93"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7"/>
          <table:table-cell table:style-name="ce93" office:value-type="string">
            <text:p>1. Verify that plan should not be created with same Plan URI</text:p>
            <text:p>2. An error message "A plan with that uri already exists"</text:p>
            <text:p>Should be generated.</text:p>
            <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8</text:p>
          </table:table-cell>
          <table:table-cell table:style-name="ce37" office:value-type="string">
            <text:p>Enhancement</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15">
          <table:table-cell table:style-name="ce37" office:value-type="string">
            <text:p>CA006_CreatePlanWithExistingOwner</text:p>
          </table:table-cell>
          <table:table-cell table:style-name="ce37" office:value-type="string">
            <text:p>L2</text:p>
          </table:table-cell>
          <table:table-cell table:style-name="ce37" office:value-type="string">
            <text:p>Create New Plan With existing "Owned by" value</text:p>
          </table:table-cell>
          <table:table-cell table:style-name="ce93"/>
          <table:table-cell table:style-name="ce93" office:value-type="string">
            <text:p>1. Login to channels with valid credentials</text:p>
            <text:p>2. Click on the Channels Administration Link</text:p>
            <text:p>3. Enter New Plan URI &amp; Existing "Owned By" value</text:p>
            <text:p>4. Click on Submit Button</text:p>
            <text:p/>
          </table:table-cell>
          <table:table-cell table:style-name="ce37"/>
          <table:table-cell table:style-name="ce93" office:value-type="string">
            <text:p>1. Verify that plan Created Successfully</text:p>
            <text:p>2. Verify that plan is created with default name "New Plan v.1 ( dev )"</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27">
          <table:table-cell table:style-name="ce39" office:value-type="string">
            <text:p>CA007_CreatePlanWithSpecialCharacter</text:p>
          </table:table-cell>
          <table:table-cell table:style-name="ce39" office:value-type="string">
            <text:p>L2</text:p>
          </table:table-cell>
          <table:table-cell table:style-name="ce39" office:value-type="string">
            <text:p>Create Plan with Special Characters</text:p>
          </table:table-cell>
          <table:table-cell table:style-name="ce91"/>
          <table:table-cell table:style-name="ce91"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39"/>
          <table:table-cell table:style-name="ce91" office:value-type="string">
            <text:p>1. Verify that plan should not be created with special characters</text:p>
            <text:p>2. Valid error message should be displayed</text:p>
            <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09</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27">
          <table:table-cell table:style-name="ce38" office:value-type="string">
            <text:p>CA008</text:p>
          </table:table-cell>
          <table:table-cell table:style-name="ce38" office:value-type="string">
            <text:p>L1</text:p>
          </table:table-cell>
          <table:table-cell table:style-name="ce38" office:value-type="string">
            <text:p>Click on Home Icon Link After creating plan with Special Characters</text:p>
          </table:table-cell>
          <table:table-cell table:style-name="ce90"/>
          <table:table-cell table:style-name="ce90"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38"/>
          <table:table-cell table:style-name="ce90" office:value-type="string">
            <text:p>1. Verify that the user is navigated to the Home Page</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10</text:p>
          </table:table-cell>
          <table:table-cell table:style-name="ce38" office:value-type="string">
            <text:p>Closed</text:p>
          </table:table-cell>
          <table:table-cell table:style-name="ce38" office:value-type="string">
            <text:p>NO</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27">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91"/>
          <table:table-cell table:style-name="ce91"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39"/>
          <table:table-cell table:style-name="ce91"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table:number-columns-repeated="1002"/>
          <table:table-cell table:style-name="ce87" table:number-columns-repeated="2"/>
        </table:table-row>
        <table:table-row table:style-name="ro12">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91"/>
          <table:table-cell table:style-name="ce91" office:value-type="string">
            <text:p>1. Login to channels with valid credentials</text:p>
            <text:p>2. Click on the Channels Administration Link</text:p>
            <text:p>3. Enter value for "Owned By" Field and left "New Plan URI" blank</text:p>
            <text:p>4. Click on Submit Button</text:p>
          </table:table-cell>
          <table:table-cell table:style-name="ce39"/>
          <table:table-cell table:style-name="ce91" office:value-type="string">
            <text:p>1. Verify that plan should not be created</text:p>
            <text:p>2. Error Message should be generated </text:p>
            <text:p>3. Valid error message should be displayed</text:p>
            <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340</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43">
          <table:table-cell table:style-name="ce38" office:value-type="string">
            <text:p>CA011_DeletePlan</text:p>
          </table:table-cell>
          <table:table-cell table:style-name="ce38" office:value-type="string">
            <text:p>L0</text:p>
          </table:table-cell>
          <table:table-cell table:style-name="ce38" office:value-type="string">
            <text:p>Delete Existing Plan</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8"/>
          <table:table-cell table:style-name="ce38" office:value-type="string">
            <text:p>1. Verify that Admin should be able to delete the plan</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90</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EY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5">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90"/>
          <table:table-cell table:style-name="ce90"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not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58"/>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38">
          <table:table-cell table:style-name="ce37" office:value-type="string">
            <text:p>CA013_ProductizePlan</text:p>
          </table:table-cell>
          <table:table-cell table:style-name="ce37" office:value-type="string">
            <text:p>L0</text:p>
          </table:table-cell>
          <table:table-cell table:style-name="ce37" office:value-type="string">
            <text:p>Productize Existing Plan</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7"/>
          <table:table-cell table:style-name="ce37" office:value-type="string">
            <text:p>1. Verify that plan can be productiz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37" office:value-type="string">
            <text:p>CA014_UpdatePlan</text:p>
          </table:table-cell>
          <table:table-cell table:style-name="ce37" office:value-type="string">
            <text:p>L1</text:p>
          </table:table-cell>
          <table:table-cell table:style-name="ce37" office:value-type="string">
            <text:p>Update Existing Plan</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7"/>
          <table:table-cell table:style-name="ce37" office:value-type="string">
            <text:p>1. Verify that plan name should be upd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8">
          <table:table-cell table:style-name="ce39" office:value-type="string">
            <text:p>CA015</text:p>
          </table:table-cell>
          <table:table-cell table:style-name="ce39" office:value-type="string">
            <text:p>L2</text:p>
          </table:table-cell>
          <table:table-cell table:style-name="ce39" office:value-type="string">
            <text:p>Invalid email ids should be handled on admin page</text:p>
          </table:table-cell>
          <table:table-cell table:style-name="ce91"/>
          <table:table-cell table:style-name="ce91"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9"/>
          <table:table-cell table:style-name="ce39"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6</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2">
          <table:table-cell table:style-name="ce37" office:value-type="string">
            <text:p>CA016_CreateUser</text:p>
          </table:table-cell>
          <table:table-cell table:style-name="ce37" office:value-type="string">
            <text:p>L0</text:p>
          </table:table-cell>
          <table:table-cell table:style-name="ce37" office:value-type="string">
            <text:p>Create New User</text:p>
          </table:table-cell>
          <table:table-cell table:style-name="ce92"/>
          <table:table-cell table:style-name="ce92" office:value-type="string">
            <text:p>1. Login to channels with valid credentials</text:p>
            <text:p>2. Click on the Channels Administration Link</text:p>
            <text:p>3. Enter “Valid New User Id”</text:p>
            <text:p>4. Click on Submit Button</text:p>
            <text:p/>
          </table:table-cell>
          <table:table-cell table:style-name="ce37"/>
          <table:table-cell table:style-name="ce37" office:value-type="string">
            <text:p>1. Verify that New User should get created successfull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7" office:value-type="string">
            <text:p>CA017_DeleteUser</text:p>
          </table:table-cell>
          <table:table-cell table:style-name="ce37" office:value-type="string">
            <text:p>L0</text:p>
          </table:table-cell>
          <table:table-cell table:style-name="ce37" office:value-type="string">
            <text:p>Delete Existing User</text:p>
          </table:table-cell>
          <table:table-cell table:style-name="ce92"/>
          <table:table-cell table:style-name="ce92" office:value-type="string">
            <text:p>1. Login to channels with valid credentials</text:p>
            <text:p>2. Click on the Channels Administration Link</text:p>
            <text:p>3. Select checkbox to delete the user</text:p>
            <text:p>4. Click on Submit Button</text:p>
            <text:p/>
          </table:table-cell>
          <table:table-cell table:style-name="ce37"/>
          <table:table-cell table:style-name="ce37" office:value-type="string">
            <text:p>1. Verify that <text:s/>User should get dele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8" office:value-type="string">
            <text:p>CA018</text:p>
          </table:table-cell>
          <table:table-cell table:style-name="ce38" office:value-type="string">
            <text:p>L2</text:p>
          </table:table-cell>
          <table:table-cell table:style-name="ce38" office:value-type="string">
            <text:p>Delete Logged In User</text:p>
          </table:table-cell>
          <table:table-cell table:style-name="ce90"/>
          <table:table-cell table:style-name="ce90" office:value-type="string">
            <text:p>1. Login to channels with valid credentials</text:p>
            <text:p>2. Click on the Channels Administration Link</text:p>
            <text:p>3. Select check box of logged in user</text:p>
            <text:p>4. Click on Submit Button</text:p>
            <text:p/>
          </table:table-cell>
          <table:table-cell table:style-name="ce38"/>
          <table:table-cell table:style-name="ce38" office:value-type="string">
            <text:p>1. Verify that the logged in user should not get deleted</text:p>
            <text:p>2. Appropriate error message should be displayed to the user as “Can't Delete Logged in user”</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47</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5">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90"/>
          <table:table-cell table:style-name="ce90" office:value-type="string">
            <text:p>1. Login to channels with valid cred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5">
          <table:table-cell table:style-name="ce37" office:value-type="string">
            <text:p>CA020_AssignRole</text:p>
          </table:table-cell>
          <table:table-cell table:style-name="ce37" office:value-type="string">
            <text:p>L0</text:p>
          </table:table-cell>
          <table:table-cell table:style-name="ce37" office:value-type="string">
            <text:p>Assign Roles To Existing Users</text:p>
          </table:table-cell>
          <table:table-cell table:style-name="ce92"/>
          <table:table-cell table:style-name="ce92"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7"/>
          <table:table-cell table:style-name="ce37" office:value-type="string">
            <text:p>1. Verify that roles can be assigned to use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5">
          <table:table-cell table:style-name="ce37" office:value-type="string">
            <text:p>CA021_DisableUser</text:p>
          </table:table-cell>
          <table:table-cell table:style-name="ce37" office:value-type="string">
            <text:p>L0</text:p>
          </table:table-cell>
          <table:table-cell table:style-name="ce37" office:value-type="string">
            <text:p>Disable Existing User</text:p>
          </table:table-cell>
          <table:table-cell table:style-name="ce92"/>
          <table:table-cell table:style-name="ce92"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7"/>
          <table:table-cell table:style-name="ce37" office:value-type="string">
            <text:p>1. Verify that admin can make user as disable.</text:p>
            <text:p>2. Verify that disable user should not able to log in.</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37" office:value-type="string">
            <text:p>CA022_AssignUserToPlan</text:p>
          </table:table-cell>
          <table:table-cell table:style-name="ce37" office:value-type="string">
            <text:p>L0</text:p>
          </table:table-cell>
          <table:table-cell table:style-name="ce37" office:value-type="string">
            <text:p>Assign User to Plan</text:p>
          </table:table-cell>
          <table:table-cell table:style-name="ce92"/>
          <table:table-cell table:style-name="ce92"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 Assigned to plan or not</text:p>
            <text:p/>
          </table:table-cell>
          <table:table-cell table:style-name="ce37"/>
          <table:table-cell table:style-name="ce37" office:value-type="string">
            <text:p>1. Verify that user is able to view the plan created by Administrato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37" office:value-type="string">
            <text:p>CA023_AssignUserToAllPlan</text:p>
          </table:table-cell>
          <table:table-cell table:style-name="ce37" office:value-type="string">
            <text:p>L0</text:p>
          </table:table-cell>
          <table:table-cell table:style-name="ce37" office:value-type="string">
            <text:p>Assign users to all Plan</text:p>
          </table:table-cell>
          <table:table-cell table:style-name="ce92"/>
          <table:table-cell table:style-name="ce92"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7"/>
          <table:table-cell table:style-name="ce37" office:value-type="string">
            <text:p>1. Verify that user should be assign to the entire plan &amp; Verify that user is able to view the entire pla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7">
          <table:table-cell table:style-name="ce37" office:value-type="string">
            <text:p>CA024_ChangeRole</text:p>
          </table:table-cell>
          <table:table-cell table:style-name="ce37" office:value-type="string">
            <text:p>L0</text:p>
          </table:table-cell>
          <table:table-cell table:style-name="ce37" office:value-type="string">
            <text:p>Change Role of User from Admin to Planner</text:p>
          </table:table-cell>
          <table:table-cell table:style-name="ce92"/>
          <table:table-cell table:style-name="ce92"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7"/>
          <table:table-cell table:style-name="ce37" office:value-type="string">
            <text:p>1. Verify that the admin is able to change the role &amp; Verify that user is unable to view the Channels Administration Link</text:p>
          </table:table-cell>
          <table:table-cell table:style-name="ce37"/>
          <table:table-cell table:style-name="ce37" office:value-type="string">
            <text:p>FAIL</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27">
          <table:table-cell table:style-name="ce37" office:value-type="string">
            <text:p>CA025_CreateUserWithSameName</text:p>
          </table:table-cell>
          <table:table-cell table:style-name="ce37" office:value-type="string">
            <text:p>L2</text:p>
          </table:table-cell>
          <table:table-cell table:style-name="ce37" office:value-type="string">
            <text:p>Create User with Same URI</text:p>
          </table:table-cell>
          <table:table-cell table:style-name="ce93"/>
          <table:table-cell table:style-name="ce93"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7"/>
          <table:table-cell table:style-name="ce37" office:value-type="string">
            <text:p>1. Verify that user should not be created with same name &amp; error message "User &lt;user name&gt; already exist" should be display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YES</text:p>
          </table:table-cell>
          <table:table-cell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15">
          <table:table-cell table:style-name="ce37" office:value-type="string">
            <text:p>CA026_CreateUserWithLessCharacters</text:p>
          </table:table-cell>
          <table:table-cell table:style-name="ce37" office:value-type="string">
            <text:p>L2</text:p>
          </table:table-cell>
          <table:table-cell table:style-name="ce37" office:value-type="string">
            <text:p>Create user with less that 5 characters</text:p>
          </table:table-cell>
          <table:table-cell table:style-name="ce93"/>
          <table:table-cell table:style-name="ce93"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7"/>
          <table:table-cell table:style-name="ce37" office:value-type="string">
            <text:p>1. Verify that User is able to sign in to the system with the newly created user</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50</text:p>
          </table:table-cell>
          <table:table-cell table:style-name="ce37"/>
          <table:table-cell table:style-name="ce37" office:value-type="string">
            <text:p>YES</text:p>
          </table:table-cell>
          <table:table-cell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48">
          <table:table-cell table:style-name="ce39" office:value-type="string">
            <text:p>CA027_CreateUserWithSameEmailID</text:p>
          </table:table-cell>
          <table:table-cell table:style-name="ce39" office:value-type="string">
            <text:p>L2</text:p>
          </table:table-cell>
          <table:table-cell table:style-name="ce39" office:value-type="string">
            <text:p>Create users with same email id</text:p>
          </table:table-cell>
          <table:table-cell table:style-name="ce91"/>
          <table:table-cell table:style-name="ce91"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9"/>
          <table:table-cell table:style-name="ce39" office:value-type="string">
            <text:p>1. Verify that error message should be displayed for the users that are created with same email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4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CA028_CreateUserWithSpecialCharacters</text:p>
          </table:table-cell>
          <table:table-cell table:style-name="ce39" office:value-type="string">
            <text:p>L2</text:p>
          </table:table-cell>
          <table:table-cell table:style-name="ce39" office:value-type="string">
            <text:p>Create User with Special Characters</text:p>
          </table:table-cell>
          <table:table-cell table:style-name="ce91"/>
          <table:table-cell table:style-name="ce91" office:value-type="string">
            <text:p>1. Login to channels with valid credentials</text:p>
            <text:p>2. Click on the Channels Administration Link</text:p>
            <text:p>3. Enter “New User Id” with special characters</text:p>
            <text:p>4. Click on Submit Button</text:p>
            <text:p/>
          </table:table-cell>
          <table:table-cell table:style-name="ce39"/>
          <table:table-cell table:style-name="ce39" office:value-type="string">
            <text:p>1. Verify that Error Message Should be displayed as Enter Valid New User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6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CA029</text:p>
          </table:table-cell>
          <table:table-cell table:style-name="ce39" office:value-type="string">
            <text:p>L2</text:p>
          </table:table-cell>
          <table:table-cell table:style-name="ce39" office:value-type="string">
            <text:p>UI get disturbed when user is created with bigger string for user id and Full name</text:p>
          </table:table-cell>
          <table:table-cell table:style-name="ce91"/>
          <table:table-cell table:style-name="ce91"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39"/>
          <table:table-cell table:style-name="ce39" office:value-type="string">
            <text:p>1. Verify that new user should not be created with 200 to 300 characters</text:p>
            <text:p>2. Appropriate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48">
          <table:table-cell table:style-name="ce37" office:value-type="string">
            <text:p>CA030</text:p>
          </table:table-cell>
          <table:table-cell table:style-name="ce37" office:value-type="string">
            <text:p>L2</text:p>
          </table:table-cell>
          <table:table-cell table:style-name="ce37" office:value-type="string">
            <text:p>Create User with Invalid Email_ID</text:p>
          </table:table-cell>
          <table:table-cell table:style-name="ce93"/>
          <table:table-cell table:style-name="ce93"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7"/>
          <table:table-cell table:style-name="ce37" office:value-type="string">
            <text:p>1. Verify that Error Message Should be displayed as "&lt;email_id&gt; is not a valid email addres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48">
          <table:table-cell table:style-name="ce37" office:value-type="string">
            <text:p>CA031_UpdateSendPlannerFeedback</text:p>
          </table:table-cell>
          <table:table-cell table:style-name="ce37" office:value-type="string">
            <text:p>L1</text:p>
          </table:table-cell>
          <table:table-cell table:style-name="ce37" office:value-type="string">
            <text:p>Enter valid email id in send planned feedback to</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7"/>
          <table:table-cell table:style-name="ce37" office:value-type="string">
            <text:p>1. Verify that feedback should be Sen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21" table:number-columns-repeated="2"/>
        </table:table-row>
        <table:table-row table:style-name="ro48">
          <table:table-cell table:style-name="ce37" office:value-type="string">
            <text:p>CA032</text:p>
          </table:table-cell>
          <table:table-cell table:style-name="ce37" office:value-type="string">
            <text:p>L2</text:p>
          </table:table-cell>
          <table:table-cell table:style-name="ce37" office:value-type="string">
            <text:p>Enter Invalid email id in send planned feedback to</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7"/>
          <table:table-cell table:style-name="ce37" office:value-type="string">
            <text:p>1. Verify that Valid error message should be Generated &amp; feedback should not be sen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48">
          <table:table-cell table:style-name="ce37" office:value-type="string">
            <text:p>CA033_UpdateOwnerName</text:p>
          </table:table-cell>
          <table:table-cell table:style-name="ce37" office:value-type="string">
            <text:p>L0</text:p>
          </table:table-cell>
          <table:table-cell table:style-name="ce37" office:value-type="string">
            <text:p>Update Owner Name</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7"/>
          <table:table-cell table:style-name="ce37" office:value-type="string">
            <text:p>1. Verify that Owner Name should get renam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8">
          <table:table-cell table:style-name="ce39" office:value-type="string">
            <text:p>CA034</text:p>
          </table:table-cell>
          <table:table-cell table:style-name="ce39" office:value-type="string">
            <text:p>L0</text:p>
          </table:table-cell>
          <table:table-cell table:style-name="ce39" office:value-type="string">
            <text:p>Delete Owner Name</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9"/>
          <table:table-cell table:style-name="ce39" office:value-type="string">
            <text:p>1. Verify that Owner Name should get deleted.</text:p>
            <text:p>2. Internal Error should be handled properly</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8">
          <table:table-cell table:style-name="ce38" office:value-type="string">
            <text:p>CA035</text:p>
          </table:table-cell>
          <table:table-cell table:style-name="ce90" office:value-type="string">
            <text:p>L2</text:p>
          </table:table-cell>
          <table:table-cell table:style-name="ce90" office:value-type="string">
            <text:p>Login to channels with access privilege as Admin from different browsers with different admin's</text:p>
          </table:table-cell>
          <table:table-cell table:style-name="ce90"/>
          <table:table-cell table:style-name="ce90" office:value-type="string">
            <text:p>1. Admin A and Admin B login to channels</text:p>
            <text:p>2. Admin A selects the plan</text:p>
            <text:p>3. Admin B deletes the same plan form the Admin page</text:p>
            <text:p>4. “Internal Error” occurred for Admin A</text:p>
          </table:table-cell>
          <table:table-cell table:style-name="ce90"/>
          <table:table-cell table:style-name="ce90" office:value-type="string">
            <text:p>1. Verify that the user should not be able to delete the plan</text:p>
          </table:table-cell>
          <table:table-cell table:style-name="ce90"/>
          <table:table-cell table:style-name="ce90" office:value-type="string">
            <text:p>PASS</text:p>
          </table:table-cell>
          <table:table-cell table:style-name="ce90" office:value-type="string">
            <text:p>NO</text:p>
          </table:table-cell>
          <table:table-cell table:style-name="ce90" office:value-type="string">
            <text:p>#69</text:p>
          </table:table-cell>
          <table:table-cell table:style-name="ce90"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2">
          <table:table-cell table:style-name="ce39" office:value-type="string">
            <text:p>CA036</text:p>
          </table:table-cell>
          <table:table-cell table:style-name="ce91" office:value-type="string">
            <text:p>L2</text:p>
          </table:table-cell>
          <table:table-cell table:style-name="ce91" office:value-type="string">
            <text:p>Change Role of Logged In Admin User to Planner By Different Admin</text:p>
          </table:table-cell>
          <table:table-cell table:style-name="ce91"/>
          <table:table-cell table:style-name="ce91" office:value-type="string">
            <text:p>1. Admin A login to Channels</text:p>
            <text:p>2. Planner/Admin B login to channels</text:p>
            <text:p>3. Admin A changed the role of Planner/Admin B from admin page</text:p>
            <text:p>4. Error occurred for Planner/Admin B</text:p>
          </table:table-cell>
          <table:table-cell table:style-name="ce91"/>
          <table:table-cell table:style-name="ce91" office:value-type="string">
            <text:p>1. Verify that Error should not occurred for the changed user's access privilege ( User B )</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72</text:p>
          </table:table-cell>
          <table:table-cell table:style-name="ce91"/>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
          <table:table-cell table:number-columns-repeated="3"/>
          <table:table-cell table:style-name="ce70" table:number-columns-repeated="2"/>
          <table:table-cell/>
          <table:table-cell table:style-name="ce94"/>
          <table:table-cell table:number-columns-repeated="1017"/>
        </table:table-row>
        <table:table-row table:style-name="ro1" table:number-rows-repeated="33">
          <table:table-cell table:number-columns-repeated="3"/>
          <table:table-cell table:style-name="ce70"/>
          <table:table-cell table:number-columns-repeated="2"/>
          <table:table-cell table:style-name="ce94"/>
          <table:table-cell table:number-columns-repeated="1017"/>
        </table:table-row>
        <table:table-row table:style-name="ro1">
          <table:table-cell table:number-columns-repeated="3"/>
          <table:table-cell table:style-name="ce70"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41" table:default-cell-style-name="ce1"/>
        <table:table-row table:style-name="ro49" table:number-rows-repeated="65535">
          <table:table-cell table:number-columns-repeated="1024"/>
        </table:table-row>
        <table:table-row table:style-name="ro49">
          <table:table-cell table:number-columns-repeated="1024"/>
        </table:table-row>
      </table:table>
      <table:table table:name="Sheet3" table:style-name="ta2">
        <table:table-column table:style-name="co1" table:number-columns-repeated="1023" table:default-cell-style-name="ce1"/>
        <table:table-column table:style-name="co41" table:default-cell-style-name="ce1"/>
        <table:table-row table:style-name="ro49" table:number-rows-repeated="65535">
          <table:table-cell table:number-columns-repeated="1024"/>
        </table:table-row>
        <table:table-row table:style-name="ro49">
          <table:table-cell table:number-columns-repeated="1024"/>
        </table:table-row>
      </table:table>
      <table:table table:name="Display_Control" table:style-name="ta1">
        <table:table-column table:style-name="co52" table:default-cell-style-name="ce1"/>
        <table:table-column table:style-name="co35" table:default-cell-style-name="ce1"/>
        <table:table-column table:style-name="co53" table:default-cell-style-name="ce1"/>
        <table:table-column table:style-name="co44" table:default-cell-style-name="ce1"/>
        <table:table-column table:style-name="co54" table:default-cell-style-name="ce1"/>
        <table:table-column table:style-name="co55" table:default-cell-style-name="ce1"/>
        <table:table-column table:style-name="co56" table:default-cell-style-name="ce1"/>
        <table:table-column table:style-name="co49" table:default-cell-style-name="ce1"/>
        <table:table-column table:style-name="co10" table:default-cell-style-name="ce1"/>
        <table:table-column table:style-name="co50" table:default-cell-style-name="ce1"/>
        <table:table-column table:style-name="co17" table:default-cell-style-name="ce1"/>
        <table:table-column table:style-name="co57" table:default-cell-style-name="ce1"/>
        <table:table-column table:style-name="co38" table:visibility="collapse" table:number-columns-repeated="5" table:default-cell-style-name="ce1"/>
        <table:table-column table:style-name="co58" table:default-cell-style-name="ce1"/>
        <table:table-column table:style-name="co59" table:default-cell-style-name="ce1"/>
        <table:table-column table:style-name="co24" table:default-cell-style-name="ce1"/>
        <table:table-column table:style-name="co38" table:number-columns-repeated="1002" table:default-cell-style-name="ce1"/>
        <table:table-column table:style-name="co38" table:default-cell-style-name="ce25"/>
        <table:table-column table:style-name="co41" table:default-cell-style-name="ce25"/>
        <table:table-row table:style-name="ro5">
          <table:table-cell table:style-name="ce61" office:value-type="string">
            <text:p>TEST CASE ID</text:p>
          </table:table-cell>
          <table:table-cell table:style-name="ce61" office:value-type="string">
            <text:p>PRIORITY</text:p>
          </table:table-cell>
          <table:table-cell table:style-name="ce61" office:value-type="string">
            <text:p>TITLE</text:p>
          </table:table-cell>
          <table:table-cell table:style-name="ce61" office:value-type="string">
            <text:p>SET UP</text:p>
          </table:table-cell>
          <table:table-cell table:style-name="ce95" office:value-type="string">
            <text:p>STEPS</text:p>
          </table:table-cell>
          <table:table-cell table:style-name="ce61" office:value-type="string">
            <text:p>TEST DATA</text:p>
          </table:table-cell>
          <table:table-cell table:style-name="ce61" office:value-type="string">
            <text:p>EXPECTED RESULTS</text:p>
          </table:table-cell>
          <table:table-cell table:style-name="ce61" office:value-type="string">
            <text:p>ACTUAL RESULT</text:p>
          </table:table-cell>
          <table:table-cell table:style-name="ce61" office:value-type="string">
            <text:p>RESULT</text:p>
          </table:table-cell>
          <table:table-cell table:style-name="ce61" office:value-type="string">
            <text:p>AUTOMATED</text:p>
          </table:table-cell>
          <table:table-cell table:style-name="ce61" office:value-type="string">
            <text:p>TICKET ID</text:p>
          </table:table-cell>
          <table:table-cell table:style-name="ce61"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style-name="ce61"/>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50">
          <table:table-cell table:style-name="ce44" office:value-type="string">
            <text:p>DC001_ViewFlowDiagramLegend</text:p>
          </table:table-cell>
          <table:table-cell table:style-name="ce44" office:value-type="string">
            <text:p>L0</text:p>
          </table:table-cell>
          <table:table-cell table:style-name="ce44" office:value-type="string">
            <text:p>Show flow map legend</text:p>
          </table:table-cell>
          <table:table-cell table:style-name="ce44"/>
          <table:table-cell table:style-name="ce44" office:value-type="string">
            <text:p>1. Login to channels with valid credentials</text:p>
            <text:p>2. Click on the Information Sharing Model Link</text:p>
            <text:p>3. Click on Legend Icon</text:p>
          </table:table-cell>
          <table:table-cell table:style-name="ce44"/>
          <table:table-cell table:style-name="ce44" office:value-type="string">
            <text:p>1. Verify that Flow Diagram legend can be see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1">
          <table:table-cell table:style-name="ce44" office:value-type="string">
            <text:p>DC002_StretchForms</text:p>
          </table:table-cell>
          <table:table-cell table:style-name="ce44" office:value-type="string">
            <text:p>L0</text:p>
          </table:table-cell>
          <table:table-cell table:style-name="ce44" office:value-type="string">
            <text:p>Stretch up forms / Shrink back forms</text:p>
          </table:table-cell>
          <table:table-cell table:style-name="ce44"/>
          <table:table-cell table:style-name="ce96" office:value-type="string">
            <text:p>1. Login to channels with valid credentials</text:p>
            <text:p>2. Click on Information Sharing Model Link</text:p>
            <text:p>3. Click on Stretch up forms icon</text:p>
            <text:p>4. Click on Shrink back forms icon</text:p>
          </table:table-cell>
          <table:table-cell table:style-name="ce44"/>
          <table:table-cell table:style-name="ce44" office:value-type="string">
            <text:p>1. Verify that form can be stretch up</text:p>
            <text:p>2. Verify that form can be shrink back</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2">
          <table:table-cell table:style-name="ce44" office:value-type="string">
            <text:p>DC003_ReduceFlowMap</text:p>
          </table:table-cell>
          <table:table-cell table:style-name="ce44" office:value-type="string">
            <text:p>L0</text:p>
          </table:table-cell>
          <table:table-cell table:style-name="ce44" office:value-type="string">
            <text:p>Reduce flow map to fit / Show flow map at normal size</text:p>
          </table:table-cell>
          <table:table-cell table:style-name="ce44"/>
          <table:table-cell table:style-name="ce96" office:value-type="string">
            <text:p>1. Login to channels with valid credientials</text:p>
            <text:p>2. Click on Information Sharing Model Link</text:p>
            <text:p>3. Click on Reduce flow map to fit icon</text:p>
            <text:p>4. Click on Show flow map at normal size icon</text:p>
          </table:table-cell>
          <table:table-cell table:style-name="ce44"/>
          <table:table-cell table:style-name="ce44" office:value-type="string">
            <text:p>1. Verify that flow map is reduced to fit within the</text:p>
            <text:p>Available space</text:p>
            <text:p>2. Verify the flow map back to its normal size.</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3">
          <table:table-cell table:style-name="ce44" office:value-type="string">
            <text:p>DC004_MaximizeMinimizeFlowMap</text:p>
          </table:table-cell>
          <table:table-cell table:style-name="ce44" office:value-type="string">
            <text:p>L0</text:p>
          </table:table-cell>
          <table:table-cell table:style-name="ce44" office:value-type="string">
            <text:p>Maximize / Minimize flow map</text:p>
          </table:table-cell>
          <table:table-cell table:style-name="ce44"/>
          <table:table-cell table:style-name="ce96" office:value-type="string">
            <text:p>1. Login to channels with valid credientials</text:p>
            <text:p>2. Click on Information Sharing Model Link</text:p>
            <text:p>3. Click on Maximize Icon</text:p>
            <text:p>4. Click on Minimize Icon</text:p>
          </table:table-cell>
          <table:table-cell table:style-name="ce44"/>
          <table:table-cell table:style-name="ce44" office:value-type="string">
            <text:p>1. Verify that flow map can be maximize to use all of</text:p>
            <text:p>the screen <text:s/>Space allocated to plan editor <text:s text:c="28"/><text:s text:c="6"/>2. Verify that flow map can be minimiz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4">
          <table:table-cell table:style-name="ce44" office:value-type="string">
            <text:p>DC005_ShowHideGoals</text:p>
          </table:table-cell>
          <table:table-cell table:style-name="ce44" office:value-type="string">
            <text:p>L0</text:p>
          </table:table-cell>
          <table:table-cell table:style-name="ce44" office:value-type="string">
            <text:p>Show / Hide Goals</text:p>
          </table:table-cell>
          <table:table-cell table:style-name="ce44"/>
          <table:table-cell table:style-name="ce44" office:value-type="string">
            <text:p>1. Login to channels with valid credientials</text:p>
            <text:p>2. Click on Information Sharing Model Link</text:p>
            <text:p>3. Click on show goals icon</text:p>
            <text:p>4. Click on hide goals icon</text:p>
          </table:table-cell>
          <table:table-cell table:style-name="ce44"/>
          <table:table-cell table:style-name="ce44" office:value-type="string">
            <text:p>1. Verify that Goals (gains) and risks are displayed on flow map</text:p>
            <text:p>2. Verify that goals gets hidden.</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NO</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5">
          <table:table-cell table:style-name="ce44" office:value-type="string">
            <text:p>DC006_ShowHideInfoNeedsAndCapabilities</text:p>
          </table:table-cell>
          <table:table-cell table:style-name="ce44" office:value-type="string">
            <text:p>L0</text:p>
          </table:table-cell>
          <table:table-cell table:style-name="ce44" office:value-type="string">
            <text:p>Show / Hide Info needs and capabilities</text:p>
          </table:table-cell>
          <table:table-cell table:style-name="ce44"/>
          <table:table-cell table:style-name="ce96" office:value-type="string">
            <text:p>1. Login to channels with valid credientials</text:p>
            <text:p>2. Click on Information Sharing Model Link</text:p>
            <text:p>3. Click on show info needs and capabilities icon</text:p>
            <text:p>4. Click on hide info needs and capabilities icon</text:p>
          </table:table-cell>
          <table:table-cell table:style-name="ce44"/>
          <table:table-cell table:style-name="ce44"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3"/>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6">
          <table:table-cell table:style-name="ce48" office:value-type="string">
            <text:p>DC007_ShowHideNonOperational</text:p>
          </table:table-cell>
          <table:table-cell table:style-name="ce48" office:value-type="string">
            <text:p>L0</text:p>
          </table:table-cell>
          <table:table-cell table:style-name="ce48" office:value-type="string">
            <text:p>Show / Hide non operational task and flow</text:p>
          </table:table-cell>
          <table:table-cell table:style-name="ce48"/>
          <table:table-cell table:style-name="ce97" office:value-type="string">
            <text:p>1. Login to channels with valid credientials</text:p>
            <text:p>2. Click on Information Sharing Model Link</text:p>
            <text:p>3. Click on Hide non-operational icon</text:p>
            <text:p>4. Click on Show non-operational icon</text:p>
          </table:table-cell>
          <table:table-cell table:style-name="ce48"/>
          <table:table-cell table:style-name="ce48" office:value-type="string">
            <text:p>1. Verify that non-operational task and flow can be hidden</text:p>
            <text:p>2. Verify that non-operational task and flow can be shown</text:p>
            <text:p/>
          </table:table-cell>
          <table:table-cell table:style-name="ce48"/>
          <table:table-cell table:style-name="ce48" office:value-type="string">
            <text:p>FAIL</text:p>
          </table:table-cell>
          <table:table-cell table:style-name="ce48" office:value-type="string">
            <text:p>YES</text:p>
          </table:table-cell>
          <table:table-cell table:style-name="ce48"/>
          <table:table-cell table:style-name="ce48" office:value-type="string">
            <text:p>Obselute</text:p>
          </table:table-cell>
          <table:table-cell table:style-name="ce48"/>
          <table:table-cell table:style-name="ce48"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NO</text:p>
          </table:table-cell>
          <table:table-cell table:style-name="ce99" office:value-type="string">
            <text:p>NO</text:p>
          </table:table-cell>
          <table:table-cell table:style-name="ce99" office:value-type="string">
            <text:p>NO</text:p>
          </table:table-cell>
          <table:table-cell table:style-name="ce53" table:number-columns-repeated="1002"/>
          <table:table-cell table:style-name="ce87" table:number-columns-repeated="2"/>
        </table:table-row>
        <table:table-row table:style-name="ro55">
          <table:table-cell table:style-name="ce44" office:value-type="string">
            <text:p>DC008_HideShowNotRealizable</text:p>
          </table:table-cell>
          <table:table-cell table:style-name="ce44" office:value-type="string">
            <text:p>L0</text:p>
          </table:table-cell>
          <table:table-cell table:style-name="ce44" office:value-type="string">
            <text:p>Hide /Show not realizable</text:p>
          </table:table-cell>
          <table:table-cell table:style-name="ce44"/>
          <table:table-cell table:style-name="ce96" office:value-type="string">
            <text:p>1. Login to channels with valid credentials </text:p>
            <text:p>2. Click on Information Sharing Model Link</text:p>
            <text:p><text:s/>3. Click on Hide not realizable icon.</text:p>
            <text:p>4. Click on Show all icon.</text:p>
          </table:table-cell>
          <table:table-cell table:style-name="ce44"/>
          <table:table-cell table:style-name="ce44" office:value-type="string">
            <text:p>1. Verify that task -default or all flow map gets hidden</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4"/>
          <table:table-cell table:style-name="ce98" table:number-columns-repeated="3"/>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1" table:number-rows-repeated="2">
          <table:table-cell table:number-columns-repeated="4"/>
          <table:table-cell table:style-name="ce25"/>
          <table:table-cell/>
          <table:table-cell table:style-name="ce25"/>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60" table:default-cell-style-name="ce106"/>
        <table:table-column table:style-name="co61" table:default-cell-style-name="ce106"/>
        <table:table-column table:style-name="co62" table:default-cell-style-name="ce106"/>
        <table:table-column table:style-name="co63" table:default-cell-style-name="ce106"/>
        <table:table-column table:style-name="co64" table:default-cell-style-name="ce106"/>
        <table:table-column table:style-name="co30" table:default-cell-style-name="ce106"/>
        <table:table-column table:style-name="co65" table:default-cell-style-name="ce106"/>
        <table:table-column table:style-name="co66" table:default-cell-style-name="ce106"/>
        <table:table-column table:style-name="co63" table:default-cell-style-name="ce106"/>
        <table:table-column table:style-name="co34" table:default-cell-style-name="ce106"/>
        <table:table-column table:style-name="co26" table:default-cell-style-name="ce106"/>
        <table:table-column table:style-name="co46" table:default-cell-style-name="ce106"/>
        <table:table-column table:style-name="co67" table:visibility="collapse" table:number-columns-repeated="5" table:default-cell-style-name="ce106"/>
        <table:table-column table:style-name="co68" table:default-cell-style-name="ce106"/>
        <table:table-column table:style-name="co69" table:default-cell-style-name="ce106"/>
        <table:table-column table:style-name="co24" table:default-cell-style-name="ce106"/>
        <table:table-column table:style-name="co67" table:number-columns-repeated="1002" table:default-cell-style-name="ce106"/>
        <table:table-column table:style-name="co67" table:default-cell-style-name="ce25"/>
        <table:table-column table:style-name="co41" table:default-cell-style-name="ce25"/>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55"/>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55" table:number-columns-repeated="1002"/>
          <table:table-cell table:style-name="ce113" table:number-columns-repeated="2"/>
        </table:table-row>
        <table:table-row table:style-name="ro57">
          <table:table-cell table:style-name="ce100" office:value-type="string">
            <text:p>CCE001_DoUndoRedoAddSegment</text:p>
          </table:table-cell>
          <table:table-cell table:style-name="ce37" office:value-type="string">
            <text:p>L0</text:p>
          </table:table-cell>
          <table:table-cell table:style-name="ce100" office:value-type="string">
            <text:p>Do / Undo / Redo <text:s/>- <text:s/>Add Segment</text:p>
          </table:table-cell>
          <table:table-cell table:style-name="ce37"/>
          <table:table-cell table:style-name="ce108"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00"/>
          <table:table-cell table:style-name="ce100" office:value-type="string">
            <text:p>1. Verify that New Segment added successfully</text:p>
            <text:p>2. Verify that <text:s/>update segment operation gets undone</text:p>
            <text:p>3. Verify that update segment operation <text:s/>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0" office:value-type="string">
            <text:p>CCE002_DoUndoRedoRemoveSegment</text:p>
          </table:table-cell>
          <table:table-cell table:style-name="ce37" office:value-type="string">
            <text:p>L0</text:p>
          </table:table-cell>
          <table:table-cell table:style-name="ce100" office:value-type="string">
            <text:p>Do / Undo / Redo <text:s/>- <text:s/>Remove Segment</text:p>
          </table:table-cell>
          <table:table-cell table:style-name="ce37"/>
          <table:table-cell table:style-name="ce108"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00"/>
          <table:table-cell table:style-name="ce100" office:value-type="string">
            <text:p>1. Verify that <text:s/>newly added segment gets removed</text:p>
            <text:p>2. Verify that remove this segment operation <text:s/>gets undone</text:p>
            <text:p>3. Verify that remove this segment operation <text:s/>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0" office:value-type="string">
            <text:p>CCE003_DoUndoRedoAddGoal</text:p>
          </table:table-cell>
          <table:table-cell table:style-name="ce37" office:value-type="string">
            <text:p>L0</text:p>
          </table:table-cell>
          <table:table-cell table:style-name="ce100" office:value-type="string">
            <text:p>Do / Undo / Redo <text:s/>- <text:s/>Add Goal</text:p>
          </table:table-cell>
          <table:table-cell table:style-name="ce37"/>
          <table:table-cell table:style-name="ce93"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00"/>
          <table:table-cell table:style-name="ce100" office:value-type="string">
            <text:p/>
            <text:p>1. Verify that goal gets added successfully</text:p>
            <text:p>2. Verify that added goal gets removed</text:p>
            <text:p>3. Verify that removed goal gets added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1" office:value-type="string">
            <text:p>CCE004_DoUndoRedoAddNewTask</text:p>
          </table:table-cell>
          <table:table-cell table:style-name="ce64" office:value-type="string">
            <text:p>L0</text:p>
          </table:table-cell>
          <table:table-cell table:style-name="ce101" office:value-type="string">
            <text:p>Do / Undo / Redo <text:s/>- <text:s/>Add New Task</text:p>
          </table:table-cell>
          <table:table-cell table:style-name="ce64"/>
          <table:table-cell table:style-name="ce109"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01"/>
          <table:table-cell table:style-name="ce101" office:value-type="string">
            <text:p>1. Verify that new task gets added</text:p>
            <text:p>2. Verify that add new task operation gets undone</text:p>
            <text:p>3. Verify that Undo add new task operation gets redone</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2">
          <table:table-cell table:style-name="ce100" office:value-type="string">
            <text:p>CCE005_DoUndoRedoCutTask</text:p>
          </table:table-cell>
          <table:table-cell table:style-name="ce37" office:value-type="string">
            <text:p>L0</text:p>
          </table:table-cell>
          <table:table-cell table:style-name="ce100" office:value-type="string">
            <text:p>Do / Undo / Redo <text:s/>- Cut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able:table-cell>
          <table:table-cell table:style-name="ce100"/>
          <table:table-cell table:style-name="ce100" office:value-type="string">
            <text:p/>
            <text:p>1. Verify that the task gets cut</text:p>
            <text:p>2. Verify that cut task operation gets undone</text:p>
            <text:p>3. Verify that undo cut task operation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5">
          <table:table-cell table:style-name="ce100" office:value-type="string">
            <text:p>CCE006_DoUndoRedoCutPasteTask</text:p>
          </table:table-cell>
          <table:table-cell table:style-name="ce37" office:value-type="string">
            <text:p>L0</text:p>
          </table:table-cell>
          <table:table-cell table:style-name="ce100" office:value-type="string">
            <text:p>Do/ Undo / Redo - Paste Task Using Cut</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able:table-cell>
          <table:table-cell table:style-name="ce100"/>
          <table:table-cell table:style-name="ce100" office:value-type="string">
            <text:p/>
            <text:p>1. Verify that the task gets cut</text:p>
            <text:p>2. Verify that task gets pasted</text:p>
            <text:p>3. Verify that pasted task gets undone</text:p>
            <text:p>4. Verify that undo paste task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7">
          <table:table-cell table:style-name="ce100" office:value-type="string">
            <text:p>CCE007_DoUndoRedoCopyPasteTask</text:p>
          </table:table-cell>
          <table:table-cell table:style-name="ce37" office:value-type="string">
            <text:p>L0</text:p>
          </table:table-cell>
          <table:table-cell table:style-name="ce100" office:value-type="string">
            <text:p>Do/ Undo / Redo - Paste Task Using Copy</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0"/>
          <table:table-cell table:style-name="ce100" office:value-type="string">
            <text:p/>
            <text:p>1. Verify that the task gets copied</text:p>
            <text:p>2. Verify that task gets pasted</text:p>
            <text:p>3. Verify that pasted task gets undone</text:p>
            <text:p>4. Verify that undo paste task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2">
          <table:table-cell table:style-name="ce100" office:value-type="string">
            <text:p>CCE008_DoUndoRedoDuplicateTask</text:p>
          </table:table-cell>
          <table:table-cell table:style-name="ce37" office:value-type="string">
            <text:p>L0</text:p>
          </table:table-cell>
          <table:table-cell table:style-name="ce100" office:value-type="string">
            <text:p>Do / Undo / Redo – Duplicate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0"/>
          <table:table-cell table:style-name="ce100" office:value-type="string">
            <text:p>1. Verify that task gets duplicated</text:p>
            <text:p>2. Verify that duplicated task gets undone</text:p>
            <text:p>3. Verify that undo duplicate task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38">
          <table:table-cell table:style-name="ce100" office:value-type="string">
            <text:p>CCE009_DoUndoRedoIntermediateTask</text:p>
          </table:table-cell>
          <table:table-cell table:style-name="ce37" office:value-type="string">
            <text:p>L0</text:p>
          </table:table-cell>
          <table:table-cell table:style-name="ce100" office:value-type="string">
            <text:p>DO / Undo / Redo – Intermediate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0"/>
          <table:table-cell table:style-name="ce100" office:value-type="string">
            <text:p/>
            <text:p>1. Verify that an intermediated added successfully</text:p>
            <text:p>2. Verify that 'Add Intermediate' operation gets undone</text:p>
            <text:p>3. Verify that 'Add Intermediate' operation gets redone</text:p>
          </table:table-cell>
          <table:table-cell table:style-name="ce100"/>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1">
          <table:table-cell table:style-name="ce102" office:value-type="string">
            <text:p>CCE010_DoUndoRedoDisintermediateTask</text:p>
          </table:table-cell>
          <table:table-cell table:style-name="ce37" office:value-type="string">
            <text:p>L0</text:p>
          </table:table-cell>
          <table:table-cell table:style-name="ce100" office:value-type="string">
            <text:p>DO / Undo / Redo – Disintermediate Task</text:p>
          </table:table-cell>
          <table:table-cell table:style-name="ce37"/>
          <table:table-cell table:style-name="ce100" office:value-type="string">
            <text:p>1. Login to channels with valid credentials</text:p>
            <text:p>2. Click on the Information Sharing Model Link</text:p>
          </table:table-cell>
          <table:table-cell table:style-name="ce100" table:number-columns-repeated="2"/>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38">
          <table:table-cell table:style-name="ce100" office:value-type="string">
            <text:p>CCE011_DoUndoRedoMoveTask</text:p>
          </table:table-cell>
          <table:table-cell table:style-name="ce37" office:value-type="string">
            <text:p>L0</text:p>
          </table:table-cell>
          <table:table-cell table:style-name="ce100" office:value-type="string">
            <text:p>DO / Undo / Redo – Move Task</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0"/>
          <table:table-cell table:style-name="ce100" office:value-type="string">
            <text:p>1. Verify that task gets moved from one segment to another</text:p>
            <text:p>2. Verify that moved task gets undone</text:p>
            <text:p>3. Verify that undo move task operation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00" office:value-type="string">
            <text:p>CCE012_DoUndoRedoConnectFlow</text:p>
          </table:table-cell>
          <table:table-cell table:style-name="ce37" office:value-type="string">
            <text:p>L0</text:p>
          </table:table-cell>
          <table:table-cell table:style-name="ce100" office:value-type="string">
            <text:p>DO/ Undo / Redo – Connect Flow</text:p>
          </table:table-cell>
          <table:table-cell table:style-name="ce37"/>
          <table:table-cell table:style-name="ce93" office:value-type="string">
            <text:p>1. Login to channels with valid credentials</text:p>
            <text:p>2. Click on the Information Sharing Model Link</text:p>
            <text:p/>
          </table:table-cell>
          <table:table-cell table:style-name="ce100" table:number-columns-repeated="2"/>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1">
          <table:table-cell table:style-name="ce103" office:value-type="string">
            <text:p>CCE013</text:p>
          </table:table-cell>
          <table:table-cell table:style-name="ce107"/>
          <table:table-cell table:style-name="ce103" office:value-type="string">
            <text:p>DO / Undo / Redo – Update Set</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12">
          <table:table-cell table:style-name="ce104" office:value-type="string">
            <text:p>CCE014_DoUndoRedoAddIssue</text:p>
          </table:table-cell>
          <table:table-cell table:style-name="ce37" office:value-type="string">
            <text:p>L0</text:p>
          </table:table-cell>
          <table:table-cell table:style-name="ce100" office:value-type="string">
            <text:p>DO/ Undo / Redo – Add Issue</text:p>
          </table:table-cell>
          <table:table-cell table:style-name="ce37"/>
          <table:table-cell table:style-name="ce93"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00"/>
          <table:table-cell table:style-name="ce100" office:value-type="string">
            <text:p>1. Verify that new issue gets added</text:p>
            <text:p>2. Verify that newly added issue gets undone</text:p>
            <text:p>3. Verify that undo add new issue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38">
          <table:table-cell table:style-name="ce100" office:value-type="string">
            <text:p>CCE015_DoUndoRedoRemoveIssue</text:p>
          </table:table-cell>
          <table:table-cell table:style-name="ce37" office:value-type="string">
            <text:p>L0</text:p>
          </table:table-cell>
          <table:table-cell table:style-name="ce100" office:value-type="string">
            <text:p>Do / Undo / Redo – Remove Issue</text:p>
          </table:table-cell>
          <table:table-cell table:style-name="ce37"/>
          <table:table-cell table:style-name="ce93"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00"/>
          <table:table-cell table:style-name="ce100" office:value-type="string">
            <text:p/>
            <text:p>1. Verify that newly added issue gets removed</text:p>
            <text:p>2. Verify that removed issue gets added again</text:p>
            <text:p>3. Verify that undo remove issue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5">
          <table:table-cell table:style-name="ce105" office:value-type="string">
            <text:p>CCE016_DoUndoRedoAttachDocument</text:p>
          </table:table-cell>
          <table:table-cell table:style-name="ce37" office:value-type="string">
            <text:p>L0</text:p>
          </table:table-cell>
          <table:table-cell table:style-name="ce100" office:value-type="string">
            <text:p>Do / Undo / Redo – Attach Document</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00"/>
          <table:table-cell table:style-name="ce100" office:value-type="string">
            <text:p>1. Verify that the file gets attached</text:p>
            <text:p>2. Verify that the attached file gets remvoed</text:p>
            <text:p>3. Verify that undo attach document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0" office:value-type="string">
            <text:p>CCE017_DoCopyAttachment</text:p>
          </table:table-cell>
          <table:table-cell table:style-name="ce37" office:value-type="string">
            <text:p>L0</text:p>
          </table:table-cell>
          <table:table-cell table:style-name="ce100" office:value-type="string">
            <text:p>Do / Undo / Redo – Copy Attachment</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00"/>
          <table:table-cell table:style-name="ce100" office:value-type="string">
            <text:p/>
            <text:p>1. Verify that the attachment gets copi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58">
          <table:table-cell table:style-name="ce101" office:value-type="string">
            <text:p>CCE018_DoCutAttachment</text:p>
          </table:table-cell>
          <table:table-cell table:style-name="ce64" office:value-type="string">
            <text:p>L0</text:p>
          </table:table-cell>
          <table:table-cell table:style-name="ce101" office:value-type="string">
            <text:p>Do – Cut Attachment</text:p>
          </table:table-cell>
          <table:table-cell table:style-name="ce64"/>
          <table:table-cell table:style-name="ce109" office:value-type="string">
            <text:p>1. Login to channels with valid credentials</text:p>
            <text:p>2. Click on the Information Sharing Model Link</text:p>
            <text:p/>
          </table:table-cell>
          <table:table-cell table:style-name="ce101" table:number-columns-repeated="2"/>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2">
          <table:table-cell table:style-name="ce100" office:value-type="string">
            <text:p>CCE019_DoUndoRedoPasteAttachment</text:p>
          </table:table-cell>
          <table:table-cell table:style-name="ce37" office:value-type="string">
            <text:p>L0</text:p>
          </table:table-cell>
          <table:table-cell table:style-name="ce100" office:value-type="string">
            <text:p>Do / Undo / Redo – Paste Attachment</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00"/>
          <table:table-cell table:style-name="ce100" office:value-type="string">
            <text:p>1. Verify that the file gets attached</text:p>
            <text:p>2. Verify that attachment gets past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0_DoCopyTask</text:p>
          </table:table-cell>
          <table:table-cell table:style-name="ce37" office:value-type="string">
            <text:p>L0</text:p>
          </table:table-cell>
          <table:table-cell table:style-name="ce100" office:value-type="string">
            <text:p>Do / Undo / Redo – Copy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00"/>
          <table:table-cell table:style-name="ce100" office:value-type="string">
            <text:p/>
            <text:p>1. Verify that task gets copi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7">
          <table:table-cell table:style-name="ce100" office:value-type="string">
            <text:p>CCE021_DoUndoRedoSetTaskFromCopy</text:p>
          </table:table-cell>
          <table:table-cell table:style-name="ce37" office:value-type="string">
            <text:p>L0</text:p>
          </table:table-cell>
          <table:table-cell table:style-name="ce100" office:value-type="string">
            <text:p>Do / Undo / Redo – Set Task From Copy</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00"/>
          <table:table-cell table:style-name="ce100" office:value-type="string">
            <text:p>1. Verify that the task gets copied</text:p>
            <text:p>2. Verify that <text:s/>Set task from copy operation gets undone</text:p>
            <text:p>3. Verify that undo set task from copy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2_DoUndoRedoAddInfoNeed</text:p>
          </table:table-cell>
          <table:table-cell table:style-name="ce37" office:value-type="string">
            <text:p>L0</text:p>
          </table:table-cell>
          <table:table-cell table:style-name="ce100" office:value-type="string">
            <text:p>Do / Undo / Redo – Add Info need</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able:table-cell>
          <table:table-cell table:style-name="ce100"/>
          <table:table-cell table:style-name="ce100" office:value-type="string">
            <text:p>1. Verify that add information need gets added</text:p>
            <text:p>2. Verify that added add information need gets undone</text:p>
            <text:p>3. Verify that undo add information need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3_DoUndoRedoAddInfoCapability</text:p>
          </table:table-cell>
          <table:table-cell table:style-name="ce37" office:value-type="string">
            <text:p>L0</text:p>
          </table:table-cell>
          <table:table-cell table:style-name="ce100" office:value-type="string">
            <text:p>Do / Undo / Redo – Add Info capability</text:p>
          </table:table-cell>
          <table:table-cell table:style-name="ce37"/>
          <table:table-cell table:style-name="ce93"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able:table-cell>
          <table:table-cell table:style-name="ce100"/>
          <table:table-cell table:style-name="ce100" office:value-type="string">
            <text:p>1. Verify that add information sent gets added</text:p>
            <text:p>2. Verify that added add information sent gets undone</text:p>
            <text:p>3. Verify that undo add information sent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4_DoUndoRedoRemoveFlow</text:p>
          </table:table-cell>
          <table:table-cell table:style-name="ce37" office:value-type="string">
            <text:p>L0</text:p>
          </table:table-cell>
          <table:table-cell table:style-name="ce100" office:value-type="string">
            <text:p>Do / Undo / Redo – Add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able:table-cell>
          <table:table-cell table:style-name="ce100"/>
          <table:table-cell table:style-name="ce100" office:value-type="string">
            <text:p>1. Verify that flow gets Added</text:p>
            <text:p>2. Verify that added flow gets removed</text:p>
            <text:p>3. Verify that undo redirect flow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0" office:value-type="string">
            <text:p>CCE025_DoUndoRedoDuplicateFlow</text:p>
          </table:table-cell>
          <table:table-cell table:style-name="ce37" office:value-type="string">
            <text:p>L0</text:p>
          </table:table-cell>
          <table:table-cell table:style-name="ce100" office:value-type="string">
            <text:p>Do / Undo / Redo – Duplicate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able:table-cell>
          <table:table-cell table:style-name="ce100"/>
          <table:table-cell table:style-name="ce100" office:value-type="string">
            <text:p/>
            <text:p>1. Verify that the duplicated flow gets created</text:p>
            <text:p>2. Verify that the duplicated flow gets removed</text:p>
            <text:p>3. Verify that removed duplicated flow gets added again</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0" office:value-type="string">
            <text:p>CCE026_DoUndoRedoBreakUpFlow</text:p>
          </table:table-cell>
          <table:table-cell table:style-name="ce37" office:value-type="string">
            <text:p>L0</text:p>
          </table:table-cell>
          <table:table-cell table:style-name="ce100" office:value-type="string">
            <text:p>Do / Undo / Redo – Break up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able:table-cell>
          <table:table-cell table:style-name="ce100"/>
          <table:table-cell table:style-name="ce100" office:value-type="string">
            <text:p/>
            <text:p>1. Verify that the flow gets break up</text:p>
            <text:p>2. Verify that Break up flow operation gets undone</text:p>
            <text:p>3. Verify that undo break up flow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00" office:value-type="string">
            <text:p>CCE027_DoCopyFlow</text:p>
          </table:table-cell>
          <table:table-cell table:style-name="ce37" office:value-type="string">
            <text:p>L0</text:p>
          </table:table-cell>
          <table:table-cell table:style-name="ce100" office:value-type="string">
            <text:p>Do / Undo / Redo – Copy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able:table-cell>
          <table:table-cell table:style-name="ce100"/>
          <table:table-cell table:style-name="ce100" office:value-type="string">
            <text:p/>
            <text:p>1. Verify that the flow gets copi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7">
          <table:table-cell table:style-name="ce100" office:value-type="string">
            <text:p>CCE028_DoUndoRedoTransferJobs</text:p>
          </table:table-cell>
          <table:table-cell table:style-name="ce37" office:value-type="string">
            <text:p>L0</text:p>
          </table:table-cell>
          <table:table-cell table:style-name="ce100" office:value-type="string">
            <text:p>Do / Undo / Redo – Transfer Job</text:p>
          </table:table-cell>
          <table:table-cell table:style-name="ce37"/>
          <table:table-cell table:style-name="ce93"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37"/>
          <table:table-cell table:style-name="ce37" office:value-type="string">
            <text:p>1. Verify that organizations can be created</text:p>
            <text:p>2. Verify that jobs can be transferred from one organization to anothe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1" office:value-type="string">
            <text:p>CCE029_DoUndoRedoAddRequirement</text:p>
          </table:table-cell>
          <table:table-cell table:style-name="ce64" office:value-type="string">
            <text:p>L0</text:p>
          </table:table-cell>
          <table:table-cell table:style-name="ce100" office:value-type="string">
            <text:p>Do / Undo / Redo – Add new Requirement</text:p>
          </table:table-cell>
          <table:table-cell table:style-name="ce64"/>
          <table:table-cell table:style-name="ce93"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4"/>
          <table:table-cell table:style-name="ce64" office:value-type="string">
            <text:p>1. Verify that new requirement can be added</text:p>
            <text:p>2. Verify that new requirement can be undo</text:p>
            <text:p>3. Verify that new requirement can be redo</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5">
          <table:table-cell table:style-name="ce105" office:value-type="string">
            <text:p>CCE030_DoUndoRedoRemoveRequirement</text:p>
          </table:table-cell>
          <table:table-cell table:style-name="ce64" office:value-type="string">
            <text:p>L0</text:p>
          </table:table-cell>
          <table:table-cell table:style-name="ce100" office:value-type="string">
            <text:p>Do / Undo / Redo – Remove Requirement</text:p>
          </table:table-cell>
          <table:table-cell table:style-name="ce64"/>
          <table:table-cell table:style-name="ce93"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4"/>
          <table:table-cell table:style-name="ce64" office:value-type="string">
            <text:p>1. Verify that new requirement can be removed.</text:p>
            <text:p>2. Verify that remove requirement can be undo</text:p>
            <text:p>3. Verify that remove requirement can be redo</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2">
          <table:table-cell table:style-name="ce101" office:value-type="string">
            <text:p>CCE031_DoUndoUpdateRequirement</text:p>
          </table:table-cell>
          <table:table-cell table:style-name="ce64" office:value-type="string">
            <text:p>L0</text:p>
          </table:table-cell>
          <table:table-cell table:style-name="ce100" office:value-type="string">
            <text:p>Do / Undo / Redo – Update Requirement</text:p>
          </table:table-cell>
          <table:table-cell table:style-name="ce64"/>
          <table:table-cell table:style-name="ce93"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4"/>
          <table:table-cell table:style-name="ce64" office:value-type="string">
            <text:p>1. Verify that new requirement can be updated</text:p>
            <text:p>2. Verify that update requirement can be undo</text:p>
            <text:p>3. Verify that update requirement can be redo</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38">
          <table:table-cell table:style-name="ce101" office:value-type="string">
            <text:p>CCE032_DoUndoRedoRenamePlan</text:p>
          </table:table-cell>
          <table:table-cell table:style-name="ce64" office:value-type="string">
            <text:p>L1</text:p>
          </table:table-cell>
          <table:table-cell table:style-name="ce100" office:value-type="string">
            <text:p>Do / Undo / Redo – Rename Plan</text:p>
          </table:table-cell>
          <table:table-cell table:style-name="ce64"/>
          <table:table-cell table:style-name="ce93" office:value-type="string">
            <text:p>1. Login to the Channels.</text:p>
            <text:p>2. Click on Channels Administration link.</text:p>
            <text:p>3. Add Plan.</text:p>
            <text:p>4. Click on Home page.</text:p>
            <text:p>5. Click on Information sharing model link.</text:p>
            <text:p>6. Click on About plan link under show popup menu</text:p>
            <text:p>7. Update plan</text:p>
            <text:p>Click on undo rename plan under action pop up menu</text:p>
            <text:p>9. Click on redo rename plan under action pop up menu</text:p>
            <text:p>10. Logout from channels</text:p>
          </table:table-cell>
          <table:table-cell table:style-name="ce64"/>
          <table:table-cell table:style-name="ce64" office:value-type="string">
            <text:p>1. Verify that plan can be updated/rename.</text:p>
            <text:p>2. Verify that plan can be undo renamed.</text:p>
            <text:p>3. Verify that plan can be redo renamed.</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5">
          <table:table-cell table:style-name="ce101" office:value-type="string">
            <text:p>CCE033_DoUndoRedoUpdatePlan</text:p>
          </table:table-cell>
          <table:table-cell table:style-name="ce64" office:value-type="string">
            <text:p>L1</text:p>
          </table:table-cell>
          <table:table-cell table:style-name="ce100" office:value-type="string">
            <text:p>DO / Undo / Redo – Update Plan</text:p>
          </table:table-cell>
          <table:table-cell table:style-name="ce64"/>
          <table:table-cell table:style-name="ce93" office:value-type="string">
            <text:p>1. Login to the Channels.</text:p>
            <text:p>2. Click on Information sharing model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4"/>
          <table:table-cell table:style-name="ce64" office:value-type="string">
            <text:p>1. Verify that plan can be updated.</text:p>
            <text:p>2. Verify that plan can be undo updated.</text:p>
            <text:p>3. Verify that plan can be redo updated.</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4_DoUndoRedoUpdateParticipation</text:p>
          </table:table-cell>
          <table:table-cell table:style-name="ce64" office:value-type="string">
            <text:p>L1</text:p>
          </table:table-cell>
          <table:table-cell table:style-name="ce100" office:value-type="string">
            <text:p>DO/ Undo / Redo – Update Participation</text:p>
          </table:table-cell>
          <table:table-cell table:style-name="ce64"/>
          <table:table-cell table:style-name="ce93"/>
          <table:table-cell table:style-name="ce64" table:number-columns-repeated="3"/>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5_DoUndoRedoUpdateActor</text:p>
          </table:table-cell>
          <table:table-cell table:style-name="ce64" office:value-type="string">
            <text:p>L1</text:p>
          </table:table-cell>
          <table:table-cell table:style-name="ce100" office:value-type="string">
            <text:p>DO / Undo / Redo – Update Actor</text:p>
          </table:table-cell>
          <table:table-cell table:style-name="ce64"/>
          <table:table-cell table:style-name="ce93"/>
          <table:table-cell table:style-name="ce64" table:number-columns-repeated="3"/>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6_DoUndoRedoUpdatemedium</text:p>
          </table:table-cell>
          <table:table-cell table:style-name="ce64" office:value-type="string">
            <text:p>L1</text:p>
          </table:table-cell>
          <table:table-cell table:style-name="ce100" office:value-type="string">
            <text:p>DO / Undo / Redo – Update Medium</text:p>
          </table:table-cell>
          <table:table-cell table:style-name="ce64"/>
          <table:table-cell table:style-name="ce93"/>
          <table:table-cell table:style-name="ce64" table:number-columns-repeated="3"/>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1</text:p>
          </table:table-cell>
          <table:table-cell table:style-name="ce64"/>
          <table:table-cell table:style-name="ce101" office:value-type="string">
            <text:p>Do / Undo / Redo – Create Entity</text:p>
          </table:table-cell>
          <table:table-cell table:style-name="ce64"/>
          <table:table-cell table:style-name="ce109" office:value-type="string">
            <text:p>1. Login to channels with valid credentials</text:p>
            <text:p>2. Click on the Information Sharing Model Link</text:p>
            <text:p/>
          </table:table-cell>
          <table:table-cell table:style-name="ce64" table:number-columns-repeated="3"/>
          <table:table-cell table:style-name="ce64" office:value-type="string">
            <text:p>FAIL</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table:number-columns-repeated="1002"/>
          <table:table-cell table:style-name="ce88" table:number-columns-repeated="2"/>
        </table:table-row>
        <table:table-row table:style-name="ro21">
          <table:table-cell table:style-name="ce103" office:value-type="string">
            <text:p>CCE032</text:p>
          </table:table-cell>
          <table:table-cell table:style-name="ce107"/>
          <table:table-cell table:style-name="ce103" office:value-type="string">
            <text:p>Do/ Undo / Redo – Update Add</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21">
          <table:table-cell table:style-name="ce103" office:value-type="string">
            <text:p>CCE033</text:p>
          </table:table-cell>
          <table:table-cell table:style-name="ce107"/>
          <table:table-cell table:style-name="ce103" office:value-type="string">
            <text:p>Do / Undo / Redo – Update Move</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21">
          <table:table-cell table:style-name="ce103" office:value-type="string">
            <text:p>CCE034</text:p>
          </table:table-cell>
          <table:table-cell table:style-name="ce107"/>
          <table:table-cell table:style-name="ce103" office:value-type="string">
            <text:p>Do / Undo / Redo – Update Remove</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1">
          <table:table-cell/>
          <table:table-cell table:style-name="ce1"/>
          <table:table-cell/>
          <table:table-cell table:style-name="ce1"/>
          <table:table-cell table:style-name="ce111"/>
          <table:table-cell table:style-name="ce1" table:number-columns-repeated="1017"/>
          <table:table-cell table:number-columns-repeated="2"/>
        </table:table-row>
        <table:table-row table:style-name="ro1" table:number-rows-repeated="65493">
          <table:table-cell table:number-columns-repeated="1024"/>
        </table:table-row>
        <table:table-row table:style-name="ro1">
          <table:table-cell table:number-columns-repeated="1024"/>
        </table:table-row>
      </table:table>
      <table:table table:name="Collaboration_Panel" table:style-name="ta1">
        <table:table-column table:style-name="co70" table:default-cell-style-name="ce115"/>
        <table:table-column table:style-name="co17" table:default-cell-style-name="ce115"/>
        <table:table-column table:style-name="co71" table:default-cell-style-name="ce115"/>
        <table:table-column table:style-name="co72" table:default-cell-style-name="ce115"/>
        <table:table-column table:style-name="co73" table:default-cell-style-name="ce116"/>
        <table:table-column table:style-name="co74" table:default-cell-style-name="ce115"/>
        <table:table-column table:style-name="co75" table:default-cell-style-name="ce116"/>
        <table:table-column table:style-name="co76" table:default-cell-style-name="ce115"/>
        <table:table-column table:style-name="co33" table:default-cell-style-name="ce115"/>
        <table:table-column table:style-name="co77" table:default-cell-style-name="ce115"/>
        <table:table-column table:style-name="co38" table:default-cell-style-name="ce115"/>
        <table:table-column table:style-name="co78" table:default-cell-style-name="ce115"/>
        <table:table-column table:style-name="co38" table:visibility="collapse" table:number-columns-repeated="5" table:default-cell-style-name="ce115"/>
        <table:table-column table:style-name="co79" table:default-cell-style-name="Excel_20_Built-in_20_Normal"/>
        <table:table-column table:style-name="co80" table:default-cell-style-name="ce115"/>
        <table:table-column table:style-name="co24" table:default-cell-style-name="ce115"/>
        <table:table-column table:style-name="co38" table:number-columns-repeated="998" table:default-cell-style-name="ce115"/>
        <table:table-column table:style-name="co38" table:default-cell-style-name="ce25"/>
        <table:table-column table:style-name="co41" table:default-cell-style-name="ce25"/>
        <table:table-column table:style-name="co38" table:number-columns-repeated="3" table:default-cell-style-name="Default"/>
        <table:table-column table:style-name="co41" table:default-cell-style-name="Default"/>
        <table:table-row table:style-name="ro2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117"/>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998"/>
          <table:table-cell table:style-name="ce113" table:number-columns-repeated="2"/>
          <table:table-cell table:number-columns-repeated="4"/>
        </table:table-row>
        <table:table-row table:style-name="ro21">
          <table:table-cell table:style-name="ce37" office:value-type="string">
            <text:p>CP001_HidePlanners</text:p>
          </table:table-cell>
          <table:table-cell table:style-name="ce37" office:value-type="string">
            <text:p>L1</text:p>
          </table:table-cell>
          <table:table-cell table:style-name="ce37" office:value-type="string">
            <text:p>Hide collaboration</text:p>
            <text:p>Panel</text:p>
          </table:table-cell>
          <table:table-cell table:style-name="ce37"/>
          <table:table-cell table:style-name="ce37" office:value-type="string">
            <text:p>1. Login to the Channels</text:p>
            <text:p>2. Click on Information sharing Model Link</text:p>
            <text:p>3. Click on Hide planners under show pop up menu</text:p>
          </table:table-cell>
          <table:table-cell table:style-name="ce37"/>
          <table:table-cell table:style-name="ce37" office:value-type="string">
            <text:p>1. Verify that panel can be hidd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table:style-name="ce37" office:value-type="string">
            <text:p>CP002_ShowPlanners</text:p>
          </table:table-cell>
          <table:table-cell table:style-name="ce37" office:value-type="string">
            <text:p>L1</text:p>
          </table:table-cell>
          <table:table-cell table:style-name="ce37" office:value-type="string">
            <text:p>Show collaboration</text:p>
            <text:p>panel (Planner list)</text:p>
          </table:table-cell>
          <table:table-cell table:style-name="ce37"/>
          <table:table-cell table:style-name="ce37" office:value-type="string">
            <text:p>1. Login to the Channels</text:p>
            <text:p>2. Click on Information sharing Model Link</text:p>
            <text:p>3. Click on Planners under show pop up menu</text:p>
          </table:table-cell>
          <table:table-cell table:style-name="ce37"/>
          <table:table-cell table:style-name="ce37" office:value-type="string">
            <text:p>1.Verify that collaboration panel</text:p>
            <text:p>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table:style-name="ce37" office:value-type="string">
            <text:p>CP003_PresenceTab</text:p>
          </table:table-cell>
          <table:table-cell table:style-name="ce37" office:value-type="string">
            <text:p>L1</text:p>
          </table:table-cell>
          <table:table-cell table:style-name="ce37" office:value-type="string">
            <text:p>Presence tab</text:p>
          </table:table-cell>
          <table:table-cell table:style-name="ce37"/>
          <table:table-cell table:style-name="ce37" office:value-type="string">
            <text:p>1. Login to the Channels</text:p>
            <text:p>2. Click on Information sharing Model Link</text:p>
            <text:p>3. Click on Presence tab under <text:s/>collaboration</text:p>
            <text:p>Panel</text:p>
          </table:table-cell>
          <table:table-cell table:style-name="ce37"/>
          <table:table-cell table:style-name="ce37" office:value-type="string">
            <text:p>1. Verify that list shows all the logged in user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37" office:value-type="string">
            <text:p>CP004_ShowHideUsers</text:p>
          </table:table-cell>
          <table:table-cell table:style-name="ce37" office:value-type="string">
            <text:p>L1</text:p>
          </table:table-cell>
          <table:table-cell table:style-name="ce37" office:value-type="string">
            <text:p>Show / Hide inactive</text:p>
            <text:p>users</text:p>
          </table:table-cell>
          <table:table-cell table:style-name="ce37"/>
          <table:table-cell table:style-name="ce37" office:value-type="string">
            <text:p>1. Login to the Channels</text:p>
            <text:p>2. Click on Information sharing Model Link</text:p>
            <text:p>3. Click on Show or Hide inactive users link under <text:s/>collaboration Panel</text:p>
          </table:table-cell>
          <table:table-cell table:style-name="ce37"/>
          <table:table-cell table:style-name="ce37" office:value-type="string">
            <text:p>1. Verify that list shows all users (logged in as well as logged off) when user click on “Show all user” link</text:p>
            <text:p>2. Verify that only logged in users are visible when user select “Hide inactive use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40" office:value-type="string">
            <text:p>CP005_InactiveUserFromMessageTab</text:p>
          </table:table-cell>
          <table:table-cell table:style-name="ce40" office:value-type="string">
            <text:p>L0</text:p>
          </table:table-cell>
          <table:table-cell table:style-name="ce40" office:value-type="string">
            <text:p>Send Message to</text:p>
            <text:p>inactive user from</text:p>
            <text:p>Presence tab</text:p>
          </table:table-cell>
          <table:table-cell table:style-name="ce40"/>
          <table:table-cell table:style-name="ce40"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40"/>
          <table:table-cell table:style-name="ce40" office:value-type="string">
            <text:p>1. Verify that message can be sent to inactive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21" table:number-columns-repeated="998"/>
          <table:table-cell table:style-name="ce124" table:number-columns-repeated="2"/>
          <table:table-cell table:number-columns-repeated="4"/>
        </table:table-row>
        <table:table-row table:style-name="ro24">
          <table:table-cell table:style-name="ce64" office:value-type="string">
            <text:p>CP006_ActivitiesTab</text:p>
          </table:table-cell>
          <table:table-cell table:style-name="ce64" office:value-type="string">
            <text:p>L0</text:p>
          </table:table-cell>
          <table:table-cell table:style-name="ce64" office:value-type="string">
            <text:p>Activities</text:p>
          </table:table-cell>
          <table:table-cell table:style-name="ce64"/>
          <table:table-cell table:style-name="ce64" office:value-type="string">
            <text:p>1. Login to the Channels</text:p>
            <text:p>2. Click on Information sharing Model Link</text:p>
            <text:p>3. Click on Activites under collaboration</text:p>
            <text:p>Panel</text:p>
          </table:table-cell>
          <table:table-cell table:style-name="ce64"/>
          <table:table-cell table:style-name="ce64" office:value-type="string">
            <text:p>1. Verify that list of activities done by all the logged in users</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07_HideMyActivities</text:p>
          </table:table-cell>
          <table:table-cell table:style-name="ce64" office:value-type="string">
            <text:p>L1</text:p>
          </table:table-cell>
          <table:table-cell table:style-name="ce64" office:value-type="string">
            <text:p>Hide my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hide my activites link</text:p>
          </table:table-cell>
          <table:table-cell table:style-name="ce64"/>
          <table:table-cell table:style-name="ce64" office:value-type="string">
            <text:p>1. Verify that all activities performed by active user can be hidden</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08_ShowAllActivities</text:p>
          </table:table-cell>
          <table:table-cell table:style-name="ce64" office:value-type="string">
            <text:p>L1</text:p>
          </table:table-cell>
          <table:table-cell table:style-name="ce64" office:value-type="string">
            <text:p>Show all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show all activites link</text:p>
          </table:table-cell>
          <table:table-cell table:style-name="ce64"/>
          <table:table-cell table:style-name="ce64" office:value-type="string">
            <text:p>1. Verify that all activities of all users can be seen</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4">
          <table:table-cell table:style-name="ce64" office:value-type="string">
            <text:p>CP009</text:p>
          </table:table-cell>
          <table:table-cell table:style-name="ce64" office:value-type="string">
            <text:p>L1</text:p>
          </table:table-cell>
          <table:table-cell table:style-name="ce64" office:value-type="string">
            <text:p>Show more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64"/>
          <table:table-cell table:style-name="ce64" office:value-type="string">
            <text:p>1. Verify that list shows all activities performed by user</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4">
          <table:table-cell table:style-name="ce64" office:value-type="string">
            <text:p>CP010</text:p>
          </table:table-cell>
          <table:table-cell table:style-name="ce64" office:value-type="string">
            <text:p>L1</text:p>
          </table:table-cell>
          <table:table-cell table:style-name="ce64" office:value-type="string">
            <text:p>Show few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64"/>
          <table:table-cell table:style-name="ce64" office:value-type="string">
            <text:p>1. Verify that activities can be fit to page and shows recent activities</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2">
          <table:table-cell table:style-name="ce64" office:value-type="string">
            <text:p>CP011</text:p>
          </table:table-cell>
          <table:table-cell table:style-name="ce64" office:value-type="string">
            <text:p>L1</text:p>
          </table:table-cell>
          <table:table-cell table:style-name="ce64" office:value-type="string">
            <text:p>Click on “Activities” tab after sending message</text:p>
          </table:table-cell>
          <table:table-cell table:style-name="ce64"/>
          <table:table-cell table:style-name="ce64"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64"/>
          <table:table-cell table:style-name="ce64" office:value-type="string">
            <text:p>1. Verify that user is able to view “Activities” Tab</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85</text:p>
          </table:table-cell>
          <table:table-cell table:style-name="ce64" office:value-type="string">
            <text:p>Closed</text:p>
          </table:table-cell>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1">
          <table:table-cell table:style-name="ce64" office:value-type="string">
            <text:p>CP012</text:p>
          </table:table-cell>
          <table:table-cell table:style-name="ce64" office:value-type="string">
            <text:p>L0</text:p>
          </table:table-cell>
          <table:table-cell table:style-name="ce64" office:value-type="string">
            <text:p>Send Message to</text:p>
            <text:p>user from Activities</text:p>
            <text:p>tab</text:p>
          </table:table-cell>
          <table:table-cell table:style-name="ce64"/>
          <table:table-cell table:style-name="ce64"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64"/>
          <table:table-cell table:style-name="ce64" office:value-type="string">
            <text:p>1. Verify that a message can be send</text:p>
          </table:table-cell>
          <table:table-cell table:style-name="ce64"/>
          <table:table-cell table:style-name="ce64" office:value-type="string">
            <text:p>FAIL</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NO</text:p>
          </table:table-cell>
          <table:table-cell table:style-name="ce119" office:value-type="string">
            <text:p>NO</text:p>
          </table:table-cell>
          <table:table-cell table:style-name="ce119" office:value-type="string">
            <text:p>NO</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13</text:p>
          </table:table-cell>
          <table:table-cell table:style-name="ce64" office:value-type="string">
            <text:p>L0</text:p>
          </table:table-cell>
          <table:table-cell table:style-name="ce64" office:value-type="string">
            <text:p>Send message to</text:p>
            <text:p>selected user from</text:p>
            <text:p>Message tab</text:p>
          </table:table-cell>
          <table:table-cell table:style-name="ce64"/>
          <table:table-cell table:style-name="ce64" office:value-type="string">
            <text:p>1. Login to the Channels</text:p>
            <text:p>2. Click on Information sharing Model Link</text:p>
            <text:p>3. Click on Message tab under collebration panel</text:p>
            <text:p>4. Click on send message</text:p>
          </table:table-cell>
          <table:table-cell table:style-name="ce64"/>
          <table:table-cell table:style-name="ce64" office:value-type="string">
            <text:p>1. <text:s/>Verify that message can be send to selected user</text:p>
            <text:p>2. <text:s/>Verify that the recipient received the message</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14</text:p>
          </table:table-cell>
          <table:table-cell table:style-name="ce64" office:value-type="string">
            <text:p>L0</text:p>
          </table:table-cell>
          <table:table-cell table:style-name="ce64" office:value-type="string">
            <text:p>Send &amp; Email</text:p>
            <text:p>message to selected</text:p>
            <text:p>user from message</text:p>
            <text:p>tab</text:p>
          </table:table-cell>
          <table:table-cell table:style-name="ce64"/>
          <table:table-cell table:style-name="ce64" office:value-type="string">
            <text:p>1. Login to the Channels</text:p>
            <text:p>2. Click on Information sharing Model Link</text:p>
            <text:p>3. Click on Message tab under collebration panel</text:p>
            <text:p>4. Click on Send &amp; Email message button</text:p>
          </table:table-cell>
          <table:table-cell table:style-name="ce64"/>
          <table:table-cell table:style-name="ce64" office:value-type="string">
            <text:p>1. <text:s/>Verify that message can be send and emailed to selected user</text:p>
            <text:p>2. Verify that recipient received the massage and email</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246</text:p>
          </table:table-cell>
          <table:table-cell table:style-name="ce64"/>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22" table:number-columns-repeated="998"/>
          <table:table-cell table:style-name="ce88" table:number-columns-repeated="2"/>
          <table:table-cell table:number-columns-repeated="4"/>
        </table:table-row>
        <table:table-row table:style-name="ro14">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23" table:number-columns-repeated="998"/>
          <table:table-cell table:style-name="ce87" table:number-columns-repeated="2"/>
          <table:table-cell table:number-columns-repeated="4"/>
        </table:table-row>
        <table:table-row table:style-name="ro14">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23" table:number-columns-repeated="998"/>
          <table:table-cell table:style-name="ce87" table:number-columns-repeated="2"/>
          <table:table-cell table:number-columns-repeated="4"/>
        </table:table-row>
        <table:table-row table:style-name="ro14">
          <table:table-cell table:style-name="ce37" office:value-type="string">
            <text:p>CP017</text:p>
          </table:table-cell>
          <table:table-cell table:style-name="ce37" office:value-type="string">
            <text:p>L0</text:p>
          </table:table-cell>
          <table:table-cell table:style-name="ce37" office:value-type="string">
            <text:p>Send message to</text:p>
            <text:p>everyone</text:p>
          </table:table-cell>
          <table:table-cell table:style-name="ce37"/>
          <table:table-cell table:style-name="ce37"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7"/>
          <table:table-cell table:style-name="ce37" office:value-type="string">
            <text:p>1. <text:s/>Verify that message can be send to everyone i.e. (To admin/Planner/User)</text:p>
            <text:p>2. Verify that everyone should receive the messag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1" table:number-columns-repeated="998"/>
          <table:table-cell table:style-name="ce21" table:number-columns-repeated="2"/>
          <table:table-cell table:number-columns-repeated="4"/>
        </table:table-row>
        <table:table-row table:style-name="ro14">
          <table:table-cell table:style-name="ce39" office:value-type="string">
            <text:p>CP018</text:p>
          </table:table-cell>
          <table:table-cell table:style-name="ce39" office:value-type="string">
            <text:p>L0</text:p>
          </table:table-cell>
          <table:table-cell table:style-name="ce39" office:value-type="string">
            <text:p>Send &amp; Email</text:p>
            <text:p>message to 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9"/>
          <table:table-cell table:style-name="ce39" office:value-type="string">
            <text:p>1. Verify that message can be send and emailed to every</text:p>
            <text:p>2. Verify that everyone receive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24">
          <table:table-cell table:style-name="ce37" office:value-type="string">
            <text:p>CP019_HideBroadcasts</text:p>
          </table:table-cell>
          <table:table-cell table:style-name="ce37" office:value-type="string">
            <text:p>L1</text:p>
          </table:table-cell>
          <table:table-cell table:style-name="ce37" office:value-type="string">
            <text:p>Hide broadcasts (sent</text:p>
            <text:p>messages)(show received)</text:p>
          </table:table-cell>
          <table:table-cell table:style-name="ce37"/>
          <table:table-cell table:style-name="ce37" office:value-type="string">
            <text:p>1. Login to the Channels</text:p>
            <text:p>2. Click on Information sharing Model Link</text:p>
            <text:p>3. Click on Message tab under collebration panel</text:p>
            <text:p>4. Click on hide broadcast link</text:p>
          </table:table-cell>
          <table:table-cell table:style-name="ce37"/>
          <table:table-cell table:style-name="ce37" office:value-type="string">
            <text:p>1. Verify that the broadcast message can be hidd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7" office:value-type="string">
            <text:p>CP020_ShowAllMessages</text:p>
          </table:table-cell>
          <table:table-cell table:style-name="ce37" office:value-type="string">
            <text:p>L1</text:p>
          </table:table-cell>
          <table:table-cell table:style-name="ce37" office:value-type="string">
            <text:p>Show all messages</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able:table-cell>
          <table:table-cell table:style-name="ce37"/>
          <table:table-cell table:style-name="ce37" office:value-type="string">
            <text:p>1. Verify that all the message are show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7" office:value-type="string">
            <text:p>CP021</text:p>
          </table:table-cell>
          <table:table-cell table:style-name="ce37" office:value-type="string">
            <text:p>L0</text:p>
          </table:table-cell>
          <table:table-cell table:style-name="ce37" office:value-type="string">
            <text:p>Delete this message</text:p>
            <text:p>(Selected message)</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7"/>
          <table:table-cell table:style-name="ce37" office:value-type="string">
            <text:p>1. Verify that message can be deleted</text:p>
            <text:p>2. Verify that message can also be deleted form the recipients scree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7" office:value-type="string">
            <text:p>CP022_ShowReceivedMessages</text:p>
          </table:table-cell>
          <table:table-cell table:style-name="ce37" office:value-type="string">
            <text:p>L1</text:p>
          </table:table-cell>
          <table:table-cell table:style-name="ce37" office:value-type="string">
            <text:p>Show received</text:p>
            <text:p>messages</text:p>
          </table:table-cell>
          <table:table-cell table:style-name="ce37"/>
          <table:table-cell table:style-name="ce37" office:value-type="string">
            <text:p>1. Login to the Channels</text:p>
            <text:p>2. Click on Information sharing Model Link</text:p>
            <text:p>3. Click on Message tab under collebration panel</text:p>
            <text:p>4. Click on show received link</text:p>
          </table:table-cell>
          <table:table-cell table:style-name="ce37"/>
          <table:table-cell table:style-name="ce37" office:value-type="string">
            <text:p>1 Verify that received message 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7" office:value-type="string">
            <text:p>CP023_ShowSentMessages</text:p>
          </table:table-cell>
          <table:table-cell table:style-name="ce37" office:value-type="string">
            <text:p>L1</text:p>
          </table:table-cell>
          <table:table-cell table:style-name="ce37" office:value-type="string">
            <text:p>Show sent messages</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able:table-cell>
          <table:table-cell table:style-name="ce37"/>
          <table:table-cell table:style-name="ce37" office:value-type="string">
            <text:p>1 Verify that sent messages 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1">
          <table:table-cell table:style-name="ce39" office:value-type="string">
            <text:p>CP024</text:p>
          </table:table-cell>
          <table:table-cell table:style-name="ce39" office:value-type="string">
            <text:p>L0</text:p>
          </table:table-cell>
          <table:table-cell table:style-name="ce39" office:value-type="string">
            <text:p>Message tab is not displayed when browser is minimized</text:p>
          </table:table-cell>
          <table:table-cell table:style-name="ce39"/>
          <table:table-cell table:style-name="ce39" office:value-type="string">
            <text:p>1. Login to the Channels</text:p>
            <text:p>2. Click on Information sharing Model Link</text:p>
            <text:p>3. Click on “Restore Down” button of browser</text:p>
          </table:table-cell>
          <table:table-cell table:style-name="ce39"/>
          <table:table-cell table:style-name="ce39" office:value-type="string">
            <text:p>1. Verify that Message tab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87</text:p>
          </table:table-cell>
          <table:table-cell table:style-name="ce39"/>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14">
          <table:table-cell table:style-name="ce37" office:value-type="string">
            <text:p>CP025_ResetMessage</text:p>
          </table:table-cell>
          <table:table-cell table:style-name="ce37" office:value-type="string">
            <text:p>L1</text:p>
          </table:table-cell>
          <table:table-cell table:style-name="ce37" office:value-type="string">
            <text:p>Reset</text:p>
          </table:table-cell>
          <table:table-cell table:style-name="ce37"/>
          <table:table-cell table:style-name="ce37"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7"/>
          <table:table-cell table:style-name="ce37" office:value-type="string">
            <text:p>1 Verify that message text box reset to blank</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11">
          <table:table-cell table:style-name="ce39" office:value-type="string">
            <text:p>CP027</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1" table:number-rows-repeated="4">
          <table:table-cell table:style-name="ce1" table:number-columns-repeated="4"/>
          <table:table-cell table:style-name="ce55"/>
          <table:table-cell table:style-name="ce1"/>
          <table:table-cell table:style-name="ce55"/>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81" table:default-cell-style-name="ce132"/>
        <table:table-column table:style-name="co82" table:default-cell-style-name="ce132"/>
        <table:table-column table:style-name="co81" table:default-cell-style-name="ce132"/>
        <table:table-column table:style-name="co10" table:default-cell-style-name="ce132"/>
        <table:table-column table:style-name="co83" table:default-cell-style-name="ce132"/>
        <table:table-column table:style-name="co30" table:default-cell-style-name="ce132"/>
        <table:table-column table:style-name="co84" table:default-cell-style-name="ce132"/>
        <table:table-column table:style-name="co85" table:default-cell-style-name="ce132"/>
        <table:table-column table:style-name="co33" table:default-cell-style-name="ce132"/>
        <table:table-column table:style-name="co50" table:default-cell-style-name="ce132"/>
        <table:table-column table:style-name="co86" table:default-cell-style-name="ce132"/>
        <table:table-column table:style-name="co78" table:default-cell-style-name="ce132"/>
        <table:table-column table:style-name="co38" table:visibility="collapse" table:number-columns-repeated="5" table:default-cell-style-name="ce132"/>
        <table:table-column table:style-name="co87" table:default-cell-style-name="ce132"/>
        <table:table-column table:style-name="co88" table:default-cell-style-name="ce132"/>
        <table:table-column table:style-name="co24" table:default-cell-style-name="ce132"/>
        <table:table-column table:style-name="co38" table:number-columns-repeated="1002" table:default-cell-style-name="ce132"/>
        <table:table-column table:style-name="co38" table:default-cell-style-name="ce149"/>
        <table:table-column table:style-name="co41" table:default-cell-style-name="ce149"/>
        <table:table-row table:style-name="ro60">
          <table:table-cell table:style-name="ce125" office:value-type="string">
            <text:p>TEST CASE ID</text:p>
          </table:table-cell>
          <table:table-cell table:style-name="ce125" office:value-type="string">
            <text:p>PRIORITY</text:p>
          </table:table-cell>
          <table:table-cell table:style-name="ce125" office:value-type="string">
            <text:p>TITLE</text:p>
          </table:table-cell>
          <table:table-cell table:style-name="ce125" office:value-type="string">
            <text:p>SET UP</text:p>
          </table:table-cell>
          <table:table-cell table:style-name="ce125" office:value-type="string">
            <text:p>STEPS</text:p>
          </table:table-cell>
          <table:table-cell table:style-name="ce125" office:value-type="string">
            <text:p>TEST DATA</text:p>
          </table:table-cell>
          <table:table-cell table:style-name="ce125" office:value-type="string">
            <text:p>EXPECTED RESULTS</text:p>
          </table:table-cell>
          <table:table-cell table:style-name="ce125" office:value-type="string">
            <text:p>ACTUAL RESULT</text:p>
          </table:table-cell>
          <table:table-cell table:style-name="ce125" office:value-type="string">
            <text:p>RESULT</text:p>
          </table:table-cell>
          <table:table-cell table:style-name="ce125" office:value-type="string">
            <text:p>AUTOMATED</text:p>
          </table:table-cell>
          <table:table-cell table:style-name="ce125" office:value-type="string">
            <text:p>TICKET ID</text:p>
          </table:table-cell>
          <table:table-cell table:style-name="ce125" office:value-type="string">
            <text:p>COMMENT</text:p>
          </table:table-cell>
          <table:table-cell table:style-name="ce125" office:value-type="string">
            <text:p>Build Date 9<text:span text:style-name="T1">th</text:span> june</text:p>
          </table:table-cell>
          <table:table-cell table:style-name="ce125" office:value-type="string">
            <text:p>Build Date 20<text:span text:style-name="T1">th</text:span> june On Chrome</text:p>
          </table:table-cell>
          <table:table-cell table:style-name="ce145"/>
          <table:table-cell table:style-name="ce125" office:value-type="string">
            <text:p>Build Date 5<text:span text:style-name="T1">th</text:span> July on Chrome</text:p>
          </table:table-cell>
          <table:table-cell table:style-name="ce125" office:value-type="string">
            <text:p>Build Date 11<text:span text:style-name="T1">th</text:span> July on Internet Explorer</text:p>
          </table:table-cell>
          <table:table-cell table:style-name="ce146" office:value-type="string">
            <text:p>DATE : <text:s/>May 2, 2012</text:p>
            <text:p>REVISION: 3955</text:p>
            <text:p>BROWSER: Internet Explorer</text:p>
          </table:table-cell>
          <table:table-cell table:style-name="ce146" office:value-type="string">
            <text:p>DATE : <text:s/>May 2, 2012</text:p>
            <text:p>REVISION: 3955</text:p>
            <text:p>BROWSER: Firefox</text:p>
          </table:table-cell>
          <table:table-cell table:style-name="ce146" office:value-type="string">
            <text:p>DATE : <text:s/>May 2, 2012</text:p>
            <text:p>REVISION: 3955</text:p>
            <text:p>BROWSER: Chrome</text:p>
          </table:table-cell>
          <table:table-cell table:style-name="ce145" table:number-columns-repeated="1002"/>
          <table:table-cell table:number-columns-repeated="2"/>
        </table:table-row>
        <table:table-row table:style-name="ro61">
          <table:table-cell table:style-name="ce126" office:value-type="string">
            <text:p>PS001_ShowOptions</text:p>
          </table:table-cell>
          <table:table-cell table:style-name="ce126" office:value-type="string">
            <text:p>L1</text:p>
          </table:table-cell>
          <table:table-cell table:style-name="ce126" office:value-type="string">
            <text:p>Show menu</text:p>
          </table:table-cell>
          <table:table-cell table:style-name="ce126"/>
          <table:table-cell table:style-name="ce126" office:value-type="string">
            <text:p>1. Login to the Channels</text:p>
            <text:p>2. Click on Information sharing Model link</text:p>
            <text:p>3. Click on Show pop up menu</text:p>
          </table:table-cell>
          <table:table-cell table:style-name="ce126"/>
          <table:table-cell table:style-name="ce141"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02_ActionOptions</text:p>
          </table:table-cell>
          <table:table-cell table:style-name="ce126" office:value-type="string">
            <text:p>L1</text:p>
          </table:table-cell>
          <table:table-cell table:style-name="ce126" office:value-type="string">
            <text:p>Action menu</text:p>
          </table:table-cell>
          <table:table-cell table:style-name="ce126"/>
          <table:table-cell table:style-name="ce126" office:value-type="string">
            <text:p>1. Login to the Channels</text:p>
            <text:p>2. Click on Information sharing Model link</text:p>
            <text:p>3. Click on Action pop up menu</text:p>
          </table:table-cell>
          <table:table-cell table:style-name="ce126"/>
          <table:table-cell table:style-name="ce126"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3">
          <table:table-cell table:style-name="ce126" office:value-type="string">
            <text:p>PS003_HelpIcon</text:p>
          </table:table-cell>
          <table:table-cell table:style-name="ce126" office:value-type="string">
            <text:p>L1</text:p>
          </table:table-cell>
          <table:table-cell table:style-name="ce126" office:value-type="string">
            <text:p>Help icon</text:p>
          </table:table-cell>
          <table:table-cell table:style-name="ce126"/>
          <table:table-cell table:style-name="ce126" office:value-type="string">
            <text:p>1. Login to the Channels</text:p>
            <text:p>2. Click on Information sharing Model link</text:p>
            <text:p>3. Click on '?' Icon</text:p>
          </table:table-cell>
          <table:table-cell table:style-name="ce126"/>
          <table:table-cell table:style-name="ce126" office:value-type="string">
            <text:p>Verify that help page open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3">
          <table:table-cell table:style-name="ce127" office:value-type="string">
            <text:p>PS004_GoBackAndForward</text:p>
          </table:table-cell>
          <table:table-cell table:style-name="ce127" office:value-type="string">
            <text:p>L1</text:p>
          </table:table-cell>
          <table:table-cell table:style-name="ce127" office:value-type="string">
            <text:p>Back and Forward</text:p>
            <text:p>button</text:p>
          </table:table-cell>
          <table:table-cell table:style-name="ce127"/>
          <table:table-cell table:style-name="ce127" office:value-type="string">
            <text:p>1. Login to the Channels</text:p>
            <text:p>2. Click on Information sharing Model link</text:p>
            <text:p>3. Click on '&gt;' and '&lt;' icons</text:p>
          </table:table-cell>
          <table:table-cell table:style-name="ce127"/>
          <table:table-cell table:style-name="ce127" office:value-type="string">
            <text:p>Verify that planner can back or</text:p>
            <text:p>forward opened window</text:p>
          </table:table-cell>
          <table:table-cell table:style-name="ce127"/>
          <table:table-cell table:style-name="ce127" office:value-type="string">
            <text:p>FAIL</text:p>
          </table:table-cell>
          <table:table-cell table:style-name="ce127" office:value-type="string">
            <text:p>YES</text:p>
          </table:table-cell>
          <table:table-cell table:style-name="ce127" table:number-columns-repeated="2"/>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4">
          <table:table-cell table:style-name="ce127" office:value-type="string">
            <text:p>PS005</text:p>
          </table:table-cell>
          <table:table-cell table:style-name="ce127" office:value-type="string">
            <text:p>L1</text:p>
          </table:table-cell>
          <table:table-cell table:style-name="ce127" office:value-type="string">
            <text:p>Remove this segment was enabled even if no segment was available</text:p>
          </table:table-cell>
          <table:table-cell table:style-name="ce127"/>
          <table:table-cell table:style-name="ce127" office:value-type="string">
            <text:p>1. Login to the Channels.</text:p>
            <text:p>2. Verify that no segment is available except default segment untitled.</text:p>
            <text:p>3. Click on Remove this segment under Action pop up menu.</text:p>
          </table:table-cell>
          <table:table-cell table:style-name="ce127"/>
          <table:table-cell table:style-name="ce127" office:value-type="string">
            <text:p>Verify that <text:s/>“Remove this <text:s/>segment” option must be disabled</text:p>
          </table:table-cell>
          <table:table-cell table:style-name="ce127"/>
          <table:table-cell table:style-name="ce127" office:value-type="string">
            <text:p>FAIL</text:p>
          </table:table-cell>
          <table:table-cell table:style-name="ce127" office:value-type="string">
            <text:p>NO</text:p>
          </table:table-cell>
          <table:table-cell table:style-name="ce127" office:value-type="string">
            <text:p>#153</text:p>
          </table:table-cell>
          <table:table-cell table:style-name="ce127" office:value-type="string">
            <text:p>Obsolute</text:p>
          </table:table-cell>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3">
          <table:table-cell table:style-name="ce126" office:value-type="string">
            <text:p>PS006_AboutPlanSegmentLink</text:p>
          </table:table-cell>
          <table:table-cell table:style-name="ce126" office:value-type="string">
            <text:p>L1</text:p>
          </table:table-cell>
          <table:table-cell table:style-name="ce126" office:value-type="string">
            <text:p>Plan Segment link on</text:p>
            <text:p>plan page</text:p>
          </table:table-cell>
          <table:table-cell table:style-name="ce126"/>
          <table:table-cell table:style-name="ce126" office:value-type="string">
            <text:p>1. Login to the Channels</text:p>
            <text:p>2. Click on Information sharing Model link</text:p>
            <text:p>3. Click on Segment name on Plan page</text:p>
          </table:table-cell>
          <table:table-cell table:style-name="ce126"/>
          <table:table-cell table:style-name="ce126" office:value-type="string">
            <text:p>· Verify that the about plan segment window opens</text:p>
            <text:p>· Verify that details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5">
          <table:table-cell table:style-name="ce126" office:value-type="string">
            <text:p>PS007_AboutPlanShowOptions</text:p>
          </table:table-cell>
          <table:table-cell table:style-name="ce126" office:value-type="string">
            <text:p>L1</text:p>
          </table:table-cell>
          <table:table-cell table:style-name="ce126" office:value-type="string">
            <text:p>About plan</text:p>
          </table:table-cell>
          <table:table-cell table:style-name="ce126"/>
          <table:table-cell table:style-name="ce126" office:value-type="string">
            <text:p>1. Login to the Channels</text:p>
            <text:p>2. Click on Information sharing Model link</text:p>
            <text:p>3. Click on About plan under show pop up menu</text:p>
            <text:p>4. Click on show pop up menu</text:p>
          </table:table-cell>
          <table:table-cell table:style-name="ce126"/>
          <table:table-cell table:style-name="ce126"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6">
          <table:table-cell table:style-name="ce127" office:value-type="string">
            <text:p>PS008</text:p>
          </table:table-cell>
          <table:table-cell table:style-name="ce127" office:value-type="string">
            <text:p>L1</text:p>
          </table:table-cell>
          <table:table-cell table:style-name="ce127" office:value-type="string">
            <text:p>On Clicking "IS guidelines" or "IS procedure map" Link contents are displayed in new tab</text:p>
          </table:table-cell>
          <table:table-cell table:style-name="ce127"/>
          <table:table-cell table:style-name="ce127" office:value-type="string">
            <text:p>1. Login to the Channels</text:p>
            <text:p>2. Click on Information sharing Model link</text:p>
            <text:p>3. Click on “IS guidelines” or “Is procedure map” option <text:s/>under show pop up menu</text:p>
            <text:p/>
          </table:table-cell>
          <table:table-cell table:style-name="ce127"/>
          <table:table-cell table:style-name="ce127" office:value-type="string">
            <text:p>1. Verify that the contents of “IS guidelines” or “IS procedure map” should be displayed within the same page</text:p>
          </table:table-cell>
          <table:table-cell table:style-name="ce127"/>
          <table:table-cell table:style-name="ce127" office:value-type="string">
            <text:p>FAIL</text:p>
          </table:table-cell>
          <table:table-cell table:style-name="ce127"/>
          <table:table-cell table:style-name="ce127" office:value-type="string">
            <text:p>#150</text:p>
          </table:table-cell>
          <table:table-cell table:style-name="ce127" office:value-type="string">
            <text:p>Invalid. 'IS procedure map' &amp; 'IS guidelines' <text:s/>options are not present under 'Show' pop up menu.</text:p>
            <text:p>Absolute</text:p>
          </table:table-cell>
          <table:table-cell table:style-name="ce127"/>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7">
          <table:table-cell table:style-name="ce128" office:value-type="string">
            <text:p>PS009</text:p>
          </table:table-cell>
          <table:table-cell table:style-name="ce128" office:value-type="string">
            <text:p>L1</text:p>
          </table:table-cell>
          <table:table-cell table:style-name="ce128" office:value-type="string">
            <text:p>Details button is not working for secrecy classification when user clicked on it</text:p>
          </table:table-cell>
          <table:table-cell table:style-name="ce128"/>
          <table:table-cell table:style-name="ce128"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128"/>
          <table:table-cell table:style-name="ce128" office:value-type="string">
            <text:p>1. Verify that Details of Secrecy Classification should gets displayed to the user</text:p>
          </table:table-cell>
          <table:table-cell table:style-name="ce128"/>
          <table:table-cell table:style-name="ce128" office:value-type="string">
            <text:p>Pass</text:p>
          </table:table-cell>
          <table:table-cell table:style-name="ce128"/>
          <table:table-cell table:style-name="ce128" office:value-type="string">
            <text:p>#118</text:p>
          </table:table-cell>
          <table:table-cell table:style-name="ce128" office:value-type="string">
            <text:p>Closed</text:p>
          </table:table-cell>
          <table:table-cell table:style-name="ce128" office:value-type="string">
            <text:p>YES</text:p>
          </table:table-cell>
          <table:table-cell table:style-name="ce128" office:value-type="string">
            <text:p>NO</text:p>
          </table:table-cell>
          <table:table-cell table:style-name="ce128"/>
          <table:table-cell table:style-name="ce128" office:value-type="string">
            <text:p>NO</text:p>
          </table:table-cell>
          <table:table-cell table:style-name="ce128" office:value-type="string">
            <text:p>NO</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style-name="ce147" table:number-columns-repeated="998"/>
          <table:table-cell table:style-name="ce151" table:number-columns-repeated="2"/>
        </table:table-row>
        <table:table-row table:style-name="ro68">
          <table:table-cell table:style-name="ce127" office:value-type="string">
            <text:p>PS010</text:p>
          </table:table-cell>
          <table:table-cell table:style-name="ce127" office:value-type="string">
            <text:p>L2</text:p>
          </table:table-cell>
          <table:table-cell table:style-name="ce127" office:value-type="string">
            <text:p>Enter Invalid URL for About Plan Details</text:p>
          </table:table-cell>
          <table:table-cell table:style-name="ce127"/>
          <table:table-cell table:style-name="ce127"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127"/>
          <table:table-cell table:style-name="ce127" office:value-type="string">
            <text:p>1. Verify that Invalid URL should not get attached to the About Plan Details</text:p>
          </table:table-cell>
          <table:table-cell table:style-name="ce127"/>
          <table:table-cell table:style-name="ce127" office:value-type="string">
            <text:p>FAIL</text:p>
          </table:table-cell>
          <table:table-cell table:style-name="ce127"/>
          <table:table-cell table:style-name="ce127" office:value-type="string">
            <text:p>#116</text:p>
          </table:table-cell>
          <table:table-cell table:style-name="ce127"/>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66">
          <table:table-cell table:style-name="ce129" office:value-type="string">
            <text:p>PS011_AddClassification</text:p>
          </table:table-cell>
          <table:table-cell table:style-name="ce129" office:value-type="string">
            <text:p>L0</text:p>
          </table:table-cell>
          <table:table-cell table:style-name="ce129" office:value-type="string">
            <text:p>User is not able to add the Classification</text:p>
          </table:table-cell>
          <table:table-cell table:style-name="ce129"/>
          <table:table-cell table:style-name="ce129"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29"/>
          <table:table-cell table:style-name="ce129" office:value-type="string">
            <text:p>1. User Should be able to add “Secrecy Classification”</text:p>
          </table:table-cell>
          <table:table-cell table:style-name="ce129"/>
          <table:table-cell table:style-name="ce129" office:value-type="string">
            <text:p>Pass</text:p>
          </table:table-cell>
          <table:table-cell table:style-name="ce129" office:value-type="string">
            <text:p>YES</text:p>
          </table:table-cell>
          <table:table-cell table:style-name="ce129" office:value-type="string">
            <text:p>#115</text:p>
          </table:table-cell>
          <table:table-cell table:style-name="ce129" office:value-type="string">
            <text:p>Closed</text:p>
          </table:table-cell>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style-name="ce148" table:number-columns-repeated="998"/>
          <table:table-cell table:style-name="ce152" table:number-columns-repeated="2"/>
        </table:table-row>
        <table:table-row table:style-name="ro61">
          <table:table-cell table:style-name="ce127" office:value-type="string">
            <text:p>PS012</text:p>
          </table:table-cell>
          <table:table-cell table:style-name="ce127" office:value-type="string">
            <text:p>L2</text:p>
          </table:table-cell>
          <table:table-cell table:style-name="ce127" office:value-type="string">
            <text:p>Update Plan Name With more than 100 to 200 characters</text:p>
          </table:table-cell>
          <table:table-cell table:style-name="ce127"/>
          <table:table-cell table:style-name="ce127"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127"/>
          <table:table-cell table:style-name="ce127" office:value-type="string">
            <text:p>1. Verify that plan name should not be updated with more than 100 to 200 characters</text:p>
            <text:p>2. Proper <text:s/>error message should be displayed to the user as “Enter Plan name upto 40 Characters”</text:p>
          </table:table-cell>
          <table:table-cell table:style-name="ce127"/>
          <table:table-cell table:style-name="ce127" office:value-type="string">
            <text:p>FAIL</text:p>
          </table:table-cell>
          <table:table-cell table:style-name="ce127"/>
          <table:table-cell table:style-name="ce127" office:value-type="string">
            <text:p>#73</text:p>
          </table:table-cell>
          <table:table-cell table:style-name="ce127"/>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61">
          <table:table-cell table:style-name="ce127" office:value-type="string">
            <text:p>PS013</text:p>
          </table:table-cell>
          <table:table-cell table:style-name="ce127" office:value-type="string">
            <text:p>L2</text:p>
          </table:table-cell>
          <table:table-cell table:style-name="ce127" office:value-type="string">
            <text:p>Update Segment Name With more than 100 to 200 characters</text:p>
          </table:table-cell>
          <table:table-cell table:style-name="ce127"/>
          <table:table-cell table:style-name="ce127"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127"/>
          <table:table-cell table:style-name="ce127" office:value-type="string">
            <text:p>1. Verify that plan name should not be updated with more than 100 to 200 characters</text:p>
            <text:p>2. Proper <text:s/>error message should be displayed to the user as “Enter Plan name upto 40 Characters”</text:p>
          </table:table-cell>
          <table:table-cell table:style-name="ce127"/>
          <table:table-cell table:style-name="ce127" office:value-type="string">
            <text:p>FAIL</text:p>
          </table:table-cell>
          <table:table-cell table:style-name="ce127"/>
          <table:table-cell table:style-name="ce127" office:value-type="string">
            <text:p>#74</text:p>
          </table:table-cell>
          <table:table-cell table:style-name="ce127"/>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69">
          <table:table-cell table:style-name="ce126" office:value-type="string">
            <text:p>PS014_AboutPlanActionOptions</text:p>
          </table:table-cell>
          <table:table-cell table:style-name="ce126" office:value-type="string">
            <text:p>L1</text:p>
          </table:table-cell>
          <table:table-cell table:style-name="ce126" office:value-type="string">
            <text:p>About plan--&gt;action</text:p>
          </table:table-cell>
          <table:table-cell table:style-name="ce126"/>
          <table:table-cell table:style-name="ce126" office:value-type="string">
            <text:p>1. Login to the Channels</text:p>
            <text:p>2. Click on Information sharing Model link</text:p>
            <text:p>3. Click on About plan under show pop up menu</text:p>
            <text:p>4. Click on Action pop up menu</text:p>
          </table:table-cell>
          <table:table-cell table:style-name="ce126"/>
          <table:table-cell table:style-name="ce126" office:value-type="string">
            <text:p>Verify that action menu enables</text:p>
            <text:p>to send message and add new</text:p>
            <text:p>issue, undo, redo, paste</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15_AboutPlanSegmentShowOptions</text:p>
          </table:table-cell>
          <table:table-cell table:style-name="ce126" office:value-type="string">
            <text:p>L1</text:p>
          </table:table-cell>
          <table:table-cell table:style-name="ce126" office:value-type="string">
            <text:p>About plan segment</text:p>
          </table:table-cell>
          <table:table-cell table:style-name="ce126"/>
          <table:table-cell table:style-name="ce126" office:value-type="string">
            <text:p>1. Login to the Channels</text:p>
            <text:p>2. Click on Information sharing Model link</text:p>
            <text:p>3. Click on About plan segment under show pop up menu</text:p>
          </table:table-cell>
          <table:table-cell table:style-name="ce126"/>
          <table:table-cell table:style-name="ce141"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0">
          <table:table-cell table:style-name="ce127" office:value-type="string">
            <text:p>PS016</text:p>
          </table:table-cell>
          <table:table-cell table:style-name="ce127" office:value-type="string">
            <text:p>L0</text:p>
          </table:table-cell>
          <table:table-cell table:style-name="ce127" office:value-type="string">
            <text:p>Concurrent user's modifying segment details</text:p>
          </table:table-cell>
          <table:table-cell table:style-name="ce127"/>
          <table:table-cell table:style-name="ce127"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127"/>
          <table:table-cell table:style-name="ce127" office:value-type="string">
            <text:p>1. Verify that “Remove this segment” option should be disabled when another user is updating the segment</text:p>
          </table:table-cell>
          <table:table-cell table:style-name="ce127"/>
          <table:table-cell table:style-name="ce127" office:value-type="string">
            <text:p>FAIL</text:p>
          </table:table-cell>
          <table:table-cell table:style-name="ce127"/>
          <table:table-cell table:style-name="ce127" office:value-type="string">
            <text:p>#75</text:p>
          </table:table-cell>
          <table:table-cell table:style-name="ce127" office:value-type="string">
            <text:p>Invalid</text:p>
          </table:table-cell>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71">
          <table:table-cell table:style-name="ce126" office:value-type="string">
            <text:p>PS017_AddEvent</text:p>
          </table:table-cell>
          <table:table-cell table:style-name="ce126" office:value-type="string">
            <text:p>L0</text:p>
          </table:table-cell>
          <table:table-cell table:style-name="ce126" office:value-type="string">
            <text:p>Plan Events</text:p>
          </table:table-cell>
          <table:table-cell table:style-name="ce126"/>
          <table:table-cell table:style-name="ce126"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126"/>
          <table:table-cell table:style-name="ce126" office:value-type="string">
            <text:p>· Verify that new events can be</text:p>
            <text:p>added</text:p>
            <text:p>· Verify that details for event can</text:p>
            <text:p>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4">
          <table:table-cell table:style-name="ce126" office:value-type="string">
            <text:p>PS018_AddOrganization</text:p>
          </table:table-cell>
          <table:table-cell table:style-name="ce126" office:value-type="string">
            <text:p>L0</text:p>
          </table:table-cell>
          <table:table-cell table:style-name="ce126" office:value-type="string">
            <text:p>Plan Organizations</text:p>
          </table:table-cell>
          <table:table-cell table:style-name="ce126"/>
          <table:table-cell table:style-name="ce12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26"/>
          <table:table-cell table:style-name="ce126" office:value-type="string">
            <text:p>Verify that new organization can</text:p>
            <text:p>be added</text:p>
            <text:p>· Verify that details for</text:p>
            <text:p>organization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19_AboutPlanShowComponents</text:p>
          </table:table-cell>
          <table:table-cell table:style-name="ce126" office:value-type="string">
            <text:p>L1</text:p>
          </table:table-cell>
          <table:table-cell table:style-name="ce126"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126"/>
          <table:table-cell table:style-name="ce126"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126"/>
          <table:table-cell table:style-name="ce126" office:value-type="string">
            <text:p>· Verify that planner is able to</text:p>
            <text:p>access mentioned component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9">
          <table:table-cell table:style-name="ce126" office:value-type="string">
            <text:p>PS020_OpenSurvey</text:p>
          </table:table-cell>
          <table:table-cell table:style-name="ce126" office:value-type="string">
            <text:p>L1</text:p>
          </table:table-cell>
          <table:table-cell table:style-name="ce126" office:value-type="string">
            <text:p>Plan Survey</text:p>
          </table:table-cell>
          <table:table-cell table:style-name="ce126"/>
          <table:table-cell table:style-name="ce126" office:value-type="string">
            <text:p>1. Login to the Channels</text:p>
            <text:p>2. Click on Information sharing Model link</text:p>
            <text:p>3. Click on Survey under show pop up menu</text:p>
            <text:p/>
          </table:table-cell>
          <table:table-cell table:style-name="ce126"/>
          <table:table-cell table:style-name="ce126" office:value-type="string">
            <text:p>· Verify that survey window opens</text:p>
            <text:p>· Verify that planner is able to</text:p>
            <text:p>access plan survey</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998"/>
          <table:table-cell table:style-name="ce153" table:number-columns-repeated="2"/>
        </table:table-row>
        <table:table-row table:style-name="ro67">
          <table:table-cell table:style-name="ce127" office:value-type="string">
            <text:p>PS021</text:p>
          </table:table-cell>
          <table:table-cell table:style-name="ce127" office:value-type="string">
            <text:p>L0</text:p>
          </table:table-cell>
          <table:table-cell table:style-name="ce127" office:value-type="string">
            <text:p>Procedure Report</text:p>
          </table:table-cell>
          <table:table-cell table:style-name="ce127"/>
          <table:table-cell table:style-name="ce127" office:value-type="string">
            <text:p>1. Login to the Channels</text:p>
            <text:p>2. Click on Information sharing Model link</text:p>
            <text:p>3. Click on Procedure Report under show pop up menu</text:p>
            <text:p/>
          </table:table-cell>
          <table:table-cell table:style-name="ce127"/>
          <table:table-cell table:style-name="ce127" office:value-type="string">
            <text:p>· Verify that Procedure-anyone</text:p>
            <text:p>from organization opens</text:p>
            <text:p>· Verify that planner is able to</text:p>
            <text:p>access Procedure report</text:p>
          </table:table-cell>
          <table:table-cell table:style-name="ce127"/>
          <table:table-cell table:style-name="ce127" office:value-type="string">
            <text:p>FAIL</text:p>
          </table:table-cell>
          <table:table-cell table:style-name="ce127" office:value-type="string">
            <text:p>NO</text:p>
          </table:table-cell>
          <table:table-cell table:style-name="ce127"/>
          <table:table-cell table:style-name="ce127" office:value-type="string">
            <text:p>Invalid. 'Procedure report' option is not present under 'Show' pop up menu.</text:p>
            <text:p>Absolute</text:p>
          </table:table-cell>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7">
          <table:table-cell table:style-name="ce127" office:value-type="string">
            <text:p>PS022</text:p>
          </table:table-cell>
          <table:table-cell table:style-name="ce127" office:value-type="string">
            <text:p>L0</text:p>
          </table:table-cell>
          <table:table-cell table:style-name="ce127" office:value-type="string">
            <text:p>Mapped Procedure</text:p>
          </table:table-cell>
          <table:table-cell table:style-name="ce127"/>
          <table:table-cell table:style-name="ce127" office:value-type="string">
            <text:p>1. Login to the Channels</text:p>
            <text:p>2. Click on Information sharing Model link</text:p>
            <text:p>3. Click on Mapped Procedure under show pop up menu</text:p>
            <text:p/>
          </table:table-cell>
          <table:table-cell table:style-name="ce127"/>
          <table:table-cell table:style-name="ce127" office:value-type="string">
            <text:p>· Verify that All procedure in &lt;plan</text:p>
            <text:p>name&gt;</text:p>
            <text:p>· Verify that planner is able to</text:p>
            <text:p>access Mapped Procedure</text:p>
          </table:table-cell>
          <table:table-cell table:style-name="ce127"/>
          <table:table-cell table:style-name="ce127" office:value-type="string">
            <text:p>FAIL</text:p>
          </table:table-cell>
          <table:table-cell table:style-name="ce127" office:value-type="string">
            <text:p>NO</text:p>
          </table:table-cell>
          <table:table-cell table:style-name="ce127"/>
          <table:table-cell table:style-name="ce127" office:value-type="string">
            <text:p>Invalid. 'Mapped Procedure' option is not present under 'Show' pop up menu.</text:p>
            <text:p>Absolute</text:p>
          </table:table-cell>
          <table:table-cell table:style-name="ce127" office:value-type="string">
            <text:p>NO</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style-name="ce154"/>
        </table:table-row>
        <table:table-row table:style-name="ro69">
          <table:table-cell table:style-name="ce127" office:value-type="string">
            <text:p>PS023 ( Duplicate )</text:p>
          </table:table-cell>
          <table:table-cell table:style-name="ce127" office:value-type="string">
            <text:p>L1</text:p>
          </table:table-cell>
          <table:table-cell table:style-name="ce127" office:value-type="string">
            <text:p>Help form about plan</text:p>
          </table:table-cell>
          <table:table-cell table:style-name="ce127"/>
          <table:table-cell table:style-name="ce127" office:value-type="string">
            <text:p>1. Login to the Channels</text:p>
            <text:p>2. Click on Information sharing Model link</text:p>
            <text:p>3. Click on <text:s/>Help under show pop up menu</text:p>
            <text:p/>
          </table:table-cell>
          <table:table-cell table:style-name="ce127"/>
          <table:table-cell table:style-name="ce127" office:value-type="string">
            <text:p>Verify that help page opens</text:p>
          </table:table-cell>
          <table:table-cell table:style-name="ce127"/>
          <table:table-cell table:style-name="ce127" office:value-type="string">
            <text:p>Pass</text:p>
          </table:table-cell>
          <table:table-cell table:style-name="ce127" office:value-type="string">
            <text:p>NO</text:p>
          </table:table-cell>
          <table:table-cell table:style-name="ce127" table:number-columns-repeated="2"/>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table:number-columns-repeated="4"/>
          <table:table-cell table:style-name="ce133" table:number-columns-repeated="998"/>
          <table:table-cell table:style-name="ce150" table:number-columns-repeated="2"/>
        </table:table-row>
        <table:table-row table:style-name="ro64">
          <table:table-cell table:style-name="ce126" office:value-type="string">
            <text:p>PS024_MoveTaskToSegment</text:p>
          </table:table-cell>
          <table:table-cell table:style-name="ce126" office:value-type="string">
            <text:p>L1</text:p>
          </table:table-cell>
          <table:table-cell table:style-name="ce126" office:value-type="string">
            <text:p>Move task to</text:p>
            <text:p>segment</text:p>
          </table:table-cell>
          <table:table-cell table:style-name="ce126"/>
          <table:table-cell table:style-name="ce126" office:value-type="string">
            <text:p>1. Login to the Channels</text:p>
            <text:p>2. Click on Information sharing Model link</text:p>
            <text:p>3. Click on <text:s/>Move task to segment under Action pop up menu</text:p>
            <text:p/>
          </table:table-cell>
          <table:table-cell table:style-name="ce126"/>
          <table:table-cell table:style-name="ce126" office:value-type="string">
            <text:p>· Verify that window with task</text:p>
            <text:p>mover opens</text:p>
            <text:p>· Verify that planner can move task</text:p>
            <text:p>from one segment to other</text:p>
            <text:p>segm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5_AddNewIssue</text:p>
          </table:table-cell>
          <table:table-cell table:style-name="ce126" office:value-type="string">
            <text:p>L1</text:p>
          </table:table-cell>
          <table:table-cell table:style-name="ce126" office:value-type="string">
            <text:p>Add new issue</text:p>
          </table:table-cell>
          <table:table-cell table:style-name="ce126"/>
          <table:table-cell table:style-name="ce126" office:value-type="string">
            <text:p>1. Login to the Channels</text:p>
            <text:p>2. Click on Information sharing Model link</text:p>
            <text:p>3. Click on Add new Issue under Action pop up menu</text:p>
            <text:p/>
          </table:table-cell>
          <table:table-cell table:style-name="ce126"/>
          <table:table-cell table:style-name="ce126" office:value-type="string">
            <text:p>Verify that issue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6_AddNewSegmentToPlan</text:p>
          </table:table-cell>
          <table:table-cell table:style-name="ce126" office:value-type="string">
            <text:p>L1</text:p>
          </table:table-cell>
          <table:table-cell table:style-name="ce126" office:value-type="string">
            <text:p>Add new segment to</text:p>
            <text:p>plan</text:p>
          </table:table-cell>
          <table:table-cell table:style-name="ce126"/>
          <table:table-cell table:style-name="ce126" office:value-type="string">
            <text:p>1. Login to the Channels</text:p>
            <text:p>2. Click on Information sharing Model link</text:p>
            <text:p>3. Click on Add new segment under Action pop up menu</text:p>
            <text:p/>
          </table:table-cell>
          <table:table-cell table:style-name="ce126"/>
          <table:table-cell table:style-name="ce126" office:value-type="string">
            <text:p>· Verify that segment can be added</text:p>
            <text:p>· Verify that details can be entered</text:p>
            <text:p>· Verify that about plan segment</text:p>
            <text:p>have access to goals, details,</text:p>
            <text:p>organizations, map, task mover</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7_AddNewTask</text:p>
          </table:table-cell>
          <table:table-cell table:style-name="ce126" office:value-type="string">
            <text:p>L1</text:p>
          </table:table-cell>
          <table:table-cell table:style-name="ce126" office:value-type="string">
            <text:p>Add new task to</text:p>
            <text:p>segment</text:p>
          </table:table-cell>
          <table:table-cell table:style-name="ce126"/>
          <table:table-cell table:style-name="ce126" office:value-type="string">
            <text:p>1. Login to the Channels</text:p>
            <text:p>2. Click on Information sharing Model link</text:p>
            <text:p>3. Click on Add new task under Action pop up menu</text:p>
            <text:p/>
          </table:table-cell>
          <table:table-cell table:style-name="ce126"/>
          <table:table-cell table:style-name="ce126" office:value-type="string">
            <text:p>Verify that task can be added</text:p>
            <text:p>· Verify that details of task can be</text:p>
            <text:p>enter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8_RemoveSegmentFromPlan</text:p>
          </table:table-cell>
          <table:table-cell table:style-name="ce126" office:value-type="string">
            <text:p>L1</text:p>
          </table:table-cell>
          <table:table-cell table:style-name="ce126" office:value-type="string">
            <text:p>Remove Segment</text:p>
            <text:p>from plan</text:p>
          </table:table-cell>
          <table:table-cell table:style-name="ce126"/>
          <table:table-cell table:style-name="ce126" office:value-type="string">
            <text:p>1. Login to the Channels</text:p>
            <text:p>2. Click on Information sharing Model link</text:p>
            <text:p>3. Click on Remove this segment under Action pop up menu</text:p>
            <text:p/>
          </table:table-cell>
          <table:table-cell table:style-name="ce126"/>
          <table:table-cell table:style-name="ce126" office:value-type="string">
            <text:p>Verify that segment can be</text:p>
            <text:p>remov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9_Logout</text:p>
          </table:table-cell>
          <table:table-cell table:style-name="ce126" office:value-type="string">
            <text:p>L0</text:p>
          </table:table-cell>
          <table:table-cell table:style-name="ce126" office:value-type="string">
            <text:p>Logout from plan</text:p>
            <text:p>page</text:p>
          </table:table-cell>
          <table:table-cell table:style-name="ce126"/>
          <table:table-cell table:style-name="ce126" office:value-type="string">
            <text:p>1. Login to the Channels</text:p>
            <text:p>2. Click on Information sharing Model link</text:p>
            <text:p>3. Click on Logout '&lt;user-name&gt;' under Action pop up menu</text:p>
            <text:p/>
          </table:table-cell>
          <table:table-cell table:style-name="ce126"/>
          <table:table-cell table:style-name="ce126" office:value-type="string">
            <text:p>Verify that user can logout from</text:p>
            <text:p>the channel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1">
          <table:table-cell table:style-name="ce126" office:value-type="string">
            <text:p>PS030_AboutPlanRequirement</text:p>
          </table:table-cell>
          <table:table-cell table:style-name="ce126" office:value-type="string">
            <text:p>L0</text:p>
          </table:table-cell>
          <table:table-cell table:style-name="ce126" office:value-type="string">
            <text:p>Show Requirement under about plan window</text:p>
          </table:table-cell>
          <table:table-cell table:style-name="ce126"/>
          <table:table-cell table:style-name="ce126"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126"/>
          <table:table-cell table:style-name="ce126" office:value-type="string">
            <text:p>Verify that Requirement window get open</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31_ShowRequirement</text:p>
          </table:table-cell>
          <table:table-cell table:style-name="ce126" office:value-type="string">
            <text:p>L0</text:p>
          </table:table-cell>
          <table:table-cell table:style-name="ce126" office:value-type="string">
            <text:p>Show Requirement form Show pop up menu</text:p>
          </table:table-cell>
          <table:table-cell table:style-name="ce126"/>
          <table:table-cell table:style-name="ce126" office:value-type="string">
            <text:p>1. Login to the Channels</text:p>
            <text:p>2. Click on Information sharing Model link</text:p>
            <text:p>3. Click on Requirement under show pop up menu</text:p>
            <text:p/>
          </table:table-cell>
          <table:table-cell table:style-name="ce126"/>
          <table:table-cell table:style-name="ce126" office:value-type="string">
            <text:p>Verify that Requirement window get open</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32_RequirementDefnation</text:p>
          </table:table-cell>
          <table:table-cell table:style-name="ce126" office:value-type="string">
            <text:p>L0</text:p>
          </table:table-cell>
          <table:table-cell table:style-name="ce126" office:value-type="string">
            <text:p>Show Requirement definition tab</text:p>
          </table:table-cell>
          <table:table-cell table:style-name="ce126"/>
          <table:table-cell table:style-name="ce126" office:value-type="string">
            <text:p>1. Login to the Channels</text:p>
            <text:p>2. Click on Information sharing Model link</text:p>
            <text:p>3. Click on Requirement under show pop up menu</text:p>
            <text:p>4. Click on definition tab</text:p>
            <text:p/>
          </table:table-cell>
          <table:table-cell table:style-name="ce126"/>
          <table:table-cell table:style-name="ce126" office:value-type="string">
            <text:p>Verify that Requirement definition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33_RequirementNetwork</text:p>
          </table:table-cell>
          <table:table-cell table:style-name="ce126" office:value-type="string">
            <text:p>L0</text:p>
          </table:table-cell>
          <table:table-cell table:style-name="ce126" office:value-type="string">
            <text:p>Show Requirement Network tab</text:p>
          </table:table-cell>
          <table:table-cell table:style-name="ce126"/>
          <table:table-cell table:style-name="ce126" office:value-type="string">
            <text:p>1. Login to the Channels</text:p>
            <text:p>2. Click on Information sharing Model link</text:p>
            <text:p>3. Click on Requirement under show pop up menu</text:p>
            <text:p>4. Click on Network tab</text:p>
            <text:p/>
          </table:table-cell>
          <table:table-cell table:style-name="ce126"/>
          <table:table-cell table:style-name="ce126" office:value-type="string">
            <text:p>Verify that Requirement Network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34_AddNewRequirment</text:p>
          </table:table-cell>
          <table:table-cell table:style-name="ce126" office:value-type="string">
            <text:p>L1</text:p>
          </table:table-cell>
          <table:table-cell table:style-name="ce126" office:value-type="string">
            <text:p>Add new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
          </table:table-cell>
          <table:table-cell table:style-name="ce126"/>
          <table:table-cell table:style-name="ce126" office:value-type="string">
            <text:p>Verify that new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5_RequirementName</text:p>
          </table:table-cell>
          <table:table-cell table:style-name="ce126" office:value-type="string">
            <text:p>L1</text:p>
          </table:table-cell>
          <table:table-cell table:style-name="ce126" office:value-type="string">
            <text:p>Nam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126"/>
          <table:table-cell table:style-name="ce126" office:value-type="string">
            <text:p>Verify that name of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6_RequirementDescription</text:p>
          </table:table-cell>
          <table:table-cell table:style-name="ce126" office:value-type="string">
            <text:p>L1</text:p>
          </table:table-cell>
          <table:table-cell table:style-name="ce126" office:value-type="string">
            <text:p>Description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126"/>
          <table:table-cell table:style-name="ce126" office:value-type="string">
            <text:p>Verify that description of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7_RequirmentTags</text:p>
          </table:table-cell>
          <table:table-cell table:style-name="ce126" office:value-type="string">
            <text:p>L1</text:p>
          </table:table-cell>
          <table:table-cell table:style-name="ce126" office:value-type="string">
            <text:p>Tag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126"/>
          <table:table-cell table:style-name="ce126" office:value-type="string">
            <text:p>Verify that tags of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38_RequirementTagsLink</text:p>
          </table:table-cell>
          <table:table-cell table:style-name="ce126" office:value-type="string">
            <text:p>L0</text:p>
          </table:table-cell>
          <table:table-cell table:style-name="ce126" office:value-type="string">
            <text:p>Tags Link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126"/>
          <table:table-cell table:style-name="ce126" office:value-type="string">
            <text:p>Verify that tags link of requirement when clicked opens the details window</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9_InfoTabRequirment</text:p>
          </table:table-cell>
          <table:table-cell table:style-name="ce126" office:value-type="string">
            <text:p>L0</text:p>
          </table:table-cell>
          <table:table-cell table:style-name="ce126" office:value-type="string">
            <text:p>Info tab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126"/>
          <table:table-cell table:style-name="ce126" office:value-type="string">
            <text:p>Verify that details of info tab open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40_InfoNameOfRequirement</text:p>
          </table:table-cell>
          <table:table-cell table:style-name="ce126" office:value-type="string">
            <text:p>L0</text:p>
          </table:table-cell>
          <table:table-cell table:style-name="ce126" office:value-type="string">
            <text:p>Info nam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126"/>
          <table:table-cell table:style-name="ce126" office:value-type="string">
            <text:p>Verify that name can be enter in info name filed.</text:p>
            <text:p>Verify that name appears in Requirement detail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41_InfoTagsOfRequirement</text:p>
          </table:table-cell>
          <table:table-cell table:style-name="ce126" office:value-type="string">
            <text:p>L0</text:p>
          </table:table-cell>
          <table:table-cell table:style-name="ce126" office:value-type="string">
            <text:p>Info tag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126"/>
          <table:table-cell table:style-name="ce126" office:value-type="string">
            <text:p>Verify that tags can be enter in info name filed.</text:p>
            <text:p>Verify that tags appears in Requirement detail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42_SourcesOfRequirement</text:p>
          </table:table-cell>
          <table:table-cell table:style-name="ce126" office:value-type="string">
            <text:p>L0</text:p>
          </table:table-cell>
          <table:table-cell table:style-name="ce126" office:value-type="string">
            <text:p>Source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126"/>
          <table:table-cell table:style-name="ce126" office:value-type="string">
            <text:p>Verify that details of Sources tab open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43_WhoOfSources</text:p>
          </table:table-cell>
          <table:table-cell table:style-name="ce126" office:value-type="string">
            <text:p>L0</text:p>
          </table:table-cell>
          <table:table-cell table:style-name="ce126" office:value-type="string">
            <text:p>Who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126"/>
          <table:table-cell table:style-name="ce126" office:value-type="string">
            <text:p>Verify that Who tab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4_AgentOfSources</text:p>
          </table:table-cell>
          <table:table-cell table:style-name="ce126" office:value-type="string">
            <text:p>L0</text:p>
          </table:table-cell>
          <table:table-cell table:style-name="ce126" office:value-type="string">
            <text:p>Agent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126"/>
          <table:table-cell table:style-name="ce126" office:value-type="string">
            <text:p>Verify that “Agent”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5_AgentDropDownOfSources</text:p>
          </table:table-cell>
          <table:table-cell table:style-name="ce126" office:value-type="string">
            <text:p>L0</text:p>
          </table:table-cell>
          <table:table-cell table:style-name="ce126" office:value-type="string">
            <text:p>Drop down list of agent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126"/>
          <table:table-cell table:style-name="ce126" office:value-type="string">
            <text:p>Verify that “Agent” Type drop down list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6_RoleOfSources</text:p>
          </table:table-cell>
          <table:table-cell table:style-name="ce126" office:value-type="string">
            <text:p>L0</text:p>
          </table:table-cell>
          <table:table-cell table:style-name="ce126" office:value-type="string">
            <text:p>Role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126"/>
          <table:table-cell table:style-name="ce126" office:value-type="string">
            <text:p>Verify that “Role”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7_JurisdictionOfSources</text:p>
          </table:table-cell>
          <table:table-cell table:style-name="ce126" office:value-type="string">
            <text:p>L0</text:p>
          </table:table-cell>
          <table:table-cell table:style-name="ce126" office:value-type="string">
            <text:p>Jurisdictio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126"/>
          <table:table-cell table:style-name="ce126" office:value-type="string">
            <text:p>Verify that “Jurisdiction”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8_JurisdictionDropDownOfSources</text:p>
          </table:table-cell>
          <table:table-cell table:style-name="ce126" office:value-type="string">
            <text:p>L0</text:p>
          </table:table-cell>
          <table:table-cell table:style-name="ce126" office:value-type="string">
            <text:p>Drop down list of Jurisdiction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126"/>
          <table:table-cell table:style-name="ce126" office:value-type="string">
            <text:p>Verify that “Jurisdic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9_OrganizationOfSource</text:p>
          </table:table-cell>
          <table:table-cell table:style-name="ce126" office:value-type="string">
            <text:p>L0</text:p>
          </table:table-cell>
          <table:table-cell table:style-name="ce126" office:value-type="string">
            <text:p>Organizatio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126"/>
          <table:table-cell table:style-name="ce126" office:value-type="string">
            <text:p>Verify that “Organization” cab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0_OrganizationDropDownOfSources</text:p>
          </table:table-cell>
          <table:table-cell table:style-name="ce126" office:value-type="string">
            <text:p>L0</text:p>
          </table:table-cell>
          <table:table-cell table:style-name="ce126" office:value-type="string">
            <text:p>Drop down list of Organization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126"/>
          <table:table-cell table:style-name="ce126" office:value-type="string">
            <text:p>Verify that “Organiza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51_WhenOfSources</text:p>
          </table:table-cell>
          <table:table-cell table:style-name="ce126" office:value-type="string">
            <text:p>L0</text:p>
          </table:table-cell>
          <table:table-cell table:style-name="ce126" office:value-type="string">
            <text:p>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126"/>
          <table:table-cell table:style-name="ce126" office:value-type="string">
            <text:p>Verify that “When” tab of Sources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2_TaskNameOfWhenOfSources</text:p>
          </table:table-cell>
          <table:table-cell table:style-name="ce126" office:value-type="string">
            <text:p>L0</text:p>
          </table:table-cell>
          <table:table-cell table:style-name="ce126" office:value-type="string">
            <text:p>Task name of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126"/>
          <table:table-cell table:style-name="ce126" office:value-type="string">
            <text:p>Verify that “Task name”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3_TaskTagsDetails</text:p>
          </table:table-cell>
          <table:table-cell table:style-name="ce126" office:value-type="string">
            <text:p>L0</text:p>
          </table:table-cell>
          <table:table-cell table:style-name="ce126" office:value-type="string">
            <text:p>Task tags details of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126"/>
          <table:table-cell table:style-name="ce126" office:value-type="string">
            <text:p>Verify that “Task tags”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4_TaskTagsLinkOfSources</text:p>
          </table:table-cell>
          <table:table-cell table:style-name="ce126" office:value-type="string">
            <text:p>L0</text:p>
          </table:table-cell>
          <table:table-cell table:style-name="ce126" office:value-type="string">
            <text:p>Task tags link</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126"/>
          <table:table-cell table:style-name="ce126" office:value-type="string">
            <text:p>Verify that “Task tags” window gets open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5_SituationOfWhenOfSources</text:p>
          </table:table-cell>
          <table:table-cell table:style-name="ce126" office:value-type="string">
            <text:p>L1</text:p>
          </table:table-cell>
          <table:table-cell table:style-name="ce126" office:value-type="string">
            <text:p>Situation in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126"/>
          <table:table-cell table:style-name="ce126" office:value-type="string">
            <text:p>Verify that “Event” can be entered in situation</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7">
          <table:table-cell table:style-name="ce126" office:value-type="string">
            <text:p>PS056_SituationTypeOfWhenOfSources</text:p>
          </table:table-cell>
          <table:table-cell table:style-name="ce126" office:value-type="string">
            <text:p>L1</text:p>
          </table:table-cell>
          <table:table-cell table:style-name="ce126" office:value-type="string">
            <text:p>Situation type drop down in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126"/>
          <table:table-cell table:style-name="ce126" office:value-type="string">
            <text:p>Verify that “Situation”drop down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7">
          <table:table-cell table:style-name="ce126" office:value-type="string">
            <text:p>PS057_EventLinkOfWhenOfSources</text:p>
          </table:table-cell>
          <table:table-cell table:style-name="ce126" office:value-type="string">
            <text:p>L0</text:p>
          </table:table-cell>
          <table:table-cell table:style-name="ce126" office:value-type="string">
            <text:p>Event link of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126"/>
          <table:table-cell table:style-name="ce126" office:value-type="string">
            <text:p>Verify that “About plan:event” window gets open</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58_HowManyOfSources</text:p>
          </table:table-cell>
          <table:table-cell table:style-name="ce126" office:value-type="string">
            <text:p>L0</text:p>
          </table:table-cell>
          <table:table-cell table:style-name="ce126" office:value-type="string">
            <text:p>How many tab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126"/>
          <table:table-cell table:style-name="ce126" office:value-type="string">
            <text:p>Verify that “How many” tab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30" office:value-type="string">
            <text:p>PS059_AtLeastOfSources</text:p>
          </table:table-cell>
          <table:table-cell table:style-name="ce130" office:value-type="string">
            <text:p>L0</text:p>
          </table:table-cell>
          <table:table-cell table:style-name="ce130" office:value-type="string">
            <text:p>At least of how many</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30" office:value-type="string">
            <text:p>PS060_PreferablyOfSources</text:p>
          </table:table-cell>
          <table:table-cell table:style-name="ce130" office:value-type="string">
            <text:p>L0</text:p>
          </table:table-cell>
          <table:table-cell table:style-name="ce130" office:value-type="string">
            <text:p>Preferably of how many</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30" office:value-type="string">
            <text:p>PS061_AndAtMostOfSources</text:p>
          </table:table-cell>
          <table:table-cell table:style-name="ce130" office:value-type="string">
            <text:p>L0</text:p>
          </table:table-cell>
          <table:table-cell table:style-name="ce130" office:value-type="string">
            <text:p>And at most of how many</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62_ReceiversOfRequirement</text:p>
          </table:table-cell>
          <table:table-cell table:style-name="ce126" office:value-type="string">
            <text:p>L0</text:p>
          </table:table-cell>
          <table:table-cell table:style-name="ce126" office:value-type="string">
            <text:p>Receiver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126"/>
          <table:table-cell table:style-name="ce126" office:value-type="string">
            <text:p>Verify that details of Receivers tab opens</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63_WhoOfReceivers</text:p>
          </table:table-cell>
          <table:table-cell table:style-name="ce126" office:value-type="string">
            <text:p>L0</text:p>
          </table:table-cell>
          <table:table-cell table:style-name="ce126" office:value-type="string">
            <text:p>Who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126"/>
          <table:table-cell table:style-name="ce126" office:value-type="string">
            <text:p>Verify that Who tab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4_AgentOfReceivers</text:p>
          </table:table-cell>
          <table:table-cell table:style-name="ce126" office:value-type="string">
            <text:p>L0</text:p>
          </table:table-cell>
          <table:table-cell table:style-name="ce126" office:value-type="string">
            <text:p>Agent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126"/>
          <table:table-cell table:style-name="ce126" office:value-type="string">
            <text:p>Verify that “Agent”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5_AgentDropDownOfReceivers</text:p>
          </table:table-cell>
          <table:table-cell table:style-name="ce126" office:value-type="string">
            <text:p>L0</text:p>
          </table:table-cell>
          <table:table-cell table:style-name="ce126" office:value-type="string">
            <text:p>Drop down list of agent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126"/>
          <table:table-cell table:style-name="ce126" office:value-type="string">
            <text:p>Verify that “Agent” Type drop down list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6_RoleOfReceivers</text:p>
          </table:table-cell>
          <table:table-cell table:style-name="ce126" office:value-type="string">
            <text:p>L0</text:p>
          </table:table-cell>
          <table:table-cell table:style-name="ce126" office:value-type="string">
            <text:p>Role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126"/>
          <table:table-cell table:style-name="ce126" office:value-type="string">
            <text:p>Verify that “Role”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7_JurisdictionOfReceivers</text:p>
          </table:table-cell>
          <table:table-cell table:style-name="ce126" office:value-type="string">
            <text:p>L0</text:p>
          </table:table-cell>
          <table:table-cell table:style-name="ce126" office:value-type="string">
            <text:p>Jurisdictio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126"/>
          <table:table-cell table:style-name="ce126" office:value-type="string">
            <text:p>Verify that “Jurisdiction”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8_JurisdictionDropDownOfReceivers</text:p>
          </table:table-cell>
          <table:table-cell table:style-name="ce126" office:value-type="string">
            <text:p>L0</text:p>
          </table:table-cell>
          <table:table-cell table:style-name="ce126" office:value-type="string">
            <text:p>Drop down list of Jurisdiction type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126"/>
          <table:table-cell table:style-name="ce126" office:value-type="string">
            <text:p>Verify that “Jurisdic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9_OrganizationOfReceivers</text:p>
          </table:table-cell>
          <table:table-cell table:style-name="ce126" office:value-type="string">
            <text:p>L0</text:p>
          </table:table-cell>
          <table:table-cell table:style-name="ce126" office:value-type="string">
            <text:p>Organizatio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126"/>
          <table:table-cell table:style-name="ce126" office:value-type="string">
            <text:p>Verify that “Organization”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0_OrganizationDropDownOfReceivers</text:p>
          </table:table-cell>
          <table:table-cell table:style-name="ce126" office:value-type="string">
            <text:p>L0</text:p>
          </table:table-cell>
          <table:table-cell table:style-name="ce126" office:value-type="string">
            <text:p>Drop down list of Organization type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126"/>
          <table:table-cell table:style-name="ce126" office:value-type="string">
            <text:p>Verify that “Organiza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table:style-name="ce126" office:value-type="string">
            <text:p>PS071_WhenOfReceivers</text:p>
          </table:table-cell>
          <table:table-cell table:style-name="ce126" office:value-type="string">
            <text:p>L0</text:p>
          </table:table-cell>
          <table:table-cell table:style-name="ce126" office:value-type="string">
            <text:p>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126"/>
          <table:table-cell table:style-name="ce126" office:value-type="string">
            <text:p>Verify that “When” tab of Receivers is Present</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2_TaskNameOfWhenOfReceivers</text:p>
          </table:table-cell>
          <table:table-cell table:style-name="ce126" office:value-type="string">
            <text:p>L0</text:p>
          </table:table-cell>
          <table:table-cell table:style-name="ce126" office:value-type="string">
            <text:p>Task name of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126"/>
          <table:table-cell table:style-name="ce126" office:value-type="string">
            <text:p>Verify that “Task name” can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3_TaskTagsDetailsOfReceivers</text:p>
          </table:table-cell>
          <table:table-cell table:style-name="ce126" office:value-type="string">
            <text:p>L0</text:p>
          </table:table-cell>
          <table:table-cell table:style-name="ce126" office:value-type="string">
            <text:p>Task tags details of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126"/>
          <table:table-cell table:style-name="ce126" office:value-type="string">
            <text:p>Verify that “Task tags” can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4_TaskTagsLinkOfReceivers</text:p>
          </table:table-cell>
          <table:table-cell table:style-name="ce126" office:value-type="string">
            <text:p>L0</text:p>
          </table:table-cell>
          <table:table-cell table:style-name="ce126" office:value-type="string">
            <text:p>Task tags link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126"/>
          <table:table-cell table:style-name="ce126" office:value-type="string">
            <text:p>Verify that “Task tags” window gets open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5_SituationOfWhenOfReceivers</text:p>
          </table:table-cell>
          <table:table-cell table:style-name="ce126" office:value-type="string">
            <text:p>L0</text:p>
          </table:table-cell>
          <table:table-cell table:style-name="ce126" office:value-type="string">
            <text:p>Situation in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126"/>
          <table:table-cell table:style-name="ce126" office:value-type="string">
            <text:p>Verify that “Event” can be entered in situation</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table:style-name="ce126" office:value-type="string">
            <text:p>PS076_SituationTypeOfWhenOfReceivers</text:p>
          </table:table-cell>
          <table:table-cell table:style-name="ce126" office:value-type="string">
            <text:p>L0</text:p>
          </table:table-cell>
          <table:table-cell table:style-name="ce126" office:value-type="string">
            <text:p>Situation type drop down in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126"/>
          <table:table-cell table:style-name="ce126" office:value-type="string">
            <text:p>Verify that “Situation”drop down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table:style-name="ce126" office:value-type="string">
            <text:p>PS077_EventLinkOfWhenOfReceivers</text:p>
          </table:table-cell>
          <table:table-cell table:style-name="ce126" office:value-type="string">
            <text:p>L0</text:p>
          </table:table-cell>
          <table:table-cell table:style-name="ce126" office:value-type="string">
            <text:p>Event link of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126"/>
          <table:table-cell table:style-name="ce126" office:value-type="string">
            <text:p>Verify that “About plan:event” window gets open</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table:style-name="ce126" office:value-type="string">
            <text:p>PS078_HowManyOfReceivers</text:p>
          </table:table-cell>
          <table:table-cell table:style-name="ce126" office:value-type="string">
            <text:p>L0</text:p>
          </table:table-cell>
          <table:table-cell table:style-name="ce126" office:value-type="string">
            <text:p>How many tab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126"/>
          <table:table-cell table:style-name="ce126" office:value-type="string">
            <text:p>Verify that “How many” tab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79_AtLeastOfReceivers</text:p>
          </table:table-cell>
          <table:table-cell table:style-name="ce130" office:value-type="string">
            <text:p>L0</text:p>
          </table:table-cell>
          <table:table-cell table:style-name="ce131" office:value-type="string">
            <text:p>At least of how many of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0_PreferablyOfReceivers</text:p>
          </table:table-cell>
          <table:table-cell table:style-name="ce130" office:value-type="string">
            <text:p>L0</text:p>
          </table:table-cell>
          <table:table-cell table:style-name="ce131" office:value-type="string">
            <text:p>Preferably of how many of Receivers</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1_AndAtMostOfReceivers</text:p>
          </table:table-cell>
          <table:table-cell table:style-name="ce130" office:value-type="string">
            <text:p>L0</text:p>
          </table:table-cell>
          <table:table-cell table:style-name="ce131" office:value-type="string">
            <text:p>And at most of how many of Receivers</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082_SourcesPerReceiverOfRequirement</text:p>
          </table:table-cell>
          <table:table-cell office:value-type="string">
            <text:p>L0</text:p>
          </table:table-cell>
          <table:table-cell table:style-name="ce126" office:value-type="string">
            <text:p>Sources per receiver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126"/>
          <table:table-cell table:style-name="ce126" office:value-type="string">
            <text:p>Verify that details of “Sources per receiver” tab opens</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3_AtLeastOfSourcesPerReceiver</text:p>
          </table:table-cell>
          <table:table-cell table:style-name="ce130" office:value-type="string">
            <text:p>L0</text:p>
          </table:table-cell>
          <table:table-cell table:style-name="ce131" office:value-type="string">
            <text:p>At least of how many of Sources Per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4_PreferablyOfSourcesPerReceiver</text:p>
          </table:table-cell>
          <table:table-cell table:style-name="ce130" office:value-type="string">
            <text:p>L0</text:p>
          </table:table-cell>
          <table:table-cell table:style-name="ce131" office:value-type="string">
            <text:p>Preferably of how many of Sources Per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5_AndAtMostOfSourcesPerReceiver</text:p>
          </table:table-cell>
          <table:table-cell table:style-name="ce130" office:value-type="string">
            <text:p>L0</text:p>
          </table:table-cell>
          <table:table-cell table:style-name="ce131" office:value-type="string">
            <text:p>And at most of how many of Sources Per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086_AttachmentTabOfRequirement</text:p>
          </table:table-cell>
          <table:table-cell office:value-type="string">
            <text:p>L0</text:p>
          </table:table-cell>
          <table:table-cell table:style-name="ce126" office:value-type="string">
            <text:p>Attachmen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126"/>
          <table:table-cell table:style-name="ce126" office:value-type="string">
            <text:p>Verify that details of “Attachment” tab opens</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126" office:value-type="string">
            <text:p>Verify that <text:s/>“Attachment type” drop down is present </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126" office:value-type="string">
            <text:p>Verify that <text:s/>“Attachment name” is entered</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6">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6">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2_AttachmentAsURL</text:p>
          </table:table-cell>
          <table:table-cell office:value-type="string">
            <text:p>L0</text:p>
          </table:table-cell>
          <table:table-cell office:value-type="string">
            <text:p>Attachment as URL</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095_IssueTabOfRequirement</text:p>
          </table:table-cell>
          <table:table-cell office:value-type="string">
            <text:p>L0</text:p>
          </table:table-cell>
          <table:table-cell table:style-name="ce126" office:value-type="string">
            <text:p>Issu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126"/>
          <table:table-cell table:style-name="ce126" office:value-type="string">
            <text:p>Verify that details of “Issue” tab opens</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96_NewIssueOfRequirement</text:p>
          </table:table-cell>
          <table:table-cell table:style-name="ce126" office:value-type="string">
            <text:p>L0</text:p>
          </table:table-cell>
          <table:table-cell table:style-name="ce139" office:value-type="string">
            <text:p>New Issu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126"/>
          <table:table-cell table:style-name="ce142" office:value-type="string">
            <text:p>Verify that new issue can be add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7_IssueDetailsOfRequirement</text:p>
          </table:table-cell>
          <table:table-cell table:style-name="ce126" office:value-type="string">
            <text:p>L1</text:p>
          </table:table-cell>
          <table:table-cell table:style-name="ce139" office:value-type="string">
            <text:p>Issue(detail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126"/>
          <table:table-cell table:style-name="ce142" office:value-type="string">
            <text:p>Verify that issue can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8_IssueTypeOfRequirement</text:p>
          </table:table-cell>
          <table:table-cell table:style-name="ce126" office:value-type="string">
            <text:p>L1</text:p>
          </table:table-cell>
          <table:table-cell table:style-name="ce139" office:value-type="string">
            <text:p>Type&lt;options&g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126"/>
          <table:table-cell table:style-name="ce142" office:value-type="string">
            <text:p>Verify that type contains list of options</text:p>
            <text:p>Verify that options can be select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9_TagsDetailsOfRequirement</text:p>
          </table:table-cell>
          <table:table-cell table:style-name="ce126" office:value-type="string">
            <text:p>L1</text:p>
          </table:table-cell>
          <table:table-cell table:style-name="ce139" office:value-type="string">
            <text:p>Tags detail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126"/>
          <table:table-cell table:style-name="ce142" office:value-type="string">
            <text:p>Verify that tag can be add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0_SeverityOption</text:p>
          </table:table-cell>
          <table:table-cell table:style-name="ce126" office:value-type="string">
            <text:p>L1</text:p>
          </table:table-cell>
          <table:table-cell table:style-name="ce139" office:value-type="string">
            <text:p>Severity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126"/>
          <table:table-cell table:style-name="ce142" office:value-type="string">
            <text:p>Verify that severity contains list of options.</text:p>
            <text:p>Verify that options can be select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1_SuggestionOfRequirement</text:p>
          </table:table-cell>
          <table:table-cell table:style-name="ce126" office:value-type="string">
            <text:p>L1</text:p>
          </table:table-cell>
          <table:table-cell table:style-name="ce139" office:value-type="string">
            <text:p>Suggestion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126"/>
          <table:table-cell table:style-name="ce142" office:value-type="string">
            <text:p>Verify that Suggestions can be add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4">
          <table:table-cell office:value-type="string">
            <text:p>PS0102_IssueAttachOption</text:p>
          </table:table-cell>
          <table:table-cell table:style-name="ce136" office:value-type="string">
            <text:p>L1</text:p>
          </table:table-cell>
          <table:table-cell table:style-name="ce139" office:value-type="string">
            <text:p>Attach&lt;options&gt;named of Requirement</text:p>
          </table:table-cell>
          <table:table-cell table:style-name="ce126"/>
          <table:table-cell table:style-name="ce126" office:value-type="string">
            <text:p>1. Login to the Channels.</text:p>
            <text:p>2.Click on Information Sharing Model.</text:p>
            <text:p>3. Create task.</text:p>
            <text:p>4. Click on new of Task issue under task details.</text:p>
            <text:p>5.Select attach&lt;options&gt;</text:p>
          </table:table-cell>
          <table:table-cell table:style-name="ce126"/>
          <table:table-cell table:style-name="ce142" office:value-type="string">
            <text:p>Verify that attach contains list of options.</text:p>
            <text:p>Verify that any option can be selected for attach.</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3_IssueAttachmentName</text:p>
          </table:table-cell>
          <table:table-cell table:style-name="ce136" office:value-type="string">
            <text:p>L1</text:p>
          </table:table-cell>
          <table:table-cell table:style-name="ce139" office:value-type="string">
            <text:p>Attachment Nam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126"/>
          <table:table-cell table:style-name="ce142" office:value-type="string">
            <text:p>Verify that details can be entered in text fiel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4_IssueFileAttachmentAsReference</text:p>
          </table:table-cell>
          <table:table-cell table:style-name="ce136" office:value-type="string">
            <text:p>L1</text:p>
          </table:table-cell>
          <table:table-cell table:style-name="ce139" office:value-type="string">
            <text:p>File Attachment&lt;reference&g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126"/>
          <table:table-cell table:style-name="ce142" office:value-type="string">
            <text:p>Verify that file can be attached.</text:p>
            <text:p>Verify that icon for reference</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105_IssueFileAttachmentAsPolicy</text:p>
          </table:table-cell>
          <table:table-cell table:style-name="ce136" office:value-type="string">
            <text:p>L1</text:p>
          </table:table-cell>
          <table:table-cell table:style-name="ce139" office:value-type="string">
            <text:p>File Attachment&lt;Policy&gt; of Requirement</text:p>
          </table:table-cell>
          <table:table-cell table:style-name="ce126"/>
          <table:table-cell table:style-name="ce126"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126"/>
          <table:table-cell table:style-name="ce142" office:value-type="string">
            <text:p>Verify that file can be attached.</text:p>
            <text:p>Verify that icon for policy</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6_AttachmentAsURL</text:p>
          </table:table-cell>
          <table:table-cell table:style-name="ce136" office:value-type="string">
            <text:p>L1</text:p>
          </table:table-cell>
          <table:table-cell table:style-name="ce139" office:value-type="string">
            <text:p>URL Attachmen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126"/>
          <table:table-cell table:style-name="ce142" office:value-type="string">
            <text:p>Verify that test field is displayed when checked radio button.</text:p>
            <text:p>Verify that when click on URL radio button the Choose File button is disabl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3" office:value-type="string">
            <text:p>PS0107_AttachmentAsInvalidURL</text:p>
          </table:table-cell>
          <table:table-cell table:style-name="ce137" office:value-type="string">
            <text:p>L2</text:p>
          </table:table-cell>
          <table:table-cell table:style-name="ce140" office:value-type="string">
            <text:p>Enter URL</text:p>
          </table:table-cell>
          <table:table-cell table:style-name="ce127"/>
          <table:table-cell table:style-name="ce127"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127"/>
          <table:table-cell table:style-name="ce143" office:value-type="string">
            <text:p>Verify that URL or file path can be entered.</text:p>
            <text:p>Verify that if its a wrong file path a proper error message should be displayed</text:p>
          </table:table-cell>
          <table:table-cell table:style-name="ce127"/>
          <table:table-cell table:style-name="ce127" office:value-type="string">
            <text:p>FAIL</text:p>
          </table:table-cell>
          <table:table-cell table:style-name="ce127" office:value-type="string">
            <text:p>NO</text:p>
          </table:table-cell>
          <table:table-cell table:style-name="ce133" table:number-columns-repeated="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33" table:number-columns-repeated="1002"/>
          <table:table-cell table:style-name="ce150" table:number-columns-repeated="2"/>
        </table:table-row>
        <table:table-row table:style-name="ro67">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table:style-name="ce144" office:value-type="string">
            <text:p>Verify that issue can be hidden and shown</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0_EditRequirement</text:p>
          </table:table-cell>
          <table:table-cell office:value-type="string">
            <text:p>L0</text:p>
          </table:table-cell>
          <table:table-cell office:value-type="string">
            <text:p>Edit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table:style-name="ce126" office:value-type="string">
            <text:p>PASS</text:p>
          </table:table-cell>
          <table:table-cell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1_RemoveRequirement</text:p>
          </table:table-cell>
          <table:table-cell office:value-type="string">
            <text:p>L0</text:p>
          </table:table-cell>
          <table:table-cell office:value-type="string">
            <text:p>Remove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table:style-name="ce134" office:value-type="string">
            <text:p>PS112_ViewAllSituationRequirement</text:p>
          </table:table-cell>
          <table:table-cell table:style-name="ce130" office:value-type="string">
            <text:p>L0</text:p>
          </table:table-cell>
          <table:table-cell table:style-name="ce134" office:value-type="string">
            <text:p>View All Situation Requirement</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30"/>
          <table:table-cell table:style-name="ce131" office:value-type="string">
            <text:p>Verify that requirement can be viewed during all sitution ie during,before or after</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3_ViewRequirementBefore</text:p>
          </table:table-cell>
          <table:table-cell table:style-name="ce130" office:value-type="string">
            <text:p>L0</text:p>
          </table:table-cell>
          <table:table-cell table:style-name="ce134" office:value-type="string">
            <text:p>View Requirement Before</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30"/>
          <table:table-cell table:style-name="ce131" office:value-type="string">
            <text:p>Verify that requirement can be viewed before</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4_ViewRequirementAfter</text:p>
          </table:table-cell>
          <table:table-cell table:style-name="ce130" office:value-type="string">
            <text:p>L0</text:p>
          </table:table-cell>
          <table:table-cell table:style-name="ce134" office:value-type="string">
            <text:p>View Requirement After</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30"/>
          <table:table-cell table:style-name="ce131" office:value-type="string">
            <text:p>Verify that requirement can be viewed after</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5" office:value-type="string">
            <text:p>PS115_ViewRequirementDuring</text:p>
          </table:table-cell>
          <table:table-cell table:style-name="ce130" office:value-type="string">
            <text:p>L0</text:p>
          </table:table-cell>
          <table:table-cell table:style-name="ce135" office:value-type="string">
            <text:p>View Requirement During</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30"/>
          <table:table-cell table:style-name="ce131" office:value-type="string">
            <text:p>Verify that requirement can be viewed during</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6_ViewRequirementAtAnyEvent</text:p>
          </table:table-cell>
          <table:table-cell table:style-name="ce130" office:value-type="string">
            <text:p>L0</text:p>
          </table:table-cell>
          <table:table-cell table:style-name="ce134" office:value-type="string">
            <text:p>View Requirement At Any Event</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0"/>
          <table:table-cell table:style-name="ce131" office:value-type="string">
            <text:p>Verify that requirement can be viewed at any event</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7_ViewCommitmentsFulfillingRequirements</text:p>
          </table:table-cell>
          <table:table-cell table:style-name="ce130" office:value-type="string">
            <text:p>L0</text:p>
          </table:table-cell>
          <table:table-cell table:style-name="ce134" office:value-type="string">
            <text:p>View Commitments Fulfilling Requirements</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0"/>
          <table:table-cell table:style-name="ce131" office:value-type="string">
            <text:p>Verify Commitments fulfilling requirement</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table:style-name="ce126" office:value-type="string">
            <text:p>PASS</text:p>
          </table:table-cell>
          <table:table-cell table:style-name="ce126" office:value-type="string">
            <text:p>YES</text:p>
          </table:table-cell>
          <table:table-cell table:number-columns-repeated="7"/>
          <table:table-cell table:number-columns-repeated="3" office:value-type="string">
            <text:p>YES</text:p>
          </table:table-cell>
          <table:table-cell table:number-columns-repeated="1004"/>
        </table:table-row>
        <table:table-row table:style-name="ro61">
          <table:table-cell table:style-name="ce133" office:value-type="string">
            <text:p>PS120_HideSurvey</text:p>
          </table:table-cell>
          <table:table-cell table:style-name="ce133" office:value-type="string">
            <text:p>L0</text:p>
          </table:table-cell>
          <table:table-cell table:style-name="ce133" office:value-type="string">
            <text:p>Hide about plan segment window</text:p>
          </table:table-cell>
          <table:table-cell table:style-name="ce133"/>
          <table:table-cell table:style-name="ce133"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style-name="ce133"/>
          <table:table-cell table:style-name="ce133" office:value-type="string">
            <text:p>Verify that survey window can be hidden</text:p>
          </table:table-cell>
          <table:table-cell table:style-name="ce133"/>
          <table:table-cell table:style-name="ce127" office:value-type="string">
            <text:p>FAIL</text:p>
          </table:table-cell>
          <table:table-cell table:style-name="ce133" office:value-type="string">
            <text:p>NO</text:p>
          </table:table-cell>
          <table:table-cell table:style-name="ce133" table:number-columns-repeated="7"/>
          <table:table-cell table:style-name="ce133" office:value-type="string">
            <text:p>NO</text:p>
          </table:table-cell>
          <table:table-cell table:style-name="ce133" office:value-type="string">
            <text:p>NO</text:p>
          </table:table-cell>
          <table:table-cell table:style-name="ce133" office:value-type="string">
            <text:p>NO</text:p>
          </table:table-cell>
          <table:table-cell table:style-name="ce133" table:number-columns-repeated="1002"/>
          <table:table-cell table:style-name="ce150" table:number-columns-repeated="2"/>
        </table:table-row>
        <table:table-row table:style-name="ro64">
          <table:table-cell office:value-type="string">
            <text:p>PS121_MinimizeAboutPlanWindow</text:p>
          </table:table-cell>
          <table:table-cell office:value-type="string">
            <text:p>L1</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table:style-name="ce12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4">
          <table:table-cell office:value-type="string">
            <text:p>PS122_MaximizeAboutPlanWindow</text:p>
          </table:table-cell>
          <table:table-cell office:value-type="string">
            <text:p>L1</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table:style-name="ce12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3">
          <table:table-cell table:style-name="ce131" office:value-type="string">
            <text:p>PS123_CreateSurveyFromTask</text:p>
          </table:table-cell>
          <table:table-cell table:style-name="ce130" office:value-type="string">
            <text:p>L1</text:p>
          </table:table-cell>
          <table:table-cell table:style-name="ce130" table:number-columns-repeated="2"/>
          <table:table-cell table:style-name="ce130" office:value-type="string">
            <text:p>1. Login to the Channels.</text:p>
            <text:p>2. Click on Information sharing Model link.</text:p>
            <text:p>3. Click on Task's Create survey link. </text:p>
          </table:table-cell>
          <table:table-cell table:style-name="ce130"/>
          <table:table-cell table:style-name="ce130" office:value-type="string">
            <text:p>Verify that survey can be created.</text:p>
          </table:table-cell>
          <table:table-cell table:style-name="ce130"/>
          <table:table-cell table:style-name="ce126" office:value-type="string">
            <text:p>PASS</text:p>
          </table:table-cell>
          <table:table-cell table:number-columns-repeated="1015"/>
        </table:table-row>
        <table:table-row table:style-name="ro64">
          <table:table-cell table:style-name="ce131" office:value-type="string">
            <text:p>PS124_ViewSurveyCreatedFromTask</text:p>
          </table:table-cell>
          <table:table-cell table:style-name="ce130" table:number-columns-repeated="3"/>
          <table:table-cell table:style-name="ce130" office:value-type="string">
            <text:p>1. Login to the Channels.</text:p>
            <text:p>2. Click on Information sharing Model link.</text:p>
            <text:p>3. Click on Task's Create survey link. </text:p>
            <text:p>4. Click on Done.</text:p>
            <text:p>5. Click on View survey link.</text:p>
          </table:table-cell>
          <table:table-cell table:style-name="ce130"/>
          <table:table-cell table:style-name="ce130" office:value-type="string">
            <text:p>Verify that survey can be viewed</text:p>
          </table:table-cell>
          <table:table-cell table:style-name="ce130"/>
          <table:table-cell table:style-name="ce126" office:value-type="string">
            <text:p>PASS</text:p>
          </table:table-cell>
          <table:table-cell table:number-columns-repeated="1015"/>
        </table:table-row>
        <table:table-row table:style-name="ro69">
          <table:table-cell table:style-name="ce131" office:value-type="string">
            <text:p>PS125_ViewRFIInSurvey</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RFI tab.</text:p>
          </table:table-cell>
          <table:table-cell table:style-name="ce130"/>
          <table:table-cell table:style-name="ce130" office:value-type="string">
            <text:p>Verify that RFI tab is present.</text:p>
          </table:table-cell>
          <table:table-cell table:style-name="ce130"/>
          <table:table-cell table:style-name="ce126" office:value-type="string">
            <text:p>PASS</text:p>
          </table:table-cell>
          <table:table-cell table:number-columns-repeated="1015"/>
        </table:table-row>
        <table:table-row table:style-name="ro69">
          <table:table-cell table:style-name="ce130" office:value-type="string">
            <text:p>PS126_ViewResult</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Result Tab.</text:p>
          </table:table-cell>
          <table:table-cell table:style-name="ce130"/>
          <table:table-cell table:style-name="ce130" office:value-type="string">
            <text:p>Verify that Results tab is present</text:p>
          </table:table-cell>
          <table:table-cell table:style-name="ce130"/>
          <table:table-cell table:style-name="ce126" office:value-type="string">
            <text:p>PASS</text:p>
          </table:table-cell>
          <table:table-cell table:number-columns-repeated="1015"/>
        </table:table-row>
        <table:table-row table:style-name="ro69">
          <table:table-cell table:style-name="ce131" office:value-type="string">
            <text:p>PS127_ClickOnUserCheckBox</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user check box.</text:p>
          </table:table-cell>
          <table:table-cell table:style-name="ce130"/>
          <table:table-cell table:style-name="ce130" office:value-type="string">
            <text:p>Verify check box can be clicked</text:p>
          </table:table-cell>
          <table:table-cell table:style-name="ce130"/>
          <table:table-cell table:style-name="ce126" office:value-type="string">
            <text:p>PASS</text:p>
          </table:table-cell>
          <table:table-cell table:number-columns-repeated="1015"/>
        </table:table-row>
        <table:table-row table:style-name="ro69">
          <table:table-cell table:style-name="ce131" office:value-type="string">
            <text:p>PS128_ViewSendOrUpdateFeedbackOfSurvey</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See Send or Update Feedback button</text:p>
          </table:table-cell>
          <table:table-cell table:style-name="ce130"/>
          <table:table-cell table:style-name="ce130" office:value-type="string">
            <text:p>Verify that Send and update feedback is present</text:p>
          </table:table-cell>
          <table:table-cell table:style-name="ce130"/>
          <table:table-cell table:style-name="ce126" office:value-type="string">
            <text:p>PASS</text:p>
          </table:table-cell>
          <table:table-cell table:number-columns-repeated="1015"/>
        </table:table-row>
        <table:table-row table:style-name="ro64">
          <table:table-cell table:style-name="ce131" office:value-type="string">
            <text:p>PS129_ClickOnSendOrUpdateFeedbackOfSurvey</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check box of user</text:p>
            <text:p>5. Click on Send or Update Feedback button</text:p>
          </table:table-cell>
          <table:table-cell table:style-name="ce130"/>
          <table:table-cell table:style-name="ce130" office:value-type="string">
            <text:p>1. Verify that Send and update feedback is Clicked.</text:p>
            <text:p>2. Verify that alert pops out.</text:p>
            <text:p>3. Verify that Survey gets activated and its details</text:p>
          </table:table-cell>
          <table:table-cell table:style-name="ce130"/>
          <table:table-cell table:style-name="ce130" office:value-type="string">
            <text:p>PASS</text:p>
          </table:table-cell>
          <table:table-cell table:number-columns-repeated="1015"/>
        </table:table-row>
        <table:table-row table:style-name="ro69">
          <table:table-cell office:value-type="string">
            <text:p>PS130_EnterDeadLinesINADayTextField</text:p>
          </table:table-cell>
          <table:table-cell table:number-columns-repeated="3"/>
          <table:table-cell table:style-name="ce130" office:value-type="string">
            <text:p>1. Login to the Channels.</text:p>
            <text:p>2. Click on Information sharing Model link.</text:p>
            <text:p>3. Click on Task's Create survey link.</text:p>
            <text:p>4. Click on deadline check box.</text:p>
          </table:table-cell>
          <table:table-cell/>
          <table:table-cell office:value-type="string">
            <text:p>1. Verify that deadline checkbox when clicked new text field gets open</text:p>
          </table:table-cell>
          <table:table-cell table:number-columns-repeated="1017"/>
        </table:table-row>
        <table:table-row table:style-name="ro73">
          <table:table-cell office:value-type="string">
            <text:p>PS131_SurveyMoreOption</text:p>
          </table:table-cell>
          <table:table-cell table:number-columns-repeated="1023"/>
        </table:table-row>
        <table:table-row table:style-name="ro74">
          <table:table-cell office:value-type="string">
            <text:p>PS132_CloseSurvey</text:p>
          </table:table-cell>
          <table:table-cell table:number-columns-repeated="1023"/>
        </table:table-row>
        <table:table-row table:style-name="ro74">
          <table:table-cell office:value-type="string">
            <text:p>PS133_ActivateSurvey</text:p>
          </table:table-cell>
          <table:table-cell table:number-columns-repeated="1023"/>
        </table:table-row>
        <table:table-row table:style-name="ro73">
          <table:table-cell office:value-type="string">
            <text:p>PS134_CanBeForwardedCheckbox</text:p>
          </table:table-cell>
          <table:table-cell table:number-columns-repeated="1023"/>
        </table:table-row>
        <table:table-row table:style-name="ro73">
          <table:table-cell office:value-type="string">
            <text:p>PS135_QuestionnairesTab</text:p>
          </table:table-cell>
          <table:table-cell table:style-name="ce138"/>
          <table:table-cell table:number-columns-repeated="1022"/>
        </table:table-row>
        <table:table-row table:style-name="ro73">
          <table:table-cell office:value-type="string">
            <text:p>PS136_AddNewQuestionnaire</text:p>
          </table:table-cell>
          <table:table-cell table:number-columns-repeated="1023"/>
        </table:table-row>
        <table:table-row table:style-name="ro73">
          <table:table-cell office:value-type="string">
            <text:p>PS137_ActivateQuestionnaire</text:p>
          </table:table-cell>
          <table:table-cell table:number-columns-repeated="1023"/>
        </table:table-row>
        <table:table-row table:style-name="ro73">
          <table:table-cell office:value-type="string">
            <text:p>PS138_DeactivateQuestionnaires</text:p>
          </table:table-cell>
          <table:table-cell table:number-columns-repeated="1023"/>
        </table:table-row>
        <table:table-row table:style-name="ro73">
          <table:table-cell office:value-type="string">
            <text:p>PS139_DeleteQuestionnaire</text:p>
          </table:table-cell>
          <table:table-cell table:number-columns-repeated="1023"/>
        </table:table-row>
        <table:table-row table:style-name="ro73">
          <table:table-cell office:value-type="string">
            <text:p>PS140_QuestionnaireName</text:p>
          </table:table-cell>
          <table:table-cell table:number-columns-repeated="1023"/>
        </table:table-row>
        <table:table-row table:style-name="ro74">
          <table:table-cell office:value-type="string">
            <text:p>PS141_SelectRFI</text:p>
          </table:table-cell>
          <table:table-cell table:number-columns-repeated="1023"/>
        </table:table-row>
        <table:table-row table:style-name="ro73">
          <table:table-cell office:value-type="string">
            <text:p>PS142_AddNewQuestion</text:p>
          </table:table-cell>
          <table:table-cell table:number-columns-repeated="1023"/>
        </table:table-row>
        <table:table-row table:style-name="ro74">
          <table:table-cell office:value-type="string">
            <text:p>PS143_QuestionName</text:p>
          </table:table-cell>
          <table:table-cell table:number-columns-repeated="1023"/>
        </table:table-row>
        <table:table-row table:style-name="ro74">
          <table:table-cell office:value-type="string">
            <text:p>PS145_SelectAnswer</text:p>
          </table:table-cell>
          <table:table-cell table:number-columns-repeated="1023"/>
        </table:table-row>
        <table:table-row table:style-name="ro73">
          <table:table-cell office:value-type="string">
            <text:p>PS146_SelectAnswerAsStatement</text:p>
          </table:table-cell>
          <table:table-cell table:number-columns-repeated="1023"/>
        </table:table-row>
        <table:table-row table:style-name="ro73">
          <table:table-cell office:value-type="string">
            <text:p>PS147_SelectAnswerAsDocument</text:p>
          </table:table-cell>
          <table:table-cell table:number-columns-repeated="1023"/>
        </table:table-row>
        <table:table-row table:style-name="ro1" table:number-rows-repeated="65388">
          <table:table-cell table:number-columns-repeated="1024"/>
        </table:table-row>
        <table:table-row table:style-name="ro1">
          <table:table-cell table:number-columns-repeated="1024"/>
        </table:table-row>
      </table:table>
      <table:table table:name="Task_and_Flow_Panel" table:style-name="ta1">
        <table:table-column table:style-name="co89" table:default-cell-style-name="ce159"/>
        <table:table-column table:style-name="co90" table:default-cell-style-name="ce115"/>
        <table:table-column table:style-name="co91" table:default-cell-style-name="ce159"/>
        <table:table-column table:style-name="co44" table:default-cell-style-name="ce115"/>
        <table:table-column table:style-name="co92" table:default-cell-style-name="ce116"/>
        <table:table-column table:style-name="co30" table:default-cell-style-name="ce115"/>
        <table:table-column table:style-name="co93" table:default-cell-style-name="ce82"/>
        <table:table-column table:style-name="co94" table:default-cell-style-name="ce115"/>
        <table:table-column table:style-name="co49" table:default-cell-style-name="ce115"/>
        <table:table-column table:style-name="co95" table:default-cell-style-name="ce115"/>
        <table:table-column table:style-name="co38" table:default-cell-style-name="ce115"/>
        <table:table-column table:style-name="co77" table:default-cell-style-name="ce115"/>
        <table:table-column table:style-name="co38" table:visibility="collapse" table:number-columns-repeated="3" table:default-cell-style-name="ce115"/>
        <table:table-column table:style-name="co96" table:visibility="collapse" table:default-cell-style-name="ce115"/>
        <table:table-column table:style-name="co97" table:visibility="collapse" table:default-cell-style-name="ce115"/>
        <table:table-column table:style-name="co39" table:default-cell-style-name="ce115"/>
        <table:table-column table:style-name="co98" table:default-cell-style-name="ce115"/>
        <table:table-column table:style-name="co24" table:default-cell-style-name="ce115"/>
        <table:table-column table:style-name="co38" table:number-columns-repeated="1002" table:default-cell-style-name="ce115"/>
        <table:table-column table:style-name="co38" table:default-cell-style-name="ce25"/>
        <table:table-column table:style-name="co41" table:default-cell-style-name="ce25"/>
        <table:table-row table:style-name="ro7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TFP</text:p>
          </table:table-cell>
          <table:table-cell table:style-name="ce36" office:value-type="string">
            <text:p>TEST DATA</text:p>
          </table:table-cell>
          <table:table-cell table:style-name="ce36"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117"/>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1002"/>
          <table:table-cell table:style-name="ce113" table:number-columns-repeated="2"/>
        </table:table-row>
        <table:table-row table:style-name="ro23">
          <table:table-cell table:style-name="ce66" office:value-type="string">
            <text:p>TFP001_ReceivePanel</text:p>
          </table:table-cell>
          <table:table-cell table:style-name="ce37" office:value-type="string">
            <text:p>L1</text:p>
          </table:table-cell>
          <table:table-cell table:style-name="ce66" office:value-type="string">
            <text:p>Receives panel</text:p>
          </table:table-cell>
          <table:table-cell table:style-name="ce37"/>
          <table:table-cell table:style-name="ce37" office:value-type="string">
            <text:p>1. Login to the Channels.</text:p>
            <text:p>2. Click on Information Sharing Model.</text:p>
          </table:table-cell>
          <table:table-cell table:style-name="ce37"/>
          <table:table-cell office:value-type="string">
            <text:p>Verify that Receives panel is pres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6" office:value-type="string">
            <text:p>TFP002_SendPanel</text:p>
          </table:table-cell>
          <table:table-cell table:style-name="ce37" office:value-type="string">
            <text:p>L1</text:p>
          </table:table-cell>
          <table:table-cell table:style-name="ce66" office:value-type="string">
            <text:p>Sends panel</text:p>
          </table:table-cell>
          <table:table-cell table:style-name="ce37"/>
          <table:table-cell table:style-name="ce37" office:value-type="string">
            <text:p>1. Login to the Channels.</text:p>
            <text:p>2. Click on Information Sharing Model.</text:p>
          </table:table-cell>
          <table:table-cell table:style-name="ce37"/>
          <table:table-cell office:value-type="string">
            <text:p>Verify that Send panel is pres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03_AddInfoReceive</text:p>
          </table:table-cell>
          <table:table-cell table:style-name="ce37" office:value-type="string">
            <text:p>L1</text:p>
          </table:table-cell>
          <table:table-cell table:style-name="ce66" office:value-type="string">
            <text:p>Add info receives</text:p>
          </table:table-cell>
          <table:table-cell table:style-name="ce37"/>
          <table:table-cell table:style-name="ce37" office:value-type="string">
            <text:p>1. Login to the Channels.</text:p>
            <text:p>2. Click on Information Sharing Model.</text:p>
            <text:p>3. Click on add info receive in Receive panel</text:p>
          </table:table-cell>
          <table:table-cell table:style-name="ce37"/>
          <table:table-cell office:value-type="string">
            <text:p>· Verify that info can be received</text:p>
            <text:p>·Verify that details can be entered</text:p>
            <text:p>· Verify that details can be</text:p>
            <text:p>modifi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04_AddInfoSend</text:p>
          </table:table-cell>
          <table:table-cell table:style-name="ce37" office:value-type="string">
            <text:p>L1</text:p>
          </table:table-cell>
          <table:table-cell table:style-name="ce66" office:value-type="string">
            <text:p>Add info sent</text:p>
          </table:table-cell>
          <table:table-cell table:style-name="ce37"/>
          <table:table-cell table:style-name="ce37" office:value-type="string">
            <text:p>1. Login to the Channels.</text:p>
            <text:p>2. Click on Information Sharing Model.</text:p>
            <text:p>3. Click on add info sends in Sends panel</text:p>
          </table:table-cell>
          <table:table-cell table:style-name="ce37"/>
          <table:table-cell office:value-type="string">
            <text:p>· Verify that info can be send</text:p>
            <text:p>· Verify that details can be entered</text:p>
            <text:p>· Verify that details can be</text:p>
            <text:p>modifi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05_CreateFlow</text:p>
          </table:table-cell>
          <table:table-cell table:style-name="ce37" office:value-type="string">
            <text:p>L0</text:p>
          </table:table-cell>
          <table:table-cell table:style-name="ce66" office:value-type="string">
            <text:p>Create Flow</text:p>
          </table:table-cell>
          <table:table-cell table:style-name="ce37"/>
          <table:table-cell table:style-name="ce37" office:value-type="string">
            <text:p>1. Login to the Channels.</text:p>
            <text:p>2. Click on Information Sharing Model.</text:p>
            <text:p>3. Click on add info receive or add info send</text:p>
            <text:p>4. Enter the details</text:p>
          </table:table-cell>
          <table:table-cell table:style-name="ce37"/>
          <table:table-cell office:value-type="string">
            <text:p>· Verify that flow can be created</text:p>
            <text:p>· Verify that flow can be modified</text:p>
          </table:table-cell>
          <table:table-cell table:style-name="ce37"/>
          <table:table-cell table:style-name="ce37" office:value-type="string">
            <text:p>FAIL</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21">
          <table:table-cell table:style-name="ce66" office:value-type="string">
            <text:p>TFP006_ExpandTaskSummary</text:p>
          </table:table-cell>
          <table:table-cell table:style-name="ce37" office:value-type="string">
            <text:p>L1</text:p>
          </table:table-cell>
          <table:table-cell table:style-name="ce66" office:value-type="string">
            <text:p>Expand task summery</text:p>
          </table:table-cell>
          <table:table-cell table:style-name="ce37"/>
          <table:table-cell table:style-name="ce37" office:value-type="string">
            <text:p>1. Login to the Channels.</text:p>
            <text:p>2. Click on Information Sharing Model.</text:p>
            <text:p>3. Click on task under task panel</text:p>
          </table:table-cell>
          <table:table-cell table:style-name="ce37"/>
          <table:table-cell office:value-type="string">
            <text:p>· Verify that summaries can be</text:p>
            <text:p>expanded in form</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07</text:p>
          </table:table-cell>
          <table:table-cell table:style-name="ce37" office:value-type="string">
            <text:p>L4</text:p>
          </table:table-cell>
          <table:table-cell table:style-name="ce66" office:value-type="string">
            <text:p>Color of bullet</text:p>
          </table:table-cell>
          <table:table-cell table:style-name="ce37"/>
          <table:table-cell table:style-name="ce37" office:value-type="string">
            <text:p>1. Login to the Channels.</text:p>
            <text:p>2. Click on Information Sharing Model.</text:p>
            <text:p>3. Create task.</text:p>
            <text:p>4. Enter the details of task</text:p>
          </table:table-cell>
          <table:table-cell table:style-name="ce37"/>
          <table:table-cell office:value-type="string">
            <text:p>· Verify that the color of bullet</text:p>
            <text:p>signified the how important the</text:p>
            <text:p>task i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08_ShowOrHideTaskDetails</text:p>
          </table:table-cell>
          <table:table-cell table:style-name="ce37" office:value-type="string">
            <text:p>L1</text:p>
          </table:table-cell>
          <table:table-cell table:style-name="ce66" office:value-type="string">
            <text:p>Show details</text:p>
            <text:p>Hide details</text:p>
          </table:table-cell>
          <table:table-cell table:style-name="ce37"/>
          <table:table-cell table:style-name="ce37" office:value-type="string">
            <text:p>1. Login to the channels.</text:p>
            <text:p>2. Click on Information sharing model.</text:p>
            <text:p>3. Create task.</text:p>
            <text:p>4. Click on hide details.</text:p>
            <text:p>5. click on show details</text:p>
          </table:table-cell>
          <table:table-cell table:style-name="ce37"/>
          <table:table-cell office:value-type="string">
            <text:p>-Verify that when click on hide details the task details should be hidden</text:p>
            <text:p>-Verify that when click on show details the task details 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09_TaskTagsDetails</text:p>
          </table:table-cell>
          <table:table-cell table:style-name="ce37" office:value-type="string">
            <text:p>L1</text:p>
          </table:table-cell>
          <table:table-cell table:style-name="ce66" office:value-type="string">
            <text:p>Tags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Enter the details of tags</text:p>
          </table:table-cell>
          <table:table-cell table:style-name="ce37"/>
          <table:table-cell office:value-type="string">
            <text:p>-Verify that tags has been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10_TaskTagsLink</text:p>
          </table:table-cell>
          <table:table-cell table:style-name="ce37" office:value-type="string">
            <text:p>L1</text:p>
          </table:table-cell>
          <table:table-cell table:style-name="ce66" office:value-type="string">
            <text:p>Tags link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Click on tags link</text:p>
          </table:table-cell>
          <table:table-cell table:style-name="ce37"/>
          <table:table-cell office:value-type="string">
            <text:p>-Verify that when clicked on tags link the tag window should get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3" office:value-type="string">
            <text:p>TFP011_TaskIsOption</text:p>
          </table:table-cell>
          <table:table-cell table:style-name="ce37" office:value-type="string">
            <text:p>L1</text:p>
          </table:table-cell>
          <table:table-cell table:style-name="ce66" office:value-type="string">
            <text:p>Task is&lt;options&gt;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7"/>
          <table:table-cell office:value-type="string">
            <text:p>-Verify that Task is &lt;options&gt; <text:s/>contains the list of options</text:p>
            <text:p>-Verify that the option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5" office:value-type="string">
            <text:p>TFP012_TaskIsOperational</text:p>
          </table:table-cell>
          <table:table-cell table:style-name="ce39" office:value-type="string">
            <text:p>L0</text:p>
          </table:table-cell>
          <table:table-cell table:style-name="ce155" office:value-type="string">
            <text:p>Operational</text:p>
          </table:table-cell>
          <table:table-cell table:style-name="ce39"/>
          <table:table-cell table:style-name="ce39"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9"/>
          <table:table-cell table:style-name="ce164" office:value-type="string">
            <text:p>-Verify that when clicked on <text:s/>operational check box the task show get operational.</text:p>
            <text:p>-Verify that when unchecked the task show delete icon n displays details as not operational</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ute</text:p>
          </table:table-cell>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23" table:number-columns-repeated="1002"/>
          <table:table-cell table:style-name="ce87" table:number-columns-repeated="2"/>
        </table:table-row>
        <table:table-row table:style-name="ro38">
          <table:table-cell table:style-name="ce66" office:value-type="string">
            <text:p>TFP013_ProhibitedOption</text:p>
          </table:table-cell>
          <table:table-cell table:style-name="ce37" office:value-type="string">
            <text:p>L1</text:p>
          </table:table-cell>
          <table:table-cell table:style-name="ce66" office:value-type="string">
            <text:p>Prohibited Under Show Advanced Form</text:p>
          </table:table-cell>
          <table:table-cell table:style-name="ce37"/>
          <table:table-cell table:style-name="ce37"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7"/>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4_AddLocation</text:p>
          </table:table-cell>
          <table:table-cell table:style-name="ce37" office:value-type="string">
            <text:p>L1</text:p>
          </table:table-cell>
          <table:table-cell table:style-name="ce66" office:value-type="string">
            <text:p>Location</text:p>
          </table:table-cell>
          <table:table-cell table:style-name="ce37"/>
          <table:table-cell table:style-name="ce37" office:value-type="string">
            <text:p>1. Login to the Channels.</text:p>
            <text:p>2.Click on information sharing model.</text:p>
            <text:p>3. Create task.</text:p>
            <text:p>4.Click on Location and select option from it.</text:p>
          </table:table-cell>
          <table:table-cell table:style-name="ce37"/>
          <table:table-cell office:value-type="string">
            <text:p>-Verify that Location contains list of options.</text:p>
            <text:p>-Verify that Place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5_AddAgent</text:p>
          </table:table-cell>
          <table:table-cell table:style-name="ce37" office:value-type="string">
            <text:p>L1</text:p>
          </table:table-cell>
          <table:table-cell table:style-name="ce66" office:value-type="string">
            <text:p>Agent</text:p>
          </table:table-cell>
          <table:table-cell table:style-name="ce37"/>
          <table:table-cell table:style-name="ce37" office:value-type="string">
            <text:p>1. Login to the Channels.</text:p>
            <text:p>2.Click on information sharing model.</text:p>
            <text:p>3.Create task.</text:p>
            <text:p>4.Enter agent name</text:p>
          </table:table-cell>
          <table:table-cell table:style-name="ce37"/>
          <table:table-cell office:value-type="string">
            <text:p>-Verify that agent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6_AddRole</text:p>
          </table:table-cell>
          <table:table-cell table:style-name="ce37" office:value-type="string">
            <text:p>L1</text:p>
          </table:table-cell>
          <table:table-cell table:style-name="ce66" office:value-type="string">
            <text:p>Role</text:p>
          </table:table-cell>
          <table:table-cell table:style-name="ce37"/>
          <table:table-cell table:style-name="ce37" office:value-type="string">
            <text:p>1. Login to the Channels.</text:p>
            <text:p>2.Click on information sharing model.</text:p>
            <text:p>3.Create task.</text:p>
            <text:p>4.Enter role</text:p>
          </table:table-cell>
          <table:table-cell table:style-name="ce37"/>
          <table:table-cell office:value-type="string">
            <text:p>-Verify that role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17_AddJurisdiction</text:p>
          </table:table-cell>
          <table:table-cell table:style-name="ce37" office:value-type="string">
            <text:p>L1</text:p>
          </table:table-cell>
          <table:table-cell table:style-name="ce66" office:value-type="string">
            <text:p>Jurisdiction</text:p>
          </table:table-cell>
          <table:table-cell table:style-name="ce37"/>
          <table:table-cell table:style-name="ce37" office:value-type="string">
            <text:p>1. Login to the Channels.</text:p>
            <text:p>2.Click on information sharing model.</text:p>
            <text:p>3. Create task.</text:p>
            <text:p>4.Click on Jurisdictions and select option from it.</text:p>
            <text:p>5. Enter details</text:p>
          </table:table-cell>
          <table:table-cell table:style-name="ce37"/>
          <table:table-cell office:value-type="string">
            <text:p>-Verify that Jurisdictions contains list of options.</text:p>
            <text:p>-Verify that Jurisdictions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18_AddOrganization</text:p>
          </table:table-cell>
          <table:table-cell table:style-name="ce37" office:value-type="string">
            <text:p>L1</text:p>
          </table:table-cell>
          <table:table-cell table:style-name="ce66" office:value-type="string">
            <text:p>Organizations</text:p>
          </table:table-cell>
          <table:table-cell table:style-name="ce37"/>
          <table:table-cell table:style-name="ce37" office:value-type="string">
            <text:p>1. Login to the Channels.</text:p>
            <text:p>2.Click on information sharing model.</text:p>
            <text:p>3. Create task.</text:p>
            <text:p>4.Click on organizations and select option from it.</text:p>
            <text:p>5. Enter organizations details</text:p>
          </table:table-cell>
          <table:table-cell table:style-name="ce37"/>
          <table:table-cell office:value-type="string">
            <text:p>-Verify that organizations contains list of options.</text:p>
            <text:p>-Verify that organizations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9</text:p>
          </table:table-cell>
          <table:table-cell table:style-name="ce37" office:value-type="string">
            <text:p>L1</text:p>
          </table:table-cell>
          <table:table-cell table:style-name="ce66" office:value-type="string">
            <text:p>Execution: Assigns Executes Task as a Team</text:p>
          </table:table-cell>
          <table:table-cell table:style-name="ce37"/>
          <table:table-cell table:style-name="ce37" office:value-type="string">
            <text:p>1. Login to the Channels.</text:p>
            <text:p>2.Click on Information Sharing Model.</text:p>
            <text:p>3.Create task.</text:p>
            <text:p>4.Click on check box of execution.</text:p>
          </table:table-cell>
          <table:table-cell table:style-name="ce37"/>
          <table:table-cell office:value-type="string">
            <text:p>- Verify that checkbox can be click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0_CausesEventOption</text:p>
          </table:table-cell>
          <table:table-cell table:style-name="ce37" office:value-type="string">
            <text:p>L1</text:p>
          </table:table-cell>
          <table:table-cell table:style-name="ce66" office:value-type="string">
            <text:p>Causes Event</text:p>
          </table:table-cell>
          <table:table-cell table:style-name="ce37"/>
          <table:table-cell table:style-name="ce37" office:value-type="string">
            <text:p>1. Login to the Channels.</text:p>
            <text:p>2.Click on Information Sharing Model.</text:p>
            <text:p>3.Create task.</text:p>
            <text:p>4.Enter the details of event</text:p>
          </table:table-cell>
          <table:table-cell table:style-name="ce37"/>
          <table:table-cell office:value-type="string">
            <text:p>-Verify that an event has been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21_UsuallyCompletesAfterOption</text:p>
          </table:table-cell>
          <table:table-cell table:style-name="ce37" office:value-type="string">
            <text:p>L1</text:p>
          </table:table-cell>
          <table:table-cell table:style-name="ce66" office:value-type="string">
            <text:p>Usually completes after</text:p>
          </table:table-cell>
          <table:table-cell table:style-name="ce37"/>
          <table:table-cell table:style-name="ce37" office:value-type="string">
            <text:p>1. Login to the Channels.</text:p>
            <text:p>2.Click on Information Sharing Model.</text:p>
            <text:p>3.Create task.</text:p>
            <text:p>4.Click on check box usually completes after and checked it.</text:p>
          </table:table-cell>
          <table:table-cell table:style-name="ce37"/>
          <table:table-cell office:value-type="string">
            <text:p>-Verify that drop down gets enabled.</text:p>
            <text:p>-Verify that options can be selected from drop dow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22_RepeatsEvery</text:p>
          </table:table-cell>
          <table:table-cell table:style-name="ce37" office:value-type="string">
            <text:p>L1</text:p>
          </table:table-cell>
          <table:table-cell table:style-name="ce66" office:value-type="string">
            <text:p>Repeats every</text:p>
          </table:table-cell>
          <table:table-cell table:style-name="ce37"/>
          <table:table-cell table:style-name="ce37" office:value-type="string">
            <text:p>1. Login to the Channels.</text:p>
            <text:p>2.Click on Information Sharing Model.</text:p>
            <text:p>3.Create task.</text:p>
            <text:p>4.Click on check box Repeats every and checked it.</text:p>
          </table:table-cell>
          <table:table-cell table:style-name="ce37"/>
          <table:table-cell office:value-type="string">
            <text:p>-Verify that drop down gets enabled.</text:p>
            <text:p>-Verify that options can be selected from drop dow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3_Responding</text:p>
          </table:table-cell>
          <table:table-cell table:style-name="ce37" office:value-type="string">
            <text:p>L1</text:p>
          </table:table-cell>
          <table:table-cell table:style-name="ce66" office:value-type="string">
            <text:p>Responding</text:p>
          </table:table-cell>
          <table:table-cell table:style-name="ce37"/>
          <table:table-cell table:style-name="ce37" office:value-type="string">
            <text:p>1. Login to the Channels.</text:p>
            <text:p>2.Click on Information Sharing Model.</text:p>
            <text:p>3.Create task.</text:p>
            <text:p>4.Click on Responding link</text:p>
          </table:table-cell>
          <table:table-cell table:style-name="ce37"/>
          <table:table-cell office:value-type="string">
            <text:p>-Verify that when clicked on Responding linked the Phase window should get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4_EventUnnamed</text:p>
          </table:table-cell>
          <table:table-cell table:style-name="ce37" office:value-type="string">
            <text:p>L1</text:p>
          </table:table-cell>
          <table:table-cell table:style-name="ce66" office:value-type="string">
            <text:p>Event -unnamed</text:p>
          </table:table-cell>
          <table:table-cell table:style-name="ce37"/>
          <table:table-cell table:style-name="ce37" office:value-type="string">
            <text:p>1. Login to the Channels.</text:p>
            <text:p>2.Click on Information Sharing Model.</text:p>
            <text:p>3.Create task.</text:p>
            <text:p>4.Click on unnamed link</text:p>
          </table:table-cell>
          <table:table-cell table:style-name="ce37"/>
          <table:table-cell office:value-type="string">
            <text:p>-Verify that when clicked on unnamed link the 'About <text:s/>event' window gets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8">
          <table:table-cell table:style-name="ce66" office:value-type="string">
            <text:p>TFP025_OngoingOrStartsWith</text:p>
          </table:table-cell>
          <table:table-cell table:style-name="ce37" office:value-type="string">
            <text:p>L1</text:p>
          </table:table-cell>
          <table:table-cell table:style-name="ce66" office:value-type="string">
            <text:p>Ongoing or starts with phase <text:s/>Responding and event unnamed</text:p>
          </table:table-cell>
          <table:table-cell table:style-name="ce37"/>
          <table:table-cell table:style-name="ce37"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7"/>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26_EndEventUnnamed</text:p>
          </table:table-cell>
          <table:table-cell table:style-name="ce37" office:value-type="string">
            <text:p>L1</text:p>
          </table:table-cell>
          <table:table-cell table:style-name="ce66" office:value-type="string">
            <text:p>can end event unnamed</text:p>
          </table:table-cell>
          <table:table-cell table:style-name="ce37"/>
          <table:table-cell table:style-name="ce37"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7"/>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7_GoalsLink</text:p>
          </table:table-cell>
          <table:table-cell table:style-name="ce37" office:value-type="string">
            <text:p>L1</text:p>
          </table:table-cell>
          <table:table-cell table:style-name="ce66" office:value-type="string">
            <text:p>Goals</text:p>
          </table:table-cell>
          <table:table-cell table:style-name="ce37"/>
          <table:table-cell table:style-name="ce37" office:value-type="string">
            <text:p>1. Login to the Channels. 2.Click on Information Sharing Model.</text:p>
            <text:p>3.Create task.</text:p>
            <text:p>4.Click on Goals <text:s/>link</text:p>
          </table:table-cell>
          <table:table-cell table:style-name="ce37"/>
          <table:table-cell office:value-type="string">
            <text:p>-Verify that when clicked on Goals link the About plan segment window with title Goals open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8_GoalsOption</text:p>
          </table:table-cell>
          <table:table-cell table:style-name="ce37" office:value-type="string">
            <text:p>L1</text:p>
          </table:table-cell>
          <table:table-cell table:style-name="ce66" office:value-type="string">
            <text:p>Goals&lt;options&gt;</text:p>
          </table:table-cell>
          <table:table-cell table:style-name="ce37"/>
          <table:table-cell table:style-name="ce37" office:value-type="string">
            <text:p>1. Login to the Channels. 2.Click on Information Sharing Model.</text:p>
            <text:p>3.Create task.</text:p>
            <text:p>4.Select any goal from option</text:p>
          </table:table-cell>
          <table:table-cell table:style-name="ce37"/>
          <table:table-cell office:value-type="string">
            <text:p>-Verify that goal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29_GoalsOptionUnchecked</text:p>
          </table:table-cell>
          <table:table-cell table:style-name="ce37" office:value-type="string">
            <text:p>L1</text:p>
          </table:table-cell>
          <table:table-cell table:style-name="ce66" office:value-type="string">
            <text:p>Goals&lt;options&gt; unchecked</text:p>
          </table:table-cell>
          <table:table-cell table:style-name="ce37"/>
          <table:table-cell table:style-name="ce37" office:value-type="string">
            <text:p>1. Login to the Channels. 2.Click on Information Sharing Model.</text:p>
            <text:p>3.Create task.</text:p>
            <text:p>4.Select any goal from option</text:p>
            <text:p>5. click on check box and unchecked it.</text:p>
          </table:table-cell>
          <table:table-cell table:style-name="ce37"/>
          <table:table-cell office:value-type="string">
            <text:p>-Verify that goal selected can be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30_TaskInstructions</text:p>
          </table:table-cell>
          <table:table-cell table:style-name="ce37" office:value-type="string">
            <text:p>L1</text:p>
          </table:table-cell>
          <table:table-cell table:style-name="ce66" office:value-type="string">
            <text:p>Instructions</text:p>
          </table:table-cell>
          <table:table-cell table:style-name="ce37"/>
          <table:table-cell table:style-name="ce37" office:value-type="string">
            <text:p>1. Login to the Channels.</text:p>
            <text:p>2.Click on Information Sharing Model.</text:p>
            <text:p>3. Create task.</text:p>
            <text:p>4.Enter details of instructions</text:p>
          </table:table-cell>
          <table:table-cell table:style-name="ce37"/>
          <table:table-cell office:value-type="string">
            <text:p>-Verify that details can be entered in text field.</text:p>
            <text:p>-Verify that instructions can be seen in task panels after hiding details of task</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31_TaskAttachOptions</text:p>
          </table:table-cell>
          <table:table-cell table:style-name="ce37"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32_TaskAttachName</text:p>
          </table:table-cell>
          <table:table-cell table:style-name="ce37"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 Enter the details in text file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3_TaskAttachmentAsReference</text:p>
          </table:table-cell>
          <table:table-cell table:style-name="ce37"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7"/>
          <table:table-cell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4_TaskAttachmentAsPolicy</text:p>
          </table:table-cell>
          <table:table-cell table:style-name="ce37"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7"/>
          <table:table-cell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5_TaskAttachmentAsPolicyMust</text:p>
          </table:table-cell>
          <table:table-cell table:style-name="ce37" office:value-type="string">
            <text:p>L1</text:p>
          </table:table-cell>
          <table:table-cell table:style-name="ce66" office:value-type="string">
            <text:p>File Attachment&lt;Mandating Policy&gt;</text:p>
          </table:table-cell>
          <table:table-cell table:style-name="ce37"/>
          <table:table-cell table:style-name="ce37"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7"/>
          <table:table-cell office:value-type="string">
            <text:p>-Verify that file can be attached.</text:p>
            <text:p>-Verify that icon for Mandating <text:s/>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6_TaskAttachmentAsProhibitPolicy</text:p>
          </table:table-cell>
          <table:table-cell table:style-name="ce37" office:value-type="string">
            <text:p>L1</text:p>
          </table:table-cell>
          <table:table-cell table:style-name="ce66" office:value-type="string">
            <text:p>File Attachment&lt;Prohibited Policy&gt;</text:p>
          </table:table-cell>
          <table:table-cell table:style-name="ce37"/>
          <table:table-cell table:style-name="ce37"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7"/>
          <table:table-cell office:value-type="string">
            <text:p>-Verify that file can be attached.</text:p>
            <text:p>-Verify that icon for prohibited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37_TaskAttachmentAsURL</text:p>
          </table:table-cell>
          <table:table-cell table:style-name="ce37"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Click on radio button of url</text:p>
          </table:table-cell>
          <table:table-cell table:style-name="ce37"/>
          <table:table-cell office:value-type="string">
            <text:p>-Verify that tex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55" office:value-type="string">
            <text:p>TFP038</text:p>
          </table:table-cell>
          <table:table-cell table:style-name="ce39"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Click on radio button of URL</text:p>
            <text:p>5.Enter the URL or File path in text field</text:p>
          </table:table-cell>
          <table:table-cell table:style-name="ce39"/>
          <table:table-cell table:style-name="ce164"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24">
          <table:table-cell table:style-name="ce66" office:value-type="string">
            <text:p>TFP039_TaskNewIssue</text:p>
          </table:table-cell>
          <table:table-cell table:style-name="ce37" office:value-type="string">
            <text:p>L0</text:p>
          </table:table-cell>
          <table:table-cell table:style-name="ce66" office:value-type="string">
            <text:p>New Issue</text:p>
          </table:table-cell>
          <table:table-cell table:style-name="ce37"/>
          <table:table-cell table:style-name="ce37" office:value-type="string">
            <text:p>1. Login to the Channels. 2. Click on Information Sharing Model.</text:p>
            <text:p>3.Create task.</text:p>
            <text:p>4. Click on new of Task issue under task details</text:p>
          </table:table-cell>
          <table:table-cell table:style-name="ce37"/>
          <table:table-cell office:value-type="string">
            <text:p>-Verify that new issue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0_TaskIssueDetails</text:p>
          </table:table-cell>
          <table:table-cell table:style-name="ce37" office:value-type="string">
            <text:p>L1</text:p>
          </table:table-cell>
          <table:table-cell table:style-name="ce66" office:value-type="string">
            <text:p>Issue(details)</text:p>
          </table:table-cell>
          <table:table-cell table:style-name="ce37"/>
          <table:table-cell table:style-name="ce37" office:value-type="string">
            <text:p>1. Login to the Channels. 2. Click on Information Sharing Model.</text:p>
            <text:p>3.Create task.</text:p>
            <text:p>4. Click on new of Task issue under task details.</text:p>
            <text:p>5. Enter details in issue text area</text:p>
          </table:table-cell>
          <table:table-cell table:style-name="ce37"/>
          <table:table-cell office:value-type="string">
            <text:p>-Verify that issue can be enter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1_TaskIssueTypeOption</text:p>
          </table:table-cell>
          <table:table-cell table:style-name="ce37" office:value-type="string">
            <text:p>L1</text:p>
          </table:table-cell>
          <table:table-cell table:style-name="ce66" office:value-type="string">
            <text:p>Type&lt;options&gt;</text:p>
          </table:table-cell>
          <table:table-cell table:style-name="ce37"/>
          <table:table-cell table:style-name="ce37" office:value-type="string">
            <text:p>1. Login to the Channels. 2. Click on Information Sharing Model.</text:p>
            <text:p>3.Create task.</text:p>
            <text:p>4. Click on new of Task issue under task details.</text:p>
            <text:p>5. Click on type&lt;options&gt;list</text:p>
          </table:table-cell>
          <table:table-cell table:style-name="ce37"/>
          <table:table-cell office:value-type="string">
            <text:p>-Verify that type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2_TaskIssueTagsDetails</text:p>
          </table:table-cell>
          <table:table-cell table:style-name="ce37" office:value-type="string">
            <text:p>L1</text:p>
          </table:table-cell>
          <table:table-cell table:style-name="ce66" office:value-type="string">
            <text:p>Tags details</text:p>
          </table:table-cell>
          <table:table-cell table:style-name="ce37"/>
          <table:table-cell table:style-name="ce37" office:value-type="string">
            <text:p>1. Login to the Channels. 2. Click on Information Sharing Model.</text:p>
            <text:p>3.Create task.</text:p>
            <text:p>4. Click on new of Task issue under task details.</text:p>
            <text:p>5.enter details in tags text field</text:p>
          </table:table-cell>
          <table:table-cell table:style-name="ce37"/>
          <table:table-cell office:value-type="string">
            <text:p>-Verify that tag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3_TaskIssueSeverityOption</text:p>
          </table:table-cell>
          <table:table-cell table:style-name="ce37" office:value-type="string">
            <text:p>L1</text:p>
          </table:table-cell>
          <table:table-cell table:style-name="ce66" office:value-type="string">
            <text:p>Severity</text:p>
          </table:table-cell>
          <table:table-cell table:style-name="ce37"/>
          <table:table-cell table:style-name="ce37" office:value-type="string">
            <text:p>1. Login to the Channels. 2. Click on Information Sharing Model.</text:p>
            <text:p>3.Create task.</text:p>
            <text:p>4. Click on new of Task issue under task details.</text:p>
            <text:p>5. Click on Severity&lt;options&gt;list</text:p>
          </table:table-cell>
          <table:table-cell table:style-name="ce37"/>
          <table:table-cell office:value-type="string">
            <text:p>-Verify that severity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4_TaskIssueSuggestions</text:p>
          </table:table-cell>
          <table:table-cell table:style-name="ce37" office:value-type="string">
            <text:p>L1</text:p>
          </table:table-cell>
          <table:table-cell table:style-name="ce66" office:value-type="string">
            <text:p>Suggestions</text:p>
          </table:table-cell>
          <table:table-cell table:style-name="ce37"/>
          <table:table-cell table:style-name="ce37" office:value-type="string">
            <text:p>1. Login to the Channels. 2. Click on Information Sharing Model.</text:p>
            <text:p>3.Create task.</text:p>
            <text:p>4. Click on new of Task issue under task details.</text:p>
            <text:p>5.Enter details in tags text field</text:p>
          </table:table-cell>
          <table:table-cell table:style-name="ce37"/>
          <table:table-cell office:value-type="string">
            <text:p>-Verify that Suggestions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5_TaskIssueAttachOptions</text:p>
          </table:table-cell>
          <table:table-cell table:style-name="ce92"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 Click on new of Task issue under task details.</text:p>
            <text:p>5.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6_TaskIssueAttachName</text:p>
          </table:table-cell>
          <table:table-cell table:style-name="ce92"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 Click on new of Task issue under task details.</text:p>
            <text:p>5. Enter the details in text file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47_TaskIssueAttachmentAsReference</text:p>
          </table:table-cell>
          <table:table-cell table:style-name="ce92"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7"/>
          <table:table-cell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48_TaskIssueAttachmentAsPolicy</text:p>
          </table:table-cell>
          <table:table-cell table:style-name="ce92"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7"/>
          <table:table-cell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9_IssueAttachmentAsURL</text:p>
          </table:table-cell>
          <table:table-cell table:style-name="ce92"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 Click on new of Task issue under task details.</text:p>
            <text:p>5.Click on radio button of URL</text:p>
          </table:table-cell>
          <table:table-cell table:style-name="ce37"/>
          <table:table-cell office:value-type="string">
            <text:p>-Verify that tes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5" office:value-type="string">
            <text:p>TFP050</text:p>
          </table:table-cell>
          <table:table-cell table:style-name="ce91"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9"/>
          <table:table-cell table:style-name="ce164"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11">
          <table:table-cell table:style-name="ce66" office:value-type="string">
            <text:p>TFP051</text:p>
          </table:table-cell>
          <table:table-cell table:style-name="ce92" office:value-type="string">
            <text:p>L1</text:p>
          </table:table-cell>
          <table:table-cell table:style-name="ce66" office:value-type="string">
            <text:p>Waive this kind of issue</text:p>
          </table:table-cell>
          <table:table-cell table:style-name="ce37"/>
          <table:table-cell table:style-name="ce37"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7"/>
          <table:table-cell office:value-type="string">
            <text:p>-Verify that checked waived this kind of issue the create survey link is removed</text:p>
            <text:p>-Verify that when unchecked waived this kind of issue create survey link is see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55" office:value-type="string">
            <text:p>TFP052_TaskCreateSurvey</text:p>
          </table:table-cell>
          <table:table-cell table:style-name="ce91" office:value-type="string">
            <text:p>L0</text:p>
          </table:table-cell>
          <table:table-cell table:style-name="ce155"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table:style-name="ce164" office:value-type="string">
            <text:p>-Verify that Create survey window opens.</text:p>
            <text:p>-Verify that Survey is created</text:p>
            <text:p>-Verify that view survey is seen</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ute</text:p>
          </table:table-cell>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23" table:number-columns-repeated="1002"/>
          <table:table-cell table:style-name="ce87" table:number-columns-repeated="2"/>
        </table:table-row>
        <table:table-row table:style-name="ro14">
          <table:table-cell table:style-name="ce66" office:value-type="string">
            <text:p>TFP053_AddInfoReceiveSendInformation</text:p>
          </table:table-cell>
          <table:table-cell table:style-name="ce37" office:value-type="string">
            <text:p>L1</text:p>
          </table:table-cell>
          <table:table-cell table:style-name="ce66" office:value-type="string">
            <text:p>Information</text:p>
          </table:table-cell>
          <table:table-cell table:style-name="ce37"/>
          <table:table-cell table:style-name="ce37" office:value-type="string">
            <text:p>1. Login to the Channels.</text:p>
            <text:p>2.Click on Information sharing model.</text:p>
            <text:p>3. Create task.</text:p>
            <text:p>4. Click on add info receive or add info send.</text:p>
            <text:p>5. Enter the details for Information</text:p>
          </table:table-cell>
          <table:table-cell table:style-name="ce37"/>
          <table:table-cell office:value-type="string">
            <text:p>-Verify that information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4_AddInfoReceiveSendTagLink</text:p>
          </table:table-cell>
          <table:table-cell table:style-name="ce37" office:value-type="string">
            <text:p>L1</text:p>
          </table:table-cell>
          <table:table-cell table:style-name="ce66" office:value-type="string">
            <text:p>Tags link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7"/>
          <table:table-cell office:value-type="string">
            <text:p>-Verify that when clicked on <text:s/>tags link the About plan with title tags gets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5_AddInfoReceiveSendTagDetails</text:p>
          </table:table-cell>
          <table:table-cell table:style-name="ce37" office:value-type="string">
            <text:p>L1</text:p>
          </table:table-cell>
          <table:table-cell table:style-name="ce66" office:value-type="string">
            <text:p>Tags details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7"/>
          <table:table-cell office:value-type="string">
            <text:p>-Verify that details can enter in tags and tag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6_AddInfoReceiveSendIntent</text:p>
          </table:table-cell>
          <table:table-cell table:style-name="ce37" office:value-type="string">
            <text:p>L1</text:p>
          </table:table-cell>
          <table:table-cell table:style-name="ce66" office:value-type="string">
            <text:p>Intent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7"/>
          <table:table-cell office:value-type="string">
            <text:p>-Verify that list of options are present for int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57_AddInfoReceiveSendElementsLink</text:p>
          </table:table-cell>
          <table:table-cell table:style-name="ce37" office:value-type="string">
            <text:p>L1</text:p>
          </table:table-cell>
          <table:table-cell table:style-name="ce66" office:value-type="string">
            <text:p>Elements link</text:p>
          </table:table-cell>
          <table:table-cell table:style-name="ce37"/>
          <table:table-cell table:style-name="ce37" office:value-type="string">
            <text:p>1. Login to the Channels.</text:p>
            <text:p>2.Click on Information sharing model.</text:p>
            <text:p>3. Create task.</text:p>
            <text:p>4. Click on add info receive or add info send.</text:p>
            <text:p>5. Click on Element link</text:p>
          </table:table-cell>
          <table:table-cell table:style-name="ce37"/>
          <table:table-cell office:value-type="string">
            <text:p>-Verify that when clicked on Element link the Element of information's gets opened gets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6" office:value-type="string">
            <text:p>TFP058_NotificationOption</text:p>
          </table:table-cell>
          <table:table-cell table:style-name="ce162" office:value-type="string">
            <text:p>L1</text:p>
          </table:table-cell>
          <table:table-cell table:style-name="ce156" office:value-type="string">
            <text:p>Notification&lt;options&gt;</text:p>
          </table:table-cell>
          <table:table-cell table:style-name="ce162"/>
          <table:table-cell table:style-name="ce162"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62"/>
          <table:table-cell table:style-name="ce165" office:value-type="string">
            <text:p>-Verify that when notification selected then instruction get diabled</text:p>
          </table:table-cell>
          <table:table-cell table:style-name="ce162"/>
          <table:table-cell table:style-name="ce162" office:value-type="string">
            <text:p>PASS</text:p>
          </table:table-cell>
          <table:table-cell table:style-name="ce162" office:value-type="string">
            <text:p>YES</text:p>
          </table:table-cell>
          <table:table-cell table:style-name="ce162" table:number-columns-repeated="2"/>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71" table:number-columns-repeated="1002"/>
          <table:table-cell table:style-name="ce173" table:number-columns-repeated="2"/>
        </table:table-row>
        <table:table-row table:style-name="ro11">
          <table:table-cell table:style-name="ce66" office:value-type="string">
            <text:p>TFP059_ReplyThatOption</text:p>
          </table:table-cell>
          <table:table-cell table:style-name="ce37" office:value-type="string">
            <text:p>L1</text:p>
          </table:table-cell>
          <table:table-cell table:style-name="ce66" office:value-type="string">
            <text:p>Reply that&lt;options&gt;</text:p>
          </table:table-cell>
          <table:table-cell table:style-name="ce37"/>
          <table:table-cell table:style-name="ce37"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7"/>
          <table:table-cell table:style-name="ce166" office:value-type="string">
            <text:p>-Verify that option can be select for Reply that</text:p>
            <text:p>-Verify that check box for only if task fails appears.</text:p>
            <text:p>-Verify that when unchecked box for only if task fails disappear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6" office:value-type="string">
            <text:p>TFP060</text:p>
          </table:table-cell>
          <table:table-cell table:style-name="ce37" office:value-type="string">
            <text:p>L1</text:p>
          </table:table-cell>
          <table:table-cell table:style-name="ce66" office:value-type="string">
            <text:p>From task &amp; to task</text:p>
          </table:table-cell>
          <table:table-cell table:style-name="ce37"/>
          <table:table-cell table:style-name="ce37" office:value-type="string">
            <text:p>1. Login to the Channels.</text:p>
            <text:p>2.Click on Information sharing model.</text:p>
            <text:p>3. Create task.</text:p>
            <text:p>4. Click on add info receive or add info send.</text:p>
            <text:p>5. Click on From task link</text:p>
          </table:table-cell>
          <table:table-cell table:style-name="ce37"/>
          <table:table-cell table:style-name="ce166" office:value-type="string">
            <text:p>-Verify that information flow details gets minimiz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6" office:value-type="string">
            <text:p>TFP061</text:p>
          </table:table-cell>
          <table:table-cell table:style-name="ce37" office:value-type="string">
            <text:p>L1</text:p>
          </table:table-cell>
          <table:table-cell table:style-name="ce66" office:value-type="string">
            <text:p>From task&lt;options&gt;</text:p>
          </table:table-cell>
          <table:table-cell table:style-name="ce37"/>
          <table:table-cell table:style-name="ce37" office:value-type="string">
            <text:p>1. Login to the Channels.</text:p>
            <text:p>2.Click on Information sharing model.</text:p>
            <text:p>3. Create task.</text:p>
            <text:p>4. Click on add info receive or add info send.</text:p>
            <text:p>5. Click on From task options</text:p>
          </table:table-cell>
          <table:table-cell table:style-name="ce37"/>
          <table:table-cell table:style-name="ce166" office:value-type="string">
            <text:p>-Verify that from task contains list of options</text:p>
            <text:p>-Verify that option can be selected from drop down lis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155" office:value-type="string">
            <text:p>TFP062_CreateFlow</text:p>
          </table:table-cell>
          <table:table-cell table:style-name="ce39" office:value-type="string">
            <text:p>L1</text:p>
          </table:table-cell>
          <table:table-cell table:style-name="ce155"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table:style-name="ce164" office:value-type="string">
            <text:p>-Verify that task can be created.</text:p>
            <text:p>-Verify that flow is created</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23" table:number-columns-repeated="1002"/>
          <table:table-cell table:style-name="ce87" table:number-columns-repeated="2"/>
        </table:table-row>
        <table:table-row table:style-name="ro14">
          <table:table-cell table:style-name="ce66" office:value-type="string">
            <text:p>TFP063_AddInfoReceiveSendButOnlyIfOption</text:p>
          </table:table-cell>
          <table:table-cell table:style-name="ce37" office:value-type="string">
            <text:p>L1</text:p>
          </table:table-cell>
          <table:table-cell table:style-name="ce66" office:value-type="string">
            <text:p>But only if</text:p>
          </table:table-cell>
          <table:table-cell table:style-name="ce37"/>
          <table:table-cell table:style-name="ce37" office:value-type="string">
            <text:p>1. Login to the Channels.</text:p>
            <text:p>2.Click on Information sharing model.</text:p>
            <text:p>3. Create task.</text:p>
            <text:p>4.Click on add info receive or add info send.</text:p>
            <text:p>5. Click on but only if check box</text:p>
          </table:table-cell>
          <table:table-cell table:style-name="ce37"/>
          <table:table-cell office:value-type="string">
            <text:p>-Verify that but only if contains list of option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64_AddInfoReceiveSendChannels</text:p>
          </table:table-cell>
          <table:table-cell table:style-name="ce37" office:value-type="string">
            <text:p>L1</text:p>
          </table:table-cell>
          <table:table-cell table:style-name="ce66" office:value-type="string">
            <text:p>Channels</text:p>
          </table:table-cell>
          <table:table-cell table:style-name="ce37"/>
          <table:table-cell table:style-name="ce37" office:value-type="string">
            <text:p>1. Login to the Channels.</text:p>
            <text:p>2.Click on Information sharing model.</text:p>
            <text:p>3. Create task.</text:p>
            <text:p>4.Click on add info receive or add info send.</text:p>
            <text:p>5. Click on channels options list</text:p>
          </table:table-cell>
          <table:table-cell table:style-name="ce37"/>
          <table:table-cell office:value-type="string">
            <text:p>-Verify that list of Medium is pres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65_AddInfoReceiveSendChannelsOptions</text:p>
          </table:table-cell>
          <table:table-cell table:style-name="ce37" office:value-type="string">
            <text:p>L1</text:p>
          </table:table-cell>
          <table:table-cell table:style-name="ce66" office:value-type="string">
            <text:p>Channels&lt;options&gt;</text:p>
          </table:table-cell>
          <table:table-cell table:style-name="ce37"/>
          <table:table-cell table:style-name="ce37"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7"/>
          <table:table-cell office:value-type="string">
            <text:p>-Verify that list of medium is present.</text:p>
            <text:p>-Verify that a medium can be selected.</text:p>
            <text:p>-Verify that when unchecked the medium should be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66</text:p>
          </table:table-cell>
          <table:table-cell table:style-name="ce37" office:value-type="string">
            <text:p>L1</text:p>
          </table:table-cell>
          <table:table-cell table:style-name="ce66" office:value-type="string">
            <text:p>Channels -move medium</text:p>
          </table:table-cell>
          <table:table-cell table:style-name="ce37"/>
          <table:table-cell table:style-name="ce37"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7"/>
          <table:table-cell office:value-type="string">
            <text:p>-Verify that medium can be moved to top or bottom</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7" office:value-type="string">
            <text:p>TFP067_AddInfoReceiveSendWithin</text:p>
          </table:table-cell>
          <table:table-cell table:style-name="ce37" office:value-type="string">
            <text:p>L1</text:p>
          </table:table-cell>
          <table:table-cell table:style-name="ce66" office:value-type="string">
            <text:p>Within</text:p>
          </table:table-cell>
          <table:table-cell table:style-name="ce37"/>
          <table:table-cell table:style-name="ce37"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7"/>
          <table:table-cell table:style-name="ce166" office:value-type="string">
            <text:p>-Verify that details can be entered and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156" office:value-type="string">
            <text:p>TFP068</text:p>
          </table:table-cell>
          <table:table-cell table:style-name="ce162" office:value-type="string">
            <text:p>L1</text:p>
          </table:table-cell>
          <table:table-cell table:style-name="ce156" office:value-type="string">
            <text:p>Senders task</text:p>
          </table:table-cell>
          <table:table-cell table:style-name="ce162"/>
          <table:table-cell table:style-name="ce162" office:value-type="string">
            <text:p>1. Login to the Channels.</text:p>
            <text:p>2.Click on Information sharing model.</text:p>
            <text:p>3. Create task.</text:p>
            <text:p>4. Click on add info receive or add info send.</text:p>
            <text:p>5. Click on Senders task link</text:p>
          </table:table-cell>
          <table:table-cell table:style-name="ce162"/>
          <table:table-cell table:style-name="ce165" office:value-type="string">
            <text:p>-Verify that information flow details gets minimized</text:p>
            <text:p>-Verify that pointer moves to sender task in add info send</text:p>
          </table:table-cell>
          <table:table-cell table:style-name="ce162"/>
          <table:table-cell table:style-name="ce162" office:value-type="string">
            <text:p>PASS</text:p>
          </table:table-cell>
          <table:table-cell table:style-name="ce162" office:value-type="string">
            <text:p>NO</text:p>
          </table:table-cell>
          <table:table-cell table:style-name="ce162" table:number-columns-repeated="2"/>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71" table:number-columns-repeated="1002"/>
          <table:table-cell table:style-name="ce173" table:number-columns-repeated="2"/>
        </table:table-row>
        <table:table-row table:style-name="ro11">
          <table:table-cell table:style-name="ce156" office:value-type="string">
            <text:p>TFP069</text:p>
          </table:table-cell>
          <table:table-cell table:style-name="ce162" office:value-type="string">
            <text:p>L1</text:p>
          </table:table-cell>
          <table:table-cell table:style-name="ce156" office:value-type="string">
            <text:p>terminates after notifying</text:p>
          </table:table-cell>
          <table:table-cell table:style-name="ce162"/>
          <table:table-cell table:style-name="ce162"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62"/>
          <table:table-cell table:style-name="ce165" office:value-type="string">
            <text:p>-Verify that (stop) is displayed on flow</text:p>
          </table:table-cell>
          <table:table-cell table:style-name="ce162"/>
          <table:table-cell table:style-name="ce162" office:value-type="string">
            <text:p>PASS</text:p>
          </table:table-cell>
          <table:table-cell table:style-name="ce162" office:value-type="string">
            <text:p>NO</text:p>
          </table:table-cell>
          <table:table-cell table:style-name="ce162" table:number-columns-repeated="2"/>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71" table:number-columns-repeated="1002"/>
          <table:table-cell table:style-name="ce173" table:number-columns-repeated="2"/>
        </table:table-row>
        <table:table-row table:style-name="ro76">
          <table:table-cell table:style-name="ce66" office:value-type="string">
            <text:p>TFP070_AddInfoReceiveSendInstructions</text:p>
          </table:table-cell>
          <table:table-cell table:style-name="ce37" office:value-type="string">
            <text:p>L1</text:p>
          </table:table-cell>
          <table:table-cell table:style-name="ce66" office:value-type="string">
            <text:p>Instructions</text:p>
          </table:table-cell>
          <table:table-cell table:style-name="ce37"/>
          <table:table-cell table:style-name="ce37" office:value-type="string">
            <text:p>1. Login to the Channels.</text:p>
            <text:p>2.Click on Information sharing model.</text:p>
            <text:p>3. Create task.</text:p>
            <text:p>4. Click on add info receive or add info send.</text:p>
            <text:p>5. Enter details into instructions</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72" table:number-columns-repeated="1002"/>
          <table:table-cell table:style-name="ce21" table:number-columns-repeated="2"/>
        </table:table-row>
        <table:table-row table:style-name="ro14">
          <table:table-cell table:style-name="ce66" office:value-type="string">
            <text:p>TFP071_AddInfoReceiveSendAttachOptions</text:p>
          </table:table-cell>
          <table:table-cell table:style-name="ce37"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 Click on add info receive or add info send.</text:p>
            <text:p>5.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72_AddInfoReceiveSendAttachName</text:p>
          </table:table-cell>
          <table:table-cell table:style-name="ce37"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 Click on add info receive or add info send.</text:p>
            <text:p>5. Enter the details in text file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73_AddInfoReceiveSendAttachmentAsReference</text:p>
          </table:table-cell>
          <table:table-cell table:style-name="ce37"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7"/>
          <table:table-cell table:style-name="ce166"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4_AddInfoReceiveSendAttachmentAsPolicy</text:p>
          </table:table-cell>
          <table:table-cell table:style-name="ce37"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7"/>
          <table:table-cell table:style-name="ce166"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5_AddInfoReceiveSendAttachmentAsMandating</text:p>
          </table:table-cell>
          <table:table-cell table:style-name="ce37" office:value-type="string">
            <text:p>L1</text:p>
          </table:table-cell>
          <table:table-cell table:style-name="ce66" office:value-type="string">
            <text:p>File Attachment&lt;Mandating Policy&gt;</text:p>
          </table:table-cell>
          <table:table-cell table:style-name="ce37"/>
          <table:table-cell table:style-name="ce37"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7"/>
          <table:table-cell table:style-name="ce166" office:value-type="string">
            <text:p>-Verify that file can be attached.</text:p>
            <text:p>-Verify that icon for Mandating <text:s/>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6_AddInfoReceiveSendAttachmentAsProhibited</text:p>
          </table:table-cell>
          <table:table-cell table:style-name="ce37" office:value-type="string">
            <text:p>L1</text:p>
          </table:table-cell>
          <table:table-cell table:style-name="ce66" office:value-type="string">
            <text:p>File Attachment&lt;Prohibited Policy&gt;</text:p>
          </table:table-cell>
          <table:table-cell table:style-name="ce37"/>
          <table:table-cell table:style-name="ce37"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7"/>
          <table:table-cell table:style-name="ce166" office:value-type="string">
            <text:p>-Verify that file can be attached.</text:p>
            <text:p>-Verify that icon for prohibited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7_AddInfoReceiveSendAttachmentAsPicture</text:p>
          </table:table-cell>
          <table:table-cell table:style-name="ce37" office:value-type="string">
            <text:p>L1</text:p>
          </table:table-cell>
          <table:table-cell table:style-name="ce66" office:value-type="string">
            <text:p>File Attachment&lt;Picture&gt;</text:p>
          </table:table-cell>
          <table:table-cell table:style-name="ce37"/>
          <table:table-cell table:style-name="ce37"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7"/>
          <table:table-cell table:style-name="ce166" office:value-type="string">
            <text:p>-Verify that file can be attached.</text:p>
            <text:p>-Verify that icon for icon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6" office:value-type="string">
            <text:p>TFP078_AddInfoReceiveSendAttachmentAsURL</text:p>
          </table:table-cell>
          <table:table-cell table:style-name="ce37"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 Click on add info receive or add info send.</text:p>
            <text:p>5.Click on radio button of url</text:p>
          </table:table-cell>
          <table:table-cell table:style-name="ce37"/>
          <table:table-cell office:value-type="string">
            <text:p>-Verify that tes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5" office:value-type="string">
            <text:p>TFP079</text:p>
          </table:table-cell>
          <table:table-cell table:style-name="ce39"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9"/>
          <table:table-cell table:style-name="ce164"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11">
          <table:table-cell table:style-name="ce66" office:value-type="string">
            <text:p>TFP080_AddInfoReceiveSendNewIssue</text:p>
          </table:table-cell>
          <table:table-cell table:style-name="ce37" office:value-type="string">
            <text:p>L0</text:p>
          </table:table-cell>
          <table:table-cell table:style-name="ce66" office:value-type="string">
            <text:p>New Issue</text:p>
          </table:table-cell>
          <table:table-cell table:style-name="ce37"/>
          <table:table-cell table:style-name="ce37"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7"/>
          <table:table-cell office:value-type="string">
            <text:p>-Verify that new issue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1_AddInfoReceiveSendIssueDetails</text:p>
          </table:table-cell>
          <table:table-cell table:style-name="ce37" office:value-type="string">
            <text:p>L1</text:p>
          </table:table-cell>
          <table:table-cell table:style-name="ce66" office:value-type="string">
            <text:p>Issue(details)</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7"/>
          <table:table-cell office:value-type="string">
            <text:p>-Verify that issue can be enter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2_AddInfoReceiveSendIssueTypeOption</text:p>
          </table:table-cell>
          <table:table-cell table:style-name="ce37" office:value-type="string">
            <text:p>L1</text:p>
          </table:table-cell>
          <table:table-cell table:style-name="ce66" office:value-type="string">
            <text:p>Type&lt;options&gt;</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7"/>
          <table:table-cell office:value-type="string">
            <text:p>-Verify that type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3_AddInfoReceiveSendInfoTagsDetails</text:p>
          </table:table-cell>
          <table:table-cell table:style-name="ce37" office:value-type="string">
            <text:p>L1</text:p>
          </table:table-cell>
          <table:table-cell table:style-name="ce66" office:value-type="string">
            <text:p>Tags details</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7"/>
          <table:table-cell office:value-type="string">
            <text:p>-Verify that tag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4_AddInfoReceiveSendIssueSeverity</text:p>
          </table:table-cell>
          <table:table-cell table:style-name="ce37" office:value-type="string">
            <text:p>L1</text:p>
          </table:table-cell>
          <table:table-cell table:style-name="ce66" office:value-type="string">
            <text:p>Severity</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7"/>
          <table:table-cell office:value-type="string">
            <text:p>-Verify that severity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5_AddInfoReceiveSentSuggestion</text:p>
          </table:table-cell>
          <table:table-cell table:style-name="ce37" office:value-type="string">
            <text:p>L1</text:p>
          </table:table-cell>
          <table:table-cell table:style-name="ce66" office:value-type="string">
            <text:p>Suggestions</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7"/>
          <table:table-cell office:value-type="string">
            <text:p>-Verify that Suggestions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6_AttachReceiveSentAttachOption</text:p>
          </table:table-cell>
          <table:table-cell table:style-name="ce37"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7_AddInfoReceiveSentAttachmentName</text:p>
          </table:table-cell>
          <table:table-cell table:style-name="ce37"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88_AddInfoReceiveSentAttachmentAsReference</text:p>
          </table:table-cell>
          <table:table-cell table:style-name="ce37"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7"/>
          <table:table-cell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89_AddInfoReceiveSentAttachmentAsPolicy</text:p>
          </table:table-cell>
          <table:table-cell table:style-name="ce37"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7"/>
          <table:table-cell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90</text:p>
          </table:table-cell>
          <table:table-cell table:style-name="ce37"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7"/>
          <table:table-cell office:value-type="string">
            <text:p>-Verify that tes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55" office:value-type="string">
            <text:p>TFP091</text:p>
          </table:table-cell>
          <table:table-cell table:style-name="ce39"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9"/>
          <table:table-cell table:style-name="ce164"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11">
          <table:table-cell table:style-name="ce66" office:value-type="string">
            <text:p>TFP092</text:p>
          </table:table-cell>
          <table:table-cell table:style-name="ce37" office:value-type="string">
            <text:p>L1</text:p>
          </table:table-cell>
          <table:table-cell table:style-name="ce66" office:value-type="string">
            <text:p>Waive this kind of issue</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7"/>
          <table:table-cell office:value-type="string">
            <text:p>-Verify that checked waived this kind of issue the create survey link is removed</text:p>
            <text:p>-Verify that when unchecked waived this kind of issue create survey link is see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93_AddInfoReceiveSentCreateSurvey</text:p>
          </table:table-cell>
          <table:table-cell table:style-name="ce37" office:value-type="string">
            <text:p>L1</text:p>
          </table:table-cell>
          <table:table-cell table:style-name="ce66" office:value-type="string">
            <text:p>Create Survey</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7"/>
          <table:table-cell office:value-type="string">
            <text:p>-Verify that Create survey window opens.</text:p>
            <text:p>-Verify that Survey is created</text:p>
            <text:p>-Verify that view survey is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7">
          <table:table-cell table:style-name="ce155" office:value-type="string">
            <text:p>TFP094</text:p>
          </table:table-cell>
          <table:table-cell table:style-name="ce39"/>
          <table:table-cell table:style-name="ce155" office:value-type="string">
            <text:p>More-SendMessage</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5" office:value-type="string">
            <text:p>TFP095</text:p>
          </table:table-cell>
          <table:table-cell table:style-name="ce39"/>
          <table:table-cell table:style-name="ce155" office:value-type="string">
            <text:p>More-ShowElements</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6</text:p>
          </table:table-cell>
          <table:table-cell table:style-name="ce39"/>
          <table:table-cell table:style-name="ce155" office:value-type="string">
            <text:p>More-CopyCapability</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7</text:p>
          </table:table-cell>
          <table:table-cell table:style-name="ce39"/>
          <table:table-cell table:style-name="ce155" office:value-type="string">
            <text:p>More-CopyInfoNeed</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8</text:p>
          </table:table-cell>
          <table:table-cell table:style-name="ce39"/>
          <table:table-cell table:style-name="ce155" office:value-type="string">
            <text:p>More-HideShowDetails</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9</text:p>
          </table:table-cell>
          <table:table-cell table:style-name="ce39"/>
          <table:table-cell table:style-name="ce155" office:value-type="string">
            <text:p>More</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24">
          <table:table-cell office:value-type="string">
            <text:p>TFP100_AdvanceFormOfTask</text:p>
          </table:table-cell>
          <table:table-cell table:style-name="ce1"/>
          <table:table-cell table:style-name="ce66" office:value-type="string">
            <text:p>Advanced Form of Task</text:p>
          </table:table-cell>
          <table:table-cell table:style-name="ce1"/>
          <table:table-cell table:style-name="ce37"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7" office:value-type="string">
            <text:p>PASS</text:p>
          </table:table-cell>
          <table:table-cell table:style-name="ce37"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1_SimpleFormOfTask</text:p>
          </table:table-cell>
          <table:table-cell table:style-name="ce1"/>
          <table:table-cell table:style-name="ce66" office:value-type="string">
            <text:p>Simple Form of Task</text:p>
          </table:table-cell>
          <table:table-cell table:style-name="ce1"/>
          <table:table-cell table:style-name="ce37"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7" office:value-type="string">
            <text:p>PASS</text:p>
          </table:table-cell>
          <table:table-cell table:style-name="ce37"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office:value-type="string">
            <text:p>TFP102_AdvanceFormOfReceiveInfo</text:p>
          </table:table-cell>
          <table:table-cell/>
          <table:table-cell table:style-name="ce66" office:value-type="string">
            <text:p>Advanced Form of info Receive</text:p>
          </table:table-cell>
          <table:table-cell/>
          <table:table-cell table:style-name="ce37"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3_SimpleFormOfReceiveInfo</text:p>
          </table:table-cell>
          <table:table-cell/>
          <table:table-cell table:style-name="ce66" office:value-type="string">
            <text:p>Simple Form of info Receive</text:p>
          </table:table-cell>
          <table:table-cell/>
          <table:table-cell table:style-name="ce37"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office:value-type="string">
            <text:p>TFP104_AdvanceFormOfSentInfo</text:p>
          </table:table-cell>
          <table:table-cell/>
          <table:table-cell table:style-name="ce66" office:value-type="string">
            <text:p>Advanced Form of info Send</text:p>
          </table:table-cell>
          <table:table-cell/>
          <table:table-cell table:style-name="ce37"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5_SimpleFormOfSentInfo</text:p>
          </table:table-cell>
          <table:table-cell/>
          <table:table-cell table:style-name="ce66" office:value-type="string">
            <text:p>Simple Form of info Send</text:p>
          </table:table-cell>
          <table:table-cell/>
          <table:table-cell table:style-name="ce37"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160" office:value-type="string">
            <text:p>TFP106_LocationAsNamed</text:p>
          </table:table-cell>
          <table:table-cell table:style-name="ce163" office:value-type="string">
            <text:p>L0</text:p>
          </table:table-cell>
          <table:table-cell table:style-name="ce163" office:value-type="string">
            <text:p>Named location</text:p>
          </table:table-cell>
          <table:table-cell table:style-name="ce163"/>
          <table:table-cell table:style-name="ce163" office:value-type="string">
            <text:p>1. Login to channels with valid credentials.</text:p>
            <text:p>2. Click on the Information Sharing Model Link.</text:p>
            <text:p>3. Click on Add new task under action pop menu.</text:p>
            <text:p>4. Select Named option of location</text:p>
          </table:table-cell>
          <table:table-cell table:style-name="ce163"/>
          <table:table-cell table:style-name="ce163" office:value-type="string">
            <text:p>Verify that location can be entered as named</text:p>
          </table:table-cell>
          <table:table-cell table:style-name="ce163"/>
          <table:table-cell table:style-name="ce163" office:value-type="string">
            <text:p>PASS</text:p>
          </table:table-cell>
          <table:table-cell table:style-name="ce167" office:value-type="string">
            <text:p>YES</text:p>
          </table:table-cell>
          <table:table-cell table:style-name="ce167" table:number-columns-repeated="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1002"/>
          <table:table-cell table:style-name="ce20" table:number-columns-repeated="2"/>
        </table:table-row>
        <table:table-row table:style-name="ro24">
          <table:table-cell table:style-name="ce161" office:value-type="string">
            <text:p>TFP107_LocationAsCommunicated</text:p>
          </table:table-cell>
          <table:table-cell table:style-name="ce77" office:value-type="string">
            <text:p>L0</text:p>
          </table:table-cell>
          <table:table-cell table:style-name="ce77" office:value-type="string">
            <text:p>Communicated Loca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77"/>
          <table:table-cell table:style-name="ce77" office:value-type="string">
            <text:p>Verify that location can be entered as communicat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161" office:value-type="string">
            <text:p>TFP108_LocationAsCommunicatedInInfo</text:p>
          </table:table-cell>
          <table:table-cell table:style-name="ce77" office:value-type="string">
            <text:p>L0</text:p>
          </table:table-cell>
          <table:table-cell table:style-name="ce77" office:value-type="string">
            <text:p>In Info</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77"/>
          <table:table-cell table:style-name="ce77" office:value-type="string">
            <text:p>Verify that In Info details can be enter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161" office:value-type="string">
            <text:p>TFP109_LocationAsCommunicatedElements</text:p>
          </table:table-cell>
          <table:table-cell table:style-name="ce77" office:value-type="string">
            <text:p>L0</text:p>
          </table:table-cell>
          <table:table-cell table:style-name="ce77" office:value-type="string">
            <text:p>As Element</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77"/>
          <table:table-cell table:style-name="ce77" office:value-type="string">
            <text:p>Verify that As Elements details can be enter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4">
          <table:table-cell table:style-name="ce161" office:value-type="string">
            <text:p>TFP110_LocationAsAgentsJurisdiction</text:p>
          </table:table-cell>
          <table:table-cell table:style-name="ce77" office:value-type="string">
            <text:p>L0</text:p>
          </table:table-cell>
          <table:table-cell table:style-name="ce77" office:value-type="string">
            <text:p>Agents Jurisdic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77"/>
          <table:table-cell table:style-name="ce77" office:value-type="string">
            <text:p>Verify that location can be entered as agents jurisdiction</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161" office:value-type="string">
            <text:p>TFP111_LocationAsOrganizationJurisdiction</text:p>
          </table:table-cell>
          <table:table-cell table:style-name="ce77" office:value-type="string">
            <text:p>L0</text:p>
          </table:table-cell>
          <table:table-cell table:style-name="ce77" office:value-type="string">
            <text:p>Organization Jurisdic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77"/>
          <table:table-cell table:style-name="ce77" office:value-type="string">
            <text:p>Verify that location can be entered as organization's jurisdiction</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 table:number-rows-repeated="65423">
          <table:table-cell table:number-columns-repeated="1024"/>
        </table:table-row>
        <table:table-row table:style-name="ro1">
          <table:table-cell table:number-columns-repeated="1024"/>
        </table:table-row>
      </table:table>
      <table:table table:name="Entities" table:style-name="ta3">
        <table:table-column table:style-name="co99" table:default-cell-style-name="ce187"/>
        <table:table-column table:style-name="co26" table:default-cell-style-name="ce187"/>
        <table:table-column table:style-name="co100" table:default-cell-style-name="ce187"/>
        <table:table-column table:style-name="co101" table:default-cell-style-name="ce187"/>
        <table:table-column table:style-name="co102" table:default-cell-style-name="ce187"/>
        <table:table-column table:style-name="co99" table:default-cell-style-name="ce187"/>
        <table:table-column table:style-name="co103" table:default-cell-style-name="ce187"/>
        <table:table-column table:style-name="co104" table:default-cell-style-name="ce187"/>
        <table:table-column table:style-name="co63" table:default-cell-style-name="ce187"/>
        <table:table-column table:style-name="co105" table:default-cell-style-name="ce187"/>
        <table:table-column table:style-name="co106" table:default-cell-style-name="ce187"/>
        <table:table-column table:style-name="co107" table:default-cell-style-name="ce187"/>
        <table:table-column table:style-name="co108" table:default-cell-style-name="ce187"/>
        <table:table-column table:style-name="co109" table:default-cell-style-name="ce187"/>
        <table:table-column table:style-name="co24" table:default-cell-style-name="ce187"/>
        <table:table-column table:style-name="co99" table:number-columns-repeated="1004" table:default-cell-style-name="ce187"/>
        <table:table-column table:style-name="co41" table:default-cell-style-name="ce187"/>
        <table:table-column table:style-name="co99" table:number-columns-repeated="3" table:default-cell-style-name="ce203"/>
        <table:table-column table:style-name="co41" table:default-cell-style-name="ce203"/>
        <table:table-row table:style-name="ro21">
          <table:table-cell table:style-name="ce174" office:value-type="string">
            <text:p>TEST CASE ID</text:p>
          </table:table-cell>
          <table:table-cell table:style-name="ce174" office:value-type="string">
            <text:p>PRIORITY</text:p>
          </table:table-cell>
          <table:table-cell table:style-name="ce174" office:value-type="string">
            <text:p>TITLE</text:p>
          </table:table-cell>
          <table:table-cell table:style-name="ce174" office:value-type="string">
            <text:p>SET UP</text:p>
          </table:table-cell>
          <table:table-cell table:style-name="ce174" office:value-type="string">
            <text:p>STEPS</text:p>
          </table:table-cell>
          <table:table-cell table:style-name="ce174" office:value-type="string">
            <text:p>TEST DATA</text:p>
          </table:table-cell>
          <table:table-cell table:style-name="ce174" office:value-type="string">
            <text:p>EXPECTED RESULTS</text:p>
          </table:table-cell>
          <table:table-cell table:style-name="ce174" office:value-type="string">
            <text:p>ACTUAL RESULT</text:p>
          </table:table-cell>
          <table:table-cell table:style-name="ce174" office:value-type="string">
            <text:p>RESULT</text:p>
          </table:table-cell>
          <table:table-cell table:style-name="ce174" office:value-type="string">
            <text:p>AUTOMATED</text:p>
          </table:table-cell>
          <table:table-cell table:style-name="ce174" office:value-type="string">
            <text:p>TICKET ID</text:p>
          </table:table-cell>
          <table:table-cell table:style-name="ce174" office:value-type="string">
            <text:p>COMMENT</text:p>
          </table:table-cell>
          <table:table-cell table:style-name="ce193" office:value-type="string">
            <text:p>DATE : <text:s/>May 2, 2012</text:p>
            <text:p>REVISION: 3955</text:p>
            <text:p>BROWSER: Internet Explorer</text:p>
          </table:table-cell>
          <table:table-cell table:style-name="ce193" office:value-type="string">
            <text:p>DATE : <text:s/>May 2, 2012</text:p>
            <text:p>REVISION: 3955</text:p>
            <text:p>BROWSER: Firefox</text:p>
          </table:table-cell>
          <table:table-cell table:style-name="ce193" office:value-type="string">
            <text:p>DATE : <text:s/>May 2, 2012</text:p>
            <text:p>REVISION: 3955</text:p>
            <text:p>BROWSER: Chrome</text:p>
          </table:table-cell>
          <table:table-cell table:style-name="ce192" table:number-columns-repeated="1005"/>
          <table:table-cell table:number-columns-repeated="4"/>
        </table:table-row>
        <table:table-row table:style-name="ro24">
          <table:table-cell table:style-name="ce175" office:value-type="string">
            <text:p>TE001_CreateAgent</text:p>
          </table:table-cell>
          <table:table-cell table:style-name="ce175" office:value-type="string">
            <text:p>L0</text:p>
          </table:table-cell>
          <table:table-cell table:style-name="ce175" office:value-type="string">
            <text:p>Create Agent</text:p>
          </table:table-cell>
          <table:table-cell table:style-name="ce175"/>
          <table:table-cell table:style-name="ce175" office:value-type="string">
            <text:p>1. Login to the Channels</text:p>
            <text:p>2. Click on about plan under show pop up menu</text:p>
            <text:p>3. Click on participations.</text:p>
            <text:p>4. Enter Agents name in text field</text:p>
          </table:table-cell>
          <table:table-cell table:style-name="ce175" office:value-type="string">
            <text:p>"Agent 1"</text:p>
          </table:table-cell>
          <table:table-cell table:style-name="ce175" office:value-type="string">
            <text:p>1. Verify that agent can be cre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6" office:value-type="string">
            <text:p>TE002_CreateAgentWithSpecialCharacters</text:p>
          </table:table-cell>
          <table:table-cell table:style-name="ce176" office:value-type="string">
            <text:p>L2</text:p>
          </table:table-cell>
          <table:table-cell table:style-name="ce176" office:value-type="string">
            <text:p>Create agent with junk characters</text:p>
          </table:table-cell>
          <table:table-cell table:style-name="ce176"/>
          <table:table-cell table:style-name="ce176" office:value-type="string">
            <text:p>1. Login to the Channels</text:p>
            <text:p>2. Click on about plan under show pop up menu</text:p>
            <text:p>3. Click on all organizations and create organization.</text:p>
            <text:p><text:span text:style-name="T2">4. Create jobs - Agent and other details.</text:span></text:p>
            <text:p><text:span text:style-name="T2">5. Click on check box.</text:span></text:p>
          </table:table-cell>
          <table:table-cell table:style-name="ce176" office:value-type="string">
            <text:p>")(*&amp;^%$#@!"</text:p>
          </table:table-cell>
          <table:table-cell table:style-name="ce176" office:value-type="string">
            <text:p>1. Verify that agent cannot be created</text:p>
          </table:table-cell>
          <table:table-cell table:style-name="ce176" office:value-type="string">
            <text:p>Agents gets created</text:p>
          </table:table-cell>
          <table:table-cell table:style-name="ce176" office:value-type="string">
            <text:p>FAIL</text:p>
          </table:table-cell>
          <table:table-cell table:style-name="ce176" office:value-type="string">
            <text:p>YES</text:p>
          </table:table-cell>
          <table:table-cell table:style-name="ce176" office:value-type="string">
            <text:p>#159</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1">
          <table:table-cell table:style-name="ce175" office:value-type="string">
            <text:p>TE003_ViewAgent</text:p>
          </table:table-cell>
          <table:table-cell table:style-name="ce175" office:value-type="string">
            <text:p>L1</text:p>
          </table:table-cell>
          <table:table-cell table:style-name="ce175" office:value-type="string">
            <text:p>View Agent</text:p>
          </table:table-cell>
          <table:table-cell table:style-name="ce175"/>
          <table:table-cell table:style-name="ce175" office:value-type="string">
            <text:p>1. Login to the Channels</text:p>
            <text:p>2. Click on About plan under show pop up menu.</text:p>
            <text:p>3.<text:span text:style-name="T2"> Click on participations.</text:span></text:p>
            <text:p>4. Enter Agents name in text field</text:p>
            <text:p><text:span text:style-name="T2">5. Click on Index under show pop up menu</text:span></text:p>
            <text:p><text:span text:style-name="T2">6. Select Agent form dropdown list</text:span></text:p>
          </table:table-cell>
          <table:table-cell table:style-name="ce175" office:value-type="string">
            <text:p>"Agent 1"</text:p>
          </table:table-cell>
          <table:table-cell table:style-name="ce175" office:value-type="string">
            <text:p>· Verify that agent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004_UpdateAgentName</text:p>
          </table:table-cell>
          <table:table-cell table:style-name="ce175" office:value-type="string">
            <text:p>L1</text:p>
          </table:table-cell>
          <table:table-cell table:style-name="ce189" office:value-type="string">
            <text:p>Update agent name</text:p>
          </table:table-cell>
          <table:table-cell table:style-name="ce189"/>
          <table:table-cell table:style-name="ce189" office:value-type="string">
            <text:p><text:span text:style-name="T2">1. Login to the Channels</text:span></text:p>
            <text:p><text:span text:style-name="T2">2. Click on About plan under show pop up menu.</text:span></text:p>
            <text:p><text:span text:style-name="T2">3. Click on participations.</text:span></text:p>
            <text:p>4. Enter Agents name in text field</text:p>
            <text:p>5. Click on Agent link and Edit agent name</text:p>
            <text:p>6. Enter valid agent name</text:p>
            <text:p>7. Click on “Done” button</text:p>
          </table:table-cell>
          <table:table-cell table:style-name="ce189"/>
          <table:table-cell table:style-name="ce189" office:value-type="string">
            <text:p>1. Verify that agent na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05_UpdateAgentDescription</text:p>
          </table:table-cell>
          <table:table-cell table:style-name="ce175" office:value-type="string">
            <text:p>L1</text:p>
          </table:table-cell>
          <table:table-cell table:style-name="ce189" office:value-type="string">
            <text:p>Update agent <text:s/>description</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s.</text:span></text:p>
            <text:p>4. Enter Agents name in text field</text:p>
            <text:p><text:span text:style-name="T2">5. Click on Agent link and Edit agent details and Edit </text:span><text:span text:style-name="T2">agent details</text:span></text:p>
            <text:p>6. Enter description</text:p>
            <text:p>7. Click on “Done” button</text:p>
          </table:table-cell>
          <table:table-cell table:style-name="ce189"/>
          <table:table-cell table:style-name="ce189" office:value-type="string">
            <text:p>1. Verify that agent description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06_UpdateAgentTags</text:p>
          </table:table-cell>
          <table:table-cell table:style-name="ce175" office:value-type="string">
            <text:p>L1</text:p>
          </table:table-cell>
          <table:table-cell table:style-name="ce189" office:value-type="string">
            <text:p>Update agent Tags</text:p>
          </table:table-cell>
          <table:table-cell table:style-name="ce189"/>
          <table:table-cell table:style-name="ce189"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Tags</text:p>
            <text:p>7. Click on “Done” button</text:p>
          </table:table-cell>
          <table:table-cell table:style-name="ce189"/>
          <table:table-cell table:style-name="ce189" office:value-type="string">
            <text:p>1. Verify that agent Tags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07_AddAgentCategory</text:p>
          </table:table-cell>
          <table:table-cell table:style-name="ce175" office:value-type="string">
            <text:p>L0</text:p>
          </table:table-cell>
          <table:table-cell table:style-name="ce189" office:value-type="string">
            <text:p>Add Agent's Category</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valid category name in “Categorization” field</text:p>
            <text:p>7. Click on “Done” button</text:p>
          </table:table-cell>
          <table:table-cell table:style-name="ce189"/>
          <table:table-cell table:style-name="ce189" office:value-type="string">
            <text:p>1. Verify that agent's Category gets add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6" office:value-type="string">
            <text:p>TE008_UpdateAgentsCategoriesWithSpecialCharacters</text:p>
          </table:table-cell>
          <table:table-cell table:style-name="ce188" office:value-type="string">
            <text:p>L2</text:p>
          </table:table-cell>
          <table:table-cell table:style-name="ce176" office:value-type="string">
            <text:p>Update agent's Category with junk characters</text:p>
          </table:table-cell>
          <table:table-cell table:style-name="ce188"/>
          <table:table-cell table:style-name="ce188"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invalid category name in “Categorization” field</text:p>
            <text:p>7. Click on “Done” button</text:p>
          </table:table-cell>
          <table:table-cell table:style-name="ce188"/>
          <table:table-cell table:style-name="ce188" office:value-type="string">
            <text:p>1. Verify that agent's Category should not gets added</text:p>
            <text:p>2. Proper error message should be displayed to the user as “Enter valid category name”</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5</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5">
          <table:table-cell table:style-name="ce177" office:value-type="string">
            <text:p>TE009_RemoveAgentCategory</text:p>
          </table:table-cell>
          <table:table-cell table:style-name="ce175" office:value-type="string">
            <text:p>L1</text:p>
          </table:table-cell>
          <table:table-cell table:style-name="ce189" office:value-type="string">
            <text:p>Remove Agent's Category</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Create Category.</text:p>
            <text:p>7. Click on remove category icon</text:p>
          </table:table-cell>
          <table:table-cell table:style-name="ce189"/>
          <table:table-cell table:style-name="ce189" office:value-type="string">
            <text:p>1. Verify that the category gets remov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010_AgentShowAllTypes</text:p>
          </table:table-cell>
          <table:table-cell table:style-name="ce175" office:value-type="string">
            <text:p>L1</text:p>
          </table:table-cell>
          <table:table-cell table:style-name="ce189" office:value-type="string">
            <text:p>Click on “View all types” Link</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text:span text:style-name="T2">4. Enter Agents name in text field</text:span></text:p>
            <text:p><text:span text:style-name="T2">5. Click on Agent link and Edit agent details and Edit </text:span><text:span text:style-name="T2">agent details</text:span></text:p>
            <text:p>6. Click on “View all types” Link</text:p>
          </table:table-cell>
          <table:table-cell table:style-name="ce189"/>
          <table:table-cell table:style-name="ce189" office:value-type="string">
            <text:p>1. Verify that new window gets opened with title as About Plan : &lt;plan nam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011_AgentAttachmentAsFile</text:p>
          </table:table-cell>
          <table:table-cell table:style-name="ce175" office:value-type="string">
            <text:p>L1</text:p>
          </table:table-cell>
          <table:table-cell table:style-name="ce189" office:value-type="string">
            <text:p>Agent's Attachment as a file</text:p>
          </table:table-cell>
          <table:table-cell table:style-name="ce189"/>
          <table:table-cell table:style-name="ce189"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Done” button</text:p>
          </table:table-cell>
          <table:table-cell table:style-name="ce189"/>
          <table:table-cell table:style-name="ce189" office:value-type="string">
            <text:p>1. Verify that file dialog box gets opened</text:p>
            <text:p>2. Verify that the attachment gets attach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012_DeleteAgentsAttachment</text:p>
          </table:table-cell>
          <table:table-cell table:style-name="ce175" office:value-type="string">
            <text:p>L1</text:p>
          </table:table-cell>
          <table:table-cell table:style-name="ce189" office:value-type="string">
            <text:p>Delete Agent's Attachment</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delete attachment icon</text:p>
            <text:p>12. Click on “Done” button</text:p>
          </table:table-cell>
          <table:table-cell table:style-name="ce189"/>
          <table:table-cell table:style-name="ce189" office:value-type="string">
            <text:p>1. Verify that the attachment gets dele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013</text:p>
          </table:table-cell>
          <table:table-cell table:style-name="ce175" office:value-type="string">
            <text:p>L1</text:p>
          </table:table-cell>
          <table:table-cell table:style-name="ce189" office:value-type="string">
            <text:p>Open Agent's Attachment</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Attachment link.</text:p>
          </table:table-cell>
          <table:table-cell table:style-name="ce189"/>
          <table:table-cell table:style-name="ce189" office:value-type="string">
            <text:p>1. Verify that the attachment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14_AttachPictureToAgent</text:p>
          </table:table-cell>
          <table:table-cell table:style-name="ce175" office:value-type="string">
            <text:p>L1</text:p>
          </table:table-cell>
          <table:table-cell table:style-name="ce189" office:value-type="string">
            <text:p>Agent's Picture Attachment</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picture” option from the “Attach” List</text:p>
            <text:p>9. Click on “choose file” button</text:p>
            <text:p>10. Select valid picture file &amp; Click on “Attach” button</text:p>
          </table:table-cell>
          <table:table-cell table:style-name="ce189"/>
          <table:table-cell table:style-name="ce189" office:value-type="string">
            <text:p>1. Verify that picture attachment gets attached</text:p>
            <text:p>2. Verify that “picture” option gets removed from the “attach” lis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15_DeletePictureOfAgent</text:p>
          </table:table-cell>
          <table:table-cell table:style-name="ce176" office:value-type="string">
            <text:p>L0</text:p>
          </table:table-cell>
          <table:table-cell table:style-name="ce188" office:value-type="string">
            <text:p>Delete Agent's Picture Attachment</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picture” option from the “Attach” List</text:p>
            <text:p>9. Click on “choose file” button</text:p>
            <text:p>10. Select valid picture file &amp; Click on “Attach” button</text:p>
            <text:p>11. Click on delete attachment icon</text:p>
          </table:table-cell>
          <table:table-cell table:style-name="ce188"/>
          <table:table-cell table:style-name="ce188" office:value-type="string">
            <text:p>1. Verify that picture attachment gets deleted</text:p>
            <text:p>2. Verify that “picture” option gets added in the “attach” list</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52</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6" office:value-type="string">
            <text:p>TE016</text:p>
          </table:table-cell>
          <table:table-cell table:style-name="ce176" office:value-type="string">
            <text:p>L0</text:p>
          </table:table-cell>
          <table:table-cell table:style-name="ce188" office:value-type="string">
            <text:p>Agents new picture and image on presence tab differs</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reate agent and attachment picture to agent.</text:p>
            <text:p>8. Remove attachment i.e. picture.</text:p>
            <text:p>9. Again Attachment the different image.</text:p>
            <text:p>10. Refresh the page.</text:p>
          </table:table-cell>
          <table:table-cell table:style-name="ce188"/>
          <table:table-cell table:style-name="ce188" office:value-type="string">
            <text:p>1. Verify that the newly attached picture gets displayed on Agents Profile &amp; Presence tab</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0</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7">
          <table:table-cell table:style-name="ce176" office:value-type="string">
            <text:p>TE017</text:p>
          </table:table-cell>
          <table:table-cell table:style-name="ce176" office:value-type="string">
            <text:p>L0</text:p>
          </table:table-cell>
          <table:table-cell table:style-name="ce188" office:value-type="string">
            <text:p>Agent without Attachment shows Image</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reate agent and Go to agent details.</text:p>
            <text:p>8. Attachment a picture of agent.</text:p>
            <text:p>9. Delete the attachment.</text:p>
          </table:table-cell>
          <table:table-cell table:style-name="ce188"/>
          <table:table-cell table:style-name="ce188" office:value-type="string">
            <text:p>1. Verify that the image should not gets displayed when the attachment is deleted</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54</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48">
          <table:table-cell table:style-name="ce175" office:value-type="string">
            <text:p>TE018_AttachNamedAttachment</text:p>
          </table:table-cell>
          <table:table-cell table:style-name="ce175" office:value-type="string">
            <text:p>L1</text:p>
          </table:table-cell>
          <table:table-cell table:style-name="ce189" office:value-type="string">
            <text:p>Attach Agent's attachment with named valu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Enter the name in the “named” field</text:p>
            <text:p>10. Click on “choose file” button</text:p>
            <text:p>11. Select the file &amp; Click on “Attach” button</text:p>
          </table:table-cell>
          <table:table-cell table:style-name="ce189"/>
          <table:table-cell table:style-name="ce189" office:value-type="string">
            <text:p>1. Verify that the file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19_AgentAttachmentAsURL</text:p>
          </table:table-cell>
          <table:table-cell table:style-name="ce175" office:value-type="string">
            <text:p>L1</text:p>
          </table:table-cell>
          <table:table-cell table:style-name="ce189" office:value-type="string">
            <text:p>Agent's attachment as a valid URL</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valid URL name in “URL” field</text:p>
            <text:p>10. Press enter key</text:p>
          </table:table-cell>
          <table:table-cell table:style-name="ce189"/>
          <table:table-cell table:style-name="ce189" office:value-type="string">
            <text:p>1. Verify that the attachment gets attached as a URL</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6" office:value-type="string">
            <text:p>TE020_AgentAttachmentAsInvalidURL</text:p>
          </table:table-cell>
          <table:table-cell table:style-name="ce176" office:value-type="string">
            <text:p>L0</text:p>
          </table:table-cell>
          <table:table-cell table:style-name="ce188" office:value-type="string">
            <text:p>Agent's attachment as an invalid URL</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invalid URL name in “URL” field</text:p>
            <text:p>10. Press enter key</text:p>
          </table:table-cell>
          <table:table-cell table:style-name="ce188"/>
          <table:table-cell table:style-name="ce188" office:value-type="string">
            <text:p>1. Verify that the attachment should not get attached as a URL</text:p>
            <text:p>2. Verify that proper error message should be displayed to the user as “Enter Valid URL”</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6</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48">
          <table:table-cell table:style-name="ce175" office:value-type="string">
            <text:p>TE021</text:p>
          </table:table-cell>
          <table:table-cell table:style-name="ce175" office:value-type="string">
            <text:p>L1</text:p>
          </table:table-cell>
          <table:table-cell table:style-name="ce189" office:value-type="string">
            <text:p>Open Agent's Attached URL</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invalid URL name in “URL” field</text:p>
            <text:p>10. Press enter key</text:p>
            <text:p>11. Click on the attached URL</text:p>
          </table:table-cell>
          <table:table-cell table:style-name="ce189"/>
          <table:table-cell table:style-name="ce189" office:value-type="string">
            <text:p>1. Verify that the attached URL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022_AgentAttachmentAsURLUsingNamedValue</text:p>
          </table:table-cell>
          <table:table-cell table:style-name="ce175" office:value-type="string">
            <text:p>L1</text:p>
          </table:table-cell>
          <table:table-cell table:style-name="ce189" office:value-type="string">
            <text:p>Attach Agent's attachment as a URL with named valu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the name in the “named” field</text:p>
            <text:p>10. Enter invalid URL name in “URL” field</text:p>
            <text:p>11. Press enter key</text:p>
            <text:p>12. Click on the attached URL</text:p>
          </table:table-cell>
          <table:table-cell table:style-name="ce189"/>
          <table:table-cell table:style-name="ce189" office:value-type="string">
            <text:p>1. Verify that the URL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023</text:p>
          </table:table-cell>
          <table:table-cell table:style-name="ce175" office:value-type="string">
            <text:p>L0</text:p>
          </table:table-cell>
          <table:table-cell table:style-name="ce189" office:value-type="string">
            <text:p>Cannot add Clearance details in About Actual Agent window</text:p>
          </table:table-cell>
          <table:table-cell table:style-name="ce189" office:value-type="string">
            <text:p>Secrecy Classification should be present</text:p>
          </table:table-cell>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Clearance from dropdown.</text:p>
          </table:table-cell>
          <table:table-cell table:style-name="ce189"/>
          <table:table-cell table:style-name="ce189" office:value-type="string">
            <text:p>1. Verify that the user is able to add details of Clearance</text:p>
          </table:table-cell>
          <table:table-cell table:style-name="ce189"/>
          <table:table-cell table:style-name="ce189" office:value-type="string">
            <text:p>PASS</text:p>
          </table:table-cell>
          <table:table-cell table:style-name="ce175" office:value-type="string">
            <text:p>NO</text:p>
          </table:table-cell>
          <table:table-cell table:style-name="ce189" office:value-type="string">
            <text:p>#126</text:p>
          </table:table-cell>
          <table:table-cell table:style-name="ce189" office:value-type="string">
            <text:p>Closed</text:p>
          </table:table-cell>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style-name="ce84" table:number-columns-repeated="4"/>
        </table:table-row>
        <table:table-row table:style-name="ro15">
          <table:table-cell table:style-name="ce175" office:value-type="string">
            <text:p>TE024_UpdateAgentContactInfo</text:p>
          </table:table-cell>
          <table:table-cell table:style-name="ce175" office:value-type="string">
            <text:p>L1</text:p>
          </table:table-cell>
          <table:table-cell table:style-name="ce189" office:value-type="string">
            <text:p>Update Agent's contact info with valid input</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the option from the “Contact Info” list</text:p>
            <text:p>8. Enter valid value in the selected option</text:p>
          </table:table-cell>
          <table:table-cell table:style-name="ce189"/>
          <table:table-cell table:style-name="ce189" office:value-type="string">
            <text:p>1. Verify that selected options text box with name &amp; checkbox gets displayed to the user</text:p>
            <text:p>2. Verify that agent's contact information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25_UpdateAgentsAvailability</text:p>
          </table:table-cell>
          <table:table-cell table:style-name="ce175" office:value-type="string">
            <text:p>L1</text:p>
          </table:table-cell>
          <table:table-cell table:style-name="ce189" office:value-type="string">
            <text:p>Update Agent's Availability for full tim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heck the “availability” of agent as “Always Available”</text:p>
          </table:table-cell>
          <table:table-cell table:style-name="ce189"/>
          <table:table-cell table:style-name="ce189" office:value-type="string">
            <text:p>1. Verify that all the checkboxes from sunday to saturday are check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26_UpdateAgentsAvailabilityForSpecifiedTime</text:p>
          </table:table-cell>
          <table:table-cell table:style-name="ce175" office:value-type="string">
            <text:p>L1</text:p>
          </table:table-cell>
          <table:table-cell table:style-name="ce189" office:value-type="string">
            <text:p>Update Agent's Availability for specified period of tim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Uncheck the “availability” of agent as “Always Available”</text:p>
            <text:p>8. Enter details of available time of agent</text:p>
          </table:table-cell>
          <table:table-cell table:style-name="ce189"/>
          <table:table-cell table:style-name="ce189" office:value-type="string">
            <text:p>1. Verify that agent's availability for specified period of ti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27_ShowAgentMoreDetails</text:p>
          </table:table-cell>
          <table:table-cell table:style-name="ce175" office:value-type="string">
            <text:p>L1</text:p>
          </table:table-cell>
          <table:table-cell table:style-name="ce189" office:value-type="string">
            <text:p>Show more details of agent</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more” Link</text:p>
            <text:p>8. Click on “less” Link</text:p>
          </table:table-cell>
          <table:table-cell table:style-name="ce189"/>
          <table:table-cell table:style-name="ce18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28_UpdateAgentCategory</text:p>
          </table:table-cell>
          <table:table-cell table:style-name="ce175" office:value-type="string">
            <text:p>L1</text:p>
          </table:table-cell>
          <table:table-cell table:style-name="ce189" office:value-type="string">
            <text:p>Update Agent's Category</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Update category <text:s/>Description , Tags</text:p>
            <text:p>9. Click on “Done” button</text:p>
          </table:table-cell>
          <table:table-cell table:style-name="ce189"/>
          <table:table-cell table:style-name="ce189" office:value-type="string">
            <text:p>1. Verify that category window gets opened</text:p>
            <text:p>2. Verify that category Description, Tags <text:s/>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29_ShowAgentNetworkDetails</text:p>
          </table:table-cell>
          <table:table-cell table:style-name="ce175" office:value-type="string">
            <text:p>L1</text:p>
          </table:table-cell>
          <table:table-cell table:style-name="ce189" office:value-type="string">
            <text:p>Show agents network details</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network” option under “show” pop up menu</text:p>
          </table:table-cell>
          <table:table-cell table:style-name="ce189"/>
          <table:table-cell table:style-name="ce189" office:value-type="string">
            <text:p>1. Verify that agent's network details gets displayed to the user</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9">
          <table:table-cell table:style-name="ce178" office:value-type="string">
            <text:p>TE030_ShowAgentIssueDetails</text:p>
          </table:table-cell>
          <table:table-cell table:style-name="ce175" office:value-type="string">
            <text:p>L1</text:p>
          </table:table-cell>
          <table:table-cell table:style-name="ce189" office:value-type="string">
            <text:p>Show agents issue details</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issues” option under “show” pop up menu</text:p>
          </table:table-cell>
          <table:table-cell table:style-name="ce189"/>
          <table:table-cell table:style-name="ce189" office:value-type="string">
            <text:p>1. Verify that agent's issue details gets displayed to the user</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31_ShowAgentDetails</text:p>
          </table:table-cell>
          <table:table-cell table:style-name="ce175" office:value-type="string">
            <text:p>L1</text:p>
          </table:table-cell>
          <table:table-cell table:style-name="ce189" office:value-type="string">
            <text:p>Show agent details</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details” option under “show” pop up menu</text:p>
          </table:table-cell>
          <table:table-cell table:style-name="ce189"/>
          <table:table-cell table:style-name="ce189" office:value-type="string">
            <text:p>1. Verify that agent's details gets displayed to the user</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0">
          <table:table-cell table:style-name="ce175" office:value-type="string">
            <text:p>TE032_CreateLocale</text:p>
          </table:table-cell>
          <table:table-cell table:style-name="ce175" office:value-type="string">
            <text:p>L0</text:p>
          </table:table-cell>
          <table:table-cell table:style-name="ce175" office:value-type="string">
            <text:p>Create Locale</text:p>
          </table:table-cell>
          <table:table-cell table:style-name="ce175"/>
          <table:table-cell table:style-name="ce175" office:value-type="string">
            <text:p>1. Login to the Channels</text:p>
            <text:p>2. Click on About plan under show pop up menu</text:p>
            <text:p>3. Click on Locale text filed and enter the details</text:p>
          </table:table-cell>
          <table:table-cell table:style-name="ce175" office:value-type="string">
            <text:p>"Places 1"</text:p>
          </table:table-cell>
          <table:table-cell table:style-name="ce175" office:value-type="string">
            <text:p>1. Verify that Locale can be cre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33_ViewLocale</text:p>
          </table:table-cell>
          <table:table-cell table:style-name="ce175" office:value-type="string">
            <text:p>L1</text:p>
          </table:table-cell>
          <table:table-cell table:style-name="ce175" office:value-type="string">
            <text:p>View Locale</text:p>
          </table:table-cell>
          <table:table-cell table:style-name="ce175"/>
          <table:table-cell table:style-name="ce175" office:value-type="string">
            <text:p>1. Login to the Channels</text:p>
            <text:p>2. Click on Index under show pop up menu</text:p>
            <text:p>3. Select Places form dropdown list</text:p>
            <text:p/>
          </table:table-cell>
          <table:table-cell table:style-name="ce175" office:value-type="string">
            <text:p>"Places 1"</text:p>
          </table:table-cell>
          <table:table-cell table:style-name="ce175" office:value-type="string">
            <text:p>1. Verify that Locale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34_UpdateLocaleName</text:p>
          </table:table-cell>
          <table:table-cell table:style-name="ce175" office:value-type="string">
            <text:p>L1</text:p>
          </table:table-cell>
          <table:table-cell table:style-name="ce189" office:value-type="string">
            <text:p>Update Locale name</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189"/>
          <table:table-cell table:style-name="ce189" office:value-type="string">
            <text:p>1. Verify that new window with title “About Actual Place: &lt;Locale name&gt;” gets opened</text:p>
            <text:p>1. Verify that Locale na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6" office:value-type="string">
            <text:p>TE035_UpdateLocaleWithSpecialCharacters</text:p>
          </table:table-cell>
          <table:table-cell table:style-name="ce188" office:value-type="string">
            <text:p>L2</text:p>
          </table:table-cell>
          <table:table-cell table:style-name="ce188" office:value-type="string">
            <text:p>Update Locale with invalid name ( Junk Characters )</text:p>
          </table:table-cell>
          <table:table-cell table:style-name="ce188"/>
          <table:table-cell table:style-name="ce188"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188"/>
          <table:table-cell table:style-name="ce188" office:value-type="string">
            <text:p>1. Verify that Locale name should not gets updated</text:p>
            <text:p>2. Proper message should be displayed to the user as “Enter valid Locale name”</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7</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1">
          <table:table-cell table:style-name="ce175" office:value-type="string">
            <text:p>TE036_UpdateLocaleDescription</text:p>
          </table:table-cell>
          <table:table-cell table:style-name="ce175" office:value-type="string">
            <text:p>L1</text:p>
          </table:table-cell>
          <table:table-cell table:style-name="ce189" office:value-type="string">
            <text:p>Update Locale <text:s/>description</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189"/>
          <table:table-cell table:style-name="ce189" office:value-type="string">
            <text:p>1. Verify that Locale description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9" office:value-type="string">
            <text:p>TE037_UpdateLocaleTags</text:p>
          </table:table-cell>
          <table:table-cell table:style-name="ce175" office:value-type="string">
            <text:p>L1</text:p>
          </table:table-cell>
          <table:table-cell table:style-name="ce189" office:value-type="string">
            <text:p>Update Locale Tag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189"/>
          <table:table-cell table:style-name="ce189" office:value-type="string">
            <text:p>1. Verify that Locale Tags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0" office:value-type="string">
            <text:p>TE038_AddLocaleCategory</text:p>
          </table:table-cell>
          <table:table-cell table:style-name="ce175" office:value-type="string">
            <text:p>L0</text:p>
          </table:table-cell>
          <table:table-cell table:style-name="ce189" office:value-type="string">
            <text:p>Add Locale's Category</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189"/>
          <table:table-cell table:style-name="ce189" office:value-type="string">
            <text:p>1. Verify that Locale's Category gets add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6" office:value-type="string">
            <text:p>TE039_UpdateLocaleCategoryWithJunkCharacters</text:p>
          </table:table-cell>
          <table:table-cell table:style-name="ce188" office:value-type="string">
            <text:p>L2</text:p>
          </table:table-cell>
          <table:table-cell table:style-name="ce188" office:value-type="string">
            <text:p>Add Locale's Category with junk characters</text:p>
          </table:table-cell>
          <table:table-cell table:style-name="ce188"/>
          <table:table-cell table:style-name="ce188"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188"/>
          <table:table-cell table:style-name="ce188" office:value-type="string">
            <text:p>1. Verify that Locale's Category should not gets added</text:p>
            <text:p>2. Proper error message should be displayed to the user as “Enter valid category name”</text:p>
            <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5</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1">
          <table:table-cell table:style-name="ce175" office:value-type="string">
            <text:p>TE040_RemoveLocaleCategory</text:p>
          </table:table-cell>
          <table:table-cell table:style-name="ce175" office:value-type="string">
            <text:p>L1</text:p>
          </table:table-cell>
          <table:table-cell table:style-name="ce189" office:value-type="string">
            <text:p>Remove Locale's Category</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189"/>
          <table:table-cell table:style-name="ce189" office:value-type="string">
            <text:p>1. Verify that the category gets remov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41_ShowLocaleViewAllTypes</text:p>
          </table:table-cell>
          <table:table-cell table:style-name="ce175" office:value-type="string">
            <text:p>L1</text:p>
          </table:table-cell>
          <table:table-cell table:style-name="ce189" office:value-type="string">
            <text:p>Click on “View all types” Link</text:p>
          </table:table-cell>
          <table:table-cell table:style-name="ce189"/>
          <table:table-cell table:style-name="ce189" office:value-type="string">
            <text:p>1. Login to channels with valid credentials</text:p>
            <text:p>2. Click on “About plan” option under “Show”</text:p>
            <text:p>pop up menu</text:p>
            <text:p>3. Click on “Locale” Link</text:p>
            <text:p>4. Click on “View all types” Link</text:p>
          </table:table-cell>
          <table:table-cell table:style-name="ce189"/>
          <table:table-cell table:style-name="ce189" office:value-type="string">
            <text:p>1. Verify that new window gets opened with title as About Plan : &lt;plan nam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42_AttachFileToLocale</text:p>
          </table:table-cell>
          <table:table-cell table:style-name="ce175" office:value-type="string">
            <text:p>L1</text:p>
          </table:table-cell>
          <table:table-cell table:style-name="ce189" office:value-type="string">
            <text:p>Locale's Attachment as a file</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189"/>
          <table:table-cell table:style-name="ce189" office:value-type="string">
            <text:p>1. Verify that file dialog box gets opened</text:p>
            <text:p>2. Verify that the attachment gets attach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43_DeleteLocaleAttachment</text:p>
          </table:table-cell>
          <table:table-cell table:style-name="ce175" office:value-type="string">
            <text:p>L1</text:p>
          </table:table-cell>
          <table:table-cell table:style-name="ce189" office:value-type="string">
            <text:p>Delete Locale's Attachment</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189"/>
          <table:table-cell table:style-name="ce189" office:value-type="string">
            <text:p>1. Verify that the attachment gets dele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44</text:p>
          </table:table-cell>
          <table:table-cell table:style-name="ce175" office:value-type="string">
            <text:p>L1</text:p>
          </table:table-cell>
          <table:table-cell table:style-name="ce189" office:value-type="string">
            <text:p>Open Locale's Attachment</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189"/>
          <table:table-cell table:style-name="ce189" office:value-type="string">
            <text:p>1. Verify that the attachment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45_AttachPictureToLocale</text:p>
          </table:table-cell>
          <table:table-cell table:style-name="ce175" office:value-type="string">
            <text:p>L1</text:p>
          </table:table-cell>
          <table:table-cell table:style-name="ce189" office:value-type="string">
            <text:p>Locale's Picture Attachment</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189"/>
          <table:table-cell table:style-name="ce189" office:value-type="string">
            <text:p>1. Verify that picture attachment gets attached</text:p>
            <text:p>2. Verify that “picture” option gets removed from the “attach” lis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6" office:value-type="string">
            <text:p>TE046_DeleteLocalePicture</text:p>
          </table:table-cell>
          <table:table-cell table:style-name="ce176" office:value-type="string">
            <text:p>L1</text:p>
          </table:table-cell>
          <table:table-cell table:style-name="ce188" office:value-type="string">
            <text:p>Delete Locale's Picture Attachment</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188"/>
          <table:table-cell table:style-name="ce188" office:value-type="string">
            <text:p>1. Verify that picture attachment gets deleted</text:p>
            <text:p>2. Verify that “picture” option gets added in the “attach” list</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52</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5" office:value-type="string">
            <text:p>TE047_NamedLocaleAttachment</text:p>
          </table:table-cell>
          <table:table-cell table:style-name="ce175" office:value-type="string">
            <text:p>L1</text:p>
          </table:table-cell>
          <table:table-cell table:style-name="ce189" office:value-type="string">
            <text:p>Locale's attachment with named value</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189"/>
          <table:table-cell table:style-name="ce189" office:value-type="string">
            <text:p>1. Verify that the file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48_LocaleAttachmentAsURL</text:p>
          </table:table-cell>
          <table:table-cell table:style-name="ce175" office:value-type="string">
            <text:p>L1</text:p>
          </table:table-cell>
          <table:table-cell table:style-name="ce189" office:value-type="string">
            <text:p>Locale's attachment as a valid URL</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189"/>
          <table:table-cell table:style-name="ce189" office:value-type="string">
            <text:p>1. Verify that the attachment gets attached as a URL</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6" office:value-type="string">
            <text:p>TE049_AttachInvalidURLToLocale</text:p>
          </table:table-cell>
          <table:table-cell table:style-name="ce188" office:value-type="string">
            <text:p>L2</text:p>
          </table:table-cell>
          <table:table-cell table:style-name="ce188" office:value-type="string">
            <text:p>Locale's attachment as an invalid URL</text:p>
          </table:table-cell>
          <table:table-cell table:style-name="ce188"/>
          <table:table-cell table:style-name="ce188"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188"/>
          <table:table-cell table:style-name="ce188" office:value-type="string">
            <text:p>1. Verify that the attachment should not get attached as a URL</text:p>
            <text:p>2. Verify that proper error message should be displayed to the user as “Enter Valid URL”</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6</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7">
          <table:table-cell table:style-name="ce175" office:value-type="string">
            <text:p>TE050</text:p>
          </table:table-cell>
          <table:table-cell table:style-name="ce175" office:value-type="string">
            <text:p>L1</text:p>
          </table:table-cell>
          <table:table-cell table:style-name="ce189" office:value-type="string">
            <text:p>Open Locale's Attached URL</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189"/>
          <table:table-cell table:style-name="ce189" office:value-type="string">
            <text:p>1. Verify that the attached URL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51_LocaleAttachmentAsURLUsingNamedValue</text:p>
          </table:table-cell>
          <table:table-cell table:style-name="ce175" office:value-type="string">
            <text:p>L1</text:p>
          </table:table-cell>
          <table:table-cell table:style-name="ce189" office:value-type="string">
            <text:p>Attach Locale's attachment as a URL with named value</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189"/>
          <table:table-cell table:style-name="ce189" office:value-type="string">
            <text:p>1. Verify that the URL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52_UpdateLocaleIsWithin</text:p>
          </table:table-cell>
          <table:table-cell table:style-name="ce175" office:value-type="string">
            <text:p>L1</text:p>
          </table:table-cell>
          <table:table-cell table:style-name="ce189" office:value-type="string">
            <text:p>Update Locale's “Is within”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189"/>
          <table:table-cell table:style-name="ce189" office:value-type="string">
            <text:p>1. Verify that Locale's “Is within” details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53_UpdateLocaleStreetAddress</text:p>
          </table:table-cell>
          <table:table-cell table:style-name="ce175" office:value-type="string">
            <text:p>L1</text:p>
          </table:table-cell>
          <table:table-cell table:style-name="ce189" office:value-type="string">
            <text:p>Update Locale's “Street address”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189"/>
          <table:table-cell table:style-name="ce189" office:value-type="string">
            <text:p>1. Verify that Locale's “Street address” details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54_UpdateLocalePostalCode</text:p>
          </table:table-cell>
          <table:table-cell table:style-name="ce175" office:value-type="string">
            <text:p>L1</text:p>
          </table:table-cell>
          <table:table-cell table:style-name="ce189" office:value-type="string">
            <text:p>Update Locale's “Postal Code”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189"/>
          <table:table-cell table:style-name="ce189" office:value-type="string">
            <text:p>1. Verify that Locale's “Street address” details gets upda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6" office:value-type="string">
            <text:p>TE055</text:p>
          </table:table-cell>
          <table:table-cell table:style-name="ce188" office:value-type="string">
            <text:p>L2</text:p>
          </table:table-cell>
          <table:table-cell table:style-name="ce188" office:value-type="string">
            <text:p>Update Locale's “Postal Code” details using junk characters</text:p>
          </table:table-cell>
          <table:table-cell table:style-name="ce188"/>
          <table:table-cell table:style-name="ce188"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188"/>
          <table:table-cell table:style-name="ce188" office:value-type="string">
            <text:p>1. Verify that Locale's “Postal Code” details should not be updated</text:p>
            <text:p>2. Verify that proper error message should be displayed to the user as “Enter valid postal code”</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8</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2">
          <table:table-cell table:style-name="ce175" office:value-type="string">
            <text:p>TE056_UpdateLocaleCityCountryPlace</text:p>
          </table:table-cell>
          <table:table-cell table:style-name="ce175" office:value-type="string">
            <text:p>L1</text:p>
          </table:table-cell>
          <table:table-cell table:style-name="ce189" office:value-type="string">
            <text:p>Update Locale's “City, county, state and/or country”</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189"/>
          <table:table-cell table:style-name="ce189" office:value-type="string">
            <text:p>1. Verify that Locale's “City, county, state and/or country” details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6" office:value-type="string">
            <text:p>TE057</text:p>
          </table:table-cell>
          <table:table-cell table:style-name="ce176" office:value-type="string">
            <text:p>L0</text:p>
          </table:table-cell>
          <table:table-cell table:style-name="ce188" office:value-type="string">
            <text:p>Show Locale's map details</text:p>
          </table:table-cell>
          <table:table-cell table:style-name="ce188"/>
          <table:table-cell table:style-name="ce188"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188"/>
          <table:table-cell table:style-name="ce188" office:value-type="string">
            <text:p>1. Verify that Locale's map details gets displayed to the user</text:p>
            <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9</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4">
          <table:table-cell table:style-name="ce175" office:value-type="string">
            <text:p>TE058_ShowLocaleIssueDetails</text:p>
          </table:table-cell>
          <table:table-cell table:style-name="ce175" office:value-type="string">
            <text:p>L1</text:p>
          </table:table-cell>
          <table:table-cell table:style-name="ce189" office:value-type="string">
            <text:p>Show Locale's issue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189"/>
          <table:table-cell table:style-name="ce189" office:value-type="string">
            <text:p>1. Verify that Locale's issue details gets displayed to the user</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59_ShowLocaleDetails</text:p>
          </table:table-cell>
          <table:table-cell table:style-name="ce175" office:value-type="string">
            <text:p>L1</text:p>
          </table:table-cell>
          <table:table-cell table:style-name="ce189" office:value-type="string">
            <text:p>Show Locale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189"/>
          <table:table-cell table:style-name="ce189" office:value-type="string">
            <text:p>1. Verify that Locale details gets displayed to the user</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60_AddNewMedium</text:p>
          </table:table-cell>
          <table:table-cell table:style-name="ce175" office:value-type="string">
            <text:p>L0</text:p>
          </table:table-cell>
          <table:table-cell table:style-name="ce175" office:value-type="string">
            <text:p>Transmission media</text:p>
          </table:table-cell>
          <table:table-cell table:style-name="ce175"/>
          <table:table-cell table:style-name="ce175" office:value-type="string">
            <text:p>1. Login to the Channels</text:p>
            <text:p>2. Click on add info sent</text:p>
            <text:p>3. Select the channels to new medium</text:p>
            <text:p/>
          </table:table-cell>
          <table:table-cell table:style-name="ce175" office:value-type="string">
            <text:p>"Transmission Media"</text:p>
          </table:table-cell>
          <table:table-cell table:style-name="ce175" office:value-type="string">
            <text:p>1. <text:s/>Verify that Transmission can be cre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61_ViewMedium</text:p>
          </table:table-cell>
          <table:table-cell table:style-name="ce175" office:value-type="string">
            <text:p>L1</text:p>
          </table:table-cell>
          <table:table-cell table:style-name="ce175" office:value-type="string">
            <text:p>View Transmission Media</text:p>
          </table:table-cell>
          <table:table-cell table:style-name="ce175"/>
          <table:table-cell table:style-name="ce175" office:value-type="string">
            <text:p>1. Login to the Channels</text:p>
            <text:p>2. Click on add info sent link</text:p>
            <text:p>3. Add New Medium</text:p>
            <text:p>4. Click on newly added medium</text:p>
            <text:p/>
            <text:p/>
          </table:table-cell>
          <table:table-cell table:style-name="ce175" office:value-type="string">
            <text:p>"Transmission Media"</text:p>
          </table:table-cell>
          <table:table-cell table:style-name="ce175" office:value-type="string">
            <text:p>1. Verify that Media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81" office:value-type="string">
            <text:p>TE062</text:p>
          </table:table-cell>
          <table:table-cell table:style-name="ce181" office:value-type="string">
            <text:p>L1</text:p>
          </table:table-cell>
          <table:table-cell table:style-name="ce181" office:value-type="string">
            <text:p>View Default Transmission Media issues</text:p>
          </table:table-cell>
          <table:table-cell table:style-name="ce181"/>
          <table:table-cell table:style-name="ce181" office:value-type="string">
            <text:p>1. Login to the Channels</text:p>
            <text:p>2. Click on Index under show pop up menu</text:p>
            <text:p>3. Select Media form dropdown list</text:p>
            <text:p>4. Click on “issues” option under “show” pop up menu</text:p>
          </table:table-cell>
          <table:table-cell table:style-name="ce181" office:value-type="string">
            <text:p>"Transmission Media"</text:p>
          </table:table-cell>
          <table:table-cell table:style-name="ce181" office:value-type="string">
            <text:p>1. Verify that issues related to selected transmission media gets displayed</text:p>
          </table:table-cell>
          <table:table-cell table:style-name="ce181"/>
          <table:table-cell table:style-name="ce181" office:value-type="string">
            <text:p>PASS</text:p>
          </table:table-cell>
          <table:table-cell table:style-name="ce181" office:value-type="string">
            <text:p>NO</text:p>
          </table:table-cell>
          <table:table-cell table:style-name="ce181" office:value-type="string">
            <text:p>#158</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48">
          <table:table-cell table:style-name="ce175" office:value-type="string">
            <text:p>TE063_UpdateMediumName</text:p>
          </table:table-cell>
          <table:table-cell table:style-name="ce175" office:value-type="string">
            <text:p>L1</text:p>
          </table:table-cell>
          <table:table-cell table:style-name="ce189" office:value-type="string">
            <text:p>Update Transmission Medium name ( Valid Name )</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189"/>
          <table:table-cell table:style-name="ce189" office:value-type="string">
            <text:p>1. Verify that new medium gets added</text:p>
            <text:p>2. Verify that newly added medium's na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64_UpdateTransmissionMediumNameWithSpecialCharacters</text:p>
          </table:table-cell>
          <table:table-cell table:style-name="ce188" office:value-type="string">
            <text:p>L2</text:p>
          </table:table-cell>
          <table:table-cell table:style-name="ce188" office:value-type="string">
            <text:p>Update Transmission Medium name ( Invalid Name )</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188"/>
          <table:table-cell table:style-name="ce188" office:value-type="string">
            <text:p>1. Verify newly added medium's name should not be updated</text:p>
            <text:p>2. Verify that proper error message should be displayed to the user as “Enter valid medium name”</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7</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5" office:value-type="string">
            <text:p>TE065_UpdateMediumDescription</text:p>
          </table:table-cell>
          <table:table-cell table:style-name="ce175" office:value-type="string">
            <text:p>L1</text:p>
          </table:table-cell>
          <table:table-cell table:style-name="ce189" office:value-type="string">
            <text:p>Update Transmission Medium descriptio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189"/>
          <table:table-cell table:style-name="ce189" office:value-type="string">
            <text:p>1. Verify that Medium's description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66_UpdateMediumTags</text:p>
          </table:table-cell>
          <table:table-cell table:style-name="ce175" office:value-type="string">
            <text:p>L1</text:p>
          </table:table-cell>
          <table:table-cell table:style-name="ce189" office:value-type="string">
            <text:p>Update Transmission Medium Tags</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189"/>
          <table:table-cell table:style-name="ce189" office:value-type="string">
            <text:p>1. Verify that Medium Tags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67_AddMediumCategory</text:p>
          </table:table-cell>
          <table:table-cell table:style-name="ce175" office:value-type="string">
            <text:p>L0</text:p>
          </table:table-cell>
          <table:table-cell table:style-name="ce189" office:value-type="string">
            <text:p>Add Transmission Medium Category</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189"/>
          <table:table-cell table:style-name="ce189" office:value-type="string">
            <text:p>1. Verify that Transmission Medium's Category gets add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68_AddTransmissionMediumCategoryNameWithSpecialCharacters</text:p>
          </table:table-cell>
          <table:table-cell table:style-name="ce188" office:value-type="string">
            <text:p>L2</text:p>
          </table:table-cell>
          <table:table-cell table:style-name="ce188" office:value-type="string">
            <text:p>Add Transmission Medium Category with junk characters</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188"/>
          <table:table-cell table:style-name="ce188" office:value-type="string">
            <text:p>1. Verify that Transmission Medium's Category should not get added</text:p>
            <text:p>2. Proper error message should be displayed to the user as “Enter valid category name”</text:p>
            <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5</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5" office:value-type="string">
            <text:p>TE069_RemoveMediumCategory</text:p>
          </table:table-cell>
          <table:table-cell table:style-name="ce175" office:value-type="string">
            <text:p>L1</text:p>
          </table:table-cell>
          <table:table-cell table:style-name="ce189" office:value-type="string">
            <text:p>Remove Transmission Medium's Category</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189"/>
          <table:table-cell table:style-name="ce189" office:value-type="string">
            <text:p>1. Verify that the category gets remov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70_ViewAllTypesOfMedium</text:p>
          </table:table-cell>
          <table:table-cell table:style-name="ce175" office:value-type="string">
            <text:p>L1</text:p>
          </table:table-cell>
          <table:table-cell table:style-name="ce189" office:value-type="string">
            <text:p>Click on “View all types” Link</text:p>
          </table:table-cell>
          <table:table-cell table:style-name="ce189"/>
          <table:table-cell table:style-name="ce189" office:value-type="string">
            <text:p>1. Login to channels with valid credentials</text:p>
            <text:p>2. Create new medium in add info receive.</text:p>
            <text:p>3. Click on new medium</text:p>
            <text:p>4. Click on “View all types” Link</text:p>
          </table:table-cell>
          <table:table-cell table:style-name="ce189"/>
          <table:table-cell table:style-name="ce189" office:value-type="string">
            <text:p>1. Verify that new window gets opened with title as About Plan : &lt;plan nam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71_AttachFileToMedium</text:p>
          </table:table-cell>
          <table:table-cell table:style-name="ce175" office:value-type="string">
            <text:p>L1</text:p>
          </table:table-cell>
          <table:table-cell table:style-name="ce189" office:value-type="string">
            <text:p>Transmission Media's Attachment as a file</text:p>
          </table:table-cell>
          <table:table-cell table:style-name="ce189"/>
          <table:table-cell table:style-name="ce189" office:value-type="string">
            <text:p>1. Login to channels with valid credentials</text:p>
            <text:p>2. Create new medium in add info receive.</text:p>
            <text:p>3. Click on new medium</text:p>
            <text:p>4. Attach a file.</text:p>
          </table:table-cell>
          <table:table-cell table:style-name="ce189"/>
          <table:table-cell table:style-name="ce189" office:value-type="string">
            <text:p>1. Verify that the attachment gets attach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072_DeleteMediumAttachment</text:p>
          </table:table-cell>
          <table:table-cell table:style-name="ce175" office:value-type="string">
            <text:p>L1</text:p>
          </table:table-cell>
          <table:table-cell table:style-name="ce189" office:value-type="string">
            <text:p>Delete Transmission Medium's Attachm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189"/>
          <table:table-cell table:style-name="ce189" office:value-type="string">
            <text:p>1. Verify that the attachment gets dele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5" office:value-type="string">
            <text:p>TE073</text:p>
          </table:table-cell>
          <table:table-cell table:style-name="ce175" office:value-type="string">
            <text:p>L1</text:p>
          </table:table-cell>
          <table:table-cell table:style-name="ce189" office:value-type="string">
            <text:p>Open Transmission Medium's Attachm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189"/>
          <table:table-cell table:style-name="ce189" office:value-type="string">
            <text:p>1. Verify that the attachment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5" office:value-type="string">
            <text:p>TE074_TransmissionNamedAttachment</text:p>
          </table:table-cell>
          <table:table-cell table:style-name="ce175" office:value-type="string">
            <text:p>L1</text:p>
          </table:table-cell>
          <table:table-cell table:style-name="ce189" office:value-type="string">
            <text:p>Transmission Medium's attachment with named value</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189"/>
          <table:table-cell table:style-name="ce189" office:value-type="string">
            <text:p>1. Verify that the file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075_TransmissionMediumURLAttachment</text:p>
          </table:table-cell>
          <table:table-cell table:style-name="ce175" office:value-type="string">
            <text:p>L1</text:p>
          </table:table-cell>
          <table:table-cell table:style-name="ce189" office:value-type="string">
            <text:p>Transmission's attachment as a valid URL</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189"/>
          <table:table-cell table:style-name="ce189" office:value-type="string">
            <text:p>1. Verify that the attachment gets attached as a URL</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76</text:p>
          </table:table-cell>
          <table:table-cell table:style-name="ce188" office:value-type="string">
            <text:p>L2</text:p>
          </table:table-cell>
          <table:table-cell table:style-name="ce188" office:value-type="string">
            <text:p>Transmission Medium's attachment as an invalid URL</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188"/>
          <table:table-cell table:style-name="ce188" office:value-type="string">
            <text:p>1. Verify that the attachment should not get attached as a URL</text:p>
            <text:p>1. Verify that proper error message should be displayed to the user as “Enter Valid URL”</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6</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78">
          <table:table-cell table:style-name="ce175" office:value-type="string">
            <text:p>TE077</text:p>
          </table:table-cell>
          <table:table-cell table:style-name="ce175" office:value-type="string">
            <text:p>L1</text:p>
          </table:table-cell>
          <table:table-cell table:style-name="ce189" office:value-type="string">
            <text:p>Open Transmission Medium's Attached URL</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189"/>
          <table:table-cell table:style-name="ce189" office:value-type="string">
            <text:p>1. Verify that the attached URL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5" office:value-type="string">
            <text:p>TE078</text:p>
          </table:table-cell>
          <table:table-cell table:style-name="ce175" office:value-type="string">
            <text:p>L1</text:p>
          </table:table-cell>
          <table:table-cell table:style-name="ce189" office:value-type="string">
            <text:p>Transmission Medium's attachment as a URL with named value</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189"/>
          <table:table-cell table:style-name="ce189" office:value-type="string">
            <text:p>1. Verify that the URL gets attached with the name &lt;named value&gt;</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79</text:p>
          </table:table-cell>
          <table:table-cell table:style-name="ce175" office:value-type="string">
            <text:p>L1</text:p>
          </table:table-cell>
          <table:table-cell table:style-name="ce189" office:value-type="string">
            <text:p>Update Transmission Medium's “Mode of transmissio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189"/>
          <table:table-cell table:style-name="ce189" office:value-type="string">
            <text:p>1. Verify that Transmission Medium's “Mode of transmission” <text:s/>gets upda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80</text:p>
          </table:table-cell>
          <table:table-cell table:style-name="ce175" office:value-type="string">
            <text:p>L1</text:p>
          </table:table-cell>
          <table:table-cell table:style-name="ce189" office:value-type="string">
            <text:p>Reset Transmission Medium's “Mode of transmissio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189"/>
          <table:table-cell table:style-name="ce189" office:value-type="string">
            <text:p>1. Verify that Transmission Medium's “Mode of transmission” <text:s/>gets reset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1</text:p>
          </table:table-cell>
          <table:table-cell table:style-name="ce175" office:value-type="string">
            <text:p>L1</text:p>
          </table:table-cell>
          <table:table-cell table:style-name="ce189" office:value-type="string">
            <text:p>Update Transmission Medium's “Address patter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189"/>
          <table:table-cell table:style-name="ce189" office:value-type="string">
            <text:p>1. Verify that Transmission Medium's “Address pattern” <text:s/>gets upda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2</text:p>
          </table:table-cell>
          <table:table-cell table:style-name="ce175" office:value-type="string">
            <text:p>L1</text:p>
          </table:table-cell>
          <table:table-cell table:style-name="ce189" office:value-type="string">
            <text:p>Update Transmission Medium's “Delegates transmission to”</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189"/>
          <table:table-cell table:style-name="ce189" office:value-type="string">
            <text:p>1. Verify that the transmission gets delegated to the selected option</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83</text:p>
          </table:table-cell>
          <table:table-cell table:style-name="ce175" office:value-type="string">
            <text:p>L1</text:p>
          </table:table-cell>
          <table:table-cell table:style-name="ce189" office:value-type="string">
            <text:p>Delete Transmission Medium's “Delegates transmission to”</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189"/>
          <table:table-cell table:style-name="ce189" office:value-type="string">
            <text:p>1. Verify that “Delegates transmission to &lt;List value&gt;” gets dele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1" office:value-type="string">
            <text:p>TE084_CreateEvent</text:p>
          </table:table-cell>
          <table:table-cell table:style-name="ce181" office:value-type="string">
            <text:p>L0</text:p>
          </table:table-cell>
          <table:table-cell table:style-name="ce181" office:value-type="string">
            <text:p>Event</text:p>
          </table:table-cell>
          <table:table-cell table:style-name="ce181"/>
          <table:table-cell table:style-name="ce181"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81" office:value-type="string">
            <text:p>"Event"</text:p>
          </table:table-cell>
          <table:table-cell table:style-name="ce181" office:value-type="string">
            <text:p>1. Verify that event can be created</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105</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11">
          <table:table-cell table:style-name="ce176" office:value-type="string">
            <text:p>TE085_CreateEventWithSpecialCharacters</text:p>
          </table:table-cell>
          <table:table-cell table:style-name="ce176" office:value-type="string">
            <text:p>L2</text:p>
          </table:table-cell>
          <table:table-cell table:style-name="ce176" office:value-type="string">
            <text:p>Create event with junk characters</text:p>
          </table:table-cell>
          <table:table-cell table:style-name="ce176"/>
          <table:table-cell table:style-name="ce176"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76" office:value-type="string">
            <text:p>")(*&amp;^%$#@!"</text:p>
          </table:table-cell>
          <table:table-cell table:style-name="ce176" office:value-type="string">
            <text:p>1. Verify that event can not get created</text:p>
          </table:table-cell>
          <table:table-cell table:style-name="ce176" office:value-type="string">
            <text:p>Event get created</text:p>
          </table:table-cell>
          <table:table-cell table:style-name="ce176" office:value-type="string">
            <text:p>FAIL</text:p>
          </table:table-cell>
          <table:table-cell table:style-name="ce176" office:value-type="string">
            <text:p>YES</text:p>
          </table:table-cell>
          <table:table-cell table:style-name="ce176" office:value-type="string">
            <text:p>#170</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4">
          <table:table-cell table:style-name="ce175" office:value-type="string">
            <text:p>TE086_ViewEvent</text:p>
          </table:table-cell>
          <table:table-cell table:style-name="ce175" office:value-type="string">
            <text:p>L1</text:p>
          </table:table-cell>
          <table:table-cell table:style-name="ce175" office:value-type="string">
            <text:p>View Event</text:p>
          </table:table-cell>
          <table:table-cell table:style-name="ce175"/>
          <table:table-cell table:style-name="ce175" office:value-type="string">
            <text:p>1. Login to the Channels</text:p>
            <text:p>2. Click on Index under show pop up menu</text:p>
            <text:p>3. Select Events form dropdown list</text:p>
            <text:p/>
          </table:table-cell>
          <table:table-cell table:style-name="ce175" office:value-type="string">
            <text:p>"Event"</text:p>
          </table:table-cell>
          <table:table-cell table:style-name="ce175" office:value-type="string">
            <text:p>1. Verify that Event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87_UpdateEventName</text:p>
          </table:table-cell>
          <table:table-cell table:style-name="ce175" office:value-type="string">
            <text:p>L1</text:p>
          </table:table-cell>
          <table:table-cell table:style-name="ce175" office:value-type="string">
            <text:p>Event Nam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175"/>
          <table:table-cell table:style-name="ce175" office:value-type="string">
            <text:p>1. <text:s/>Verify that the name of event can be upd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8_EventDescription</text:p>
          </table:table-cell>
          <table:table-cell table:style-name="ce175" office:value-type="string">
            <text:p>L1</text:p>
          </table:table-cell>
          <table:table-cell table:style-name="ce175" office:value-type="string">
            <text:p>Event Description</text:p>
          </table:table-cell>
          <table:table-cell table:style-name="ce175"/>
          <table:table-cell table:style-name="ce17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175"/>
          <table:table-cell table:style-name="ce175" office:value-type="string">
            <text:p>1. Verify that descrip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9_EventTagLink</text:p>
          </table:table-cell>
          <table:table-cell table:style-name="ce175" office:value-type="string">
            <text:p>L1</text:p>
          </table:table-cell>
          <table:table-cell table:style-name="ce175" office:value-type="string">
            <text:p>Event Tags link</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175"/>
          <table:table-cell table:style-name="ce175" office:value-type="string">
            <text:p>1. Verify that when clicked on tags link the 'about tag' window ope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0_EventTags</text:p>
          </table:table-cell>
          <table:table-cell table:style-name="ce175" office:value-type="string">
            <text:p>L1</text:p>
          </table:table-cell>
          <table:table-cell table:style-name="ce175" office:value-type="string">
            <text:p>Event Tag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175"/>
          <table:table-cell table:style-name="ce175" office:value-type="string">
            <text:p>1. Verify that tags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1_EventCategories</text:p>
          </table:table-cell>
          <table:table-cell table:style-name="ce175" office:value-type="string">
            <text:p>L0</text:p>
          </table:table-cell>
          <table:table-cell table:style-name="ce175" office:value-type="string">
            <text:p>Event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175"/>
          <table:table-cell table:style-name="ce175" office:value-type="string">
            <text:p>1. Verify that categorie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2_RemoveCategoriesOfEvents</text:p>
          </table:table-cell>
          <table:table-cell table:style-name="ce175" office:value-type="string">
            <text:p>L1</text:p>
          </table:table-cell>
          <table:table-cell table:style-name="ce175" office:value-type="string">
            <text:p>Event Remove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175"/>
          <table:table-cell table:style-name="ce175" office:value-type="string">
            <text:p>1. Verify that categories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3_EventAttachOption</text:p>
          </table:table-cell>
          <table:table-cell table:style-name="ce175" office:value-type="string">
            <text:p>L1</text:p>
          </table:table-cell>
          <table:table-cell table:style-name="ce175" office:value-type="string">
            <text:p>Event Attach</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175"/>
          <table:table-cell table:style-name="ce175" office:value-type="string">
            <text:p>1. Verify that attach contains list of optio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4_EventAttachmentAsPicture</text:p>
          </table:table-cell>
          <table:table-cell table:style-name="ce175" office:value-type="string">
            <text:p>L1</text:p>
          </table:table-cell>
          <table:table-cell table:style-name="ce175" office:value-type="string">
            <text:p>Event Attach&lt;Pictures&gt;</text:p>
          </table:table-cell>
          <table:table-cell table:style-name="ce175"/>
          <table:table-cell table:style-name="ce17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175"/>
          <table:table-cell table:style-name="ce175" office:value-type="string">
            <text:p>1. Verify that pictur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5_EventAttachmentAsReference</text:p>
          </table:table-cell>
          <table:table-cell table:style-name="ce175" office:value-type="string">
            <text:p>L1</text:p>
          </table:table-cell>
          <table:table-cell table:style-name="ce175" office:value-type="string">
            <text:p>Event Attach&lt;Reference&g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175"/>
          <table:table-cell table:style-name="ce175" office:value-type="string">
            <text:p>1. Verify that referenc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6_EventAttachmentAsPolicy</text:p>
          </table:table-cell>
          <table:table-cell table:style-name="ce175" office:value-type="string">
            <text:p>L1</text:p>
          </table:table-cell>
          <table:table-cell table:style-name="ce175" office:value-type="string">
            <text:p>Event Attach&lt;Policy&g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175"/>
          <table:table-cell table:style-name="ce175" office:value-type="string">
            <text:p>1. Verify that policy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7</text:p>
          </table:table-cell>
          <table:table-cell table:style-name="ce175" office:value-type="string">
            <text:p>L1</text:p>
          </table:table-cell>
          <table:table-cell table:style-name="ce175" office:value-type="string">
            <text:p>Event Attach-nam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175"/>
          <table:table-cell table:style-name="ce175" office:value-type="string">
            <text:p>1. Verify that name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8</text:p>
          </table:table-cell>
          <table:table-cell table:style-name="ce175" office:value-type="string">
            <text:p>L1</text:p>
          </table:table-cell>
          <table:table-cell table:style-name="ce175" office:value-type="string">
            <text:p>Event Fil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175"/>
          <table:table-cell table:style-name="ce175" office:value-type="string">
            <text:p>1. Verify that file radio button can be check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9</text:p>
          </table:table-cell>
          <table:table-cell table:style-name="ce175" office:value-type="string">
            <text:p>L1</text:p>
          </table:table-cell>
          <table:table-cell table:style-name="ce175" office:value-type="string">
            <text:p>Event Choose Fil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175"/>
          <table:table-cell table:style-name="ce175" office:value-type="string">
            <text:p>1. Verify that file can be selec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00_AttachFileToEvent</text:p>
          </table:table-cell>
          <table:table-cell table:style-name="ce175" office:value-type="string">
            <text:p>L1</text:p>
          </table:table-cell>
          <table:table-cell table:style-name="ce175" office:value-type="string">
            <text:p>Event Attach fil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175"/>
          <table:table-cell table:style-name="ce175" office:value-type="string">
            <text:p>1. Verify that when clicked on attach button the file can be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01_AttachURLToEvent</text:p>
          </table:table-cell>
          <table:table-cell table:style-name="ce175" office:value-type="string">
            <text:p>L1</text:p>
          </table:table-cell>
          <table:table-cell table:style-name="ce175" office:value-type="string">
            <text:p>Event URL</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175"/>
          <table:table-cell table:style-name="ce175" office:value-type="string">
            <text:p>1. Verify that URL radio button can be checked.</text:p>
            <text:p>2. Verify that text appears when clicked on URL</text:p>
            <text:p>3. Verify that URL gets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02_CopyEventAttachment</text:p>
          </table:table-cell>
          <table:table-cell table:style-name="ce175" office:value-type="string">
            <text:p>L1</text:p>
          </table:table-cell>
          <table:table-cell table:style-name="ce175" office:value-type="string">
            <text:p>Event Copy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175"/>
          <table:table-cell table:style-name="ce175" office:value-type="string">
            <text:p>1. Verify that image can be copi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03_DelteEventAttachment</text:p>
          </table:table-cell>
          <table:table-cell table:style-name="ce175" office:value-type="string">
            <text:p>L1</text:p>
          </table:table-cell>
          <table:table-cell table:style-name="ce175" office:value-type="string">
            <text:p>Event Delete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175"/>
          <table:table-cell table:style-name="ce175" office:value-type="string">
            <text:p>1. Verify that attachment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04</text:p>
          </table:table-cell>
          <table:table-cell table:style-name="ce175" office:value-type="string">
            <text:p>L1</text:p>
          </table:table-cell>
          <table:table-cell table:style-name="ce175" office:value-type="string">
            <text:p>Event Location</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175"/>
          <table:table-cell table:style-name="ce175" office:value-type="string">
            <text:p>1. Verify that location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6" office:value-type="string">
            <text:p>TE105</text:p>
          </table:table-cell>
          <table:table-cell table:style-name="ce176" office:value-type="string">
            <text:p>L1</text:p>
          </table:table-cell>
          <table:table-cell table:style-name="ce176" office:value-type="string">
            <text:p>Show Event-Map Details</text:p>
          </table:table-cell>
          <table:table-cell table:style-name="ce176"/>
          <table:table-cell table:style-name="ce176"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176"/>
          <table:table-cell table:style-name="ce176" office:value-type="string">
            <text:p>1. Verify that map window opens</text:p>
          </table:table-cell>
          <table:table-cell table:style-name="ce176"/>
          <table:table-cell table:style-name="ce176" office:value-type="string">
            <text:p>FAIL</text:p>
          </table:table-cell>
          <table:table-cell table:style-name="ce176" office:value-type="string">
            <text:p>NO</text:p>
          </table:table-cell>
          <table:table-cell table:style-name="ce188" office:value-type="string">
            <text:p>#169</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2">
          <table:table-cell table:style-name="ce175" office:value-type="string">
            <text:p>TE106</text:p>
          </table:table-cell>
          <table:table-cell table:style-name="ce175" office:value-type="string">
            <text:p>L1</text:p>
          </table:table-cell>
          <table:table-cell table:style-name="ce175" office:value-type="string">
            <text:p>Event-Issue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175"/>
          <table:table-cell table:style-name="ce175" office:value-type="string">
            <text:p>1. Verify that issues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1">
          <table:table-cell table:style-name="ce181" office:value-type="string">
            <text:p>TE107_CreatePhase</text:p>
          </table:table-cell>
          <table:table-cell table:style-name="ce181" office:value-type="string">
            <text:p>L0</text:p>
          </table:table-cell>
          <table:table-cell table:style-name="ce181" office:value-type="string">
            <text:p>Phase</text:p>
          </table:table-cell>
          <table:table-cell table:style-name="ce181"/>
          <table:table-cell table:style-name="ce181" office:value-type="string">
            <text:p>1. Login to the Channels</text:p>
            <text:p>2. Click on about plan under show pop up menu</text:p>
            <text:p>3. Click on phase textfiled and enter name</text:p>
          </table:table-cell>
          <table:table-cell table:style-name="ce181" office:value-type="string">
            <text:p>"Phase1"</text:p>
          </table:table-cell>
          <table:table-cell table:style-name="ce181" office:value-type="string">
            <text:p>1. Verify that Phase can be created</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107</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24">
          <table:table-cell table:style-name="ce176" office:value-type="string">
            <text:p>TE108_CreatPhaseWithSpecialCharacters</text:p>
          </table:table-cell>
          <table:table-cell table:style-name="ce176" office:value-type="string">
            <text:p>L2</text:p>
          </table:table-cell>
          <table:table-cell table:style-name="ce176" office:value-type="string">
            <text:p>Created phase with junk characters</text:p>
          </table:table-cell>
          <table:table-cell table:style-name="ce176"/>
          <table:table-cell table:style-name="ce176" office:value-type="string">
            <text:p>1. Login to the Channels</text:p>
            <text:p>2. Click on about plan under show pop up menu</text:p>
            <text:p>3. Click on phase textfiled and enter name</text:p>
          </table:table-cell>
          <table:table-cell table:style-name="ce176" office:value-type="string">
            <text:p>")(*&amp;^%$#@!"</text:p>
          </table:table-cell>
          <table:table-cell table:style-name="ce176" office:value-type="string">
            <text:p>1. Verify that Phase cannot get created</text:p>
          </table:table-cell>
          <table:table-cell table:style-name="ce176" office:value-type="string">
            <text:p>Phase gets created</text:p>
          </table:table-cell>
          <table:table-cell table:style-name="ce176" office:value-type="string">
            <text:p>FAIL</text:p>
          </table:table-cell>
          <table:table-cell table:style-name="ce176" office:value-type="string">
            <text:p>YES</text:p>
          </table:table-cell>
          <table:table-cell table:style-name="ce176" office:value-type="string">
            <text:p>#172</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4">
          <table:table-cell table:style-name="ce175" office:value-type="string">
            <text:p>TE109_ViewPhase</text:p>
          </table:table-cell>
          <table:table-cell table:style-name="ce175" office:value-type="string">
            <text:p>L1</text:p>
          </table:table-cell>
          <table:table-cell table:style-name="ce175" office:value-type="string">
            <text:p>View Phase</text:p>
          </table:table-cell>
          <table:table-cell table:style-name="ce175"/>
          <table:table-cell table:style-name="ce175" office:value-type="string">
            <text:p>1. Login to the Channels</text:p>
            <text:p>2. Click on Index under show pop up menu</text:p>
            <text:p>3. Select Phase form dropdown list</text:p>
            <text:p/>
          </table:table-cell>
          <table:table-cell table:style-name="ce175" office:value-type="string">
            <text:p>"Phase1"</text:p>
          </table:table-cell>
          <table:table-cell table:style-name="ce175" office:value-type="string">
            <text:p>1. Verify that Phases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81" office:value-type="string">
            <text:p>TE110_DeletePhase</text:p>
          </table:table-cell>
          <table:table-cell table:style-name="ce181" office:value-type="string">
            <text:p>L1</text:p>
          </table:table-cell>
          <table:table-cell table:style-name="ce181" office:value-type="string">
            <text:p>Delete Phase</text:p>
          </table:table-cell>
          <table:table-cell table:style-name="ce181"/>
          <table:table-cell table:style-name="ce181" office:value-type="string">
            <text:p>1. Login to the Channels</text:p>
            <text:p>2. Click on Information sharing Model link</text:p>
            <text:p>3. Click on About plan under show pop up menu</text:p>
            <text:p>4. Click on delete option of phase</text:p>
          </table:table-cell>
          <table:table-cell table:style-name="ce181" office:value-type="string">
            <text:p>"Phase1"</text:p>
          </table:table-cell>
          <table:table-cell table:style-name="ce181" office:value-type="string">
            <text:p>1. Verify that phase can be deleted</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107</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14">
          <table:table-cell table:style-name="ce175" office:value-type="string">
            <text:p>TE111_UpdatePhaseName</text:p>
          </table:table-cell>
          <table:table-cell table:style-name="ce175" office:value-type="string">
            <text:p>L1</text:p>
          </table:table-cell>
          <table:table-cell table:style-name="ce175" office:value-type="string">
            <text:p>Phase Name</text:p>
          </table:table-cell>
          <table:table-cell table:style-name="ce175"/>
          <table:table-cell table:style-name="ce17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175"/>
          <table:table-cell table:style-name="ce175" office:value-type="string">
            <text:p>1. Verify that the name of phase can be upd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112_PhaseDescription</text:p>
          </table:table-cell>
          <table:table-cell table:style-name="ce175" office:value-type="string">
            <text:p>L1</text:p>
          </table:table-cell>
          <table:table-cell table:style-name="ce175" office:value-type="string">
            <text:p>Phase Description</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175"/>
          <table:table-cell table:style-name="ce175" office:value-type="string">
            <text:p>1. Verify that descrip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3_PhaseTagLink</text:p>
          </table:table-cell>
          <table:table-cell table:style-name="ce175" office:value-type="string">
            <text:p>L1</text:p>
          </table:table-cell>
          <table:table-cell table:style-name="ce175" office:value-type="string">
            <text:p>Phase Tags link</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175"/>
          <table:table-cell table:style-name="ce175" office:value-type="string">
            <text:p>1. Verify that when clicked on tags link the 'about tag' window ope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4_PhaseTags</text:p>
          </table:table-cell>
          <table:table-cell table:style-name="ce175" office:value-type="string">
            <text:p>L1</text:p>
          </table:table-cell>
          <table:table-cell table:style-name="ce175" office:value-type="string">
            <text:p>Phase Tag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175"/>
          <table:table-cell table:style-name="ce175" office:value-type="string">
            <text:p>1. Verify that tags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5_PhaseCategories</text:p>
          </table:table-cell>
          <table:table-cell table:style-name="ce175" office:value-type="string">
            <text:p>L0</text:p>
          </table:table-cell>
          <table:table-cell table:style-name="ce175" office:value-type="string">
            <text:p>Phase Categorie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175"/>
          <table:table-cell table:style-name="ce175" office:value-type="string">
            <text:p>1. Verify that categorie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16_RemovePhaseCategories</text:p>
          </table:table-cell>
          <table:table-cell table:style-name="ce175" office:value-type="string">
            <text:p>L1</text:p>
          </table:table-cell>
          <table:table-cell table:style-name="ce175" office:value-type="string">
            <text:p>Phase Remove Categorie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175"/>
          <table:table-cell table:style-name="ce175" office:value-type="string">
            <text:p>1. Verify that categories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117_PhaseAttachOption</text:p>
          </table:table-cell>
          <table:table-cell table:style-name="ce175" office:value-type="string">
            <text:p>L1</text:p>
          </table:table-cell>
          <table:table-cell table:style-name="ce175" office:value-type="string">
            <text:p>Phase Attach</text:p>
          </table:table-cell>
          <table:table-cell table:style-name="ce175"/>
          <table:table-cell table:style-name="ce175" office:value-type="string">
            <text:p>1.Login to the Channels.</text:p>
            <text:p>2.Click on Information sharing model link.</text:p>
            <text:p>4.Create phase</text:p>
            <text:p>5.Click on Phase.</text:p>
            <text:p>6.Click on attach drop down</text:p>
            <text:p/>
          </table:table-cell>
          <table:table-cell table:style-name="ce175"/>
          <table:table-cell table:style-name="ce175" office:value-type="string">
            <text:p>1. Verify that attach contains list of optio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18_PhaseAttachmentAsPicture</text:p>
          </table:table-cell>
          <table:table-cell table:style-name="ce175" office:value-type="string">
            <text:p>L1</text:p>
          </table:table-cell>
          <table:table-cell table:style-name="ce175" office:value-type="string">
            <text:p>Phase Attach&lt;Pictures&g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175"/>
          <table:table-cell table:style-name="ce175" office:value-type="string">
            <text:p>1. Verify that pictur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9_PhaseAttachmentAsReference</text:p>
          </table:table-cell>
          <table:table-cell table:style-name="ce175" office:value-type="string">
            <text:p>L1</text:p>
          </table:table-cell>
          <table:table-cell table:style-name="ce175" office:value-type="string">
            <text:p>Phase Attach&lt;Reference&g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175"/>
          <table:table-cell table:style-name="ce175" office:value-type="string">
            <text:p>1. Verify that referenc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0_PhaseAttachmentAsPolicy</text:p>
          </table:table-cell>
          <table:table-cell table:style-name="ce175" office:value-type="string">
            <text:p>L1</text:p>
          </table:table-cell>
          <table:table-cell table:style-name="ce175" office:value-type="string">
            <text:p>Phase Attach&lt;Policy&g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175"/>
          <table:table-cell table:style-name="ce175" office:value-type="string">
            <text:p>1. Verify that policy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21</text:p>
          </table:table-cell>
          <table:table-cell table:style-name="ce175" office:value-type="string">
            <text:p>L1</text:p>
          </table:table-cell>
          <table:table-cell table:style-name="ce175" office:value-type="string">
            <text:p>Phase Attach-nam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175"/>
          <table:table-cell table:style-name="ce175" office:value-type="string">
            <text:p>1. Verify that name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22</text:p>
          </table:table-cell>
          <table:table-cell table:style-name="ce175" office:value-type="string">
            <text:p>L1</text:p>
          </table:table-cell>
          <table:table-cell table:style-name="ce175" office:value-type="string">
            <text:p>Phase Fil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175"/>
          <table:table-cell table:style-name="ce175" office:value-type="string">
            <text:p>1. Verify that file radio button can be check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3</text:p>
          </table:table-cell>
          <table:table-cell table:style-name="ce175" office:value-type="string">
            <text:p>L1</text:p>
          </table:table-cell>
          <table:table-cell table:style-name="ce175" office:value-type="string">
            <text:p>Phase Choose Fil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175"/>
          <table:table-cell table:style-name="ce175" office:value-type="string">
            <text:p>1. Verify that file can be selec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4_AttachFileToPhase</text:p>
          </table:table-cell>
          <table:table-cell table:style-name="ce175" office:value-type="string">
            <text:p>L1</text:p>
          </table:table-cell>
          <table:table-cell table:style-name="ce175" office:value-type="string">
            <text:p>Phase Attach fil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175"/>
          <table:table-cell table:style-name="ce175" office:value-type="string">
            <text:p>1. Verify that when clicked on attach button the file can be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5_PhaseURL</text:p>
          </table:table-cell>
          <table:table-cell table:style-name="ce175" office:value-type="string">
            <text:p>L1</text:p>
          </table:table-cell>
          <table:table-cell table:style-name="ce175" office:value-type="string">
            <text:p>Phase URL</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175"/>
          <table:table-cell table:style-name="ce175" office:value-type="string">
            <text:p>1. Verify that URL radio button can be checked.</text:p>
            <text:p>2. Verify that text appears when clicked on URL</text:p>
            <text:p>3. Verify that URL gets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9" office:value-type="string">
            <text:p>TE126_CopyPhaseAttachment</text:p>
          </table:table-cell>
          <table:table-cell table:style-name="ce175" office:value-type="string">
            <text:p>L1</text:p>
          </table:table-cell>
          <table:table-cell table:style-name="ce175" office:value-type="string">
            <text:p>Phase Copy Attachmen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175"/>
          <table:table-cell table:style-name="ce175" office:value-type="string">
            <text:p>1. Verify that image can be copi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27_DeletePhaseAttachment</text:p>
          </table:table-cell>
          <table:table-cell table:style-name="ce175" office:value-type="string">
            <text:p>L1</text:p>
          </table:table-cell>
          <table:table-cell table:style-name="ce175" office:value-type="string">
            <text:p>Phase Delete Attachmen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175"/>
          <table:table-cell table:style-name="ce175" office:value-type="string">
            <text:p>1. Verify that attachment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2" office:value-type="string">
            <text:p>TE129</text:p>
          </table:table-cell>
          <table:table-cell table:style-name="ce182" office:value-type="string">
            <text:p>L1</text:p>
          </table:table-cell>
          <table:table-cell table:style-name="ce182" office:value-type="string">
            <text:p>Phase-Map</text:p>
          </table:table-cell>
          <table:table-cell table:style-name="ce182"/>
          <table:table-cell table:style-name="ce182"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82"/>
          <table:table-cell table:style-name="ce182" office:value-type="string">
            <text:p>1. Verify that map window opens</text:p>
          </table:table-cell>
          <table:table-cell table:style-name="ce182" office:value-type="string">
            <text:p>Obsolete</text:p>
          </table:table-cell>
          <table:table-cell table:style-name="ce182" office:value-type="string">
            <text:p>FAIL</text:p>
          </table:table-cell>
          <table:table-cell table:style-name="ce182" office:value-type="string">
            <text:p>NO</text:p>
          </table:table-cell>
          <table:table-cell table:style-name="ce182"/>
          <table:table-cell table:style-name="ce182" office:value-type="string">
            <text:p>Obsolute</text:p>
          </table:table-cell>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201" table:number-columns-repeated="999"/>
          <table:table-cell table:number-columns-repeated="4"/>
        </table:table-row>
        <table:table-row table:style-name="ro11">
          <table:table-cell table:style-name="ce175" office:value-type="string">
            <text:p>TE130</text:p>
          </table:table-cell>
          <table:table-cell table:style-name="ce175" office:value-type="string">
            <text:p>L1</text:p>
          </table:table-cell>
          <table:table-cell table:style-name="ce175" office:value-type="string">
            <text:p>Phase-Issue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175"/>
          <table:table-cell table:style-name="ce175" office:value-type="string">
            <text:p>1. Verify that issues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1" office:value-type="string">
            <text:p>TE131_AddOrganization</text:p>
          </table:table-cell>
          <table:table-cell table:style-name="ce181" office:value-type="string">
            <text:p>L0</text:p>
          </table:table-cell>
          <table:table-cell table:style-name="ce181" office:value-type="string">
            <text:p>Add Organizations</text:p>
          </table:table-cell>
          <table:table-cell table:style-name="ce181"/>
          <table:table-cell table:style-name="ce181"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181" office:value-type="string">
            <text:p>"Organization 1"</text:p>
          </table:table-cell>
          <table:table-cell table:style-name="ce181" office:value-type="string">
            <text:p>1. <text:s/>Verify that Organizations can be created</text:p>
            <text:p>2. Verify that page with title 'About Actual Organization:&lt;name&gt;' opens</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81</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14">
          <table:table-cell table:style-name="ce176" office:value-type="string">
            <text:p>TE132_CreateOrganizationWithSpecialCharacters</text:p>
          </table:table-cell>
          <table:table-cell table:style-name="ce176" office:value-type="string">
            <text:p>L2</text:p>
          </table:table-cell>
          <table:table-cell table:style-name="ce176" office:value-type="string">
            <text:p>Create Organizations with junk characters</text:p>
          </table:table-cell>
          <table:table-cell table:style-name="ce176"/>
          <table:table-cell table:style-name="ce176"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176" office:value-type="string">
            <text:p>")(*&amp;^%$#@!"</text:p>
          </table:table-cell>
          <table:table-cell table:style-name="ce176" office:value-type="string">
            <text:p>1. Verify that Organizations cannot get created</text:p>
          </table:table-cell>
          <table:table-cell table:style-name="ce176" office:value-type="string">
            <text:p>Organization get created</text:p>
          </table:table-cell>
          <table:table-cell table:style-name="ce176" office:value-type="string">
            <text:p>FAIL</text:p>
          </table:table-cell>
          <table:table-cell table:style-name="ce176" office:value-type="string">
            <text:p>YES</text:p>
          </table:table-cell>
          <table:table-cell table:style-name="ce176" office:value-type="string">
            <text:p>#171</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4">
          <table:table-cell table:style-name="ce175" office:value-type="string">
            <text:p>TE133_ViewOrganization</text:p>
          </table:table-cell>
          <table:table-cell table:style-name="ce175" office:value-type="string">
            <text:p>L1</text:p>
          </table:table-cell>
          <table:table-cell table:style-name="ce175" office:value-type="string">
            <text:p>View Organizations</text:p>
          </table:table-cell>
          <table:table-cell table:style-name="ce175"/>
          <table:table-cell table:style-name="ce17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75" office:value-type="string">
            <text:p>"Organization 1"</text:p>
          </table:table-cell>
          <table:table-cell table:style-name="ce175" office:value-type="string">
            <text:p>1. <text:s/>Verify that Organizations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134_RemoveOrganization</text:p>
          </table:table-cell>
          <table:table-cell table:style-name="ce175" office:value-type="string">
            <text:p>L1</text:p>
          </table:table-cell>
          <table:table-cell table:style-name="ce175" office:value-type="string">
            <text:p>Remove Organizations</text:p>
          </table:table-cell>
          <table:table-cell table:style-name="ce175"/>
          <table:table-cell table:style-name="ce17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175" office:value-type="string">
            <text:p>"Organization 1"</text:p>
          </table:table-cell>
          <table:table-cell table:style-name="ce175" office:value-type="string">
            <text:p>1. Verify that organizations can be remov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5_OrganizationName</text:p>
          </table:table-cell>
          <table:table-cell table:style-name="ce175" office:value-type="string">
            <text:p>L1</text:p>
          </table:table-cell>
          <table:table-cell table:style-name="ce175" office:value-type="string">
            <text:p>Organization Nam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175"/>
          <table:table-cell table:style-name="ce175" office:value-type="string">
            <text:p>1. Verify that the name of organization can be upd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6_OrganizationDescription</text:p>
          </table:table-cell>
          <table:table-cell table:style-name="ce175" office:value-type="string">
            <text:p>L1</text:p>
          </table:table-cell>
          <table:table-cell table:style-name="ce175" office:value-type="string">
            <text:p>Organization Descrip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175"/>
          <table:table-cell table:style-name="ce175" office:value-type="string">
            <text:p>1. Verify that descrip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7</text:p>
          </table:table-cell>
          <table:table-cell table:style-name="ce175" office:value-type="string">
            <text:p>L1</text:p>
          </table:table-cell>
          <table:table-cell table:style-name="ce175" office:value-type="string">
            <text:p>Organization Tags link</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175"/>
          <table:table-cell table:style-name="ce175" office:value-type="string">
            <text:p>1. Verify that when clicked on tags link the 'about tag'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8_OrganizationsTags</text:p>
          </table:table-cell>
          <table:table-cell table:style-name="ce175" office:value-type="string">
            <text:p>L1</text:p>
          </table:table-cell>
          <table:table-cell table:style-name="ce175" office:value-type="string">
            <text:p>Organization Tag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175"/>
          <table:table-cell table:style-name="ce175" office:value-type="string">
            <text:p>1. Verify that tags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9_OrganizationCategories</text:p>
          </table:table-cell>
          <table:table-cell table:style-name="ce175" office:value-type="string">
            <text:p>L0</text:p>
          </table:table-cell>
          <table:table-cell table:style-name="ce175" office:value-type="string">
            <text:p>Organization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175"/>
          <table:table-cell table:style-name="ce175" office:value-type="string">
            <text:p>1. Verify that categorie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0_RemoveOrganizationCategories</text:p>
          </table:table-cell>
          <table:table-cell table:style-name="ce175" office:value-type="string">
            <text:p>L1</text:p>
          </table:table-cell>
          <table:table-cell table:style-name="ce175" office:value-type="string">
            <text:p>Organization <text:s/>Remove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175"/>
          <table:table-cell table:style-name="ce175" office:value-type="string">
            <text:p>1. Verify that categories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41_OrganizationAttachmentOption</text:p>
          </table:table-cell>
          <table:table-cell table:style-name="ce175" office:value-type="string">
            <text:p>L1</text:p>
          </table:table-cell>
          <table:table-cell table:style-name="ce175" office:value-type="string">
            <text:p>Organization Attach</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175"/>
          <table:table-cell table:style-name="ce175" office:value-type="string">
            <text:p>1. Verify that attach contains list of optio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2_OrganizationAttachmentAsPicture</text:p>
          </table:table-cell>
          <table:table-cell table:style-name="ce175" office:value-type="string">
            <text:p>L1</text:p>
          </table:table-cell>
          <table:table-cell table:style-name="ce175" office:value-type="string">
            <text:p>Organization Attach&lt;Pictures&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175"/>
          <table:table-cell table:style-name="ce175" office:value-type="string">
            <text:p>1. Verify that pictur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3_OrganizationAttachmentAsReference</text:p>
          </table:table-cell>
          <table:table-cell table:style-name="ce175" office:value-type="string">
            <text:p>L1</text:p>
          </table:table-cell>
          <table:table-cell table:style-name="ce175" office:value-type="string">
            <text:p>Organization <text:s/>Attach&lt;Reference&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175"/>
          <table:table-cell table:style-name="ce175" office:value-type="string">
            <text:p>1. Verify that referenc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4_OrganizationAttachmentAsPolicy</text:p>
          </table:table-cell>
          <table:table-cell table:style-name="ce175" office:value-type="string">
            <text:p>L1</text:p>
          </table:table-cell>
          <table:table-cell table:style-name="ce175" office:value-type="string">
            <text:p>Organization Attach&lt;Policy&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175"/>
          <table:table-cell table:style-name="ce175" office:value-type="string">
            <text:p>1. Verify that policy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45</text:p>
          </table:table-cell>
          <table:table-cell table:style-name="ce175" office:value-type="string">
            <text:p>L1</text:p>
          </table:table-cell>
          <table:table-cell table:style-name="ce175" office:value-type="string">
            <text:p>Organization Attach-nam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175"/>
          <table:table-cell table:style-name="ce175" office:value-type="string">
            <text:p>1. Verify that name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46</text:p>
          </table:table-cell>
          <table:table-cell table:style-name="ce175" office:value-type="string">
            <text:p>L1</text:p>
          </table:table-cell>
          <table:table-cell table:style-name="ce175" office:value-type="string">
            <text:p>Organization Fi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175"/>
          <table:table-cell table:style-name="ce175" office:value-type="string">
            <text:p>1. Verify that file radio button can be check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7</text:p>
          </table:table-cell>
          <table:table-cell table:style-name="ce175" office:value-type="string">
            <text:p>L1</text:p>
          </table:table-cell>
          <table:table-cell table:style-name="ce175" office:value-type="string">
            <text:p>Organization Choose Fi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175"/>
          <table:table-cell table:style-name="ce175" office:value-type="string">
            <text:p>1. Verify that file can be selec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8_AttachFileToOrganization</text:p>
          </table:table-cell>
          <table:table-cell table:style-name="ce175" office:value-type="string">
            <text:p>L1</text:p>
          </table:table-cell>
          <table:table-cell table:style-name="ce175" office:value-type="string">
            <text:p>Organization Attach fi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175"/>
          <table:table-cell table:style-name="ce175" office:value-type="string">
            <text:p>1. Verify that when clicked on attach button the file can be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9_AttachOrganizationURL</text:p>
          </table:table-cell>
          <table:table-cell table:style-name="ce175" office:value-type="string">
            <text:p>L1</text:p>
          </table:table-cell>
          <table:table-cell table:style-name="ce175" office:value-type="string">
            <text:p>Organization URL</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175"/>
          <table:table-cell table:style-name="ce175" office:value-type="string">
            <text:p>1. Verify that URL radio button can be checked.</text:p>
            <text:p>2. Verify that text appears when clicked on URL</text:p>
            <text:p>3. Verify that URL gets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150</text:p>
          </table:table-cell>
          <table:table-cell table:style-name="ce175" office:value-type="string">
            <text:p>L1</text:p>
          </table:table-cell>
          <table:table-cell table:style-name="ce175" office:value-type="string">
            <text:p>Organization Copy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175"/>
          <table:table-cell table:style-name="ce175" office:value-type="string">
            <text:p>1. Verify that image can be copi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151_DeleteOrganizationAttachment</text:p>
          </table:table-cell>
          <table:table-cell table:style-name="ce175" office:value-type="string">
            <text:p>L1</text:p>
          </table:table-cell>
          <table:table-cell table:style-name="ce175" office:value-type="string">
            <text:p>Organization Delete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175"/>
          <table:table-cell table:style-name="ce175" office:value-type="string">
            <text:p>1. Verify that attachment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2</text:p>
          </table:table-cell>
          <table:table-cell table:style-name="ce175" office:value-type="string">
            <text:p>L1</text:p>
          </table:table-cell>
          <table:table-cell table:style-name="ce189" office:value-type="string">
            <text:p>Organization Mission</text:p>
          </table:table-cell>
          <table:table-cell table:style-name="ce189"/>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189"/>
          <table:table-cell table:style-name="ce189" office:value-type="string">
            <text:p>1. Verify that mission details can be enter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3</text:p>
          </table:table-cell>
          <table:table-cell table:style-name="ce175" office:value-type="string">
            <text:p>L1</text:p>
          </table:table-cell>
          <table:table-cell table:style-name="ce175" office:value-type="string">
            <text:p>Organization Par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175"/>
          <table:table-cell table:style-name="ce189" office:value-type="string">
            <text:p>1. Verify that parent details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4</text:p>
          </table:table-cell>
          <table:table-cell table:style-name="ce175" office:value-type="string">
            <text:p>L1</text:p>
          </table:table-cell>
          <table:table-cell table:style-name="ce175" office:value-type="string">
            <text:p>Organization Loca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175"/>
          <table:table-cell table:style-name="ce189" office:value-type="string">
            <text:p>1. Verify that location details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5</text:p>
          </table:table-cell>
          <table:table-cell table:style-name="ce175" office:value-type="string">
            <text:p>L1</text:p>
          </table:table-cell>
          <table:table-cell table:style-name="ce175" office:value-type="string">
            <text:p>Contact info</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175"/>
          <table:table-cell table:style-name="ce175" office:value-type="string">
            <text:p>1. Verify that the list of contact info appear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56</text:p>
          </table:table-cell>
          <table:table-cell table:style-name="ce175" office:value-type="string">
            <text:p>L1</text:p>
          </table:table-cell>
          <table:table-cell table:style-name="ce175" office:value-type="string">
            <text:p>Contact info-detail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175"/>
          <table:table-cell table:style-name="ce175" office:value-type="string">
            <text:p>1. Verify that contact can be added and details can be entered.</text:p>
            <text:p>1. Verify that the contact can be remov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57</text:p>
          </table:table-cell>
          <table:table-cell table:style-name="ce175" office:value-type="string">
            <text:p>L1</text:p>
          </table:table-cell>
          <table:table-cell table:style-name="ce175" office:value-type="string">
            <text:p>Constraints-No sharing commitment with other organizations without an agree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175" table:number-columns-repeated="3"/>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58</text:p>
          </table:table-cell>
          <table:table-cell table:style-name="ce175" office:value-type="string">
            <text:p>L1</text:p>
          </table:table-cell>
          <table:table-cell table:style-name="ce175" office:value-type="string">
            <text:p>Constraints-No roles without agent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175" table:number-columns-repeated="3"/>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9</text:p>
          </table:table-cell>
          <table:table-cell table:style-name="ce175" office:value-type="string">
            <text:p>L1</text:p>
          </table:table-cell>
          <table:table-cell table:style-name="ce175" office:value-type="string">
            <text:p>Jobs tab</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175"/>
          <table:table-cell table:style-name="ce175" office:value-type="string">
            <text:p>1 .Verify that when clicked on jobs tab the jobs can be display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0_CreateJobAgent</text:p>
          </table:table-cell>
          <table:table-cell table:style-name="ce175" office:value-type="string">
            <text:p>L1</text:p>
          </table:table-cell>
          <table:table-cell table:style-name="ce175" office:value-type="string">
            <text:p>Jobs-Ag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175"/>
          <table:table-cell table:style-name="ce175" office:value-type="string">
            <text:p>1. Verify that agent detail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1_CreateJobsTitle</text:p>
          </table:table-cell>
          <table:table-cell table:style-name="ce175" office:value-type="string">
            <text:p>L1</text:p>
          </table:table-cell>
          <table:table-cell table:style-name="ce175" office:value-type="string">
            <text:p>Jobs-Tit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175"/>
          <table:table-cell table:style-name="ce175" office:value-type="string">
            <text:p>1. Verify that title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2_CreateJobsRole</text:p>
          </table:table-cell>
          <table:table-cell table:style-name="ce175" office:value-type="string">
            <text:p>L1</text:p>
          </table:table-cell>
          <table:table-cell table:style-name="ce175" office:value-type="string">
            <text:p>Jobs-Rol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175"/>
          <table:table-cell table:style-name="ce175" office:value-type="string">
            <text:p>1. Verify that role can be entered.</text:p>
            <text:p>2. Verify that when clicked on role the check box should appear.</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63_JobsCreated</text:p>
          </table:table-cell>
          <table:table-cell table:style-name="ce175" office:value-type="string">
            <text:p>L1</text:p>
          </table:table-cell>
          <table:table-cell table:style-name="ce175" office:value-type="string">
            <text:p>Jobs created</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175"/>
          <table:table-cell table:style-name="ce175" office:value-type="string">
            <text:p>1. Verify that job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4_CreateJurisdiction</text:p>
          </table:table-cell>
          <table:table-cell table:style-name="ce175" office:value-type="string">
            <text:p>L1</text:p>
          </table:table-cell>
          <table:table-cell table:style-name="ce175" office:value-type="string">
            <text:p>Jobs-Jurisdic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175"/>
          <table:table-cell table:style-name="ce175" office:value-type="string">
            <text:p>1. Verify that Jurisdic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5_CreateJobsSupervisor</text:p>
          </table:table-cell>
          <table:table-cell table:style-name="ce175" office:value-type="string">
            <text:p>L1</text:p>
          </table:table-cell>
          <table:table-cell table:style-name="ce175" office:value-type="string">
            <text:p>Jobs-Supervisor</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175"/>
          <table:table-cell table:style-name="ce175" office:value-type="string">
            <text:p>1. Verify that Supervisor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66</text:p>
          </table:table-cell>
          <table:table-cell table:style-name="ce175" office:value-type="string">
            <text:p>L1</text:p>
          </table:table-cell>
          <table:table-cell table:style-name="ce175" office:value-type="string">
            <text:p>Transfer job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175"/>
          <table:table-cell table:style-name="ce175" office:value-type="string">
            <text:p>1. Verify that when checked transfer jobs drop down appear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167</text:p>
          </table:table-cell>
          <table:table-cell table:style-name="ce175" office:value-type="string">
            <text:p>L1</text:p>
          </table:table-cell>
          <table:table-cell table:style-name="ce175" office:value-type="string">
            <text:p>Transfer jobs&lt;Select org&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175"/>
          <table:table-cell table:style-name="ce175" office:value-type="string">
            <text:p>1. Verify that organization can be selected.</text:p>
            <text:p>2. Verify that job can be transfer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168</text:p>
          </table:table-cell>
          <table:table-cell table:style-name="ce175" office:value-type="string">
            <text:p>L1</text:p>
          </table:table-cell>
          <table:table-cell table:style-name="ce175" office:value-type="string">
            <text:p>Transfer jobs- Take copi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175" table:number-columns-repeated="3"/>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69</text:p>
          </table:table-cell>
          <table:table-cell table:style-name="ce175" office:value-type="string">
            <text:p>L1</text:p>
          </table:table-cell>
          <table:table-cell table:style-name="ce175" office:value-type="string">
            <text:p>Chart tab</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175"/>
          <table:table-cell table:style-name="ce175" office:value-type="string">
            <text:p>1. Verify that when clicked on chart tab chart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70</text:p>
          </table:table-cell>
          <table:table-cell table:style-name="ce175" office:value-type="string">
            <text:p>L1</text:p>
          </table:table-cell>
          <table:table-cell table:style-name="ce175" office:value-type="string">
            <text:p>Agree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175"/>
          <table:table-cell table:style-name="ce175" office:value-type="string">
            <text:p>1. Verify that when clicked on agreement tab agreement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171</text:p>
          </table:table-cell>
          <table:table-cell table:style-name="ce175" office:value-type="string">
            <text:p>L1</text:p>
          </table:table-cell>
          <table:table-cell table:style-name="ce175" office:value-type="string">
            <text:p>Organization-Network</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175"/>
          <table:table-cell table:style-name="ce175" office:value-type="string">
            <text:p>1. Verify that network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6" office:value-type="string">
            <text:p>TE172</text:p>
          </table:table-cell>
          <table:table-cell table:style-name="ce176" office:value-type="string">
            <text:p>L0</text:p>
          </table:table-cell>
          <table:table-cell table:style-name="ce176" office:value-type="string">
            <text:p>Show Organization-Map Details</text:p>
          </table:table-cell>
          <table:table-cell table:style-name="ce176"/>
          <table:table-cell table:style-name="ce176"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176"/>
          <table:table-cell table:style-name="ce176" office:value-type="string">
            <text:p>1. -Verify that map window opens</text:p>
          </table:table-cell>
          <table:table-cell table:style-name="ce176"/>
          <table:table-cell table:style-name="ce176" office:value-type="string">
            <text:p>FAIL</text:p>
          </table:table-cell>
          <table:table-cell table:style-name="ce176" office:value-type="string">
            <text:p>NO</text:p>
          </table:table-cell>
          <table:table-cell table:style-name="ce188" office:value-type="string">
            <text:p>#169</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4">
          <table:table-cell table:style-name="ce175" office:value-type="string">
            <text:p>TE173</text:p>
          </table:table-cell>
          <table:table-cell table:style-name="ce175" office:value-type="string">
            <text:p>L1</text:p>
          </table:table-cell>
          <table:table-cell table:style-name="ce175" office:value-type="string">
            <text:p>Organization-Issu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175"/>
          <table:table-cell table:style-name="ce175" office:value-type="string">
            <text:p>1 .Verify that issues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3">
          <table:table-cell table:style-name="ce183" office:value-type="string">
            <text:p>TE174</text:p>
          </table:table-cell>
          <table:table-cell table:style-name="ce183"/>
          <table:table-cell table:style-name="ce183" office:value-type="string">
            <text:p>Network entity</text:p>
          </table:table-cell>
          <table:table-cell table:style-name="ce183" table:number-columns-repeated="3"/>
          <table:table-cell table:style-name="ce183" office:value-type="string">
            <text:p>· Verify that Network entity can be created</text:p>
          </table:table-cell>
          <table:table-cell table:style-name="ce183"/>
          <table:table-cell table:style-name="ce183" office:value-type="string">
            <text:p>FAIL</text:p>
          </table:table-cell>
          <table:table-cell table:style-name="ce183" office:value-type="string">
            <text:p>NO</text:p>
          </table:table-cell>
          <table:table-cell table:style-name="ce183" table:number-columns-repeated="2"/>
          <table:table-cell table:style-name="ce198" office:value-type="string">
            <text:p>NO</text:p>
          </table:table-cell>
          <table:table-cell table:style-name="ce198" office:value-type="string">
            <text:p>NO</text:p>
          </table:table-cell>
          <table:table-cell table:style-name="ce198" office:value-type="string">
            <text:p>NO</text:p>
          </table:table-cell>
          <table:table-cell table:style-name="ce198" table:number-columns-repeated="6"/>
          <table:table-cell table:style-name="ce202" table:number-columns-repeated="999"/>
          <table:table-cell table:number-columns-repeated="4"/>
        </table:table-row>
        <table:table-row table:style-name="ro23">
          <table:table-cell table:style-name="ce183" office:value-type="string">
            <text:p>TE175</text:p>
          </table:table-cell>
          <table:table-cell table:style-name="ce183"/>
          <table:table-cell table:style-name="ce183" office:value-type="string">
            <text:p>Issue View</text:p>
          </table:table-cell>
          <table:table-cell table:style-name="ce183" table:number-columns-repeated="3"/>
          <table:table-cell table:style-name="ce183" office:value-type="string">
            <text:p>· Verify that Issue view can be created</text:p>
          </table:table-cell>
          <table:table-cell table:style-name="ce183"/>
          <table:table-cell table:style-name="ce183" office:value-type="string">
            <text:p>FAIL</text:p>
          </table:table-cell>
          <table:table-cell table:style-name="ce183" office:value-type="string">
            <text:p>NO</text:p>
          </table:table-cell>
          <table:table-cell table:style-name="ce183" table:number-columns-repeated="2"/>
          <table:table-cell table:style-name="ce198" office:value-type="string">
            <text:p>NO</text:p>
          </table:table-cell>
          <table:table-cell table:style-name="ce198" office:value-type="string">
            <text:p>NO</text:p>
          </table:table-cell>
          <table:table-cell table:style-name="ce198" office:value-type="string">
            <text:p>NO</text:p>
          </table:table-cell>
          <table:table-cell table:style-name="ce198" table:number-columns-repeated="6"/>
          <table:table-cell table:style-name="ce202" table:number-columns-repeated="999"/>
          <table:table-cell table:number-columns-repeated="4"/>
        </table:table-row>
        <table:table-row table:style-name="ro38">
          <table:table-cell table:style-name="ce184" office:value-type="string">
            <text:p>TE176</text:p>
          </table:table-cell>
          <table:table-cell table:style-name="ce175" office:value-type="string">
            <text:p>L0</text:p>
          </table:table-cell>
          <table:table-cell table:style-name="ce180" office:value-type="string">
            <text:p>Mode of transmission: </text:p>
          </table:table-cell>
          <table:table-cell table:style-name="ce175"/>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175"/>
          <table:table-cell table:style-name="ce189" office:value-type="string">
            <text:p>1. Verify that Medium's Mode of transmission: <text:s/>gets selec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84" office:value-type="string">
            <text:p>TE177</text:p>
          </table:table-cell>
          <table:table-cell table:style-name="ce175" office:value-type="string">
            <text:p>L0</text:p>
          </table:table-cell>
          <table:table-cell table:style-name="ce175" office:value-type="string">
            <text:p>Reset Mode of Transmission</text:p>
          </table:table-cell>
          <table:table-cell table:style-name="ce175"/>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175"/>
          <table:table-cell table:style-name="ce189" office:value-type="string">
            <text:p>1. Verify that Medium's Mode of transmission: <text:s/>gets reset</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84" office:value-type="string">
            <text:p>TE178</text:p>
          </table:table-cell>
          <table:table-cell table:style-name="ce175" office:value-type="string">
            <text:p>L0</text:p>
          </table:table-cell>
          <table:table-cell table:style-name="ce189" office:value-type="string">
            <text:p>Select Delegates transmission to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189"/>
          <table:table-cell table:style-name="ce189" office:value-type="string">
            <text:p>1. Verify that Medium's Delegates transmission gets selec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79</text:p>
          </table:table-cell>
          <table:table-cell table:style-name="ce175" office:value-type="string">
            <text:p>L0</text:p>
          </table:table-cell>
          <table:table-cell table:style-name="ce189" office:value-type="string">
            <text:p>reset Delegates transmission to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189"/>
          <table:table-cell table:style-name="ce189" office:value-type="string">
            <text:p>1. Verify that Medium's Delegates transmission gets delete</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84" office:value-type="string">
            <text:p>TE180</text:p>
          </table:table-cell>
          <table:table-cell table:style-name="ce175" office:value-type="string">
            <text:p>L0</text:p>
          </table:table-cell>
          <table:table-cell table:style-name="ce189" office:value-type="string">
            <text:p>Update Required Qualification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189"/>
          <table:table-cell table:style-name="ce189" office:value-type="string">
            <text:p>1. Verify that Medium's Required Qualification gets upda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81</text:p>
          </table:table-cell>
          <table:table-cell table:style-name="ce175" office:value-type="string">
            <text:p>L0</text:p>
          </table:table-cell>
          <table:table-cell table:style-name="ce189" office:value-type="string">
            <text:p>Delete Required Qualification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189"/>
          <table:table-cell table:style-name="ce189" office:value-type="string">
            <text:p>1. Verify that Medium's Required Qualification gets dele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82</text:p>
          </table:table-cell>
          <table:table-cell table:style-name="ce175" office:value-type="string">
            <text:p>L0</text:p>
          </table:table-cell>
          <table:table-cell table:style-name="ce189" office:value-type="string">
            <text:p>Enter Language of Ag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189"/>
          <table:table-cell table:style-name="ce189" office:value-type="string">
            <text:p>1. Verify that Language can be add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83</text:p>
          </table:table-cell>
          <table:table-cell table:style-name="ce175" office:value-type="string">
            <text:p>L0</text:p>
          </table:table-cell>
          <table:table-cell table:style-name="ce189" office:value-type="string">
            <text:p>Delete Language of Ag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189"/>
          <table:table-cell table:style-name="ce189" office:value-type="string">
            <text:p>1. Verify that Language can be dele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85" office:value-type="string">
            <text:p>TE184</text:p>
          </table:table-cell>
          <table:table-cell table:style-name="ce185" office:value-type="string">
            <text:p>L2</text:p>
          </table:table-cell>
          <table:table-cell table:style-name="ce190" office:value-type="string">
            <text:p>Create Organization with more than 100 Characters.</text:p>
          </table:table-cell>
          <table:table-cell table:style-name="ce185"/>
          <table:table-cell table:style-name="ce190"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85"/>
          <table:table-cell table:style-name="ce190" office:value-type="string">
            <text:p>1. Verify that UI of Organization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6</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81">
          <table:table-cell table:style-name="ce185" office:value-type="string">
            <text:p>TE185</text:p>
          </table:table-cell>
          <table:table-cell table:style-name="ce185" office:value-type="string">
            <text:p>L2</text:p>
          </table:table-cell>
          <table:table-cell table:style-name="ce190" office:value-type="string">
            <text:p>Create Organization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85"/>
          <table:table-cell table:style-name="ce190" office:value-type="string">
            <text:p>1. Verify that UI of Organization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7</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1">
          <table:table-cell table:style-name="ce185" office:value-type="string">
            <text:p>TE186</text:p>
          </table:table-cell>
          <table:table-cell table:style-name="ce185" office:value-type="string">
            <text:p>L2</text:p>
          </table:table-cell>
          <table:table-cell table:style-name="ce190" office:value-type="string">
            <text:p>Create Phase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85"/>
          <table:table-cell table:style-name="ce190" office:value-type="string">
            <text:p>1. Verify that UI of Phase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8</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5">
          <table:table-cell table:style-name="ce185" office:value-type="string">
            <text:p>TE187</text:p>
          </table:table-cell>
          <table:table-cell table:style-name="ce185" office:value-type="string">
            <text:p>L2</text:p>
          </table:table-cell>
          <table:table-cell table:style-name="ce190" office:value-type="string">
            <text:p>Create Phase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85"/>
          <table:table-cell table:style-name="ce190" office:value-type="string">
            <text:p>1. Verify that UI of Phase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9</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2">
          <table:table-cell table:style-name="ce185" office:value-type="string">
            <text:p>TE188</text:p>
          </table:table-cell>
          <table:table-cell table:style-name="ce185" office:value-type="string">
            <text:p>L2</text:p>
          </table:table-cell>
          <table:table-cell table:style-name="ce190" office:value-type="string">
            <text:p>Create Locale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85"/>
          <table:table-cell table:style-name="ce190" office:value-type="string">
            <text:p>1. Verify that UI of Locale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0</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27">
          <table:table-cell table:style-name="ce186" office:value-type="string">
            <text:p>TE189</text:p>
          </table:table-cell>
          <table:table-cell table:style-name="ce185" office:value-type="string">
            <text:p>L2</text:p>
          </table:table-cell>
          <table:table-cell table:style-name="ce190" office:value-type="string">
            <text:p>Create Locale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85"/>
          <table:table-cell table:style-name="ce190" office:value-type="string">
            <text:p>1. Verify that UI of Locale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1</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27">
          <table:table-cell table:style-name="ce186" office:value-type="string">
            <text:p>TE190</text:p>
          </table:table-cell>
          <table:table-cell table:style-name="ce185" office:value-type="string">
            <text:p>L2</text:p>
          </table:table-cell>
          <table:table-cell table:style-name="ce190" office:value-type="string">
            <text:p>Create Event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85"/>
          <table:table-cell table:style-name="ce190" office:value-type="string">
            <text:p>1. Verify that UI of Event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2</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38">
          <table:table-cell table:style-name="ce186" office:value-type="string">
            <text:p>TE191</text:p>
          </table:table-cell>
          <table:table-cell table:style-name="ce185" office:value-type="string">
            <text:p>L2</text:p>
          </table:table-cell>
          <table:table-cell table:style-name="ce190" office:value-type="string">
            <text:p>Create Event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85"/>
          <table:table-cell table:style-name="ce190" office:value-type="string">
            <text:p>1. Verify that UI of Event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3</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48">
          <table:table-cell table:style-name="ce186" office:value-type="string">
            <text:p>TE192</text:p>
          </table:table-cell>
          <table:table-cell table:style-name="ce185" office:value-type="string">
            <text:p>L2</text:p>
          </table:table-cell>
          <table:table-cell table:style-name="ce190" office:value-type="string">
            <text:p>Create Agent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85"/>
          <table:table-cell table:style-name="ce190" office:value-type="string">
            <text:p>1. Verify that UI of Agent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4</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38">
          <table:table-cell table:style-name="ce185" office:value-type="string">
            <text:p>TE193</text:p>
          </table:table-cell>
          <table:table-cell table:style-name="ce185" office:value-type="string">
            <text:p>L2</text:p>
          </table:table-cell>
          <table:table-cell table:style-name="ce190" office:value-type="string">
            <text:p>Create Agent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85"/>
          <table:table-cell table:style-name="ce190" office:value-type="string">
            <text:p>1. Verify that UI of Agent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5</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78">
          <table:table-cell table:style-name="ce185" office:value-type="string">
            <text:p>TE194</text:p>
          </table:table-cell>
          <table:table-cell table:style-name="ce185" office:value-type="string">
            <text:p>L2</text:p>
          </table:table-cell>
          <table:table-cell table:style-name="ce190" office:value-type="string">
            <text:p>Update Medium name with more than 100 Characters</text:p>
          </table:table-cell>
          <table:table-cell table:style-name="ce185"/>
          <table:table-cell table:style-name="ce190"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85"/>
          <table:table-cell table:style-name="ce190" office:value-type="string">
            <text:p>1. Verify that UI of Transmission Medium <text:s/>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10</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5">
          <table:table-cell table:style-name="ce175" office:value-type="string">
            <text:p>TE195</text:p>
          </table:table-cell>
          <table:table-cell table:style-name="ce175" office:value-type="string">
            <text:p>L1</text:p>
          </table:table-cell>
          <table:table-cell table:style-name="ce175" office:value-type="string">
            <text:p>Media Not Deployed Op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175"/>
          <table:table-cell table:style-name="ce175" office:value-type="string">
            <text:p>1. Verify that the list of Media appear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8" office:value-type="string">
            <text:p>TE196</text:p>
          </table:table-cell>
          <table:table-cell table:style-name="ce178" office:value-type="string">
            <text:p>L1</text:p>
          </table:table-cell>
          <table:table-cell table:style-name="ce178" office:value-type="string">
            <text:p>Media Not Deployed Option Details</text:p>
          </table:table-cell>
          <table:table-cell table:style-name="ce178"/>
          <table:table-cell table:style-name="ce17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178"/>
          <table:table-cell table:style-name="ce178" office:value-type="string">
            <text:p>1. Verify that Media type can be selected</text:p>
          </table:table-cell>
          <table:table-cell table:style-name="ce178"/>
          <table:table-cell table:style-name="ce178" office:value-type="string">
            <text:p>PASS</text:p>
          </table:table-cell>
          <table:table-cell table:style-name="ce178" office:value-type="string">
            <text:p>NO</text:p>
          </table:table-cell>
          <table:table-cell table:style-name="ce178" table:number-columns-repeated="2"/>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table:number-columns-repeated="1005"/>
          <table:table-cell table:number-columns-repeated="4"/>
        </table:table-row>
        <table:table-row table:style-name="ro38">
          <table:table-cell table:style-name="ce178" office:value-type="string">
            <text:p>TE197</text:p>
          </table:table-cell>
          <table:table-cell table:style-name="ce178" office:value-type="string">
            <text:p>L1</text:p>
          </table:table-cell>
          <table:table-cell table:style-name="ce178" office:value-type="string">
            <text:p>Delete Media Not Deployed Option</text:p>
          </table:table-cell>
          <table:table-cell table:style-name="ce178"/>
          <table:table-cell table:style-name="ce17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178"/>
          <table:table-cell table:style-name="ce178" office:value-type="string">
            <text:p>1. Verify that Media type can be deleted successfully</text:p>
          </table:table-cell>
          <table:table-cell table:style-name="ce178"/>
          <table:table-cell table:style-name="ce178" office:value-type="string">
            <text:p>PASS</text:p>
          </table:table-cell>
          <table:table-cell table:style-name="ce178" office:value-type="string">
            <text:p>NO</text:p>
          </table:table-cell>
          <table:table-cell table:style-name="ce178" table:number-columns-repeated="2"/>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table:number-columns-repeated="1005"/>
          <table:table-cell table:number-columns-repeated="4"/>
        </table:table-row>
        <table:table-row table:style-name="ro81">
          <table:table-cell table:style-name="ce178" office:value-type="string">
            <text:p>TE198</text:p>
          </table:table-cell>
          <table:table-cell office:value-type="string">
            <text:p>L0</text:p>
          </table:table-cell>
          <table:table-cell office:value-type="string">
            <text:p>Agent Clearances</text:p>
          </table:table-cell>
          <table:table-cell/>
          <table:table-cell table:style-name="ce192"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192" office:value-type="string">
            <text:p>1. Verify that Clearances gets add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2">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Click on Information Sharing Model link.</text:p>
            <text:p>3. Click on About plan option under show pop up menu.</text:p>
            <text:p>4. Click on All organizations under show pop up menu.</text:p>
            <text:p>5. Create organization.</text:p>
            <text:p>6. Create Agent, Role, Title and click on check box.</text:p>
            <text:p>7. Click on Role link.</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77">
          <table:table-cell table:number-columns-repeated="2"/>
          <table:table-cell table:style-name="ce176" office:value-type="string">
            <text:p>Create Role with junk characters</text:p>
          </table:table-cell>
          <table:table-cell table:number-columns-repeated="1021"/>
        </table:table-row>
        <table:table-row table:style-name="ro77">
          <table:table-cell table:number-columns-repeated="2"/>
          <table:table-cell table:style-name="ce175" office:value-type="string">
            <text:p>View Role</text:p>
          </table:table-cell>
          <table:table-cell table:number-columns-repeated="1021"/>
        </table:table-row>
        <table:table-row table:style-name="ro77">
          <table:table-cell table:number-columns-repeated="2"/>
          <table:table-cell table:style-name="ce189" office:value-type="string">
            <text:p>Update Role name</text:p>
          </table:table-cell>
          <table:table-cell table:number-columns-repeated="1021"/>
        </table:table-row>
        <table:table-row table:style-name="ro77">
          <table:table-cell table:number-columns-repeated="2"/>
          <table:table-cell table:style-name="ce189" office:value-type="string">
            <text:p>Update Role description</text:p>
          </table:table-cell>
          <table:table-cell table:number-columns-repeated="1021"/>
        </table:table-row>
        <table:table-row table:style-name="ro77">
          <table:table-cell table:number-columns-repeated="2"/>
          <table:table-cell table:style-name="ce189" office:value-type="string">
            <text:p>Update Role Tags</text:p>
          </table:table-cell>
          <table:table-cell table:number-columns-repeated="1021"/>
        </table:table-row>
        <table:table-row table:style-name="ro77">
          <table:table-cell table:number-columns-repeated="2"/>
          <table:table-cell table:style-name="ce189" office:value-type="string">
            <text:p>Add Role Category</text:p>
          </table:table-cell>
          <table:table-cell table:number-columns-repeated="1021"/>
        </table:table-row>
        <table:table-row table:style-name="ro77">
          <table:table-cell table:number-columns-repeated="2"/>
          <table:table-cell table:style-name="ce176" office:value-type="string">
            <text:p>Update Role's Category with junk characters</text:p>
          </table:table-cell>
          <table:table-cell table:number-columns-repeated="1021"/>
        </table:table-row>
        <table:table-row table:style-name="ro77">
          <table:table-cell table:number-columns-repeated="2"/>
          <table:table-cell table:style-name="ce175" office:value-type="string">
            <text:p>Update Role's Category</text:p>
          </table:table-cell>
          <table:table-cell table:number-columns-repeated="1021"/>
        </table:table-row>
        <table:table-row table:style-name="ro77">
          <table:table-cell table:number-columns-repeated="2"/>
          <table:table-cell table:style-name="ce189" office:value-type="string">
            <text:p>Remove Role's Category</text:p>
          </table:table-cell>
          <table:table-cell table:number-columns-repeated="1021"/>
        </table:table-row>
        <table:table-row table:style-name="ro77">
          <table:table-cell table:number-columns-repeated="2"/>
          <table:table-cell table:style-name="ce189" office:value-type="string">
            <text:p>Click on “View all types” Link of Role</text:p>
          </table:table-cell>
          <table:table-cell table:number-columns-repeated="1021"/>
        </table:table-row>
        <table:table-row table:style-name="ro77">
          <table:table-cell table:number-columns-repeated="2"/>
          <table:table-cell table:style-name="ce189" office:value-type="string">
            <text:p>Role's Attachment as a file</text:p>
          </table:table-cell>
          <table:table-cell table:number-columns-repeated="1021"/>
        </table:table-row>
        <table:table-row table:style-name="ro77">
          <table:table-cell table:number-columns-repeated="2"/>
          <table:table-cell table:style-name="ce189" office:value-type="string">
            <text:p>Delete Role's Attachment</text:p>
          </table:table-cell>
          <table:table-cell table:number-columns-repeated="1021"/>
        </table:table-row>
        <table:table-row table:style-name="ro77">
          <table:table-cell table:number-columns-repeated="2"/>
          <table:table-cell table:style-name="ce189" office:value-type="string">
            <text:p>Open Agent's Attachment</text:p>
          </table:table-cell>
          <table:table-cell table:number-columns-repeated="1021"/>
        </table:table-row>
        <table:table-row table:style-name="ro77">
          <table:table-cell table:number-columns-repeated="2"/>
          <table:table-cell table:style-name="ce189" office:value-type="string">
            <text:p>Role's Picture Attachment</text:p>
          </table:table-cell>
          <table:table-cell table:number-columns-repeated="1021"/>
        </table:table-row>
        <table:table-row table:style-name="ro77">
          <table:table-cell table:number-columns-repeated="2"/>
          <table:table-cell table:style-name="ce188" office:value-type="string">
            <text:p>DeleteRole's Picture Attachment</text:p>
          </table:table-cell>
          <table:table-cell table:number-columns-repeated="1021"/>
        </table:table-row>
        <table:table-row table:style-name="ro23">
          <table:table-cell table:number-columns-repeated="2"/>
          <table:table-cell table:style-name="ce188" office:value-type="string">
            <text:p>Role's new picture and image on presence tab differs</text:p>
          </table:table-cell>
          <table:table-cell table:number-columns-repeated="1021"/>
        </table:table-row>
        <table:table-row table:style-name="ro77">
          <table:table-cell table:number-columns-repeated="2"/>
          <table:table-cell table:style-name="ce188" office:value-type="string">
            <text:p>Role's <text:s/>without Attachment shows Image</text:p>
          </table:table-cell>
          <table:table-cell table:number-columns-repeated="1021"/>
        </table:table-row>
        <table:table-row table:style-name="ro77">
          <table:table-cell table:number-columns-repeated="2"/>
          <table:table-cell table:style-name="ce189" office:value-type="string">
            <text:p>Attach Role's attachment with named value</text:p>
          </table:table-cell>
          <table:table-cell table:number-columns-repeated="1021"/>
        </table:table-row>
        <table:table-row table:style-name="ro77">
          <table:table-cell table:number-columns-repeated="2"/>
          <table:table-cell table:style-name="ce189" office:value-type="string">
            <text:p>Role's attachment as a valid URL</text:p>
          </table:table-cell>
          <table:table-cell table:number-columns-repeated="1021"/>
        </table:table-row>
        <table:table-row table:style-name="ro77">
          <table:table-cell table:number-columns-repeated="2"/>
          <table:table-cell table:style-name="ce188" office:value-type="string">
            <text:p>Role's attachment as an invalid URL</text:p>
          </table:table-cell>
          <table:table-cell table:number-columns-repeated="1021"/>
        </table:table-row>
        <table:table-row table:style-name="ro77">
          <table:table-cell table:number-columns-repeated="2"/>
          <table:table-cell table:style-name="ce189" office:value-type="string">
            <text:p>Open Role's Attached URL</text:p>
          </table:table-cell>
          <table:table-cell table:number-columns-repeated="1021"/>
        </table:table-row>
        <table:table-row table:style-name="ro23">
          <table:table-cell table:number-columns-repeated="2"/>
          <table:table-cell table:style-name="ce189" office:value-type="string">
            <text:p>Attach Role's attachment as a URL with named value</text:p>
          </table:table-cell>
          <table:table-cell table:number-columns-repeated="1021"/>
        </table:table-row>
        <table:table-row table:style-name="ro77">
          <table:table-cell table:number-columns-repeated="2"/>
          <table:table-cell table:style-name="ce189" office:value-type="string">
            <text:p>Show more details of Role</text:p>
          </table:table-cell>
          <table:table-cell table:number-columns-repeated="1021"/>
        </table:table-row>
        <table:table-row table:style-name="ro77">
          <table:table-cell table:number-columns-repeated="2"/>
          <table:table-cell table:style-name="ce189" office:value-type="string">
            <text:p>Show Role's network details</text:p>
          </table:table-cell>
          <table:table-cell table:number-columns-repeated="1021"/>
        </table:table-row>
        <table:table-row table:style-name="ro77">
          <table:table-cell table:number-columns-repeated="2"/>
          <table:table-cell table:style-name="ce189" office:value-type="string">
            <text:p>Show Role's issue details</text:p>
          </table:table-cell>
          <table:table-cell table:number-columns-repeated="1021"/>
        </table:table-row>
        <table:table-row table:style-name="ro77">
          <table:table-cell table:number-columns-repeated="2"/>
          <table:table-cell table:style-name="ce189" office:value-type="string">
            <text:p>Show Role's details</text:p>
          </table:table-cell>
          <table:table-cell table:number-columns-repeated="1021"/>
        </table:table-row>
        <table:table-row table:style-name="ro1" table:number-rows-repeated="65310">
          <table:table-cell table:number-columns-repeated="1024"/>
        </table:table-row>
        <table:table-row table:style-name="ro1">
          <table:table-cell table:number-columns-repeated="1024"/>
        </table:table-row>
      </table:table>
      <table:table table:name="Information_Flow_Map" table:style-name="ta1">
        <table:table-column table:style-name="co110" table:default-cell-style-name="ce115"/>
        <table:table-column table:style-name="co90" table:default-cell-style-name="ce115"/>
        <table:table-column table:style-name="co111" table:default-cell-style-name="ce204"/>
        <table:table-column table:style-name="co72" table:default-cell-style-name="ce115"/>
        <table:table-column table:style-name="co112" table:default-cell-style-name="ce115"/>
        <table:table-column table:style-name="co35" table:default-cell-style-name="ce204"/>
        <table:table-column table:style-name="co111" table:default-cell-style-name="ce115"/>
        <table:table-column table:style-name="co94" table:default-cell-style-name="ce115"/>
        <table:table-column table:style-name="co33" table:default-cell-style-name="ce115"/>
        <table:table-column table:style-name="co16" table:default-cell-style-name="ce115"/>
        <table:table-column table:style-name="co86" table:default-cell-style-name="ce115"/>
        <table:table-column table:style-name="co30" table:default-cell-style-name="ce115"/>
        <table:table-column table:style-name="co38" table:visibility="collapse" table:number-columns-repeated="5" table:default-cell-style-name="ce115"/>
        <table:table-column table:style-name="co113" table:default-cell-style-name="Excel_20_Built-in_20_Normal"/>
        <table:table-column table:style-name="co114" table:default-cell-style-name="Excel_20_Built-in_20_Normal"/>
        <table:table-column table:style-name="co24" table:default-cell-style-name="Excel_20_Built-in_20_Normal"/>
        <table:table-column table:style-name="co38" table:number-columns-repeated="1002" table:default-cell-style-name="ce115"/>
        <table:table-column table:style-name="co38" table:default-cell-style-name="ce25"/>
        <table:table-column table:style-name="co41" table:default-cell-style-name="ce25"/>
        <table:table-row table:style-name="ro2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117"/>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1002"/>
          <table:table-cell table:style-name="ce113" table:number-columns-repeated="2"/>
        </table:table-row>
        <table:table-row table:style-name="ro82">
          <table:table-cell table:style-name="ce37" office:value-type="string">
            <text:p>IFM001</text:p>
          </table:table-cell>
          <table:table-cell table:style-name="ce37" office:value-type="string">
            <text:p>L1</text:p>
          </table:table-cell>
          <table:table-cell table:style-name="ce37" office:value-type="string">
            <text:p>Start of segment</text:p>
            <text:p>event phase</text:p>
          </table:table-cell>
          <table:table-cell table:style-name="ce37"/>
          <table:table-cell table:style-name="ce37" office:value-type="string">
            <text:p>1. Login to the Channels</text:p>
            <text:p>2. Click on Information sharing Model link</text:p>
            <text:p>3. Create task with details with causes events details</text:p>
          </table:table-cell>
          <table:table-cell table:style-name="ce37"/>
          <table:table-cell table:style-name="ce37" office:value-type="string">
            <text:p>- Verify that start of the segment event icon appear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7" office:value-type="string">
            <text:p>IFM002</text:p>
          </table:table-cell>
          <table:table-cell table:style-name="ce37" office:value-type="string">
            <text:p>L1</text:p>
          </table:table-cell>
          <table:table-cell table:style-name="ce37" office:value-type="string">
            <text:p>End of segment</text:p>
          </table:table-cell>
          <table:table-cell table:style-name="ce37"/>
          <table:table-cell table:style-name="ce37" office:value-type="string">
            <text:p>1. Login to the Channels</text:p>
            <text:p>2. Click on Information sharing Model link</text:p>
            <text:p>3. Create task with details</text:p>
            <text:p>4. Click on Can end event check box</text:p>
          </table:table-cell>
          <table:table-cell table:style-name="ce37"/>
          <table:table-cell table:style-name="ce37" office:value-type="string">
            <text:p>Verify that event is r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3">
          <table:table-cell table:style-name="ce37" office:value-type="string">
            <text:p>IFM003</text:p>
          </table:table-cell>
          <table:table-cell table:style-name="ce37" office:value-type="string">
            <text:p>L1</text:p>
          </table:table-cell>
          <table:table-cell table:style-name="ce37" office:value-type="string">
            <text:p>Information</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7"/>
          <table:table-cell table:style-name="ce37" office:value-type="string">
            <text:p>Verify that information can be</text:p>
            <text:p>seen on the arrow</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8">
          <table:table-cell table:style-name="ce37" office:value-type="string">
            <text:p>IFM004</text:p>
          </table:table-cell>
          <table:table-cell table:style-name="ce37" office:value-type="string">
            <text:p>L1</text:p>
          </table:table-cell>
          <table:table-cell table:style-name="ce37" office:value-type="string">
            <text:p>Critical to</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7"/>
          <table:table-cell table:style-name="ce37" office:value-type="string">
            <text:p>Verify that flow is bol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7" office:value-type="string">
            <text:p>IFM005</text:p>
          </table:table-cell>
          <table:table-cell table:style-name="ce37" office:value-type="string">
            <text:p>L1</text:p>
          </table:table-cell>
          <table:table-cell table:style-name="ce37" office:value-type="string">
            <text:p>Issue not present</text:p>
          </table:table-cell>
          <table:table-cell table:style-name="ce37"/>
          <table:table-cell table:style-name="ce37" office:value-type="string">
            <text:p>1. Login to the Channels</text:p>
            <text:p>2. Click on Information sharing Model link</text:p>
            <text:p>3. Create task with all details.</text:p>
            <text:p>4. Click on add info recieve and enter all details</text:p>
          </table:table-cell>
          <table:table-cell table:style-name="ce37"/>
          <table:table-cell table:style-name="ce37" office:value-type="string">
            <text:p>Verify that the color of flow is black</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8">
          <table:table-cell table:style-name="ce38" office:value-type="string">
            <text:p>IFM006</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205" table:number-columns-repeated="1002"/>
          <table:table-cell table:style-name="ce18" table:number-columns-repeated="2"/>
        </table:table-row>
        <table:table-row table:style-name="ro15">
          <table:table-cell table:style-name="ce37" office:value-type="string">
            <text:p>IFM007</text:p>
          </table:table-cell>
          <table:table-cell table:style-name="ce37" office:value-type="string">
            <text:p>L1</text:p>
          </table:table-cell>
          <table:table-cell table:style-name="ce37" office:value-type="string">
            <text:p>Sender's task-</text:p>
            <text:p>Terminates</text:p>
          </table:table-cell>
          <table:table-cell table:style-name="ce37"/>
          <table:table-cell table:style-name="ce37"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7"/>
          <table:table-cell table:style-name="ce37" office:value-type="string">
            <text:p>Verify that flow contains stop</text:p>
            <text:p>informatio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37" office:value-type="string">
            <text:p>IFM008</text:p>
          </table:table-cell>
          <table:table-cell table:style-name="ce37" office:value-type="string">
            <text:p>L1</text:p>
          </table:table-cell>
          <table:table-cell table:style-name="ce37" office:value-type="string">
            <text:p>Sender's task-</text:p>
            <text:p>Terminates</text:p>
          </table:table-cell>
          <table:table-cell table:style-name="ce37"/>
          <table:table-cell table:style-name="ce37"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7"/>
          <table:table-cell table:style-name="ce37" office:value-type="string">
            <text:p>Verify that flow contains stop</text:p>
            <text:p>informatio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37" office:value-type="string">
            <text:p>IFM009</text:p>
          </table:table-cell>
          <table:table-cell table:style-name="ce37" office:value-type="string">
            <text:p>L1</text:p>
          </table:table-cell>
          <table:table-cell table:style-name="ce37" office:value-type="string">
            <text:p>Yellow Bullet</text:p>
          </table:table-cell>
          <table:table-cell table:style-name="ce37"/>
          <table:table-cell table:style-name="ce37"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7"/>
          <table:table-cell table:style-name="ce37" office:value-type="string">
            <text:p>-Verify that if minor issues then yellow bullet appear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4">
          <table:table-cell table:style-name="ce37" office:value-type="string">
            <text:p>IFM010</text:p>
          </table:table-cell>
          <table:table-cell table:style-name="ce37" office:value-type="string">
            <text:p>L1</text:p>
          </table:table-cell>
          <table:table-cell table:style-name="ce37" office:value-type="string">
            <text:p>Blue Bullet</text:p>
          </table:table-cell>
          <table:table-cell table:style-name="ce37"/>
          <table:table-cell table:style-name="ce37"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7"/>
          <table:table-cell table:style-name="ce37" office:value-type="string">
            <text:p>-Verify that if major issues then blue bullet appear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5">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to_all_Participants" table:style-name="ta3">
        <table:table-column table:style-name="co115" table:default-cell-style-name="ce115"/>
        <table:table-column table:style-name="co30" table:default-cell-style-name="ce1"/>
        <table:table-column table:style-name="co116" table:default-cell-style-name="ce204"/>
        <table:table-column table:style-name="co10" table:default-cell-style-name="ce115"/>
        <table:table-column table:style-name="co117" table:default-cell-style-name="ce115"/>
        <table:table-column table:style-name="co118" table:default-cell-style-name="ce204"/>
        <table:table-column table:style-name="co119" table:default-cell-style-name="ce115"/>
        <table:table-column table:style-name="co120" table:default-cell-style-name="ce115"/>
        <table:table-column table:style-name="co33" table:default-cell-style-name="ce115"/>
        <table:table-column table:style-name="co121" table:default-cell-style-name="ce115"/>
        <table:table-column table:style-name="co122" table:default-cell-style-name="ce115"/>
        <table:table-column table:style-name="co30" table:default-cell-style-name="ce115"/>
        <table:table-column table:style-name="co123" table:visibility="collapse" table:default-cell-style-name="ce115"/>
        <table:table-column table:style-name="co124" table:default-cell-style-name="ce115"/>
        <table:table-column table:style-name="co125" table:default-cell-style-name="ce115"/>
        <table:table-column table:style-name="co24" table:default-cell-style-name="ce115"/>
        <table:table-column table:style-name="co38" table:number-columns-repeated="1003" table:default-cell-style-name="ce115"/>
        <table:table-column table:style-name="co38" table:default-cell-style-name="ce25"/>
        <table:table-column table:style-name="co41" table:default-cell-style-name="ce25"/>
        <table:table-column table:style-name="co38" table:number-columns-repeated="2" table:default-cell-style-name="Default"/>
        <table:table-column table:style-name="co41" table:default-cell-style-name="Default"/>
        <table:table-row table:style-name="ro86">
          <table:table-cell table:style-name="ce206" office:value-type="string">
            <text:p>TEST CASE ID</text:p>
          </table:table-cell>
          <table:table-cell table:style-name="ce206" office:value-type="string">
            <text:p>PRIORITY</text:p>
          </table:table-cell>
          <table:table-cell table:style-name="ce206" office:value-type="string">
            <text:p>TITLE</text:p>
          </table:table-cell>
          <table:table-cell table:style-name="ce206" office:value-type="string">
            <text:p>SET UP</text:p>
          </table:table-cell>
          <table:table-cell table:style-name="ce206" office:value-type="string">
            <text:p>STEPS</text:p>
          </table:table-cell>
          <table:table-cell table:style-name="ce206" office:value-type="string">
            <text:p>TEST DATA</text:p>
          </table:table-cell>
          <table:table-cell table:style-name="ce206" office:value-type="string">
            <text:p>EXPECTED RESULTS</text:p>
          </table:table-cell>
          <table:table-cell table:style-name="ce206" office:value-type="string">
            <text:p>ACTUAL RESULT</text:p>
          </table:table-cell>
          <table:table-cell table:style-name="ce206" office:value-type="string">
            <text:p>RESULT</text:p>
          </table:table-cell>
          <table:table-cell table:style-name="ce206" office:value-type="string">
            <text:p>AUTOMATED</text:p>
          </table:table-cell>
          <table:table-cell table:style-name="ce206" office:value-type="string">
            <text:p>TICKET ID</text:p>
          </table:table-cell>
          <table:table-cell table:style-name="ce206" office:value-type="string">
            <text:p>COMMENT</text:p>
          </table:table-cell>
          <table:table-cell table:style-name="ce206" office:value-type="string">
            <text:p>Build Date 5<text:span text:style-name="T1">th</text:span> July on Chrome</text:p>
          </table:table-cell>
          <table:table-cell table:style-name="ce206" office:value-type="string">
            <text:p>DATE : <text:s/>May 2, 2012</text:p>
            <text:p>REVISION: 3955</text:p>
            <text:p>BROWSER: Internet Explorer</text:p>
          </table:table-cell>
          <table:table-cell table:style-name="ce206" office:value-type="string">
            <text:p>DATE : <text:s/>May 2, 2012</text:p>
            <text:p>REVISION: 3955</text:p>
            <text:p>BROWSER: Firefox</text:p>
          </table:table-cell>
          <table:table-cell table:style-name="ce206" office:value-type="string">
            <text:p>DATE : <text:s/>May 2, 2012</text:p>
            <text:p>REVISION: 3955</text:p>
            <text:p>BROWSER: Chrome</text:p>
          </table:table-cell>
          <table:table-cell table:style-name="ce207" table:number-columns-repeated="1003"/>
          <table:table-cell table:style-name="ce89" table:number-columns-repeated="2"/>
          <table:table-cell table:style-name="ce208" table:number-columns-repeated="3"/>
        </table:table-row>
        <table:table-row table:style-name="ro87">
          <table:table-cell table:style-name="ce37" office:value-type="string">
            <text:p>PP001_InformationSharingGuideLinesForParticipants</text:p>
          </table:table-cell>
          <table:table-cell office:value-type="string">
            <text:p>L0</text:p>
          </table:table-cell>
          <table:table-cell table:style-name="ce37" office:value-type="string">
            <text:p>“Information Sharing Guidelines for all Participants” Link</text:p>
          </table:table-cell>
          <table:table-cell table:style-name="ce37"/>
          <table:table-cell table:style-name="ce37" office:value-type="string">
            <text:p>1. Login to the Channels</text:p>
            <text:p>2. Click on 'Information <text:s/>Sharing Guidelines for all Participants'</text:p>
          </table:table-cell>
          <table:table-cell table:style-name="ce37"/>
          <table:table-cell table:style-name="ce37" office:value-type="string">
            <text:p>1. Verify that page with title Responder</text:p>
            <text:p>list for &lt;plan name&gt; gets display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88">
          <table:table-cell table:style-name="ce38" office:value-type="string">
            <text:p>PP002_InformationSharingGuidelinesToHomePage</text:p>
          </table:table-cell>
          <table:table-cell table:style-name="ce52"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Information <text:s/>Sharing Guidelines for all Participants'</text:p>
            <text:p>3. Click on 'Home' icon</text:p>
          </table:table-cell>
          <table:table-cell table:style-name="ce38"/>
          <table:table-cell table:style-name="ce38" office:value-type="string">
            <text:p>1. Verify that page with title Responder</text:p>
            <text:p>list for &lt;plan name&gt; gets displayed</text:p>
            <text:p>2. Verify that user successfully navigates to Home page</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84</text:p>
          </table:table-cell>
          <table:table-cell table:style-name="ce38" office:value-type="string">
            <text:p>Closed</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8"/>
          <table:table-cell table:style-name="ce205" table:number-columns-repeated="995"/>
          <table:table-cell table:style-name="ce18" table:number-columns-repeated="2"/>
          <table:table-cell table:style-name="ce58" table:number-columns-repeated="3"/>
        </table:table-row>
        <table:table-row table:style-name="ro89">
          <table:table-cell table:style-name="ce37" office:value-type="string">
            <text:p>PP003_LogoutonInformationShringForParticipants</text:p>
          </table:table-cell>
          <table:table-cell office:value-type="string">
            <text:p>L0</text:p>
          </table:table-cell>
          <table:table-cell table:style-name="ce37" office:value-type="string">
            <text:p>“Logout” Button</text:p>
          </table:table-cell>
          <table:table-cell table:style-name="ce37"/>
          <table:table-cell table:style-name="ce37" office:value-type="string">
            <text:p>1. Login to the Channels</text:p>
            <text:p>2. Click on 'Information <text:s/>Sharing Guidelines for all Participants'</text:p>
            <text:p>3. Click on 'Logout &lt;username&gt;' Button</text:p>
          </table:table-cell>
          <table:table-cell table:style-name="ce37"/>
          <table:table-cell table:style-name="ce37" office:value-type="string">
            <text:p>1. Verify that page with title Responder</text:p>
            <text:p>list for &lt;plan name&gt; gets displayed</text:p>
            <text:p>2. Verify that user is successfully log out of channels <text:s text:c="2"/></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0">
          <table:table-cell table:style-name="ce37" office:value-type="string">
            <text:p>PP004_ActiveUsersForPlans</text:p>
          </table:table-cell>
          <table:table-cell office:value-type="string">
            <text:p>L0</text:p>
          </table:table-cell>
          <table:table-cell table:style-name="ce37" office:value-type="string">
            <text:p>“Active Users” for plans</text:p>
          </table:table-cell>
          <table:table-cell table:style-name="ce37"/>
          <table:table-cell table:style-name="ce37" office:value-type="string">
            <text:p>1. Login to the Channels</text:p>
            <text:p>2. Click on 'Information <text:s/>Sharing Guidelines for all Participants'</text:p>
            <text:p>3. Click on '&lt;username&gt;' <text:s/>link under 'Active User' <text:s/>Tab</text:p>
          </table:table-cell>
          <table:table-cell table:style-name="ce37"/>
          <table:table-cell table:style-name="ce37" office:value-type="string">
            <text:p>1. Verify that the Responder report related to the clicked user gets display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1">
          <table:table-cell table:style-name="ce37" office:value-type="string">
            <text:p>PP005</text:p>
          </table:table-cell>
          <table:table-cell office:value-type="string">
            <text:p>L0</text:p>
          </table:table-cell>
          <table:table-cell table:style-name="ce37" office:value-type="string">
            <text:p>“Active User” Report</text:p>
          </table:table-cell>
          <table:table-cell table:style-name="ce37"/>
          <table:table-cell table:style-name="ce37" office:value-type="string">
            <text:p>1. Login to the Channels</text:p>
            <text:p>2. Click on 'Information <text:s/>Sharing Guidelines for all Participants'</text:p>
            <text:p>3. Click on '&lt;username&gt;' <text:s/>link under 'Active User' <text:s/>Tab</text:p>
          </table:table-cell>
          <table:table-cell table:style-name="ce37"/>
          <table:table-cell table:style-name="ce37"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1">
          <table:table-cell table:style-name="ce37" office:value-type="string">
            <text:p>PP006</text:p>
          </table:table-cell>
          <table:table-cell office:value-type="string">
            <text:p>L0</text:p>
          </table:table-cell>
          <table:table-cell table:style-name="ce37" office:value-type="string">
            <text:p>“Active User” Report Logout</text:p>
          </table:table-cell>
          <table:table-cell table:style-name="ce37"/>
          <table:table-cell table:style-name="ce37"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7"/>
          <table:table-cell table:style-name="ce37" office:value-type="string">
            <text:p>1. Verify that the user gets logged out successfully</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4">
          <table:table-cell table:style-name="ce37" office:value-type="string">
            <text:p>PP007</text:p>
          </table:table-cell>
          <table:table-cell office:value-type="string">
            <text:p>L0</text:p>
          </table:table-cell>
          <table:table-cell table:style-name="ce37" office:value-type="string">
            <text:p>Remove <text:s/>“Active Users”</text:p>
          </table:table-cell>
          <table:table-cell table:style-name="ce37"/>
          <table:table-cell table:style-name="ce37" office:value-type="string">
            <text:p>1. Login to the Channels</text:p>
            <text:p>2. Click on 'Information <text:s/>Sharing Guidelines for all Participants'</text:p>
            <text:p>3. Click on 'REMOVE' button under 'Active Users' Tab</text:p>
          </table:table-cell>
          <table:table-cell table:style-name="ce37"/>
          <table:table-cell table:style-name="ce37" office:value-type="string">
            <text:p>1. Verify that agent defined in the plan gets unassigned to the user</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4">
          <table:table-cell table:style-name="ce37" office:value-type="string">
            <text:p>PP008</text:p>
          </table:table-cell>
          <table:table-cell office:value-type="string">
            <text:p>L0</text:p>
          </table:table-cell>
          <table:table-cell table:style-name="ce37" office:value-type="string">
            <text:p>“Assign <text:s/>Users”</text:p>
          </table:table-cell>
          <table:table-cell table:style-name="ce37"/>
          <table:table-cell table:style-name="ce37" office:value-type="string">
            <text:p>1. Login to the Channels</text:p>
            <text:p>2. Click on 'Information <text:s/>Sharing Guidelines for all Participants'</text:p>
            <text:p>3. Click on 'ASSIGN' button under 'Agents' Tab</text:p>
          </table:table-cell>
          <table:table-cell table:style-name="ce37"/>
          <table:table-cell table:style-name="ce37" office:value-type="string">
            <text:p>1. Verify that agent defined in the plan gets assigned to the selected user from the list</text:p>
            <text:p>2. Verify that agent details are displayed to the login user's about m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7" table:number-columns-repeated="3"/>
        </table:table-row>
        <table:table-row table:style-name="ro24">
          <table:table-cell table:style-name="ce37" office:value-type="string">
            <text:p>PP009</text:p>
          </table:table-cell>
          <table:table-cell office:value-type="string">
            <text:p>L1</text:p>
          </table:table-cell>
          <table:table-cell table:style-name="ce37" office:value-type="string">
            <text:p>“ Other Planners” Details</text:p>
          </table:table-cell>
          <table:table-cell table:style-name="ce37"/>
          <table:table-cell table:style-name="ce37" office:value-type="string">
            <text:p>1. Login to the Channels</text:p>
            <text:p>2. Click on Procedure for all participants link</text:p>
            <text:p>3. Click on '&lt;username&gt;' Link under 'Other Planners' <text:s/>Tab</text:p>
          </table:table-cell>
          <table:table-cell table:style-name="ce37"/>
          <table:table-cell table:style-name="ce37" office:value-type="string">
            <text:p>1. Verify that an email is sent from the logged in user to the user selected ( Clicked ) user</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2">
          <table:table-cell table:style-name="ce37" office:value-type="string">
            <text:p>PP010</text:p>
          </table:table-cell>
          <table:table-cell office:value-type="string">
            <text:p>L1</text:p>
          </table:table-cell>
          <table:table-cell table:style-name="ce37" office:value-type="string">
            <text:p>“Other Plans” Details</text:p>
          </table:table-cell>
          <table:table-cell table:style-name="ce37"/>
          <table:table-cell table:style-name="ce37" office:value-type="string">
            <text:p>1. Login to the Channels</text:p>
            <text:p>2. Click on Procedure for all participants link</text:p>
            <text:p>3. Click on '&lt;plan name&gt;' Link under 'Other Plans' <text:s/>Tab</text:p>
          </table:table-cell>
          <table:table-cell table:style-name="ce37"/>
          <table:table-cell table:style-name="ce37" office:value-type="string">
            <text:p>1. Verify that the List of Active Users is displayed to the the logged in user under that plan</text:p>
            <text:p>2. Verify that the List of Other Planners is displayed to the logged in user under that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2">
          <table:table-cell table:style-name="ce39" office:value-type="string">
            <text:p>PP011</text:p>
          </table:table-cell>
          <table:table-cell table:style-name="ce53" office:value-type="string">
            <text:p>L0</text:p>
          </table:table-cell>
          <table:table-cell table:style-name="ce39" office:value-type="string">
            <text:p>Send Email to other user</text:p>
          </table:table-cell>
          <table:table-cell table:style-name="ce39"/>
          <table:table-cell table:style-name="ce39"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9"/>
          <table:table-cell table:style-name="ce39" office:value-type="string">
            <text:p>Verify that Microsoft Outlook new email window opens to sen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8"/>
          <table:table-cell table:style-name="ce123" table:number-columns-repeated="995"/>
          <table:table-cell table:style-name="ce87" table:number-columns-repeated="2"/>
          <table:table-cell table:number-columns-repeated="3"/>
        </table:table-row>
        <table:table-row table:style-name="ro78">
          <table:table-cell table:style-name="ce37" office:value-type="string">
            <text:p>PP012</text:p>
          </table:table-cell>
          <table:table-cell office:value-type="string">
            <text:p>L1</text:p>
          </table:table-cell>
          <table:table-cell table:style-name="ce37" office:value-type="string">
            <text:p>Back on Information Sharing Guidelines for all Participants participants</text:p>
          </table:table-cell>
          <table:table-cell table:style-name="ce37"/>
          <table:table-cell table:style-name="ce37"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7"/>
          <table:table-cell table:style-name="ce37" office:value-type="string">
            <text:p>Verify that page with title Responder list for &lt;plan name&gt; gets loaded</text:p>
          </table:table-cell>
          <table:table-cell table:style-name="ce37"/>
          <table:table-cell table:style-name="ce37" office:value-type="string">
            <text:p>FAIL</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1" table:number-columns-repeated="2"/>
          <table:table-cell table:number-columns-repeated="3"/>
        </table:table-row>
        <table:table-row table:style-name="ro27">
          <table:table-cell table:style-name="ce37" office:value-type="string">
            <text:p>PP013</text:p>
          </table:table-cell>
          <table:table-cell office:value-type="string">
            <text:p>L2</text:p>
          </table:table-cell>
          <table:table-cell table:style-name="ce37" office:value-type="string">
            <text:p>Wrong email id</text:p>
          </table:table-cell>
          <table:table-cell table:style-name="ce37"/>
          <table:table-cell table:style-name="ce37"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7"/>
          <table:table-cell table:style-name="ce37" office:value-type="string">
            <text:p>Verify that message cannot be sent to wrong email id or <text:s/>message should be generated for wrong email i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7">
          <table:table-cell table:style-name="ce66" office:value-type="string">
            <text:p>PP014</text:p>
          </table:table-cell>
          <table:table-cell table:style-name="ce66" office:value-type="string">
            <text:p>L1</text:p>
          </table:table-cell>
          <table:table-cell table:style-name="ce66" office:value-type="string">
            <text:p>Select channels – medium</text:p>
          </table:table-cell>
          <table:table-cell table:style-name="ce66"/>
          <table:table-cell table:style-name="ce66" office:value-type="string">
            <text:p>1. Login to the Channels.</text:p>
            <text:p>2. Create users with Planner as credentials for plan.</text:p>
            <text:p>3. Click on Information sharing guidelines for all participants link.</text:p>
            <text:p>4. Assign user to the agent.</text:p>
            <text:p>5. Click on Home link</text:p>
            <text:p>6. Click on About me under social panel.</text:p>
            <text:p>7. Select medium from drop down.</text:p>
          </table:table-cell>
          <table:table-cell table:style-name="ce66"/>
          <table:table-cell table:style-name="ce66" office:value-type="string">
            <text:p>Verify that medium can be select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3"/>
          <table:table-cell table:style-name="ce66" office:value-type="string">
            <text:p>YES</text:p>
          </table:table-cell>
          <table:table-cell table:style-name="ce66" office:value-type="string">
            <text:p>YES</text:p>
          </table:table-cell>
          <table:table-cell table:style-name="ce66" office:value-type="string">
            <text:p>YES</text:p>
          </table:table-cell>
          <table:table-cell table:style-name="ce66" table:number-columns-repeated="8"/>
          <table:table-cell table:style-name="ce159" table:number-columns-repeated="995"/>
          <table:table-cell table:style-name="ce89" table:number-columns-repeated="2"/>
          <table:table-cell table:style-name="ce208" table:number-columns-repeated="3"/>
        </table:table-row>
        <table:table-row table:style-name="ro1">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204"/>
          <table:table-cell table:style-name="ce1"/>
          <table:table-cell table:style-name="ce204"/>
          <table:table-cell table:number-columns-repeated="1017"/>
        </table:table-row>
        <table:table-row table:style-name="ro1" table:number-rows-repeated="3">
          <table:table-cell/>
          <table:table-cell table:style-name="ce25"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71" table:default-cell-style-name="ce115"/>
        <table:table-column table:style-name="co86" table:default-cell-style-name="ce115"/>
        <table:table-column table:style-name="co126" table:default-cell-style-name="ce204"/>
        <table:table-column table:style-name="co15" table:default-cell-style-name="ce115"/>
        <table:table-column table:style-name="co127" table:default-cell-style-name="ce115"/>
        <table:table-column table:style-name="co46" table:default-cell-style-name="ce204"/>
        <table:table-column table:style-name="co128" table:default-cell-style-name="ce115"/>
        <table:table-column table:style-name="co120" table:default-cell-style-name="ce115"/>
        <table:table-column table:style-name="co129" table:default-cell-style-name="ce115"/>
        <table:table-column table:style-name="co34" table:default-cell-style-name="ce115"/>
        <table:table-column table:style-name="co32" table:default-cell-style-name="ce115"/>
        <table:table-column table:style-name="co130" table:default-cell-style-name="ce115"/>
        <table:table-column table:style-name="co130" table:visibility="collapse" table:default-cell-style-name="ce115"/>
        <table:table-column table:style-name="co131" table:default-cell-style-name="ce115"/>
        <table:table-column table:style-name="co132" table:default-cell-style-name="ce115"/>
        <table:table-column table:style-name="co133" table:default-cell-style-name="ce115"/>
        <table:table-column table:style-name="co130" table:number-columns-repeated="998" table:default-cell-style-name="ce115"/>
        <table:table-column table:style-name="co130" table:default-cell-style-name="ce21"/>
        <table:table-column table:style-name="co41" table:default-cell-style-name="ce21"/>
        <table:table-column table:style-name="co130" table:number-columns-repeated="2" table:default-cell-style-name="Default"/>
        <table:table-column table:style-name="co41" table:number-columns-repeated="6" table:default-cell-style-name="Default"/>
        <table:table-row table:style-name="ro2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5<text:span text:style-name="T1">th</text:span> July on Chrome</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998"/>
          <table:table-cell table:style-name="ce212" table:number-columns-repeated="2"/>
          <table:table-cell table:style-name="ce56" table:number-columns-repeated="8"/>
        </table:table-row>
        <table:table-row table:style-name="ro93">
          <table:table-cell table:style-name="ce1" office:value-type="string">
            <text:p>AC001_AssignmentCommitmentWindow</text:p>
          </table:table-cell>
          <table:table-cell table:style-name="ce1" office:value-type="string">
            <text:p>L1</text:p>
          </table:table-cell>
          <table:table-cell table:style-name="ce98" office:value-type="string">
            <text:p>Assignment and Commitment window</text:p>
          </table:table-cell>
          <table:table-cell table:style-name="ce106"/>
          <table:table-cell table:style-name="ce98" office:value-type="string">
            <text:p>1. Login to the Channels with valid credentials</text:p>
            <text:p>2. Click on Information Sharing model link.</text:p>
            <text:p>3. Click on Assignments and Commitments under show pop up menu</text:p>
          </table:table-cell>
          <table:table-cell table:style-name="ce1"/>
          <table:table-cell table:style-name="ce98" office:value-type="string">
            <text:p>1.Verify that assignment and commitment window gets open</text:p>
          </table:table-cell>
          <table:table-cell table:style-name="ce1"/>
          <table:table-cell table:style-name="ce1" office:value-type="string">
            <text:p>PASS</text:p>
          </table:table-cell>
          <table:table-cell table:style-name="ce106" office:value-type="string">
            <text:p>NO</text:p>
          </table:table-cell>
          <table:table-cell table:style-name="ce106" table:number-columns-repeated="2"/>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210" office:value-type="string">
            <text:p>YES</text:p>
          </table:table-cell>
          <table:table-cell table:style-name="ce106" table:number-columns-repeated="2"/>
          <table:table-cell table:style-name="ce211" table:number-columns-repeated="996"/>
          <table:table-cell table:number-columns-repeated="10"/>
        </table:table-row>
        <table:table-row table:style-name="ro12">
          <table:table-cell table:style-name="ce1" office:value-type="string">
            <text:p>AC002</text:p>
          </table:table-cell>
          <table:table-cell table:style-name="ce1" office:value-type="string">
            <text:p>L1</text:p>
          </table:table-cell>
          <table:table-cell table:style-name="ce98" office:value-type="string">
            <text:p>From &lt;Segment or plan list&gt; drop down</text:p>
          </table:table-cell>
          <table:table-cell table:style-name="ce106"/>
          <table:table-cell table:style-name="ce98" office:value-type="string">
            <text:p>1. Login to the Channels with valid credentials</text:p>
            <text:p>2. Click on Information Sharing model link.</text:p>
            <text:p>3. Click on Assignments and Commitments under show pop up menu.</text:p>
            <text:p>4. Click on Drop down for 'From &lt;plan or segment list&gt;.</text:p>
          </table:table-cell>
          <table:table-cell table:style-name="ce98"/>
          <table:table-cell table:style-name="ce98" office:value-type="string">
            <text:p>1. Verify that drop down has list of segment or entire plan segments</text:p>
          </table:table-cell>
          <table:table-cell table:style-name="ce1"/>
          <table:table-cell table:style-name="ce1" office:value-type="string">
            <text:p>PASS</text:p>
          </table:table-cell>
          <table:table-cell table:style-name="ce106" office:value-type="string">
            <text:p>NO</text:p>
          </table:table-cell>
          <table:table-cell table:style-name="ce106" table:number-columns-repeated="2"/>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210" office:value-type="string">
            <text:p>YES</text:p>
          </table:table-cell>
          <table:table-cell table:style-name="ce106" table:number-columns-repeated="2"/>
          <table:table-cell table:style-name="ce211" table:number-columns-repeated="996"/>
          <table:table-cell table:number-columns-repeated="10"/>
        </table:table-row>
        <table:table-row table:style-name="ro48">
          <table:table-cell table:style-name="ce1" office:value-type="string">
            <text:p>AC003</text:p>
          </table:table-cell>
          <table:table-cell table:style-name="ce1" office:value-type="string">
            <text:p>L0</text:p>
          </table:table-cell>
          <table:table-cell table:style-name="ce98" office:value-type="string">
            <text:p>Map According to “By” and “Focusing on”</text:p>
          </table:table-cell>
          <table:table-cell table:style-name="ce106"/>
          <table:table-cell table:style-name="ce98"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text:p>
            <text:p>'focusing on' option</text:p>
            <text:p>6. Click on 'Show' Button</text:p>
          </table:table-cell>
          <table:table-cell table:style-name="ce98"/>
          <table:table-cell table:style-name="ce98" office:value-type="string">
            <text:p>1. Verify that clicking on 'Showo' button appropriate map is displayed</text:p>
          </table:table-cell>
          <table:table-cell table:style-name="ce1"/>
          <table:table-cell table:style-name="ce1" office:value-type="string">
            <text:p>PASS</text:p>
          </table:table-cell>
          <table:table-cell table:style-name="ce106" office:value-type="string">
            <text:p>NO</text:p>
          </table:table-cell>
          <table:table-cell table:style-name="ce106" table:number-columns-repeated="2"/>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210" office:value-type="string">
            <text:p>YES</text:p>
          </table:table-cell>
          <table:table-cell table:style-name="ce106" table:number-columns-repeated="2"/>
          <table:table-cell table:style-name="ce211" table:number-columns-repeated="996"/>
          <table:table-cell table:number-columns-repeated="10"/>
        </table:table-row>
        <table:table-row table:style-name="ro48">
          <table:table-cell table:style-name="ce1" office:value-type="string">
            <text:p>AC004</text:p>
          </table:table-cell>
          <table:table-cell table:style-name="ce1" office:value-type="string">
            <text:p>L0</text:p>
          </table:table-cell>
          <table:table-cell table:style-name="ce98" office:value-type="string">
            <text:p>Map According to “Procedures” and “Focusing on”</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 'focusing on' option</text:p>
            <text:p>6. Click on 'Show' Button</text:p>
          </table:table-cell>
          <table:table-cell table:style-name="ce98"/>
          <table:table-cell table:style-name="ce98" office:value-type="string">
            <text:p>1. Verify that clicking on 'Show' button appropriate map is displayed</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11">
          <table:table-cell table:style-name="ce1" office:value-type="string">
            <text:p>AC005</text:p>
          </table:table-cell>
          <table:table-cell table:style-name="ce1" office:value-type="string">
            <text:p>L0</text:p>
          </table:table-cell>
          <table:table-cell table:style-name="ce98" office:value-type="string">
            <text:p>Enter name in text field</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Enter name in text field</text:p>
          </table:table-cell>
          <table:table-cell table:style-name="ce98"/>
          <table:table-cell table:style-name="ce98" office:value-type="string">
            <text:p>1. Verify that text can be entered in text field.</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11">
          <table:table-cell table:style-name="ce1" office:value-type="string">
            <text:p>AC006</text:p>
          </table:table-cell>
          <table:table-cell table:style-name="ce1" office:value-type="string">
            <text:p>L0</text:p>
          </table:table-cell>
          <table:table-cell table:style-name="ce98" office:value-type="string">
            <text:p>Enter space in text field</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Enter space in text field</text:p>
          </table:table-cell>
          <table:table-cell table:style-name="ce98"/>
          <table:table-cell table:style-name="ce98" office:value-type="string">
            <text:p>1. Verify that text can be entered in text field and auto text appears.</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94">
          <table:table-cell table:style-name="ce1" office:value-type="string">
            <text:p>AC007</text:p>
          </table:table-cell>
          <table:table-cell table:style-name="ce1" office:value-type="string">
            <text:p>L0</text:p>
          </table:table-cell>
          <table:table-cell table:style-name="ce98" office:value-type="string">
            <text:p>“Show” option</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Click on 'Show' Button</text:p>
          </table:table-cell>
          <table:table-cell table:style-name="ce98"/>
          <table:table-cell table:style-name="ce98" office:value-type="string">
            <text:p>1. Verify that report is displayed successfully</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95">
          <table:table-cell table:style-name="ce53" office:value-type="string">
            <text:p>AC008</text:p>
          </table:table-cell>
          <table:table-cell table:style-name="ce53" office:value-type="string">
            <text:p>L0</text:p>
          </table:table-cell>
          <table:table-cell table:style-name="ce99" office:value-type="string">
            <text:p>“Show Map” Option</text:p>
          </table:table-cell>
          <table:table-cell table:style-name="ce53"/>
          <table:table-cell table:style-name="ce99" office:value-type="string">
            <text:p>1. Login to the Channels with valid credentials</text:p>
            <text:p>2. Click on Information Sharing model link.</text:p>
            <text:p>3. Click on Assignments and Commitments under show pop up menu.</text:p>
            <text:p>4. Click on 'Show Report' Button</text:p>
            <text:p>5. Click on 'Show Map' Button</text:p>
          </table:table-cell>
          <table:table-cell table:style-name="ce99"/>
          <table:table-cell table:style-name="ce99" office:value-type="string">
            <text:p>1. Verify that report is displayed successfully</text:p>
            <text:p>2. Verify that appropriate map is displayed according to the filters selected</text:p>
          </table:table-cell>
          <table:table-cell table:style-name="ce53"/>
          <table:table-cell table:style-name="ce53" office:value-type="string">
            <text:p>FAIL</text:p>
          </table:table-cell>
          <table:table-cell table:style-name="ce209" office:value-type="string">
            <text:p>NO</text:p>
          </table:table-cell>
          <table:table-cell table:style-name="ce53"/>
          <table:table-cell table:style-name="ce209"/>
          <table:table-cell table:style-name="ce53" office:value-type="string">
            <text:p>YES</text:p>
          </table:table-cell>
          <table:table-cell table:style-name="ce53" office:value-type="string">
            <text:p>NO</text:p>
          </table:table-cell>
          <table:table-cell table:style-name="ce209" office:value-type="string">
            <text:p>NO</text:p>
          </table:table-cell>
          <table:table-cell table:style-name="ce169" office:value-type="string">
            <text:p>NO</text:p>
          </table:table-cell>
          <table:table-cell table:style-name="ce53" table:number-columns-repeated="998"/>
          <table:table-cell table:style-name="ce87" table:number-columns-repeated="2"/>
          <table:table-cell table:style-name="ce60" table:number-columns-repeated="8"/>
        </table:table-row>
        <table:table-row table:style-name="ro96">
          <table:table-cell table:style-name="ce1" office:value-type="string">
            <text:p>AC009</text:p>
          </table:table-cell>
          <table:table-cell table:style-name="ce1" office:value-type="string">
            <text:p>L2</text:p>
          </table:table-cell>
          <table:table-cell table:style-name="ce98" office:value-type="string">
            <text:p>Invalid Organization or Invalid Agent</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Select the value of 'focusing on' from the list</text:p>
            <text:p>5. Enter Invalid organization or agent name which is not present in the plan segment</text:p>
            <text:p>6. Click on 'Show' Button</text:p>
          </table:table-cell>
          <table:table-cell table:style-name="ce1"/>
          <table:table-cell table:style-name="ce98"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NO</text:p>
          </table:table-cell>
          <table:table-cell table:style-name="ce106" office:value-type="string">
            <text:p>NO</text:p>
          </table:table-cell>
          <table:table-cell table:style-name="ce210" office:value-type="string">
            <text:p>NO</text:p>
          </table:table-cell>
          <table:table-cell table:style-name="ce1" table:number-columns-repeated="998"/>
          <table:table-cell table:number-columns-repeated="10"/>
        </table:table-row>
        <table:table-row table:style-name="ro1" table:number-rows-repeated="2">
          <table:table-cell table:style-name="ce1" table:number-columns-repeated="2"/>
          <table:table-cell table:style-name="ce98"/>
          <table:table-cell table:style-name="ce1" table:number-columns-repeated="2"/>
          <table:table-cell table:style-name="ce98"/>
          <table:table-cell table:style-name="ce1" table:number-columns-repeated="5"/>
          <table:table-cell table:style-name="ce106"/>
          <table:table-cell table:style-name="ce1" table:number-columns-repeated="6"/>
          <table:table-cell table:number-columns-repeated="1006"/>
        </table:table-row>
        <table:table-row table:style-name="ro1" table:number-rows-repeated="4">
          <table:table-cell table:style-name="ce1" table:number-columns-repeated="11"/>
          <table:table-cell table:style-name="ce106"/>
          <table:table-cell table:style-name="ce1" table:number-columns-repeated="1002"/>
          <table:table-cell/>
          <table:table-cell table:style-name="ce1"/>
          <table:table-cell table:number-columns-repeated="8"/>
        </table:table-row>
        <table:table-row table:style-name="ro1" table:number-rows-repeated="15">
          <table:table-cell table:number-columns-repeated="11"/>
          <table:table-cell table:style-name="ce106"/>
          <table:table-cell table:number-columns-repeated="1012"/>
        </table:table-row>
        <table:table-row table:style-name="ro1" table:number-rows-repeated="65504">
          <table:table-cell table:number-columns-repeated="1024"/>
        </table:table-row>
        <table:table-row table:style-name="ro1">
          <table:table-cell table:number-columns-repeated="1024"/>
        </table:table-row>
      </table:table>
      <table:table table:name="Lock_functionality" table:style-name="ta1">
        <table:table-column table:style-name="co134" table:default-cell-style-name="ce204"/>
        <table:table-column table:style-name="co90" table:default-cell-style-name="ce204"/>
        <table:table-column table:style-name="co111" table:default-cell-style-name="ce204"/>
        <table:table-column table:style-name="co10" table:default-cell-style-name="ce204"/>
        <table:table-column table:style-name="co135" table:default-cell-style-name="ce204"/>
        <table:table-column table:style-name="co118" table:default-cell-style-name="ce204"/>
        <table:table-column table:style-name="co136" table:default-cell-style-name="ce204"/>
        <table:table-column table:style-name="co94" table:default-cell-style-name="ce204"/>
        <table:table-column table:style-name="co129" table:default-cell-style-name="ce204"/>
        <table:table-column table:style-name="co77" table:default-cell-style-name="ce204"/>
        <table:table-column table:style-name="co17" table:default-cell-style-name="ce204"/>
        <table:table-column table:style-name="co46" table:default-cell-style-name="ce204"/>
        <table:table-column table:style-name="co38" table:visibility="collapse" table:number-columns-repeated="5" table:default-cell-style-name="ce204"/>
        <table:table-column table:style-name="co124" table:default-cell-style-name="ce204"/>
        <table:table-column table:style-name="co125" table:default-cell-style-name="ce204"/>
        <table:table-column table:style-name="co24" table:default-cell-style-name="ce204"/>
        <table:table-column table:style-name="co38" table:number-columns-repeated="1002" table:default-cell-style-name="ce204"/>
        <table:table-column table:style-name="co38" table:default-cell-style-name="ce25"/>
        <table:table-column table:style-name="co41" table:default-cell-style-name="ce25"/>
        <table:table-row table:style-name="ro97">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213"/>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213" table:number-columns-repeated="1002"/>
          <table:table-cell table:style-name="ce113" table:number-columns-repeated="2"/>
        </table:table-row>
        <table:table-row table:style-name="ro48">
          <table:table-cell table:style-name="ce37" office:value-type="string">
            <text:p>LF001_LockAboutPlan</text:p>
          </table:table-cell>
          <table:table-cell table:style-name="ce37" office:value-type="string">
            <text:p>L0</text:p>
          </table:table-cell>
          <table:table-cell table:style-name="ce37" office:value-type="string">
            <text:p>About plan details</text:p>
          </table:table-cell>
          <table:table-cell table:style-name="ce37"/>
          <table:table-cell table:style-name="ce10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7"/>
          <table:table-cell table:style-name="ce100" office:value-type="string">
            <text:p>Verify that Lock should be generated for user B while user A is <text:s/>updating the details of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98">
          <table:table-cell table:style-name="ce37" office:value-type="string">
            <text:p>LF002_LockAllEvents</text:p>
          </table:table-cell>
          <table:table-cell table:style-name="ce37" office:value-type="string">
            <text:p>L0</text:p>
          </table:table-cell>
          <table:table-cell table:style-name="ce37" office:value-type="string">
            <text:p>About Plan Events</text:p>
          </table:table-cell>
          <table:table-cell table:style-name="ce37"/>
          <table:table-cell table:style-name="ce37"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text:s/>Lock should be generated for user B for adding new events to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99">
          <table:table-cell table:style-name="ce37" office:value-type="string">
            <text:p>LF003_LockAllOrganization</text:p>
          </table:table-cell>
          <table:table-cell table:style-name="ce37" office:value-type="string">
            <text:p>L0</text:p>
          </table:table-cell>
          <table:table-cell table:style-name="ce37" office:value-type="string">
            <text:p>About plan Organizations</text:p>
          </table:table-cell>
          <table:table-cell table:style-name="ce37"/>
          <table:table-cell table:style-name="ce82"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text:s/>Lock should be generated for user B for adding All Organisations to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0">
          <table:table-cell table:style-name="ce37" office:value-type="string">
            <text:p>LF004_LockAboutPlanSegment</text:p>
          </table:table-cell>
          <table:table-cell table:style-name="ce37" office:value-type="string">
            <text:p>L0</text:p>
          </table:table-cell>
          <table:table-cell table:style-name="ce37" office:value-type="string">
            <text:p>About Plan Segment Details</text:p>
          </table:table-cell>
          <table:table-cell table:style-name="ce37"/>
          <table:table-cell table:style-name="ce37"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7"/>
          <table:table-cell table:style-name="ce100" office:value-type="string">
            <text:p>Verify that Lock should be generated for user B while user A is <text:s/>updating the details of the about plan segmen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1">
          <table:table-cell table:style-name="ce37" office:value-type="string">
            <text:p>LF005_LockAboutPlanSegmentGoals</text:p>
          </table:table-cell>
          <table:table-cell table:style-name="ce37" office:value-type="string">
            <text:p>L0</text:p>
          </table:table-cell>
          <table:table-cell table:style-name="ce37" office:value-type="string">
            <text:p>About Plan Segment Goal</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text:s/>Lock should be generated for user B for adding goals to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47">
          <table:table-cell table:style-name="ce37" office:value-type="string">
            <text:p>LF006_LockUpdateTask</text:p>
          </table:table-cell>
          <table:table-cell table:style-name="ce37" office:value-type="string">
            <text:p>L0</text:p>
          </table:table-cell>
          <table:table-cell table:style-name="ce37" office:value-type="string">
            <text:p>Update Task</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Lock should be generated for user B while User A is updating the details of the task.</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2">
          <table:table-cell table:style-name="ce37" office:value-type="string">
            <text:p>LF007_LockUpdateFlow</text:p>
          </table:table-cell>
          <table:table-cell table:style-name="ce37" office:value-type="string">
            <text:p>L0</text:p>
          </table:table-cell>
          <table:table-cell table:style-name="ce37" office:value-type="string">
            <text:p>Update Flow</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7" table:number-columns-repeated="3"/>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3">
          <table:table-cell table:style-name="ce37" office:value-type="string">
            <text:p>LF008_LockUpdatePhase</text:p>
          </table:table-cell>
          <table:table-cell table:style-name="ce37" office:value-type="string">
            <text:p>L0</text:p>
          </table:table-cell>
          <table:table-cell table:style-name="ce37" office:value-type="string">
            <text:p>Update Phase</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Lock should be generated for user B while user A is <text:s/>updating the details of the phas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4">
          <table:table-cell table:style-name="ce37" office:value-type="string">
            <text:p>LF009_LockAgent</text:p>
          </table:table-cell>
          <table:table-cell table:style-name="ce37" office:value-type="string">
            <text:p>L0</text:p>
          </table:table-cell>
          <table:table-cell table:style-name="ce37" office:value-type="string">
            <text:p>Update Agent</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7"/>
          <table:table-cell table:style-name="ce100" office:value-type="string">
            <text:p>Verify that Lock should be generated for user B while user A is <text:s/>updating agen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5">
          <table:table-cell table:style-name="ce37" office:value-type="string">
            <text:p>LF010_LockPlace</text:p>
          </table:table-cell>
          <table:table-cell table:style-name="ce37" office:value-type="string">
            <text:p>L0</text:p>
          </table:table-cell>
          <table:table-cell table:style-name="ce37" office:value-type="string">
            <text:p>Update Place</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7"/>
          <table:table-cell table:style-name="ce100" office:value-type="string">
            <text:p>Verify that Lock should be generated for user B while user A is <text:s/>updating place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6">
          <table:table-cell table:style-name="ce37" office:value-type="string">
            <text:p>LF011_LockTransmissionMedia</text:p>
          </table:table-cell>
          <table:table-cell table:style-name="ce37" office:value-type="string">
            <text:p>L0</text:p>
          </table:table-cell>
          <table:table-cell table:style-name="ce37" office:value-type="string">
            <text:p>Update Transmission Media</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7"/>
          <table:table-cell table:style-name="ce100" office:value-type="string">
            <text:p>Verify that Lock should be generated for user B while user A is <text:s/>updating Transmission media</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2">
          <table:table-cell table:style-name="ce37" office:value-type="string">
            <text:p>LF012_LockUpdateOrganization</text:p>
          </table:table-cell>
          <table:table-cell table:style-name="ce37" office:value-type="string">
            <text:p>L0</text:p>
          </table:table-cell>
          <table:table-cell table:style-name="ce37" office:value-type="string">
            <text:p>Update Organization</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7"/>
          <table:table-cell table:style-name="ce100" office:value-type="string">
            <text:p>Verify that Lock should be generated for user B while user A is <text:s/>updating Organization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24">
          <table:table-cell table:style-name="ce37" office:value-type="string">
            <text:p>LF013_LockUpdateRole</text:p>
          </table:table-cell>
          <table:table-cell table:style-name="ce37" office:value-type="string">
            <text:p>L0</text:p>
          </table:table-cell>
          <table:table-cell table:style-name="ce37" office:value-type="string">
            <text:p>Update Role</text:p>
          </table:table-cell>
          <table:table-cell table:style-name="ce37" table:number-columns-repeated="3"/>
          <table:table-cell table:style-name="ce100" office:value-type="string">
            <text:p>Verify that Lock should be generated for user B while user A is <text:s/>updating Rol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7">
          <table:table-cell table:style-name="ce37" office:value-type="string">
            <text:p>LF014_LockMoveTask</text:p>
          </table:table-cell>
          <table:table-cell table:style-name="ce37" office:value-type="string">
            <text:p>L0</text:p>
          </table:table-cell>
          <table:table-cell table:style-name="ce37" office:value-type="string">
            <text:p>Move Task</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7"/>
          <table:table-cell table:style-name="ce100" office:value-type="string">
            <text:p>Verify that Lock should be generated for user B while user A is <text:s/>Moving task</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
          <table:table-cell table:style-name="ce98" table:number-columns-repeated="30"/>
          <table:table-cell table:number-columns-repeated="994"/>
        </table:table-row>
        <table:table-row table:style-name="ro1" table:number-rows-repeated="6">
          <table:table-cell table:style-name="ce9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71" table:default-cell-style-name="ce115"/>
        <table:table-column table:style-name="co82" table:default-cell-style-name="ce115"/>
        <table:table-column table:style-name="co137" table:default-cell-style-name="ce204"/>
        <table:table-column table:style-name="co44" table:default-cell-style-name="ce115"/>
        <table:table-column table:style-name="co138" table:default-cell-style-name="ce115"/>
        <table:table-column table:style-name="co74" table:default-cell-style-name="ce204"/>
        <table:table-column table:style-name="co139" table:default-cell-style-name="ce115"/>
        <table:table-column table:style-name="co14" table:default-cell-style-name="ce115"/>
        <table:table-column table:style-name="co140" table:default-cell-style-name="ce115"/>
        <table:table-column table:style-name="co141" table:default-cell-style-name="ce115"/>
        <table:table-column table:style-name="co8" table:default-cell-style-name="ce115"/>
        <table:table-column table:style-name="co142" table:default-cell-style-name="ce115"/>
        <table:table-column table:style-name="co38" table:visibility="collapse" table:number-columns-repeated="5" table:default-cell-style-name="ce115"/>
        <table:table-column table:style-name="co124" table:default-cell-style-name="ce115"/>
        <table:table-column table:style-name="co125" table:default-cell-style-name="ce115"/>
        <table:table-column table:style-name="co24" table:default-cell-style-name="ce115"/>
        <table:table-column table:style-name="co38" table:number-columns-repeated="1002" table:default-cell-style-name="ce115"/>
        <table:table-column table:style-name="co38" table:default-cell-style-name="ce25"/>
        <table:table-column table:style-name="co41" table:default-cell-style-name="ce25"/>
        <table:table-row table:style-name="ro5">
          <table:table-cell table:style-name="ce214" office:value-type="string">
            <text:p>TEST CASE ID</text:p>
          </table:table-cell>
          <table:table-cell table:style-name="ce214" office:value-type="string">
            <text:p>PRIORITY</text:p>
          </table:table-cell>
          <table:table-cell table:style-name="ce214" office:value-type="string">
            <text:p>TITLE</text:p>
          </table:table-cell>
          <table:table-cell table:style-name="ce214" office:value-type="string">
            <text:p>SET UP</text:p>
          </table:table-cell>
          <table:table-cell table:style-name="ce214" office:value-type="string">
            <text:p>STEPS</text:p>
          </table:table-cell>
          <table:table-cell table:style-name="ce214" office:value-type="string">
            <text:p>TEST DATA</text:p>
          </table:table-cell>
          <table:table-cell table:style-name="ce214" office:value-type="string">
            <text:p>EXPECTED RESULTS</text:p>
          </table:table-cell>
          <table:table-cell table:style-name="ce214" office:value-type="string">
            <text:p>ACTUAL RESULT</text:p>
          </table:table-cell>
          <table:table-cell table:style-name="ce214" office:value-type="string">
            <text:p>RESULT</text:p>
          </table:table-cell>
          <table:table-cell table:style-name="ce214" office:value-type="string">
            <text:p>AUTOMATED</text:p>
          </table:table-cell>
          <table:table-cell table:style-name="ce214" office:value-type="string">
            <text:p>TICKET ID</text:p>
          </table:table-cell>
          <table:table-cell table:style-name="ce214"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style-name="ce211"/>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211" table:number-columns-repeated="1002"/>
          <table:table-cell table:number-columns-repeated="2"/>
        </table:table-row>
        <table:table-row table:style-name="ro108">
          <table:table-cell table:style-name="ce215" table:number-columns-repeated="2"/>
          <table:table-cell table:style-name="ce215" office:value-type="string">
            <text:p>Plan should be in “Productize” and assigned to the perticular that user from the “IS Guidelines for All Participants”</text:p>
          </table:table-cell>
          <table:table-cell table:style-name="ce215" table:number-columns-repeated="9"/>
          <table:table-cell table:style-name="ce216" table:number-columns-repeated="2"/>
          <table:table-cell table:style-name="ce217"/>
          <table:table-cell table:style-name="ce216" table:number-columns-repeated="2"/>
          <table:table-cell table:style-name="ce218" table:number-columns-repeated="3"/>
          <table:table-cell table:style-name="ce217" table:number-columns-repeated="1002"/>
          <table:table-cell table:style-name="ce124" table:number-columns-repeated="2"/>
        </table:table-row>
        <table:table-row table:style-name="ro109">
          <table:table-cell table:style-name="ce90" office:value-type="string">
            <text:p>SG001_NewCalenderSurveyAboutMe</text:p>
          </table:table-cell>
          <table:table-cell table:style-name="ce90" office:value-type="string">
            <text:p>L0</text:p>
          </table:table-cell>
          <table:table-cell table:style-name="ce90" office:value-type="string">
            <text:p>User logged in to channels as access privilage 'User' is not able to view any options except News, Calendar, Surveys and About me</text:p>
          </table:table-cell>
          <table:table-cell table:style-name="ce90"/>
          <table:table-cell table:style-name="ce38" office:value-type="string">
            <text:p>1. Login to the Channels</text:p>
            <text:p>2. Click on 'My Information Sharing Guidelines' Link'</text:p>
          </table:table-cell>
          <table:table-cell table:style-name="ce90"/>
          <table:table-cell table:style-name="ce90" office:value-type="string">
            <text:p>1. Verify that user is able to view the Link “MY INFORMATION SHARING GUIDELINES”</text:p>
          </table:table-cell>
          <table:table-cell table:style-name="ce90"/>
          <table:table-cell table:style-name="ce90" office:value-type="string">
            <text:p>PASS</text:p>
          </table:table-cell>
          <table:table-cell table:style-name="ce90" office:value-type="string">
            <text:p>NO</text:p>
          </table:table-cell>
          <table:table-cell table:style-name="ce90" office:value-type="string">
            <text:p>#135</text:p>
          </table:table-cell>
          <table:table-cell table:style-name="ce90" office:value-type="string">
            <text:p>Closed</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205" table:number-columns-repeated="1002"/>
          <table:table-cell table:style-name="ce18" table:number-columns-repeated="2"/>
        </table:table-row>
        <table:table-row table:style-name="ro12">
          <table:table-cell table:style-name="ce93" office:value-type="string">
            <text:p>SG002_MyInfoSharingGuidelinesForUser</text:p>
          </table:table-cell>
          <table:table-cell table:style-name="ce37" office:value-type="string">
            <text:p>L0</text:p>
          </table:table-cell>
          <table:table-cell table:style-name="ce37" office:value-type="string">
            <text:p>IS Guidelines for All Participant</text:p>
          </table:table-cell>
          <table:table-cell table:style-name="ce37"/>
          <table:table-cell table:style-name="ce37" office:value-type="string">
            <text:p>1. Login to the Channels</text:p>
            <text:p>2. Click on 'IS Guidelines for All Participant' Link'</text:p>
          </table:table-cell>
          <table:table-cell table:style-name="ce37"/>
          <table:table-cell table:style-name="ce37"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0">
          <table:table-cell table:style-name="ce93" office:value-type="string">
            <text:p>SG003_MyInfoGuidelinesToHome</text:p>
          </table:table-cell>
          <table:table-cell table:style-name="ce37"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My Information</text:p>
            <text:p>Sharing Guidelines' Link'</text:p>
            <text:p>3. Click on 'Home' icon</text:p>
          </table:table-cell>
          <table:table-cell table:style-name="ce37"/>
          <table:table-cell table:style-name="ce37" office:value-type="string">
            <text:p>1. Verify that page with title Responder</text:p>
            <text:p>list for &lt;plan name&gt; gets displayed</text:p>
            <text:p>2. Verify that user successfully navigates to Home pag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0">
          <table:table-cell table:style-name="ce93" office:value-type="string">
            <text:p>SG004_LogoutFromMyInfoGuidelines</text:p>
          </table:table-cell>
          <table:table-cell table:style-name="ce37" office:value-type="string">
            <text:p>L0</text:p>
          </table:table-cell>
          <table:table-cell table:style-name="ce37" office:value-type="string">
            <text:p>“Logout” Button</text:p>
          </table:table-cell>
          <table:table-cell table:style-name="ce37"/>
          <table:table-cell table:style-name="ce37" office:value-type="string">
            <text:p>1. Login to the Channels</text:p>
            <text:p>2. Click on 'My Information Sharing Guidelines' Link'</text:p>
            <text:p>3. Click on 'Logout &lt;username&gt;' Button</text:p>
          </table:table-cell>
          <table:table-cell table:style-name="ce37"/>
          <table:table-cell table:style-name="ce37" office:value-type="string">
            <text:p>1. Verify that page with title Responder</text:p>
            <text:p>list for &lt;plan name&gt; gets displayed</text:p>
            <text:p>2. Verify that user is successfully log out of channels <text:s text:c="2"/></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3">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7" office:value-type="string">
            <text:p>1. Login to the Channels</text:p>
            <text:p>2. Click on 'My Info needs' link</text:p>
          </table:table-cell>
          <table:table-cell/>
          <table:table-cell table:style-name="ce37"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204"/>
          <table:table-cell/>
          <table:table-cell table:style-name="ce204"/>
          <table:table-cell table:number-columns-repeated="1017"/>
        </table:table-row>
        <table:table-row table:style-name="ro111">
          <table:table-cell table:number-columns-repeated="3"/>
          <table:table-cell table:style-name="ce1"/>
          <table:table-cell table:style-name="ce204"/>
          <table:table-cell/>
          <table:table-cell table:style-name="ce204"/>
          <table:table-cell table:number-columns-repeated="1017"/>
        </table:table-row>
        <table:table-row table:style-name="ro1" table:number-rows-repeated="4">
          <table:table-cell table:number-columns-repeated="3"/>
          <table:table-cell table:style-name="ce1"/>
          <table:table-cell table:style-name="ce204"/>
          <table:table-cell/>
          <table:table-cell table:style-name="ce204"/>
          <table:table-cell table:number-columns-repeated="1017"/>
        </table:table-row>
        <table:table-row table:style-name="ro1">
          <table:table-cell table:number-columns-repeated="3"/>
          <table:table-cell table:style-name="ce1"/>
          <table:table-cell table:style-name="ce204"/>
          <table:table-cell table:style-name="ce115"/>
          <table:table-cell table:style-name="ce204"/>
          <table:table-cell table:number-columns-repeated="1017"/>
        </table:table-row>
        <table:table-row table:style-name="ro1" table:number-rows-repeated="2">
          <table:table-cell table:number-columns-repeated="3"/>
          <table:table-cell table:style-name="ce1"/>
          <table:table-cell table:style-name="ce204"/>
          <table:table-cell table:style-name="ce1"/>
          <table:table-cell table:style-name="ce204"/>
          <table:table-cell table:number-columns-repeated="1017"/>
        </table:table-row>
        <table:table-row table:style-name="ro1" table:number-rows-repeated="65515">
          <table:table-cell table:number-columns-repeated="1024"/>
        </table:table-row>
        <table:table-row table:style-name="ro1">
          <table:table-cell table:number-columns-repeated="1024"/>
        </table:table-row>
      </table:table>
      <table:table table:name="Issue_Summary_Report" table:style-name="ta4">
        <table:table-column table:style-name="co143" table:default-cell-style-name="ce25"/>
        <table:table-column table:style-name="co86" table:default-cell-style-name="ce25"/>
        <table:table-column table:style-name="co144" table:default-cell-style-name="ce25"/>
        <table:table-column table:style-name="co10" table:default-cell-style-name="ce25"/>
        <table:table-column table:style-name="co145" table:default-cell-style-name="ce25"/>
        <table:table-column table:style-name="co74" table:default-cell-style-name="ce25"/>
        <table:table-column table:style-name="co146" table:default-cell-style-name="ce25"/>
        <table:table-column table:style-name="co94" table:default-cell-style-name="ce25"/>
        <table:table-column table:style-name="co147" table:default-cell-style-name="ce25"/>
        <table:table-column table:style-name="co16" table:default-cell-style-name="ce25"/>
        <table:table-column table:style-name="co61" table:default-cell-style-name="ce25"/>
        <table:table-column table:style-name="co67" table:default-cell-style-name="ce25"/>
        <table:table-column table:style-name="co67" table:visibility="collapse" table:number-columns-repeated="5" table:default-cell-style-name="ce25"/>
        <table:table-column table:style-name="co124" table:default-cell-style-name="ce25"/>
        <table:table-column table:style-name="co125" table:default-cell-style-name="ce25"/>
        <table:table-column table:style-name="co24" table:default-cell-style-name="ce25"/>
        <table:table-column table:style-name="co67" table:number-columns-repeated="1003" table:default-cell-style-name="ce25"/>
        <table:table-column table:style-name="co41" table:default-cell-style-name="ce25"/>
        <table:table-row table:style-name="ro22">
          <table:table-cell table:style-name="ce214" office:value-type="string">
            <text:p>TEST CASE ID</text:p>
          </table:table-cell>
          <table:table-cell table:style-name="ce214" office:value-type="string">
            <text:p>PRIORITY</text:p>
          </table:table-cell>
          <table:table-cell table:style-name="ce214" office:value-type="string">
            <text:p>TITLE</text:p>
          </table:table-cell>
          <table:table-cell table:style-name="ce214" office:value-type="string">
            <text:p>SET UP</text:p>
          </table:table-cell>
          <table:table-cell table:style-name="ce214" office:value-type="string">
            <text:p>STEPS</text:p>
          </table:table-cell>
          <table:table-cell table:style-name="ce214" office:value-type="string">
            <text:p>TEST DATA</text:p>
          </table:table-cell>
          <table:table-cell table:style-name="ce214" office:value-type="string">
            <text:p>EXPECTED RESULTS</text:p>
          </table:table-cell>
          <table:table-cell table:style-name="ce214" office:value-type="string">
            <text:p>ACTUAL RESULT</text:p>
          </table:table-cell>
          <table:table-cell table:style-name="ce214" office:value-type="string">
            <text:p>RESULT</text:p>
          </table:table-cell>
          <table:table-cell table:style-name="ce214" office:value-type="string">
            <text:p>AUTOMATED</text:p>
          </table:table-cell>
          <table:table-cell table:style-name="ce214" office:value-type="string">
            <text:p>TICKET ID</text:p>
          </table:table-cell>
          <table:table-cell table:style-name="ce214"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112">
          <table:table-cell table:style-name="ce93" office:value-type="string">
            <text:p>ISR001_IssueSummaryReportLink</text:p>
          </table:table-cell>
          <table:table-cell table:style-name="ce93" office:value-type="string">
            <text:p>L0</text:p>
          </table:table-cell>
          <table:table-cell table:style-name="ce93" office:value-type="string">
            <text:p>"Issue Summary Report" Link</text:p>
          </table:table-cell>
          <table:table-cell table:style-name="ce93"/>
          <table:table-cell table:style-name="ce37" office:value-type="string">
            <text:p>1. Login to the Channels</text:p>
            <text:p>2. Click on "Issue Summary Report" Link'</text:p>
          </table:table-cell>
          <table:table-cell table:style-name="ce93"/>
          <table:table-cell table:style-name="ce93" office:value-type="string">
            <text:p>1. Verify that user is able to view the Issue Summary Report page with title "Channels – &lt;Plan Name&gt;– Issues Summary Report"</text:p>
          </table:table-cell>
          <table:table-cell table:style-name="ce93"/>
          <table:table-cell table:style-name="ce93" office:value-type="string">
            <text:p>PASS</text:p>
          </table:table-cell>
          <table:table-cell table:style-name="ce93" office:value-type="string">
            <text:p>YES</text:p>
          </table:table-cell>
          <table:table-cell table:style-name="ce93" table:number-columns-repeated="2"/>
          <table:table-cell table:style-name="ce111" office:value-type="string">
            <text:p>YES</text:p>
          </table:table-cell>
          <table:table-cell table:style-name="ce93"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13">
          <table:table-cell table:style-name="ce93" office:value-type="string">
            <text:p>ISR002_HomePage</text:p>
          </table:table-cell>
          <table:table-cell table:style-name="ce37"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Issue Summary Report" Link'</text:p>
            <text:p>3. Click on 'Home' icon</text:p>
          </table:table-cell>
          <table:table-cell table:style-name="ce37"/>
          <table:table-cell table:style-name="ce37" office:value-type="string">
            <text:p>1. Verify that user successfully navigates to Home page</text:p>
          </table:table-cell>
          <table:table-cell table:style-name="ce37"/>
          <table:table-cell table:style-name="ce37" office:value-type="string">
            <text:p>PASS</text:p>
          </table:table-cell>
          <table:table-cell table:style-name="ce93" office:value-type="string">
            <text:p>YES</text:p>
          </table:table-cell>
          <table:table-cell table:style-name="ce37" table:number-columns-repeated="2"/>
          <table:table-cell table:style-name="ce111" office:value-type="string">
            <text:p>YES</text:p>
          </table:table-cell>
          <table:table-cell table:style-name="ce111"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14">
          <table:table-cell table:style-name="ce93" office:value-type="string">
            <text:p>ISR003_SendFeedbackOfIssueSummaryReport</text:p>
          </table:table-cell>
          <table:table-cell table:style-name="ce37" office:value-type="string">
            <text:p>L0</text:p>
          </table:table-cell>
          <table:table-cell table:style-name="ce37" office:value-type="string">
            <text:p>“Send Feedback” Button</text:p>
          </table:table-cell>
          <table:table-cell table:style-name="ce37"/>
          <table:table-cell table:style-name="ce37" office:value-type="string">
            <text:p>1. Login to the Channels</text:p>
            <text:p>2. Click on "Issue Summary Report"</text:p>
            <text:p>3. Click on "Send Feedback" button</text:p>
          </table:table-cell>
          <table:table-cell table:style-name="ce37"/>
          <table:table-cell table:style-name="ce37" office:value-type="string">
            <text:p>1. Verify that send feedback window gets displayed to the user</text:p>
          </table:table-cell>
          <table:table-cell table:style-name="ce37"/>
          <table:table-cell table:style-name="ce37" office:value-type="string">
            <text:p>PASS</text:p>
          </table:table-cell>
          <table:table-cell table:style-name="ce93" office:value-type="string">
            <text:p>YES</text:p>
          </table:table-cell>
          <table:table-cell table:style-name="ce37" table:number-columns-repeated="2"/>
          <table:table-cell table:style-name="ce111" office:value-type="string">
            <text:p>YES</text:p>
          </table:table-cell>
          <table:table-cell table:style-name="ce111"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15">
          <table:table-cell table:style-name="ce111" table:number-columns-repeated="2"/>
          <table:table-cell table:style-name="ce37" office:value-type="string">
            <text:p>Send Feedback Button</text:p>
          </table:table-cell>
          <table:table-cell table:style-name="ce111" table:number-columns-repeated="3"/>
          <table:table-cell table:style-name="ce111" office:value-type="string">
            <text:p>Refer Home Page - HP010</text:p>
          </table:table-cell>
          <table:table-cell table:style-name="ce111" table:number-columns-repeated="14"/>
          <table:table-cell table:number-columns-repeated="1003"/>
        </table:table-row>
        <table:table-row table:style-name="ro116">
          <table:table-cell table:style-name="ce111" table:number-columns-repeated="2"/>
          <table:table-cell table:style-name="ce37" office:value-type="string">
            <text:p>Sending feedback “As a question without urgent flag”</text:p>
          </table:table-cell>
          <table:table-cell table:style-name="ce111" table:number-columns-repeated="3"/>
          <table:table-cell table:style-name="ce111" office:value-type="string">
            <text:p>Refer Home Page - HP011</text:p>
          </table:table-cell>
          <table:table-cell table:style-name="ce111" table:number-columns-repeated="14"/>
          <table:table-cell table:number-columns-repeated="1003"/>
        </table:table-row>
        <table:table-row table:style-name="ro117">
          <table:table-cell table:style-name="ce111" table:number-columns-repeated="2"/>
          <table:table-cell table:style-name="ce37" office:value-type="string">
            <text:p>Sending feedback “ As a problem without urgent flag”</text:p>
          </table:table-cell>
          <table:table-cell table:style-name="ce111" table:number-columns-repeated="3"/>
          <table:table-cell table:style-name="ce111" office:value-type="string">
            <text:p>Refer Home Page - HP012</text:p>
          </table:table-cell>
          <table:table-cell table:style-name="ce111" table:number-columns-repeated="14"/>
          <table:table-cell table:number-columns-repeated="1003"/>
        </table:table-row>
        <table:table-row table:style-name="ro118">
          <table:table-cell table:style-name="ce111" table:number-columns-repeated="2"/>
          <table:table-cell table:style-name="ce37" office:value-type="string">
            <text:p>Sending feedback “ As a suggestion without urgent flag”</text:p>
          </table:table-cell>
          <table:table-cell table:style-name="ce111" table:number-columns-repeated="3"/>
          <table:table-cell table:style-name="ce111" office:value-type="string">
            <text:p>Refer Home Page - HP013</text:p>
          </table:table-cell>
          <table:table-cell table:style-name="ce111" table:number-columns-repeated="14"/>
          <table:table-cell table:number-columns-repeated="1003"/>
        </table:table-row>
        <table:table-row table:style-name="ro119">
          <table:table-cell table:style-name="ce111" table:number-columns-repeated="2"/>
          <table:table-cell table:style-name="ce37" office:value-type="string">
            <text:p>Sending feedback “ As a question with urgent flag”</text:p>
          </table:table-cell>
          <table:table-cell table:style-name="ce111" table:number-columns-repeated="3"/>
          <table:table-cell table:style-name="ce111" office:value-type="string">
            <text:p>Refer Home Page - HP014</text:p>
          </table:table-cell>
          <table:table-cell table:style-name="ce111" table:number-columns-repeated="14"/>
          <table:table-cell table:number-columns-repeated="1003"/>
        </table:table-row>
        <table:table-row table:style-name="ro120">
          <table:table-cell table:style-name="ce111" table:number-columns-repeated="2"/>
          <table:table-cell table:style-name="ce37" office:value-type="string">
            <text:p>Sending feedback <text:s/>“ As a problem with urgent flag”</text:p>
          </table:table-cell>
          <table:table-cell table:style-name="ce111" table:number-columns-repeated="3"/>
          <table:table-cell table:style-name="ce111" office:value-type="string">
            <text:p>Refer Home Page - HP015</text:p>
          </table:table-cell>
          <table:table-cell table:style-name="ce111" table:number-columns-repeated="14"/>
          <table:table-cell table:number-columns-repeated="1003"/>
        </table:table-row>
        <table:table-row table:style-name="ro21">
          <table:table-cell table:style-name="ce111" table:number-columns-repeated="2"/>
          <table:table-cell table:style-name="ce37" office:value-type="string">
            <text:p>Sending feedback “ As a suggestion with urgent flag”</text:p>
          </table:table-cell>
          <table:table-cell table:style-name="ce111" table:number-columns-repeated="3"/>
          <table:table-cell table:style-name="ce111" office:value-type="string">
            <text:p>Refer Home Page - HP016</text:p>
          </table:table-cell>
          <table:table-cell table:style-name="ce111" table:number-columns-repeated="14"/>
          <table:table-cell table:number-columns-repeated="1003"/>
        </table:table-row>
        <table:table-row table:style-name="ro24">
          <table:table-cell table:style-name="ce169" table:number-columns-repeated="2"/>
          <table:table-cell table:style-name="ce39" office:value-type="string">
            <text:p>Validation / notification require if feedback send to invalid email or email that does not exists]</text:p>
          </table:table-cell>
          <table:table-cell table:style-name="ce169" table:number-columns-repeated="3"/>
          <table:table-cell table:style-name="ce169" office:value-type="string">
            <text:p>Refer Home Page - HP017</text:p>
          </table:table-cell>
          <table:table-cell table:style-name="ce169" table:number-columns-repeated="14"/>
          <table:table-cell table:style-name="ce87" table:number-columns-repeated="1003"/>
        </table:table-row>
        <table:table-row table:style-name="ro23">
          <table:table-cell table:style-name="ce111" table:number-columns-repeated="2"/>
          <table:table-cell table:style-name="ce37" office:value-type="string">
            <text:p>Send Feedback – Cancel Operation</text:p>
          </table:table-cell>
          <table:table-cell table:style-name="ce111" table:number-columns-repeated="3"/>
          <table:table-cell table:style-name="ce111" office:value-type="string">
            <text:p>Refer Home Page - HP018</text:p>
          </table:table-cell>
          <table:table-cell table:style-name="ce111"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148" table:default-cell-style-name="Default"/>
        <table:table-column table:style-name="co17" table:default-cell-style-name="Default"/>
        <table:table-column table:style-name="co149" table:default-cell-style-name="Default"/>
        <table:table-column table:style-name="co35" table:default-cell-style-name="Default"/>
        <table:table-column table:style-name="co150" table:default-cell-style-name="Default"/>
        <table:table-column table:style-name="co74" table:default-cell-style-name="Default"/>
        <table:table-column table:style-name="co151" table:default-cell-style-name="Default"/>
        <table:table-column table:style-name="co120" table:default-cell-style-name="Default"/>
        <table:table-column table:style-name="co32" table:default-cell-style-name="Default"/>
        <table:table-column table:style-name="co28" table:default-cell-style-name="Default"/>
        <table:table-column table:style-name="co61" table:default-cell-style-name="Default"/>
        <table:table-column table:style-name="co28" table:default-cell-style-name="Default"/>
        <table:table-column table:style-name="co66" table:visibility="collapse"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28" table:number-columns-repeated="1004" table:default-cell-style-name="Default"/>
        <table:table-row table:style-name="ro21">
          <table:table-cell table:style-name="ce214" office:value-type="string">
            <text:p>TEST CASE ID</text:p>
          </table:table-cell>
          <table:table-cell table:style-name="ce214" office:value-type="string">
            <text:p>PRIORITY</text:p>
          </table:table-cell>
          <table:table-cell table:style-name="ce214" office:value-type="string">
            <text:p>TITLE</text:p>
          </table:table-cell>
          <table:table-cell table:style-name="ce214" office:value-type="string">
            <text:p>SET UP</text:p>
          </table:table-cell>
          <table:table-cell table:style-name="ce214" office:value-type="string">
            <text:p>STEPS</text:p>
          </table:table-cell>
          <table:table-cell table:style-name="ce214" office:value-type="string">
            <text:p>TEST DATA</text:p>
          </table:table-cell>
          <table:table-cell table:style-name="ce214" office:value-type="string">
            <text:p>EXPECTED RESULTS</text:p>
          </table:table-cell>
          <table:table-cell table:style-name="ce214" office:value-type="string">
            <text:p>ACTUAL RESULT</text:p>
          </table:table-cell>
          <table:table-cell table:style-name="ce214" office:value-type="string">
            <text:p>RESULT</text:p>
          </table:table-cell>
          <table:table-cell table:style-name="ce214" office:value-type="string">
            <text:p>AUTOMATED</text:p>
          </table:table-cell>
          <table:table-cell table:style-name="ce214" office:value-type="string">
            <text:p>TICKET ID</text:p>
          </table:table-cell>
          <table:table-cell table:style-name="ce214" office:value-type="string">
            <text:p>COMMENT</text:p>
          </table:table-cell>
          <table:table-cell table:style-name="ce36"/>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3"/>
          <table:table-cell table:style-name="ce25" table:number-columns-repeated="1004"/>
        </table:table-row>
        <table:table-row table:style-name="ro69">
          <table:table-cell table:style-name="ce208" office:value-type="string">
            <text:p>Channels API documentation</text:p>
          </table:table-cell>
          <table:table-cell office:value-type="string">
            <text:p>L0</text:p>
          </table:table-cell>
          <table:table-cell table:style-name="ce208" office:value-type="string">
            <text:p>http://192.168.4.128:8080/api/resource_ChannelsService.html</text:p>
          </table:table-cell>
          <table:table-cell/>
          <table:table-cell table:style-name="ce208" office:value-type="string">
            <text:p>1. Login to the Channels.</text:p>
            <text:p>2. Enter the URL “http://192.168.4.128:8080/api/resource_ChannelsService.html”</text:p>
          </table:table-cell>
          <table:table-cell/>
          <table:table-cell table:style-name="ce208"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9">
          <table:table-cell office:value-type="string">
            <text:p>ISP Plans</text:p>
          </table:table-cell>
          <table:table-cell office:value-type="string">
            <text:p>L0</text:p>
          </table:table-cell>
          <table:table-cell table:style-name="ce208" office:value-type="string">
            <text:p>http://admin:admin@192.168.4.128:8080/rest/isp/plans</text:p>
          </table:table-cell>
          <table:table-cell/>
          <table:table-cell table:style-name="ce208" office:value-type="string">
            <text:p>1. Login to the Channels.</text:p>
            <text:p>2. Enter URL “http://192.168.4.128:8080/rest/isp/plans”</text:p>
          </table:table-cell>
          <table:table-cell/>
          <table:table-cell table:style-name="ce208"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9">
          <table:table-cell office:value-type="string">
            <text:p>Scope</text:p>
          </table:table-cell>
          <table:table-cell office:value-type="string">
            <text:p>L0</text:p>
          </table:table-cell>
          <table:table-cell table:style-name="ce208" office:value-type="string">
            <text:p>http://admin:admin@192.168.4.128:8080/rest/isp/planScopes</text:p>
          </table:table-cell>
          <table:table-cell/>
          <table:table-cell table:style-name="ce208" office:value-type="string">
            <text:p>1. Login to the Channels.</text:p>
            <text:p>2. Enter URL “http://192.168.4.128:8080/rest/isp/planScopes”</text:p>
          </table:table-cell>
          <table:table-cell/>
          <table:table-cell table:style-name="ce208" office:value-type="string">
            <text:p>Verify that plan scope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4">
          <table:table-cell office:value-type="string">
            <text:p>Issues</text:p>
          </table:table-cell>
          <table:table-cell office:value-type="string">
            <text:p>L0</text:p>
          </table:table-cell>
          <table:table-cell table:style-name="ce208" office:value-type="string">
            <text:p>http://admin:admin@192.168.4.128:8080/rest/isp/plan/Storm_Disaster_Manegement/version/1/issues</text:p>
          </table:table-cell>
          <table:table-cell/>
          <table:table-cell table:style-name="ce208" office:value-type="string">
            <text:p>1.Login to the Channels.</text:p>
            <text:p>2. Enter URL “http://192.168.4.128:8080/rest/isp/plan/Storm_Disaster_Manegement/version/1/issues”</text:p>
          </table:table-cell>
          <table:table-cell/>
          <table:table-cell table:style-name="ce208"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1">
          <table:table-cell office:value-type="string">
            <text:p>Procedures</text:p>
          </table:table-cell>
          <table:table-cell office:value-type="string">
            <text:p>L0</text:p>
          </table:table-cell>
          <table:table-cell table:style-name="ce208" office:value-type="string">
            <text:p>http://admin:admin@192.168.4.128:8080/rest/isp/plan/Storm_Disaster_Manegement/procedures</text:p>
          </table:table-cell>
          <table:table-cell/>
          <table:table-cell table:style-name="ce208" office:value-type="string">
            <text:p>1. Login to the Channels. </text:p>
            <text:p>2. Enter URL “http://192.168.4.128:8080/rest/isp/plan/Storm_Disaster_Manegement/procedures</text:p>
            <text:p>”</text:p>
          </table:table-cell>
          <table:table-cell/>
          <table:table-cell table:style-name="ce208"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4">
          <table:table-cell office:value-type="string">
            <text:p>Agents ID</text:p>
          </table:table-cell>
          <table:table-cell office:value-type="string">
            <text:p>L0</text:p>
          </table:table-cell>
          <table:table-cell table:style-name="ce208" office:value-type="string">
            <text:p>http://admin:admin@192.168.4.128:8080/rest/isp/plan/Storm_Disaster_Manegement/procedures/agent/53</text:p>
          </table:table-cell>
          <table:table-cell/>
          <table:table-cell table:style-name="ce208" office:value-type="string">
            <text:p>1. Login to the Channels.</text:p>
            <text:p>2. Enter URL “http://192.168.4.128:8080/rest/isp/plan/Storm_Disaster_Manegement/procedures/agent/53”</text:p>
          </table:table-cell>
          <table:table-cell/>
          <table:table-cell table:style-name="ce208" office:value-type="string">
            <text:p>Verify that page with agent detail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table table:name="Survey_And_Questionnaire" table:style-name="ta5" table:print="false">
        <table:table-column table:style-name="co158" table:default-cell-style-name="ce231"/>
        <table:table-column table:style-name="co159" table:default-cell-style-name="ce231"/>
        <table:table-column table:style-name="co160" table:default-cell-style-name="ce232"/>
        <table:table-column table:style-name="co161" table:default-cell-style-name="ce231"/>
        <table:table-column table:style-name="co162" table:default-cell-style-name="ce231"/>
        <table:table-column table:style-name="co106" table:default-cell-style-name="ce231"/>
        <table:table-column table:style-name="co163" table:default-cell-style-name="ce231"/>
        <table:table-column table:style-name="co164" table:default-cell-style-name="ce232"/>
        <table:table-column table:style-name="co165" table:default-cell-style-name="ce231"/>
        <table:table-column table:style-name="co36" table:default-cell-style-name="ce231"/>
        <table:table-column table:style-name="co166" table:default-cell-style-name="ce231"/>
        <table:table-column table:style-name="co167" table:default-cell-style-name="ce231"/>
        <table:table-column table:style-name="co168" table:default-cell-style-name="ce231"/>
        <table:table-column table:style-name="co169" table:default-cell-style-name="ce231"/>
        <table:table-column table:style-name="co170" table:default-cell-style-name="ce231"/>
        <table:table-column table:style-name="co1" table:number-columns-repeated="1005" table:default-cell-style-name="ce231"/>
        <table:table-column table:style-name="co1" table:number-columns-repeated="4" table:default-cell-style-name="ce238"/>
        <table:table-row table:style-name="ro86">
          <table:table-cell table:style-name="ce227" office:value-type="string">
            <text:p>TEST CASE ID</text:p>
          </table:table-cell>
          <table:table-cell table:style-name="ce227" office:value-type="string">
            <text:p>PRIORITY</text:p>
          </table:table-cell>
          <table:table-cell table:style-name="ce227" office:value-type="string">
            <text:p>TITLE</text:p>
          </table:table-cell>
          <table:table-cell table:style-name="ce227" office:value-type="string">
            <text:p>SET UP</text:p>
          </table:table-cell>
          <table:table-cell table:style-name="ce227" office:value-type="string">
            <text:p>STEPS</text:p>
          </table:table-cell>
          <table:table-cell table:style-name="ce227" office:value-type="string">
            <text:p>TEST DATA</text:p>
          </table:table-cell>
          <table:table-cell table:style-name="ce227" office:value-type="string">
            <text:p>EXPECTED RESULTS</text:p>
          </table:table-cell>
          <table:table-cell table:style-name="ce227" office:value-type="string">
            <text:p>ACTUAL RESULT</text:p>
          </table:table-cell>
          <table:table-cell table:style-name="ce227" office:value-type="string">
            <text:p>RESULT</text:p>
          </table:table-cell>
          <table:table-cell table:style-name="ce227" office:value-type="string">
            <text:p>AUTOMATED</text:p>
          </table:table-cell>
          <table:table-cell table:style-name="ce227" office:value-type="string">
            <text:p>TICKET ID</text:p>
          </table:table-cell>
          <table:table-cell table:style-name="ce227" office:value-type="string">
            <text:p>COMMENT</text:p>
          </table:table-cell>
          <table:table-cell table:style-name="ce227" office:value-type="string">
            <text:p>DATE : <text:s/>May 2, 2012</text:p>
            <text:p>REVISION: 3955</text:p>
            <text:p>BROWSER: Internet Explorer</text:p>
          </table:table-cell>
          <table:table-cell table:style-name="ce227" office:value-type="string">
            <text:p>DATE : <text:s/>May 2, 2012</text:p>
            <text:p>REVISION: 3955</text:p>
            <text:p>BROWSER: Firefox</text:p>
          </table:table-cell>
          <table:table-cell table:style-name="ce227" office:value-type="string">
            <text:p>DATE : <text:s/>May 2, 2012</text:p>
            <text:p>REVISION: 3955</text:p>
            <text:p>BROWSER: Chrome</text:p>
          </table:table-cell>
          <table:table-cell table:style-name="ce237" table:number-columns-repeated="1003"/>
          <table:table-cell table:style-name="ce229" table:number-columns-repeated="2"/>
          <table:table-cell table:number-columns-repeated="4"/>
        </table:table-row>
        <table:table-row table:style-name="ro27">
          <table:table-cell table:style-name="ce228" office:value-type="string">
            <text:p>SQ0001_AddQuestionnaire</text:p>
          </table:table-cell>
          <table:table-cell office:value-type="string">
            <text:p>L1</text:p>
          </table:table-cell>
          <table:table-cell table:style-name="ce229" office:value-type="string">
            <text:p>Add New Questionnaire</text:p>
          </table:table-cell>
          <table:table-cell table:style-name="ce228"/>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Click on Close.</text:p>
            <text:p>9. Click on 'Sign out' user.</text:p>
          </table:table-cell>
          <table:table-cell table:style-name="ce235"/>
          <table:table-cell table:style-name="ce235" office:value-type="string">
            <text:p>When clicked on 'Add new' Questionnaire button Questionnaire should be added with 'unnamed' title.</text:p>
          </table:table-cell>
          <table:table-cell table:number-columns-repeated="2"/>
          <table:table-cell office:value-type="string">
            <text:p>YES</text:p>
          </table:table-cell>
          <table:table-cell table:number-columns-repeated="4"/>
          <table:table-cell table:style-name="ce228" table:number-columns-repeated="1006"/>
          <table:table-cell table:number-columns-repeated="4"/>
        </table:table-row>
        <table:table-row table:style-name="ro38">
          <table:table-cell table:style-name="ce228" office:value-type="string">
            <text:p>SQ0002_AddQuestionnaireName</text:p>
          </table:table-cell>
          <table:table-cell office:value-type="string">
            <text:p>L1</text:p>
          </table:table-cell>
          <table:table-cell table:style-name="ce229" office:value-type="string">
            <text:p>Add New Questionnaire Name</text:p>
          </table:table-cell>
          <table:table-cell table:style-name="ce228"/>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 Questionnaire button.</text:p>
            <text:p>8. Enter Questionnaire Name</text:p>
            <text:p>9. Click on Close.</text:p>
            <text:p>10. Click on Sign out user.</text:p>
          </table:table-cell>
          <table:table-cell table:style-name="ce235"/>
          <table:table-cell table:style-name="ce235" office:value-type="string">
            <text:p>Verify <text:s/>that name of Questionnaire should be updated.</text:p>
          </table:table-cell>
          <table:table-cell office:value-type="string">
            <text:p>“Questionnair e 1”</text:p>
          </table:table-cell>
          <table:table-cell/>
          <table:table-cell office:value-type="string">
            <text:p>YES</text:p>
          </table:table-cell>
          <table:table-cell table:number-columns-repeated="4"/>
          <table:table-cell table:style-name="ce228" table:number-columns-repeated="1006"/>
          <table:table-cell table:number-columns-repeated="4"/>
        </table:table-row>
        <table:table-row table:style-name="ro48">
          <table:table-cell table:style-name="ce229" office:value-type="string">
            <text:p>SQ0003_AddQuestionnaireRFIAsThisPlan</text:p>
          </table:table-cell>
          <table:table-cell office:value-type="string">
            <text:p>L1</text:p>
          </table:table-cell>
          <table:table-cell table:style-name="ce229" office:value-type="string">
            <text:p>Add New Questionnaire RFI for this plan</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his plan'</text:p>
            <text:p>10. Click on Close.</text:p>
            <text:p>11. Click on Sign out user.</text:p>
          </table:table-cell>
          <table:table-cell table:style-name="ce235"/>
          <table:table-cell table:style-name="ce235" office:value-type="string">
            <text:p>Verify that RFI should be added for 'This plan' and should be displayed under 'About'</text:p>
          </table:table-cell>
          <table:table-cell table:number-columns-repeated="2"/>
          <table:table-cell office:value-type="string">
            <text:p>YES</text:p>
          </table:table-cell>
          <table:table-cell table:number-columns-repeated="4"/>
          <table:table-cell table:style-name="ce228" table:number-columns-repeated="1006"/>
          <table:table-cell table:number-columns-repeated="4"/>
        </table:table-row>
        <table:table-row table:style-name="ro48">
          <table:table-cell table:style-name="ce229" office:value-type="string">
            <text:p>SQ0004_AddQuestionnaireRFIAsAgent</text:p>
          </table:table-cell>
          <table:table-cell office:value-type="string">
            <text:p>L1</text:p>
          </table:table-cell>
          <table:table-cell table:style-name="ce229" office:value-type="string">
            <text:p>Add New Questionnaire RFI for Agent</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agent'</text:p>
            <text:p>10. Click on Close.</text:p>
            <text:p>11. Click on Sign out user.</text:p>
          </table:table-cell>
          <table:table-cell table:style-name="ce235"/>
          <table:table-cell table:style-name="ce235" office:value-type="string">
            <text:p>Verify that RFI should be added for 'Agent' and should be displayed under 'About'</text:p>
          </table:table-cell>
          <table:table-cell table:number-columns-repeated="2"/>
          <table:table-cell office:value-type="string">
            <text:p>YES</text:p>
          </table:table-cell>
          <table:table-cell table:number-columns-repeated="4"/>
          <table:table-cell table:style-name="ce228" table:number-columns-repeated="1006"/>
          <table:table-cell table:number-columns-repeated="4"/>
        </table:table-row>
        <table:table-row table:style-name="ro48">
          <table:table-cell table:style-name="ce229" office:value-type="string">
            <text:p>SQ0005_AddQuestionnaireRFIAsEvent</text:p>
          </table:table-cell>
          <table:table-cell office:value-type="string">
            <text:p>L1</text:p>
          </table:table-cell>
          <table:table-cell table:style-name="ce229" office:value-type="string">
            <text:p>Add New Questionnaire RFI for Event</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Add new' 'Questionnaire button.</text:p>
            <text:p>8. Enter Questionnaire Name</text:p>
            <text:p>9. Select RFI as 'event'</text:p>
            <text:p>10. Click on Close.</text:p>
            <text:p>11. Click on Sign out user.</text:p>
          </table:table-cell>
          <table:table-cell table:style-name="ce235"/>
          <table:table-cell table:style-name="ce235" office:value-type="string">
            <text:p>Verify that RFI should be added for 'Event' and should be displayed under 'About'</text:p>
          </table:table-cell>
          <table:table-cell table:number-columns-repeated="2"/>
          <table:table-cell office:value-type="string">
            <text:p>YES</text:p>
          </table:table-cell>
          <table:table-cell table:number-columns-repeated="4"/>
          <table:table-cell table:style-name="ce228" table:number-columns-repeated="1006"/>
          <table:table-cell table:number-columns-repeated="4"/>
        </table:table-row>
        <table:table-row table:style-name="ro48">
          <table:table-cell table:style-name="ce229" office:value-type="string">
            <text:p>SQ0006_AddQuestionnaireRFIAsInformationFlow</text:p>
          </table:table-cell>
          <table:table-cell office:value-type="string">
            <text:p>L1</text:p>
          </table:table-cell>
          <table:table-cell table:style-name="ce229" office:value-type="string">
            <text:p>Add New Questionnaire RFI for Information Flow</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information flows '</text:p>
            <text:p>10. Click on Close.</text:p>
            <text:p>11. Click on Sign out user.</text:p>
          </table:table-cell>
          <table:table-cell table:style-name="ce235"/>
          <table:table-cell table:style-name="ce235" office:value-type="string">
            <text:p>Verify that RFI should be added for 'Information Flows'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48">
          <table:table-cell table:style-name="ce229" office:value-type="string">
            <text:p>SQ0007_AddQuestionnaireRFIAsOrganization</text:p>
          </table:table-cell>
          <table:table-cell office:value-type="string">
            <text:p>L1</text:p>
          </table:table-cell>
          <table:table-cell table:style-name="ce229" office:value-type="string">
            <text:p>Add New Questionnaire RFI for Organization</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organization'</text:p>
            <text:p>10. Click on Close.</text:p>
            <text:p>11. Click on Sign out user.</text:p>
          </table:table-cell>
          <table:table-cell table:style-name="ce235"/>
          <table:table-cell table:style-name="ce235" office:value-type="string">
            <text:p>Verify that RFI should be added for 'Organization'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48">
          <table:table-cell table:style-name="ce229" office:value-type="string">
            <text:p>SQ0008_AddQuestionnaireRFIAsPhaseOfEvents</text:p>
          </table:table-cell>
          <table:table-cell office:value-type="string">
            <text:p>L1</text:p>
          </table:table-cell>
          <table:table-cell table:style-name="ce229" office:value-type="string">
            <text:p>Add New Questionnaire RFI for Phase as Events</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hase of event'</text:p>
            <text:p>10. Click on Close.</text:p>
            <text:p>11. Click on Sign out user.</text:p>
          </table:table-cell>
          <table:table-cell table:style-name="ce235"/>
          <table:table-cell table:style-name="ce235" office:value-type="string">
            <text:p>Verify that RFI should be added for 'Phase of event'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48">
          <table:table-cell table:style-name="ce229" office:value-type="string">
            <text:p>SQ0009_AddQuestionnaireRFIAsPlaces</text:p>
          </table:table-cell>
          <table:table-cell office:value-type="string">
            <text:p>L1</text:p>
          </table:table-cell>
          <table:table-cell table:style-name="ce229" office:value-type="string">
            <text:p>Add New Questionnaire RFI for Places</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laces'</text:p>
            <text:p>10. Click on Close.</text:p>
            <text:p>11. Click on Sign out user.</text:p>
          </table:table-cell>
          <table:table-cell table:style-name="ce235"/>
          <table:table-cell table:style-name="ce235" office:value-type="string">
            <text:p>Verify that RFI should be added for 'places' and should be displayed under 'About'</text:p>
          </table:table-cell>
          <table:table-cell table:number-columns-repeated="2"/>
          <table:table-cell office:value-type="string">
            <text:p>YES</text:p>
          </table:table-cell>
          <table:table-cell table:number-columns-repeated="4"/>
          <table:table-cell table:style-name="ce228" table:number-columns-repeated="1006"/>
          <table:table-cell table:number-columns-repeated="4"/>
        </table:table-row>
        <table:table-row table:style-name="ro48">
          <table:table-cell table:style-name="ce230" office:value-type="string">
            <text:p>SQ0010_AddQuestionnaireRFIAsPlanSegment</text:p>
          </table:table-cell>
          <table:table-cell office:value-type="string">
            <text:p>L1</text:p>
          </table:table-cell>
          <table:table-cell table:style-name="ce229" office:value-type="string">
            <text:p>Add New Questionnaire RFI for Plan Segment</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lan segment'</text:p>
            <text:p>10. Click on Close.</text:p>
            <text:p>11. Click on Sign out user.</text:p>
          </table:table-cell>
          <table:table-cell table:style-name="ce235"/>
          <table:table-cell table:style-name="ce235" office:value-type="string">
            <text:p>Verify that RFI should be added for 'Plan Segment'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48">
          <table:table-cell table:style-name="ce229" office:value-type="string">
            <text:p>SQ0011_AddQuestionnaireRFIAsRole</text:p>
          </table:table-cell>
          <table:table-cell office:value-type="string">
            <text:p>L1</text:p>
          </table:table-cell>
          <table:table-cell table:style-name="ce229" office:value-type="string">
            <text:p>Add New Questionnaire RFI for Roles</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role'</text:p>
            <text:p>10. Click on Close.</text:p>
            <text:p>11. Click on Sign out user.</text:p>
          </table:table-cell>
          <table:table-cell table:style-name="ce235"/>
          <table:table-cell table:style-name="ce235" office:value-type="string">
            <text:p>Verify that RFI should be added for 'Role'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48">
          <table:table-cell table:style-name="ce229" office:value-type="string">
            <text:p>SQ0012_AddQuestionnaireRFIAsSharingRequirements</text:p>
          </table:table-cell>
          <table:table-cell office:value-type="string">
            <text:p>L1</text:p>
          </table:table-cell>
          <table:table-cell table:style-name="ce229" office:value-type="string">
            <text:p>Add New Questionnaire RFI for this Sharing requirement s</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sharing requirements'</text:p>
            <text:p>10. Click on Close.</text:p>
            <text:p>11. Click on Sign out user.</text:p>
          </table:table-cell>
          <table:table-cell table:style-name="ce235"/>
          <table:table-cell table:style-name="ce235" office:value-type="string">
            <text:p>Verify that RFI should be added for 'Sharing requirements'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48">
          <table:table-cell table:style-name="ce229" office:value-type="string">
            <text:p>SQ0013_AddQuestionnaireRFIAsTasks</text:p>
          </table:table-cell>
          <table:table-cell office:value-type="string">
            <text:p>L2</text:p>
          </table:table-cell>
          <table:table-cell table:style-name="ce229" office:value-type="string">
            <text:p>Add New Questionnaire RFI for Tasks</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ask'</text:p>
            <text:p>10. Click on Close.</text:p>
            <text:p>11. Click on Sign out user.</text:p>
          </table:table-cell>
          <table:table-cell table:style-name="ce235"/>
          <table:table-cell table:style-name="ce235" office:value-type="string">
            <text:p>Verify that RFI should be added for 'Task'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48">
          <table:table-cell table:style-name="ce229" office:value-type="string">
            <text:p>SQ0014_AddQuestionnaireRFIAsTransmissionMedia</text:p>
          </table:table-cell>
          <table:table-cell table:style-name="ce232" office:value-type="string">
            <text:p>L1</text:p>
          </table:table-cell>
          <table:table-cell table:style-name="ce229" office:value-type="string">
            <text:p>Add New Questionnaire RFI for Transmission Media</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ransmission media'</text:p>
            <text:p>10. Click on Close.</text:p>
            <text:p>11. Click on Sign out user.</text:p>
          </table:table-cell>
          <table:table-cell table:style-name="ce235"/>
          <table:table-cell table:style-name="ce235" office:value-type="string">
            <text:p>Verify that RFI should be added for 'Transmission media'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78">
          <table:table-cell table:style-name="ce229" office:value-type="string">
            <text:p>SQ0015_ActivateQuestionnaire</text:p>
          </table:table-cell>
          <table:table-cell/>
          <table:table-cell table:style-name="ce233" office:value-type="string">
            <text:p>Activate Questionnaire</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his plan'</text:p>
            <text:p>10. Click on 'Activate Questionnaire' button</text:p>
            <text:p>11. Click on Close.</text:p>
            <text:p>12. Click on Sign out user.</text:p>
          </table:table-cell>
          <table:table-cell table:style-name="ce235"/>
          <table:table-cell table:style-name="ce229" office:value-type="string">
            <text:p>Verify that questionnaire can be activated and its status should be 'ACTIVE”</text:p>
          </table:table-cell>
          <table:table-cell table:number-columns-repeated="2"/>
          <table:table-cell office:value-type="string">
            <text:p>YES</text:p>
          </table:table-cell>
          <table:table-cell table:number-columns-repeated="4"/>
          <table:table-cell table:style-name="ce228" table:number-columns-repeated="1006"/>
          <table:table-cell table:number-columns-repeated="4"/>
        </table:table-row>
        <table:table-row table:style-name="ro81">
          <table:table-cell table:style-name="ce229" office:value-type="string">
            <text:p>SQ0016_DeactivateQuestionnaire</text:p>
          </table:table-cell>
          <table:table-cell/>
          <table:table-cell table:style-name="ce233" office:value-type="string">
            <text:p>Deactivate Questionnaire</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ctivate Questionnaire' button</text:p>
            <text:p>11. Click on 'Deactivate Questionnaire' button</text:p>
            <text:p>12. Click on Close.</text:p>
            <text:p>13. Click on Sign out user.</text:p>
          </table:table-cell>
          <table:table-cell table:style-name="ce235"/>
          <table:table-cell table:style-name="ce229" office:value-type="string">
            <text:p>Verify that Questionnaire should be deactivated and its status should be 'INACTIVE'</text:p>
          </table:table-cell>
          <table:table-cell table:number-columns-repeated="2"/>
          <table:table-cell office:value-type="string">
            <text:p>YES</text:p>
          </table:table-cell>
          <table:table-cell table:number-columns-repeated="1014"/>
        </table:table-row>
        <table:table-row table:style-name="ro78">
          <table:table-cell table:style-name="ce229" office:value-type="string">
            <text:p>SQ0017_DeleteQuestionnaire</text:p>
          </table:table-cell>
          <table:table-cell table:style-name="ce228"/>
          <table:table-cell table:style-name="ce233" office:value-type="string">
            <text:p>Delete Questionnaire</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Delete Questionnaire' button</text:p>
            <text:p>11. Click on Close.</text:p>
            <text:p>12. Click on Sign out user.</text:p>
          </table:table-cell>
          <table:table-cell table:style-name="ce235"/>
          <table:table-cell table:style-name="ce229" office:value-type="string">
            <text:p>Verify that Questionnaire should be deleted and it should display 'No Record Found' in Questionnaires</text:p>
          </table:table-cell>
          <table:table-cell table:number-columns-repeated="2"/>
          <table:table-cell office:value-type="string">
            <text:p>YES</text:p>
          </table:table-cell>
          <table:table-cell table:number-columns-repeated="1014"/>
        </table:table-row>
        <table:table-row table:style-name="ro78">
          <table:table-cell table:style-name="ce229" office:value-type="string">
            <text:p>SQ0018_AddQuestion</text:p>
          </table:table-cell>
          <table:table-cell table:style-name="ce228"/>
          <table:table-cell table:style-name="ce233" office:value-type="string">
            <text:p>Add New Question</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Click on Close.</text:p>
            <text:p>12. Click on Sign out user.</text:p>
          </table:table-cell>
          <table:table-cell table:style-name="ce235"/>
          <table:table-cell table:style-name="ce229" office:value-type="string">
            <text:p>Verify that Question can be added in questionnaire with “(Inactive) --TBD--” details</text:p>
          </table:table-cell>
          <table:table-cell table:number-columns-repeated="2"/>
          <table:table-cell office:value-type="string">
            <text:p>YES</text:p>
          </table:table-cell>
          <table:table-cell table:number-columns-repeated="1014"/>
        </table:table-row>
        <table:table-row table:style-name="ro47">
          <table:table-cell table:style-name="ce229" office:value-type="string">
            <text:p>SQ0019_AddQuestioName</text:p>
          </table:table-cell>
          <table:table-cell table:style-name="ce228"/>
          <table:table-cell table:style-name="ce233" office:value-type="string">
            <text:p>Add New Question name</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Close.</text:p>
            <text:p>13. Click on Sign out user.</text:p>
          </table:table-cell>
          <table:table-cell table:style-name="ce235"/>
          <table:table-cell table:style-name="ce229" office:value-type="string">
            <text:p>Verify that Question can be added in questionnaire with “(Inactive) This is Question” details</text:p>
          </table:table-cell>
          <table:table-cell office:value-type="string">
            <text:p>“This is Question”</text:p>
          </table:table-cell>
          <table:table-cell/>
          <table:table-cell office:value-type="string">
            <text:p>YES</text:p>
          </table:table-cell>
          <table:table-cell table:number-columns-repeated="1014"/>
        </table:table-row>
        <table:table-row table:style-name="ro121">
          <table:table-cell table:style-name="ce229" office:value-type="string">
            <text:p>SQ0020_ActivateQuestion</text:p>
          </table:table-cell>
          <table:table-cell/>
          <table:table-cell table:style-name="ce233" office:value-type="string">
            <text:p>Activate Question</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Activate it' button.</text:p>
            <text:p>13. Click on Close.</text:p>
            <text:p>14. Click on Sign out user.</text:p>
          </table:table-cell>
          <table:table-cell table:style-name="ce235"/>
          <table:table-cell table:style-name="ce229" office:value-type="string">
            <text:p>Verify that question can be activated with 'This is Question' details</text:p>
          </table:table-cell>
          <table:table-cell office:value-type="string">
            <text:p>“This is Question”</text:p>
          </table:table-cell>
          <table:table-cell/>
          <table:table-cell office:value-type="string">
            <text:p>YES</text:p>
          </table:table-cell>
          <table:table-cell table:number-columns-repeated="1014"/>
        </table:table-row>
        <table:table-row table:style-name="ro121">
          <table:table-cell table:style-name="ce229" office:value-type="string">
            <text:p>SQ0021_DeactivateQuestion</text:p>
          </table:table-cell>
          <table:table-cell/>
          <table:table-cell table:style-name="ce233" office:value-type="string">
            <text:p>Deactivate Question</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Activate it' button.</text:p>
            <text:p>13. Click on 'Deactivate it' button.</text:p>
            <text:p>14. Click on Close.</text:p>
            <text:p>15. Click on Sign out user.</text:p>
          </table:table-cell>
          <table:table-cell table:style-name="ce235"/>
          <table:table-cell table:style-name="ce229" office:value-type="string">
            <text:p>Verify that question can be deactivated with '(Inactive) This is Question' details</text:p>
          </table:table-cell>
          <table:table-cell office:value-type="string">
            <text:p>“This is Question”</text:p>
          </table:table-cell>
          <table:table-cell table:number-columns-repeated="1016"/>
        </table:table-row>
        <table:table-row table:style-name="ro47">
          <table:table-cell table:style-name="ce229" office:value-type="string">
            <text:p>SQ0022_DeleteQuestion</text:p>
          </table:table-cell>
          <table:table-cell/>
          <table:table-cell table:style-name="ce233" office:value-type="string">
            <text:p>Delete Question</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Delete it' button</text:p>
            <text:p>13. Click on Close.</text:p>
            <text:p>14. Click on Sign out user.</text:p>
          </table:table-cell>
          <table:table-cell table:style-name="ce235"/>
          <table:table-cell table:style-name="ce229" office:value-type="string">
            <text:p>Verify that Question can be deleted</text:p>
          </table:table-cell>
          <table:table-cell office:value-type="string">
            <text:p>“This is Question”</text:p>
          </table:table-cell>
          <table:table-cell table:number-columns-repeated="1016"/>
        </table:table-row>
        <table:table-row table:style-name="ro121">
          <table:table-cell table:style-name="ce229" office:value-type="string">
            <text:p>SQ0023_SelectQuestionAnswerAsStatement</text:p>
          </table:table-cell>
          <table:table-cell/>
          <table:table-cell table:style-name="ce233" office:value-type="string">
            <text:p>Answer as Statement</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Statement'</text:p>
            <text:p>13. Click on 'Activate it' button.</text:p>
            <text:p>14. Click on Close.</text:p>
            <text:p>15. Click on Sign out user.</text:p>
          </table:table-cell>
          <table:table-cell table:style-name="ce235"/>
          <table:table-cell table:style-name="ce229" office:value-type="string">
            <text:p>Verify that answer can be selected as 'Statement'</text:p>
          </table:table-cell>
          <table:table-cell office:value-type="string">
            <text:p>“This is Question”, Statement</text:p>
          </table:table-cell>
          <table:table-cell table:number-columns-repeated="1016"/>
        </table:table-row>
        <table:table-row table:style-name="ro121">
          <table:table-cell table:style-name="ce229" office:value-type="string">
            <text:p>SQ0024_SelectQuestionAnswerAsDocument</text:p>
          </table:table-cell>
          <table:table-cell/>
          <table:table-cell table:style-name="ce233" office:value-type="string">
            <text:p>Answer as Document</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document'</text:p>
            <text:p>13. Click on 'Activate it' button.</text:p>
            <text:p>14. Click on Close.</text:p>
            <text:p>15. Click on Sign out user.</text:p>
          </table:table-cell>
          <table:table-cell table:style-name="ce235"/>
          <table:table-cell table:style-name="ce229" office:value-type="string">
            <text:p>Verify that answer can be selected as 'Document' and various options are displayed</text:p>
          </table:table-cell>
          <table:table-cell office:value-type="string">
            <text:p>“This is Question”, Document</text:p>
          </table:table-cell>
          <table:table-cell table:number-columns-repeated="1016"/>
        </table:table-row>
        <table:table-row table:style-name="ro121">
          <table:table-cell table:style-name="ce229" office:value-type="string">
            <text:p>SQ0025_SelectQuestionAnswerAsEssay</text:p>
          </table:table-cell>
          <table:table-cell/>
          <table:table-cell table:style-name="ce233" office:value-type="string">
            <text:p>Answer as Essay</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essay'</text:p>
            <text:p>13. Click on 'Activate it' button.</text:p>
            <text:p>14. Click on Close.</text:p>
            <text:p>15. Click on Sign out user.</text:p>
          </table:table-cell>
          <table:table-cell table:style-name="ce235"/>
          <table:table-cell table:style-name="ce229" office:value-type="string">
            <text:p>Verify that answer can be selected as 'essay' and various options are displayed</text:p>
          </table:table-cell>
          <table:table-cell office:value-type="string">
            <text:p>“This is Question”, Essay</text:p>
          </table:table-cell>
          <table:table-cell table:number-columns-repeated="1016"/>
        </table:table-row>
        <table:table-row table:style-name="ro121">
          <table:table-cell table:style-name="ce229" office:value-type="string">
            <text:p>SQ0026_SelectQuestionAnswerAsChoice</text:p>
          </table:table-cell>
          <table:table-cell/>
          <table:table-cell table:style-name="ce233" office:value-type="string">
            <text:p>Answer as Choice</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Click on 'Activate it' button.</text:p>
            <text:p>14. Click on Close.</text:p>
            <text:p>15. Click on Sign out user.</text:p>
          </table:table-cell>
          <table:table-cell table:style-name="ce235"/>
          <table:table-cell table:style-name="ce229" office:value-type="string">
            <text:p>Verify that answer can be selected as 'choice' and various options are displayed and a text field appears</text:p>
          </table:table-cell>
          <table:table-cell office:value-type="string">
            <text:p>“This is Question”, Choice</text:p>
          </table:table-cell>
          <table:table-cell table:number-columns-repeated="1016"/>
        </table:table-row>
        <table:table-row table:style-name="ro122">
          <table:table-cell table:style-name="ce228" office:value-type="string">
            <text:p>SQ0027_ChoiceDetails</text:p>
          </table:table-cell>
          <table:table-cell/>
          <table:table-cell table:style-name="ce233" office:value-type="string">
            <text:p>Answer as Choice and enter details</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text field</text:p>
            <text:p>14. Click on 'Activate it' button.</text:p>
            <text:p>15. Click on Close.</text:p>
            <text:p>16. Click on Sign out user.</text:p>
          </table:table-cell>
          <table:table-cell table:style-name="ce235"/>
          <table:table-cell table:style-name="ce229" office:value-type="string">
            <text:p>1. Verify that answer can be selected as 'choice' and various options are displayed and a text field appears.</text:p>
            <text:p>2. Choice 1 can be entered. <text:s text:c="11"/><text:s text:c="13"/>3. Delete icon is created.</text:p>
          </table:table-cell>
          <table:table-cell office:value-type="string">
            <text:p>“This is Question”, Choice, “Choice One”</text:p>
          </table:table-cell>
          <table:table-cell table:number-columns-repeated="1016"/>
        </table:table-row>
        <table:table-row table:style-name="ro70">
          <table:table-cell office:value-type="string">
            <text:p>SQ0028_ChoiceDetailsOption2</text:p>
          </table:table-cell>
          <table:table-cell/>
          <table:table-cell table:style-name="ce233" office:value-type="string">
            <text:p>Answer as Choice and enter 2 options</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text field and hit enter</text:p>
            <text:p>14. Enter choice second in text field and hit enter</text:p>
            <text:p>15. Click on 'Activate it' button.</text:p>
            <text:p>16. Click on Close.</text:p>
            <text:p>17. Click on Sign out user.</text:p>
          </table:table-cell>
          <table:table-cell table:style-name="ce235"/>
          <table:table-cell table:style-name="ce229" office:value-type="string">
            <text:p>1. Verify that answer can be selected as 'choice'.</text:p>
            <text:p>2. Choice 1 can be entered.</text:p>
            <text:p>3. Choice 2 can be entered.</text:p>
            <text:p>4. Delete icon is created.</text:p>
            <text:p>5. Move up and Move down Arrows are created.</text:p>
          </table:table-cell>
          <table:table-cell office:value-type="string">
            <text:p>“This is Question”, Choice, “Choice One”,”Choice two”</text:p>
          </table:table-cell>
          <table:table-cell table:number-columns-repeated="1016"/>
        </table:table-row>
        <table:table-row table:style-name="ro123">
          <table:table-cell office:value-type="string">
            <text:p>SQ0029_DeleteChoice</text:p>
          </table:table-cell>
          <table:table-cell/>
          <table:table-cell office:value-type="string">
            <text:p>Delete the Choice</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Enter choice' text field and hit enter</text:p>
            <text:p>14. Click on delete button</text:p>
            <text:p>15. Click on 'Activate it' button.</text:p>
            <text:p>16. Click on Close.</text:p>
            <text:p>17. Click on Sign out user.</text:p>
          </table:table-cell>
          <table:table-cell table:style-name="ce235"/>
          <table:table-cell table:style-name="ce229" office:value-type="string">
            <text:p>1. Verify that answer can be selected as 'choice'.</text:p>
            <text:p>2. Choice 1 can be entered.</text:p>
            <text:p>3. Delete icon is created.</text:p>
            <text:p>4. Choice gets deleted</text:p>
          </table:table-cell>
          <table:table-cell office:value-type="string">
            <text:p>“This is Question”, Choice, “Choice One”,”Choice two”</text:p>
          </table:table-cell>
          <table:table-cell table:number-columns-repeated="1016"/>
        </table:table-row>
        <table:table-row table:style-name="ro124">
          <table:table-cell table:style-name="ce232" office:value-type="string">
            <text:p>SQ0030_SelectQuestionAnswerAsYesOrNo</text:p>
          </table:table-cell>
          <table:table-cell/>
          <table:table-cell office:value-type="string">
            <text:p>Answer as 'Yes or No'</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yes or no'</text:p>
            <text:p>13. Click on Close.</text:p>
            <text:p>15. Click on Sign out user.</text:p>
          </table:table-cell>
          <table:table-cell table:style-name="ce235"/>
          <table:table-cell table:style-name="ce229" office:value-type="string">
            <text:p>Verify that answer can be selected as 'yes or no' and various options are displayed</text:p>
          </table:table-cell>
          <table:table-cell office:value-type="string">
            <text:p>“This is Question”, Yes or No</text:p>
          </table:table-cell>
          <table:table-cell table:number-columns-repeated="1016"/>
        </table:table-row>
        <table:table-row table:style-name="ro125">
          <table:table-cell table:style-name="ce232" office:value-type="string">
            <text:p>SQ0031_SelectQuestionAnswerAsShortText</text:p>
          </table:table-cell>
          <table:table-cell/>
          <table:table-cell office:value-type="string">
            <text:p>Answer as 'Short text'</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Short text'</text:p>
            <text:p>13. Click on Close.</text:p>
            <text:p>15. Click on Sign out user.</text:p>
          </table:table-cell>
          <table:table-cell table:style-name="ce235"/>
          <table:table-cell table:style-name="ce229" office:value-type="string">
            <text:p>Verify that answer can be selected as 'Short text' and various options are displayed</text:p>
          </table:table-cell>
          <table:table-cell office:value-type="string">
            <text:p>“This is Question”, Yes or No</text:p>
          </table:table-cell>
          <table:table-cell table:number-columns-repeated="1016"/>
        </table:table-row>
        <table:table-row table:style-name="ro78">
          <table:table-cell table:style-name="ce232" office:value-type="string">
            <text:p>SQ0032_CreateSurveyForThisPlan</text:p>
          </table:table-cell>
          <table:table-cell/>
          <table:table-cell office:value-type="string">
            <text:p>Survey for Plan</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 and select 'About plan'.</text:p>
            <text:p>9. Click on 'Survey' under show pop up menu.</text:p>
            <text:p>10. Click on Launch link <text:s text:c="6"/><text:s text:c="27"/><text:s text:c="27"/><text:s text:c="20"/>11.Click on Close. <text:s text:c="15"/><text:s text:c="27"/><text:s text:c="27"/><text:s text:c="21"/>12.Click on 'Sign out' user.</text:p>
          </table:table-cell>
          <table:table-cell table:style-name="ce235"/>
          <table:table-cell table:style-name="ce232" office:value-type="string">
            <text:p>1. Verify that survey is launched</text:p>
            <text:p>2. Verify that survey can be created for this plan</text:p>
          </table:table-cell>
          <table:table-cell table:number-columns-repeated="1017"/>
        </table:table-row>
        <table:table-row table:style-name="ro81">
          <table:table-cell table:style-name="ce232" office:value-type="string">
            <text:p>SQ0033_RetireThisSurvey</text:p>
          </table:table-cell>
          <table:table-cell/>
          <table:table-cell office:value-type="string">
            <text:p>Retire this survey</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Retire this survey' button <text:s text:c="27"/><text:s text:c="24"/>12.Click on Close. <text:s text:c="15"/><text:s text:c="27"/><text:s text:c="27"/><text:s text:c="16"/>13.Click on 'Sign out' user.</text:p>
          </table:table-cell>
          <table:table-cell table:style-name="ce235"/>
          <table:table-cell table:style-name="ce232" office:value-type="string">
            <text:p>Verify that survey can be retired and its status changes to closed</text:p>
          </table:table-cell>
          <table:table-cell table:number-columns-repeated="1017"/>
        </table:table-row>
        <table:table-row table:style-name="ro48">
          <table:table-cell table:style-name="ce232" office:value-type="string">
            <text:p>SQ0034_ActivateSurvey</text:p>
          </table:table-cell>
          <table:table-cell/>
          <table:table-cell office:value-type="string">
            <text:p>Activate this survey</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Activate this survey button</text:p>
          </table:table-cell>
          <table:table-cell table:style-name="ce235"/>
          <table:table-cell table:style-name="ce232" office:value-type="string">
            <text:p>Verify that survey can be Activated and its status is 'Ongoing'</text:p>
          </table:table-cell>
          <table:table-cell table:number-columns-repeated="1017"/>
        </table:table-row>
        <table:table-row table:style-name="ro48">
          <table:table-cell table:style-name="ce232" office:value-type="string">
            <text:p>SQ0035_CreateSurveyForTask</text:p>
          </table:table-cell>
          <table:table-cell/>
          <table:table-cell office:value-type="string">
            <text:p>Survey for task</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Click Show pop up menu of task.</text:p>
            <text:p>10. Click on Survey under show pop up menu.</text:p>
            <text:p>11. Click on Launch link</text:p>
          </table:table-cell>
          <table:table-cell table:style-name="ce235"/>
          <table:table-cell table:style-name="ce232" office:value-type="string">
            <text:p>1.Verify that survey is launched</text:p>
            <text:p>2.Verify that survey can be created for task</text:p>
          </table:table-cell>
          <table:table-cell table:number-columns-repeated="1017"/>
        </table:table-row>
        <table:table-row table:style-name="ro81">
          <table:table-cell table:style-name="ce232" office:value-type="string">
            <text:p>SQ0036_CreateSurveyForAgent</text:p>
          </table:table-cell>
          <table:table-cell/>
          <table:table-cell office:value-type="string">
            <text:p>Survey for Agents</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Add agent under task.</text:p>
            <text:p>10. Click on Agent link of task.</text:p>
            <text:p>11. Click on 'Show' pop up menu of Agent.</text:p>
            <text:p>10. Click on Survey under show pop up menu.</text:p>
            <text:p>11. Click on Launch link</text:p>
          </table:table-cell>
          <table:table-cell table:style-name="ce235"/>
          <table:table-cell table:style-name="ce232" office:value-type="string">
            <text:p>1.Verify that survey is launched</text:p>
            <text:p>2.Verify that survey can be created for Agent</text:p>
          </table:table-cell>
          <table:table-cell table:number-columns-repeated="1017"/>
        </table:table-row>
        <table:table-row table:style-name="ro81">
          <table:table-cell table:style-name="ce232" office:value-type="string">
            <text:p>SQ0037_CreateSurveyForRole</text:p>
          </table:table-cell>
          <table:table-cell/>
          <table:table-cell office:value-type="string">
            <text:p>Survey for Role</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Role'</text:p>
            <text:p>8. Click on default task.</text:p>
            <text:p>9. Add Role under task.</text:p>
            <text:p>10. Click on Role link of task.</text:p>
            <text:p>11. Click on 'Show' pop up menu of Role.</text:p>
            <text:p>12. Click on Survey under show pop up menu.</text:p>
            <text:p>13. Click on Launch link</text:p>
          </table:table-cell>
          <table:table-cell table:style-name="ce235"/>
          <table:table-cell table:style-name="ce232" office:value-type="string">
            <text:p>1.Verify that survey is launched</text:p>
            <text:p>2.Verify that survey can be created for Role</text:p>
          </table:table-cell>
          <table:table-cell table:number-columns-repeated="1017"/>
        </table:table-row>
        <table:table-row table:style-name="ro44">
          <table:table-cell table:style-name="ce232" office:value-type="string">
            <text:p>SQ0038_CreateSurveyForEvent</text:p>
          </table:table-cell>
          <table:table-cell/>
          <table:table-cell office:value-type="string">
            <text:p>Survey for Events</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Events'</text:p>
            <text:p>8. Click on Activate Questionnaire.</text:p>
            <text:p>9. Click on Show pop up menu.</text:p>
            <text:p>10. Click on 'all event' under show pop up menu.</text:p>
            <text:p>11. Click on 'unnamed' event.</text:p>
            <text:p>12. Click on 'Show' pop up menu of Event.</text:p>
            <text:p>13. Click on Survey under show pop up menu.</text:p>
            <text:p>14. Click on Launch link</text:p>
            <text:p>15. Click on Close.</text:p>
            <text:p>16. Click on Sign out user.</text:p>
          </table:table-cell>
          <table:table-cell table:style-name="ce235"/>
          <table:table-cell table:style-name="ce232" office:value-type="string">
            <text:p>1.Verify that survey is launched</text:p>
            <text:p>2.Verify that survey can be created for Event</text:p>
          </table:table-cell>
          <table:table-cell table:number-columns-repeated="1017"/>
        </table:table-row>
        <table:table-row table:style-name="ro44">
          <table:table-cell table:style-name="ce232" office:value-type="string">
            <text:p>SQ0039_CreateSurveyForPlaces</text:p>
          </table:table-cell>
          <table:table-cell/>
          <table:table-cell office:value-type="string">
            <text:p>Survey for Places</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laces'</text:p>
            <text:p>8. Click on Activate Questionnaire.</text:p>
            <text:p>9. Click on Show pop up menu.</text:p>
            <text:p>10. Add places under About plan..</text:p>
            <text:p>11. Click on 'Locale' link.</text:p>
            <text:p>12. Click on 'Show' pop up menu of Locale/Places.</text:p>
            <text:p>13. Click on Survey under show pop up menu.</text:p>
            <text:p>14. Click on Launch link</text:p>
            <text:p>15. Click on Close.</text:p>
            <text:p>16. Click on Sign out user.</text:p>
          </table:table-cell>
          <table:table-cell table:style-name="ce235"/>
          <table:table-cell table:style-name="ce232" office:value-type="string">
            <text:p>1.Verify that survey is launched</text:p>
            <text:p>2.Verify that survey can be created for Places</text:p>
          </table:table-cell>
          <table:table-cell table:number-columns-repeated="1017"/>
        </table:table-row>
        <table:table-row table:style-name="ro44">
          <table:table-cell table:style-name="ce232" office:value-type="string">
            <text:p>SQ0040_CreateSurveyForOrganization</text:p>
          </table:table-cell>
          <table:table-cell/>
          <table:table-cell office:value-type="string">
            <text:p>Survey for Organization</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Organization'</text:p>
            <text:p>8. Click on Activate Questionnaire.</text:p>
            <text:p>9. Click on Show pop up menu.</text:p>
            <text:p>10. Add Organization under About plan..</text:p>
            <text:p>11. Click on 'Organization' link.</text:p>
            <text:p>12. Click on 'Show' pop up menu of Organization.</text:p>
            <text:p>13. Click on Survey under show pop up menu.</text:p>
            <text:p>14. Click on Launch link</text:p>
            <text:p>15. Click on Close.</text:p>
            <text:p>16. Click on Sign out user.</text:p>
          </table:table-cell>
          <table:table-cell table:style-name="ce235"/>
          <table:table-cell table:style-name="ce232" office:value-type="string">
            <text:p>1.Verify that survey is launched</text:p>
            <text:p>2.Verify that survey can be created for Organization</text:p>
          </table:table-cell>
          <table:table-cell table:number-columns-repeated="1017"/>
        </table:table-row>
        <table:table-row table:style-name="ro81">
          <table:table-cell table:style-name="ce232" office:value-type="string">
            <text:p>SQ0041_CreateSurveyForInformationFlows</text:p>
          </table:table-cell>
          <table:table-cell/>
          <table:table-cell office:value-type="string">
            <text:p>Survey for Information Flows</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Information Flows'</text:p>
            <text:p>8. Click on Activate Questionnaire.</text:p>
            <text:p>9. Click on Info Receives or Sends '+Add' button.</text:p>
            <text:p>10. Click on 'Survey' under show pop up menu.</text:p>
            <text:p>11. Click on Launch link</text:p>
            <text:p>12. Click on Close.</text:p>
            <text:p>13. Click on Sign out user.</text:p>
          </table:table-cell>
          <table:table-cell table:style-name="ce235"/>
          <table:table-cell table:style-name="ce232" office:value-type="string">
            <text:p>1.Verify that survey is launched</text:p>
            <text:p>2.Verify that survey can be created for Information Flow</text:p>
          </table:table-cell>
          <table:table-cell table:number-columns-repeated="1017"/>
        </table:table-row>
        <table:table-row table:style-name="ro47">
          <table:table-cell table:style-name="ce232" office:value-type="string">
            <text:p>SQ0042_CreateSurveyForPhasesOfEvents</text:p>
          </table:table-cell>
          <table:table-cell/>
          <table:table-cell office:value-type="string">
            <text:p>Survey for Phases of Events</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hases of Events'</text:p>
            <text:p>8. Click on Activate Questionnaire.</text:p>
            <text:p>9. Click on About plan under show pop up menu.</text:p>
            <text:p>10. Click on Responding link.</text:p>
            <text:p>11. Click on 'Survey' under show pop up menu.</text:p>
            <text:p>12. Click on Launch link</text:p>
            <text:p>13. Click on Close.</text:p>
            <text:p>14. Click on Sign out user.</text:p>
          </table:table-cell>
          <table:table-cell table:style-name="ce235"/>
          <table:table-cell table:style-name="ce232" office:value-type="string">
            <text:p>Verify that survey is launched</text:p>
            <text:p>Verify that survey can be created for Phases of events</text:p>
          </table:table-cell>
          <table:table-cell table:number-columns-repeated="1017"/>
        </table:table-row>
        <table:table-row table:style-name="ro47">
          <table:table-cell table:style-name="ce232" office:value-type="string">
            <text:p>SQ0043_CreateSurveyForPlanSegment</text:p>
          </table:table-cell>
          <table:table-cell/>
          <table:table-cell office:value-type="string">
            <text:p>Survey for Plan Segment</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lan Segment'</text:p>
            <text:p>8. Click on Activate Questionnaire.</text:p>
            <text:p>9. Click on About plan segment under show pop up menu.</text:p>
            <text:p>10.Click on 'Survey' under show pop up menu.</text:p>
            <text:p>11. Click on Launch link</text:p>
            <text:p>12. Click on Close.</text:p>
            <text:p>13. Click on Sign out user.</text:p>
          </table:table-cell>
          <table:table-cell table:style-name="ce235"/>
          <table:table-cell table:style-name="ce232" office:value-type="string">
            <text:p>1.Verify that survey is launched</text:p>
            <text:p>2.Verify that survey can be created for Plan Segment</text:p>
          </table:table-cell>
          <table:table-cell table:number-columns-repeated="1017"/>
        </table:table-row>
        <table:table-row table:style-name="ro121">
          <table:table-cell table:style-name="ce232" office:value-type="string">
            <text:p>SQ0044_CreateSurveyForTransmissionMedia</text:p>
          </table:table-cell>
          <table:table-cell/>
          <table:table-cell office:value-type="string">
            <text:p>Survey for Transmission Media</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ransmission Media'</text:p>
            <text:p>8. Click on Activate Questionnaire.</text:p>
            <text:p>9. Click on Info Receives or Sends '+Add' button.</text:p>
            <text:p>10. 'Add new' Media.</text:p>
            <text:p>11. Click on Media.</text:p>
            <text:p>12. Click on 'Survey' under show pop up menu.</text:p>
            <text:p>13. Click on Launch link</text:p>
            <text:p>14. Click on Close.</text:p>
            <text:p>15. Click on Sign out user.</text:p>
          </table:table-cell>
          <table:table-cell table:style-name="ce235"/>
          <table:table-cell table:style-name="ce232" office:value-type="string">
            <text:p>1.Verify that survey is launched</text:p>
            <text:p>2.Verify that survey can be created for Transmission Media</text:p>
          </table:table-cell>
          <table:table-cell table:number-columns-repeated="1017"/>
        </table:table-row>
        <table:table-row table:style-name="ro126">
          <table:table-cell table:style-name="ce232" office:value-type="string">
            <text:p>SQ0045_CreateSurveyFromTask</text:p>
          </table:table-cell>
          <table:table-cell/>
          <table:table-cell office:value-type="string">
            <text:p>Survey from Task</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text:span text:style-name="T4">7. Click on </text:span><text:span text:style-name="T4">Sign out </text:span><text:span text:style-name="T4">user.</text:span></text:p>
          </table:table-cell>
          <table:table-cell table:style-name="ce235"/>
          <table:table-cell office:value-type="string">
            <text:p>1.Verify that Data Collection window opens.</text:p>
            <text:p>2.Verify that Survey can be created.</text:p>
            <text:p>3.Auto generated Questionnaire gets created</text:p>
          </table:table-cell>
          <table:table-cell table:number-columns-repeated="1017"/>
        </table:table-row>
        <table:table-row table:style-name="ro38">
          <table:table-cell table:style-name="ce232" office:value-type="string">
            <text:p>SQ0046_QuestionnaireForIssueRemediation</text:p>
          </table:table-cell>
          <table:table-cell/>
          <table:table-cell table:style-name="ce234" office:value-type="string">
            <text:p>Issue remediation </text:p>
          </table:table-cell>
          <table:table-cell table:style-name="ce236"/>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Close.</text:p>
            <text:p>10. Click on Sign out user.</text:p>
          </table:table-cell>
          <table:table-cell table:style-name="ce235"/>
          <table:table-cell table:style-name="ce232" office:value-type="string">
            <text:p>Verify that when clicked on check box of issue remediation the questionnaire should appears</text:p>
          </table:table-cell>
          <table:table-cell table:number-columns-repeated="1017"/>
        </table:table-row>
        <table:table-row table:style-name="ro48">
          <table:table-cell table:style-name="ce232" office:value-type="string">
            <text:p>SQ0047_EditQuestionnaireOfIssueRemediation</text:p>
          </table:table-cell>
          <table:table-cell/>
          <table:table-cell office:value-type="string">
            <text:p>Edit issue remediation</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Close.</text:p>
            <text:p>11. Click on Sign out user.</text:p>
          </table:table-cell>
          <table:table-cell table:style-name="ce235"/>
          <table:table-cell table:style-name="ce232" office:value-type="string">
            <text:p>Verify that Questionnaire can be edited.</text:p>
          </table:table-cell>
          <table:table-cell table:number-columns-repeated="1017"/>
        </table:table-row>
        <table:table-row table:style-name="ro81">
          <table:table-cell table:style-name="ce232" office:value-type="string">
            <text:p>SQ0048_ChangeTheSequenceOfQuestions</text:p>
          </table:table-cell>
          <table:table-cell/>
          <table:table-cell office:value-type="string">
            <text:p>Change Sequence of Questions</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any arrow to change the sequence of questions.</text:p>
            <text:p>11. Click on Close.</text:p>
            <text:p>12. Click on Sign out user.</text:p>
          </table:table-cell>
          <table:table-cell table:style-name="ce235"/>
          <table:table-cell table:style-name="ce232" office:value-type="string">
            <text:p>Verify that the sequence of questions get changes</text:p>
          </table:table-cell>
          <table:table-cell table:number-columns-repeated="1017"/>
        </table:table-row>
        <table:table-row table:style-name="ro78">
          <table:table-cell table:style-name="ce232" office:value-type="string">
            <text:p>SQ0049_DeleteIssueRemediationQuestionnair</text:p>
          </table:table-cell>
          <table:table-cell/>
          <table:table-cell office:value-type="string">
            <text:p>Delete issue remediation questionnaire</text:p>
          </table:table-cell>
          <table:table-cell table:style-name="ce232"/>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delete Questionnaire.</text:p>
            <text:p>11. Click on Close.</text:p>
            <text:p>12. Click on Sign out user.</text:p>
          </table:table-cell>
          <table:table-cell table:style-name="ce235"/>
          <table:table-cell table:style-name="ce232" office:value-type="string">
            <text:p>1.Verify that Questionnaire gets deleted.</text:p>
            <text:p>2.Verify that the task for which the questionnaire is created having View Survey changes to create survey</text:p>
          </table:table-cell>
          <table:table-cell table:number-columns-repeated="1017"/>
        </table:table-row>
        <table:table-row table:style-name="ro38">
          <table:table-cell table:style-name="ce232" office:value-type="string">
            <text:p>SQ0050_ViewSurveyFromPlanningSurvey</text:p>
          </table:table-cell>
          <table:table-cell/>
          <table:table-cell office:value-type="string">
            <text:p>Planning Survey</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box of Participants.</text:p>
            <text:p>8. Click on 'Request or update participation..' button</text:p>
            <text:p>11. Click on Close.</text:p>
            <text:p>12. Click on Sign out user.</text:p>
          </table:table-cell>
          <table:table-cell table:style-name="ce235"/>
          <table:table-cell table:style-name="ce232"/>
          <table:table-cell table:number-columns-repeated="1017"/>
        </table:table-row>
        <table:table-row table:style-name="ro27">
          <table:table-cell table:style-name="ce232" office:value-type="string">
            <text:p>SQ0051_SurveyPreview</text:p>
          </table:table-cell>
          <table:table-cell/>
          <table:table-cell office:value-type="string">
            <text:p>Survey Preview</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Preview' button.</text:p>
            <text:p>8. Click on Close.</text:p>
            <text:p>9. Click on Sign out user.</text:p>
          </table:table-cell>
          <table:table-cell table:style-name="ce235"/>
          <table:table-cell table:style-name="ce232" office:value-type="string">
            <text:p>Verify <text:s/>that Survey Preview <text:s/>Window opens.</text:p>
          </table:table-cell>
          <table:table-cell table:number-columns-repeated="1017"/>
        </table:table-row>
        <table:table-row table:style-name="ro78">
          <table:table-cell table:style-name="ce232" office:value-type="string">
            <text:p>SQ0052_SelectCheckBoxCanBeForwarded</text:p>
          </table:table-cell>
          <table:table-cell/>
          <table:table-cell office:value-type="string">
            <text:p>Can be Forwarded</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Select 'CAN BE FORWARDED' check box. <text:s text:c="7"/><text:s text:c="27"/><text:s text:c="4"/>8. Click on check -box <text:s/>of Participants.</text:p>
            <text:p>9. Click on 'Request or update participation..' button</text:p>
            <text:p>10. Click on Close.</text:p>
            <text:p>11. Click on Home link. <text:s text:c="7"/><text:s text:c="27"/><text:s text:c="27"/><text:s text:c="16"/>12.Click on ''Planning Survey' link.</text:p>
          </table:table-cell>
          <table:table-cell table:style-name="ce235"/>
          <table:table-cell table:style-name="ce232" office:value-type="string">
            <text:p>Verify that Survey Forward button displayed on window. </text:p>
          </table:table-cell>
          <table:table-cell table:number-columns-repeated="1017"/>
        </table:table-row>
        <table:table-row table:style-name="ro1" table:number-rows-repeated="4">
          <table:table-cell table:style-name="ce232"/>
          <table:table-cell table:number-columns-repeated="5"/>
          <table:table-cell table:style-name="ce232"/>
          <table:table-cell table:number-columns-repeated="1017"/>
        </table:table-row>
        <table:table-row table:style-name="ro1">
          <table:table-cell table:number-columns-repeated="6"/>
          <table:table-cell table:style-name="ce232"/>
          <table:table-cell table:number-columns-repeated="1017"/>
        </table:table-row>
        <table:table-row table:style-name="ro1" table:number-rows-repeated="65477">
          <table:table-cell table:number-columns-repeated="1024"/>
        </table:table-row>
        <table:table-row table:style-name="ro1">
          <table:table-cell table:number-columns-repeated="1024"/>
        </table:table-row>
      </table:table>
      <table:database-ranges>
        <table:database-range table:target-range-address="Channels_Command_Execution.R1:Channels_Command_Execution.R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3">05/23/2012</text:date>, <text:time>18:09:5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5-23T18:09:58.38</dc:date>
    <meta:editing-cycles>3635</meta:editing-cycles>
    <meta:editing-duration>PT358H01M05S</meta:editing-duration>
    <meta:document-statistic meta:table-count="20" meta:cell-count="9581" meta:object-count="0"/>
  </office:meta>
</office:document-meta>
</file>